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13.42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47.47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15.06mm"/>
    </style:style>
    <style:style style:name="co11" style:family="table-column">
      <style:table-column-properties fo:break-before="auto" style:column-width="12.61mm"/>
    </style:style>
    <style:style style:name="co12" style:family="table-column">
      <style:table-column-properties fo:break-before="auto" style:column-width="18.33mm"/>
    </style:style>
    <style:style style:name="co13" style:family="table-column">
      <style:table-column-properties fo:break-before="auto" style:column-width="27.85mm"/>
    </style:style>
    <style:style style:name="co14" style:family="table-column">
      <style:table-column-properties fo:break-before="auto" style:column-width="48.01mm"/>
    </style:style>
    <style:style style:name="co15" style:family="table-column">
      <style:table-column-properties fo:break-before="auto" style:column-width="33.85mm"/>
    </style:style>
    <style:style style:name="co16" style:family="table-column">
      <style:table-column-properties fo:break-before="auto" style:column-width="69.25mm"/>
    </style:style>
    <style:style style:name="co17" style:family="table-column">
      <style:table-column-properties fo:break-before="auto" style:column-width="31.13mm"/>
    </style:style>
    <style:style style:name="co18" style:family="table-column">
      <style:table-column-properties fo:break-before="auto" style:column-width="10.16mm"/>
    </style:style>
    <style:style style:name="co19" style:family="table-column">
      <style:table-column-properties fo:break-before="auto" style:column-width="42.02mm"/>
    </style:style>
    <style:style style:name="co20" style:family="table-column">
      <style:table-column-properties fo:break-before="auto" style:column-width="18.59mm"/>
    </style:style>
    <style:style style:name="co21" style:family="table-column">
      <style:table-column-properties fo:break-before="auto" style:column-width="11.78mm"/>
    </style:style>
    <style:style style:name="co22" style:family="table-column">
      <style:table-column-properties fo:break-before="auto" style:column-width="34.94mm"/>
    </style:style>
    <style:style style:name="co23" style:family="table-column">
      <style:table-column-properties fo:break-before="auto" style:column-width="29.21mm"/>
    </style:style>
    <style:style style:name="co24" style:family="table-column">
      <style:table-column-properties fo:break-before="auto" style:column-width="55.09mm"/>
    </style:style>
    <style:style style:name="co25" style:family="table-column">
      <style:table-column-properties fo:break-before="auto" style:column-width="17.78mm"/>
    </style:style>
    <style:style style:name="co26" style:family="table-column">
      <style:table-column-properties fo:break-before="auto" style:column-width="24.59mm"/>
    </style:style>
    <style:style style:name="co27" style:family="table-column">
      <style:table-column-properties fo:break-before="auto" style:column-width="10.97mm"/>
    </style:style>
    <style:style style:name="co28" style:family="table-column">
      <style:table-column-properties fo:break-before="auto" style:column-width="28.68mm"/>
    </style:style>
    <style:style style:name="co29" style:family="table-column">
      <style:table-column-properties fo:break-before="auto" style:column-width="19.16mm"/>
    </style:style>
    <style:style style:name="co30" style:family="table-column">
      <style:table-column-properties fo:break-before="auto" style:column-width="23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1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13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2">
      <style:text-properties fo:font-weight="bold" style:font-weight-asian="bold" style:font-weight-complex="bold"/>
    </style:style>
    <style:style style:name="ce7" style:family="table-cell" style:parent-style-name="Default" style:data-style-name="N61"/>
    <style:style style:name="ce8" style:family="table-cell" style:parent-style-name="Default" style:data-style-name="N61">
      <style:text-properties style:font-name="Arial" fo:language="en" fo:country="US" style:font-name-asian="Linux Libertine G" style:font-name-complex="Arial"/>
    </style:style>
    <style:style style:name="ce9" style:family="table-cell" style:parent-style-name="Default">
      <style:text-properties style:font-name="Arial" fo:language="en" fo:country="US" style:font-name-asian="Linux Libertine G" style:font-name-complex="Arial"/>
    </style:style>
    <style:style style:name="ce10" style:family="table-cell" style:parent-style-name="Default" style:data-style-name="N2">
      <style:table-cell-properties fo:background-color="#ffff00"/>
    </style:style>
    <style:style style:name="ce11" style:family="table-cell" style:parent-style-name="Default" style:data-style-name="N2">
      <style:table-cell-properties fo:background-color="transparent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/>
    <style:style style:name="ce15" style:family="table-cell" style:parent-style-name="Default" style:data-style-name="N122">
      <style:table-cell-properties fo:background-color="#ffff00"/>
    </style:style>
    <style:style style:name="ce16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16S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ce7"/>
        <table:table-column table:style-name="co12" table:default-cell-style-name="ce8"/>
        <table:table-column table:style-name="co13" table:default-cell-style-name="ce9"/>
        <table:table-column table:style-name="co1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ce13"/>
        <table:table-column table:style-name="co21" table:default-cell-style-name="ce13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2" table:default-cell-style-name="ce7"/>
        <table:table-column table:style-name="co1" table:default-cell-style-name="Default"/>
        <table:table-column table:style-name="co23" table:default-cell-style-name="ce7"/>
        <table:table-column table:style-name="co24" table:default-cell-style-name="ce7"/>
        <table:table-row table:style-name="ro1">
          <table:table-cell table:number-columns-repeated="8"/>
          <table:table-cell table:style-name="ce6" office:value-type="string" calcext:value-type="string">
            <text:p>Omega(SR)</text:p>
          </table:table-cell>
          <table:table-cell table:style-name="ce6" office:value-type="string" calcext:value-type="string">
            <text:p>FS</text:p>
          </table:table-cell>
          <table:table-cell table:style-name="ce6" office:value-type="string" calcext:value-type="string">
            <text:p>Zbeam</text:p>
          </table:table-cell>
          <table:table-cell table:style-name="ce6" office:value-type="string" calcext:value-type="string">
            <text:p>Atarget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ce5" office:value-type="string" calcext:value-type="string">
            <text:p>FA</text:p>
          </table:table-cell>
          <table:table-cell table:formula="of:=14.03/1000" office:value-type="float" office:value="0.01403" calcext:value-type="float">
            <text:p>0.01</text:p>
          </table:table-cell>
          <table:table-cell table:style-name="ce7" office:value-type="float" office:value="0.000002" calcext:value-type="float">
            <text:p>2.00E-0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ce5" office:value-type="string" calcext:value-type="string">
            <text:p>HA</text:p>
          </table:table-cell>
          <table:table-cell table:formula="of:=7.249/1000" office:value-type="float" office:value="0.007249" calcext:value-type="float">
            <text:p>0.01</text:p>
          </table:table-cell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14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5" office:value-type="string" calcext:value-type="string">
            <text:p>Corrections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14"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14"/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from errors in #beam, target thickness etc</text:p>
          </table:table-cell>
          <table:table-cell/>
          <table:table-cell table:style-name="ce12" office:value-type="string" calcext:value-type="string">
            <text:p>Efficiency</text:p>
          </table:table-cell>
          <table:table-cell table:number-columns-repeated="3"/>
          <table:table-cell table:style-name="Default" table:number-columns-repeated="2"/>
          <table:table-cell/>
          <table:table-cell table:style-name="ce12" office:value-type="string" calcext:value-type="string">
            <text:p>BIC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Target</text:p>
          </table:table-cell>
          <table:table-cell table:style-name="ce2" office:value-type="string" calcext:value-type="string">
            <text:p>Peak Positions(Channel)</text:p>
          </table:table-cell>
          <table:table-cell table:style-name="ce2" office:value-type="string" calcext:value-type="string">
            <text:p>Theta(deg)</text:p>
          </table:table-cell>
          <table:table-cell table:style-name="ce2" office:value-type="string" calcext:value-type="string">
            <text:p>Target Thickness (ug/cm3)</text:p>
          </table:table-cell>
          <table:table-cell table:style-name="ce2" office:value-type="string" calcext:value-type="string">
            <text:p>Uncertainty</text:p>
          </table:table-cell>
          <table:table-cell table:style-name="ce1" office:value-type="string" calcext:value-type="string">
            <text:p>#target</text:p>
          </table:table-cell>
          <table:table-cell table:style-name="ce1"/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S3</text:p>
          </table:table-cell>
          <table:table-cell table:style-name="ce2" office:value-type="string" calcext:value-type="string">
            <text:p>Yield</text:p>
          </table:table-cell>
          <table:table-cell table:style-name="ce2" office:value-type="string" calcext:value-type="string">
            <text:p>Uncertainty</text:p>
          </table:table-cell>
          <table:table-cell table:style-name="ce2" office:value-type="string" calcext:value-type="string">
            <text:p>#beam</text:p>
          </table:table-cell>
          <table:table-cell table:style-name="ce2" office:value-type="string" calcext:value-type="string">
            <text:p>Uncertainty</text:p>
          </table:table-cell>
          <table:table-cell table:style-name="ce2" office:value-type="string" calcext:value-type="string">
            <text:p>Isotopic Purity</text:p>
          </table:table-cell>
          <table:table-cell table:style-name="ce1"/>
          <table:table-cell table:style-name="ce2" office:value-type="string" calcext:value-type="string">
            <text:p>Cross-section(millibarn/sr)</text:p>
          </table:table-cell>
          <table:table-cell table:style-name="ce1" office:value-type="string" calcext:value-type="string">
            <text:p>Fitting uncertainty</text:p>
          </table:table-cell>
          <table:table-cell table:style-name="ce1" office:value-type="string" calcext:value-type="string">
            <text:p>Systematic uncertainty</text:p>
          </table:table-cell>
          <table:table-cell/>
          <table:table-cell table:style-name="ce1" office:value-type="string" calcext:value-type="string">
            <text:p>Channel 1 Counts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Rest of Channels counts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Efficiency</text:p>
          </table:table-cell>
          <table:table-cell table:style-name="ce1" office:value-type="string" calcext:value-type="string">
            <text:p>error</text:p>
          </table:table-cell>
          <table:table-cell/>
          <table:table-cell table:style-name="ce5" office:value-type="string" calcext:value-type="string">
            <text:p>Current offset(e/s)</text:p>
          </table:table-cell>
          <table:table-cell/>
          <table:table-cell table:style-name="ce1" office:value-type="string" calcext:value-type="string">
            <text:p>#Beam(uncorrected)</text:p>
          </table:table-cell>
          <table:table-cell table:style-name="ce1" office:value-type="string" calcext:value-type="string">
            <text:p>Run Time(s)</text:p>
          </table:table-cell>
          <table:table-cell table:style-name="ce1" office:value-type="string" calcext:value-type="string">
            <text:p>Beam offset(e/s)</text:p>
          </table:table-cell>
          <table:table-cell table:style-name="ce1" office:value-type="string" calcext:value-type="string">
            <text:p>Beam offset(particles per secon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6Sn</text:p>
          </table:table-cell>
          <table:table-cell table:style-name="ce3" office:value-type="float" office:value="1603.4" calcext:value-type="float">
            <text:p>1603.4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1.4" calcext:value-type="float">
            <text:p>51.4</text:p>
          </table:table-cell>
          <table:table-cell table:style-name="ce4" office:value-type="float" office:value="1.6" calcext:value-type="float">
            <text:p>1.6</text:p>
          </table:table-cell>
          <table:table-cell table:formula="of:=[.G8]/([.$L$2]*1.661E-018)" office:value-type="float" office:value="2.66769083850609E+017" calcext:value-type="float">
            <text:p>2.67E+17</text:p>
          </table:table-cell>
          <table:table-cell/>
          <table:table-cell office:value-type="float" office:value="62988" calcext:value-type="float">
            <text:p>62988</text:p>
          </table:table-cell>
          <table:table-cell office:value-type="float" office:value="5860" calcext:value-type="float">
            <text:p>5860</text:p>
          </table:table-cell>
          <table:table-cell office:value-type="float" office:value="4300" calcext:value-type="float">
            <text:p>4300</text:p>
          </table:table-cell>
          <table:table-cell office:value-type="float" office:value="71" calcext:value-type="float">
            <text:p>71</text:p>
          </table:table-cell>
          <table:table-cell table:formula="of:=[.AF8]*[.$AD$12] + [.AH8]" office:value-type="float" office:value="709823959192547" calcext:value-type="float">
            <text:p>7.10E+14</text:p>
          </table:table-cell>
          <table:table-cell table:formula="of:=((SQRT([.K8])+SQRT([.L8]))*[.$J$2]/(1.61E-019*1000*[.$K$2]))" office:value-type="float" office:value="4068630299200.41" calcext:value-type="float">
            <text:p>4.07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8]/([.I8]*[.O8]*[.$I$3]*[.AA8]*[.Q8])" office:value-type="float" office:value="3.35474869922347" calcext:value-type="float">
            <text:p>3.35</text:p>
          </table:table-cell>
          <table:table-cell table:formula="of:=1E+027*[.N8]/([.I8]*[.O8]*[.$I$3]*1*[.AA8])" office:value-type="float" office:value="0.0541737302736463" calcext:value-type="float">
            <text:p>0.05</text:p>
          </table:table-cell>
          <table:table-cell table:formula="of:=SQRT(([.AB8]/[.AA8])^2+([.H8]/[.G8])^2+([.P8]/[.O8])^2)" office:value-type="float" office:value="0.0333687626508939" calcext:value-type="float">
            <text:p>0.03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30" calcext:value-type="float">
            <text:p>30</text:p>
          </table:table-cell>
          <table:table-cell office:value-type="float" office:value="18519" calcext:value-type="float">
            <text:p>18519</text:p>
          </table:table-cell>
          <table:table-cell office:value-type="float" office:value="140" calcext:value-type="float">
            <text:p>140</text:p>
          </table:table-cell>
          <table:table-cell table:formula="of:=[.Y8]/([.Y8]+[.W8])" office:value-type="float" office:value="0.954784491647762" calcext:value-type="float">
            <text:p>0.955</text:p>
          </table:table-cell>
          <table:table-cell table:formula="of:=[.AA8]*SQRT(([.Z8]/[.Y8])^2+([.Z8]^2+[.X8]^2)/([.Y8]+[.W8])^2)" office:value-type="float" office:value="0.0100883372423624" calcext:value-type="float">
            <text:p>0.010</text:p>
          </table:table-cell>
          <table:table-cell/>
          <table:table-cell table:style-name="ce7" office:value-type="float" office:value="58100000" calcext:value-type="float">
            <text:p>5.81E+07</text:p>
          </table:table-cell>
          <table:table-cell/>
          <table:table-cell table:formula="of:=(([.K8]-[.L8])*[.$J$2])/([.$K$2]*1.61E-019*1000)" office:value-type="float" office:value="709664596273292" calcext:value-type="float">
            <text:p>7.10E+14</text:p>
          </table:table-cell>
          <table:table-cell office:value-type="float" office:value="300" calcext:value-type="float">
            <text:p>300</text:p>
          </table:table-cell>
          <table:table-cell table:formula="of:=[.AG8]*[.$AD$8]" office:value-type="float" office:value="17430000000" calcext:value-type="float">
            <text:p>1.74E+10</text:p>
          </table:table-cell>
          <table:table-cell table:formula="of:=[.AH8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6Sn</text:p>
          </table:table-cell>
          <table:table-cell office:value-type="float" office:value="1601.74" calcext:value-type="float">
            <text:p>1601.74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51.3" calcext:value-type="float">
            <text:p>51.3</text:p>
          </table:table-cell>
          <table:table-cell table:style-name="ce4" office:value-type="float" office:value="1.5" calcext:value-type="float">
            <text:p>1.5</text:p>
          </table:table-cell>
          <table:table-cell table:formula="of:=[.G9]/([.$L$2]*1.661E-018)" office:value-type="float" office:value="2.662500778509E+017" calcext:value-type="float">
            <text:p>2.66E+17</text:p>
          </table:table-cell>
          <table:table-cell/>
          <table:table-cell office:value-type="float" office:value="33512" calcext:value-type="float">
            <text:p>33512</text:p>
          </table:table-cell>
          <table:table-cell office:value-type="float" office:value="645" calcext:value-type="float">
            <text:p>645</text:p>
          </table:table-cell>
          <table:table-cell office:value-type="float" office:value="10200" calcext:value-type="float">
            <text:p>10200</text:p>
          </table:table-cell>
          <table:table-cell office:value-type="float" office:value="106" calcext:value-type="float">
            <text:p>106</text:p>
          </table:table-cell>
          <table:table-cell table:formula="of:=[.AF9]*[.$AD$12] + [.AH9]" office:value-type="float" office:value="408384801428572" calcext:value-type="float">
            <text:p>4.08E+14</text:p>
          </table:table-cell>
          <table:table-cell table:formula="of:=((SQRT([.K9])+SQRT([.L9]))*[.$J$2]/(1.61E-019*1000*[.$K$2]))" office:value-type="float" office:value="2589561253942.65" calcext:value-type="float">
            <text:p>2.59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9]/([.I9]*[.O9]*[.$I$2]*[.AA9]*[.Q9])" office:value-type="float" office:value="7.00939147152749" calcext:value-type="float">
            <text:p>7.01</text:p>
          </table:table-cell>
          <table:table-cell table:formula="of:=1E+027*[.N9]/([.I9]*[.O9]*[.$I$2]*1*[.AA9])" office:value-type="float" office:value="0.0712401563794423" calcext:value-type="float">
            <text:p>0.07</text:p>
          </table:table-cell>
          <table:table-cell table:formula="of:=SQRT(([.AB9]/[.AA9])^2+([.H9]/[.G9])^2+([.P9]/[.O9])^2)" office:value-type="float" office:value="0.0317871614014803" calcext:value-type="float">
            <text:p>0.03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22" calcext:value-type="float">
            <text:p>22</text:p>
          </table:table-cell>
          <table:table-cell office:value-type="float" office:value="18326" calcext:value-type="float">
            <text:p>18326</text:p>
          </table:table-cell>
          <table:table-cell office:value-type="float" office:value="140" calcext:value-type="float">
            <text:p>140</text:p>
          </table:table-cell>
          <table:table-cell table:formula="of:=[.Y9]/([.Y9]+[.W9])" office:value-type="float" office:value="0.975357922188515" calcext:value-type="float">
            <text:p>0.975</text:p>
          </table:table-cell>
          <table:table-cell table:formula="of:=[.AA9]*SQRT(([.Z9]/[.Y9])^2+([.Z9]^2+[.X9]^2)/([.Y9]+[.W9])^2)" office:value-type="float" office:value="0.0104709857950431" calcext:value-type="float">
            <text:p>0.010</text:p>
          </table:table-cell>
          <table:table-cell table:number-columns-repeated="3"/>
          <table:table-cell table:formula="of:=(([.K9]-[.L9])*[.$J$2])/([.$K$2]*1.61E-019*1000)" office:value-type="float" office:value="408285714285714" calcext:value-type="float">
            <text:p>4.08E+14</text:p>
          </table:table-cell>
          <table:table-cell office:value-type="float" office:value="300" calcext:value-type="float">
            <text:p>300</text:p>
          </table:table-cell>
          <table:table-cell table:formula="of:=[.AG9]*[.$AD$8]" office:value-type="float" office:value="17430000000" calcext:value-type="float">
            <text:p>1.74E+10</text:p>
          </table:table-cell>
          <table:table-cell table:formula="of:=[.AH9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6Sn</text:p>
          </table:table-cell>
          <table:table-cell office:value-type="float" office:value="1598.68" calcext:value-type="float">
            <text:p>1598.68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51.3" calcext:value-type="float">
            <text:p>51.3</text:p>
          </table:table-cell>
          <table:table-cell table:style-name="ce4" office:value-type="float" office:value="1.5" calcext:value-type="float">
            <text:p>1.5</text:p>
          </table:table-cell>
          <table:table-cell table:formula="of:=[.G10]/([.$L$2]*1.661E-018)" office:value-type="float" office:value="2.662500778509E+017" calcext:value-type="float">
            <text:p>2.66E+17</text:p>
          </table:table-cell>
          <table:table-cell/>
          <table:table-cell office:value-type="float" office:value="49173" calcext:value-type="float">
            <text:p>49173</text:p>
          </table:table-cell>
          <table:table-cell office:value-type="float" office:value="641" calcext:value-type="float">
            <text:p>641</text:p>
          </table:table-cell>
          <table:table-cell office:value-type="float" office:value="5672" calcext:value-type="float">
            <text:p>5672</text:p>
          </table:table-cell>
          <table:table-cell office:value-type="float" office:value="81" calcext:value-type="float">
            <text:p>81</text:p>
          </table:table-cell>
          <table:table-cell table:formula="of:=[.AF10]*[.$AD$12] + [.AH10]" office:value-type="float" office:value="603019993975155" calcext:value-type="float">
            <text:p>6.03E+14</text:p>
          </table:table-cell>
          <table:table-cell table:formula="of:=((SQRT([.K10])+SQRT([.L10]))*[.$J$2]/(1.61E-019*1000*[.$K$2]))" office:value-type="float" office:value="3069165675501.06" calcext:value-type="float">
            <text:p>3.07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0]/([.I10]*[.O10]*[.$I$2]*[.AA10]*[.Q10])" office:value-type="float" office:value="2.64128798187172" calcext:value-type="float">
            <text:p>2.64</text:p>
          </table:table-cell>
          <table:table-cell table:formula="of:=1E+027*[.N10]/([.I10]*[.O10]*[.$I$2]*1*[.AA10])" office:value-type="float" office:value="0.0368895541868677" calcext:value-type="float">
            <text:p>0.04</text:p>
          </table:table-cell>
          <table:table-cell table:formula="of:=SQRT(([.AB10]/[.AA10])^2+([.H10]/[.G10])^2+([.P10]/[.O10])^2)" office:value-type="float" office:value="0.0312165655913986" calcext:value-type="float">
            <text:p>0.03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24" calcext:value-type="float">
            <text:p>24</text:p>
          </table:table-cell>
          <table:table-cell office:value-type="float" office:value="22216" calcext:value-type="float">
            <text:p>22216</text:p>
          </table:table-cell>
          <table:table-cell office:value-type="float" office:value="153" calcext:value-type="float">
            <text:p>153</text:p>
          </table:table-cell>
          <table:table-cell table:formula="of:=[.Y10]/([.Y10]+[.W10])" office:value-type="float" office:value="0.974770742837085" calcext:value-type="float">
            <text:p>0.975</text:p>
          </table:table-cell>
          <table:table-cell table:formula="of:=[.AA10]*SQRT(([.Z10]/[.Y10])^2+([.Z10]^2+[.X10]^2)/([.Y10]+[.W10])^2)" office:value-type="float" office:value="0.00943089690693456" calcext:value-type="float">
            <text:p>0.009</text:p>
          </table:table-cell>
          <table:table-cell table:number-columns-repeated="3"/>
          <table:table-cell table:formula="of:=(([.K10]-[.L10])*[.$J$2])/([.$K$2]*1.61E-019*1000)" office:value-type="float" office:value="602881987577640" calcext:value-type="float">
            <text:p>6.03E+14</text:p>
          </table:table-cell>
          <table:table-cell office:value-type="float" office:value="300" calcext:value-type="float">
            <text:p>300</text:p>
          </table:table-cell>
          <table:table-cell table:formula="of:=[.AG10]*[.$AD$8]" office:value-type="float" office:value="17430000000" calcext:value-type="float">
            <text:p>1.74E+10</text:p>
          </table:table-cell>
          <table:table-cell table:formula="of:=[.AH10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6Sn</text:p>
          </table:table-cell>
          <table:table-cell office:value-type="float" office:value="1597.1" calcext:value-type="float">
            <text:p>1597.1</text:p>
          </table:table-cell>
          <table:table-cell office:value-type="float" office:value="40" calcext:value-type="float">
            <text:p>40</text:p>
          </table:table-cell>
          <table:table-cell office:value-type="float" office:value="51.3" calcext:value-type="float">
            <text:p>51.3</text:p>
          </table:table-cell>
          <table:table-cell office:value-type="float" office:value="1.5" calcext:value-type="float">
            <text:p>1.5</text:p>
          </table:table-cell>
          <table:table-cell table:formula="of:=[.G11]/([.$L$2]*1.661E-018)" office:value-type="float" office:value="2.662500778509E+017" calcext:value-type="float">
            <text:p>2.66E+17</text:p>
          </table:table-cell>
          <table:table-cell/>
          <table:table-cell office:value-type="float" office:value="48146" calcext:value-type="float">
            <text:p>48146</text:p>
          </table:table-cell>
          <table:table-cell office:value-type="float" office:value="501" calcext:value-type="float">
            <text:p>501</text:p>
          </table:table-cell>
          <table:table-cell office:value-type="float" office:value="4705" calcext:value-type="float">
            <text:p>4705</text:p>
          </table:table-cell>
          <table:table-cell office:value-type="float" office:value="75" calcext:value-type="float">
            <text:p>75</text:p>
          </table:table-cell>
          <table:table-cell table:formula="of:=[.AF11]*[.$AD$12] + [.AH11]" office:value-type="float" office:value="591999156708075" calcext:value-type="float">
            <text:p>5.92E+14</text:p>
          </table:table-cell>
          <table:table-cell table:formula="of:=((SQRT([.K11])+SQRT([.L11]))*[.$J$2]/(1.61E-019*1000*[.$K$2]))" office:value-type="float" office:value="3003788784996.13" calcext:value-type="float">
            <text:p>3.00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1]/([.I11]*[.O11]*[.$I$2]*[.AA11]*[.Q11])" office:value-type="float" office:value="2.23150994163653" calcext:value-type="float">
            <text:p>2.23</text:p>
          </table:table-cell>
          <table:table-cell table:formula="of:=1E+027*[.N11]/([.I11]*[.O11]*[.$I$2]*1*[.AA11])" office:value-type="float" office:value="0.034788789419562" calcext:value-type="float">
            <text:p>0.03</text:p>
          </table:table-cell>
          <table:table-cell table:formula="of:=SQRT(([.AB11]/[.AA11])^2+([.H11]/[.G11])^2+([.P11]/[.O11])^2)" office:value-type="float" office:value="0.0319328115339393" calcext:value-type="float">
            <text:p>0.03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20" calcext:value-type="float">
            <text:p>20</text:p>
          </table:table-cell>
          <table:table-cell office:value-type="float" office:value="15488" calcext:value-type="float">
            <text:p>15488</text:p>
          </table:table-cell>
          <table:table-cell office:value-type="float" office:value="130" calcext:value-type="float">
            <text:p>130</text:p>
          </table:table-cell>
          <table:table-cell table:formula="of:=[.Y11]/([.Y11]+[.W11])" office:value-type="float" office:value="0.974885126203814" calcext:value-type="float">
            <text:p>0.975</text:p>
          </table:table-cell>
          <table:table-cell table:formula="of:=[.AA11]*SQRT(([.Z11]/[.Y11])^2+([.Z11]^2+[.X11]^2)/([.Y11]+[.W11])^2)" office:value-type="float" office:value="0.0114935323023935" calcext:value-type="float">
            <text:p>0.011</text:p>
          </table:table-cell>
          <table:table-cell/>
          <table:table-cell table:style-name="ce5" office:value-type="string" calcext:value-type="string">
            <text:p>Current Gradient</text:p>
          </table:table-cell>
          <table:table-cell/>
          <table:table-cell table:formula="of:=(([.K11]-[.L11])*[.$J$2])/([.$K$2]*1.61E-019*1000)" office:value-type="float" office:value="591863354037267" calcext:value-type="float">
            <text:p>5.92E+14</text:p>
          </table:table-cell>
          <table:table-cell office:value-type="float" office:value="300" calcext:value-type="float">
            <text:p>300</text:p>
          </table:table-cell>
          <table:table-cell table:formula="of:=[.AG11]*[.$AD$8]" office:value-type="float" office:value="17430000000" calcext:value-type="float">
            <text:p>1.74E+10</text:p>
          </table:table-cell>
          <table:table-cell table:formula="of:=[.AH11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18"/>
          <table:table-cell table:style-name="ce11"/>
          <table:table-cell table:number-columns-repeated="10"/>
          <table:table-cell office:value-type="float" office:value="1.0002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8"/>
          <table:table-cell table:style-name="ce11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Sn</text:p>
          </table:table-cell>
          <table:table-cell office:value-type="float" office:value="2022.07" calcext:value-type="float">
            <text:p>2022.07</text:p>
          </table:table-cell>
          <table:table-cell office:value-type="float" office:value="18" calcext:value-type="float">
            <text:p>18</text:p>
          </table:table-cell>
          <table:table-cell office:value-type="float" office:value="73.4" calcext:value-type="float">
            <text:p>73.4</text:p>
          </table:table-cell>
          <table:table-cell office:value-type="float" office:value="1.1" calcext:value-type="float">
            <text:p>1.1</text:p>
          </table:table-cell>
          <table:table-cell table:formula="of:=[.G14]/([.$L$2]*1.661E-018)" office:value-type="float" office:value="3.80950403786668E+017" calcext:value-type="float">
            <text:p>3.81E+17</text:p>
          </table:table-cell>
          <table:table-cell/>
          <table:table-cell office:value-type="float" office:value="92033" calcext:value-type="float">
            <text:p>92033</text:p>
          </table:table-cell>
          <table:table-cell office:value-type="float" office:value="1824" calcext:value-type="float">
            <text:p>1824</text:p>
          </table:table-cell>
          <table:table-cell office:value-type="float" office:value="38391" calcext:value-type="float">
            <text:p>38391</text:p>
          </table:table-cell>
          <table:table-cell office:value-type="float" office:value="203" calcext:value-type="float">
            <text:p>203</text:p>
          </table:table-cell>
          <table:table-cell table:formula="of:=[.AF14]*[.$AD$12] + [.AH14]" office:value-type="float" office:value="1120850247391300" calcext:value-type="float">
            <text:p>1.12E+15</text:p>
          </table:table-cell>
          <table:table-cell table:formula="of:=((SQRT([.K14])+SQRT([.L14]))*[.$J$2]/(1.61E-019*1000*[.$K$2]))" office:value-type="float" office:value="4299102171204.42" calcext:value-type="float">
            <text:p>4.30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4]/([.I14]*[.O14]*[.$I$2]*[.AA14]*[.Q14])" office:value-type="float" office:value="6.74818003681111" calcext:value-type="float">
            <text:p>6.75</text:p>
          </table:table-cell>
          <table:table-cell table:formula="of:=1E+027*[.N14]/([.I14]*[.O14]*[.$I$2]*1*[.AA14])" office:value-type="float" office:value="0.0348973242538163" calcext:value-type="float">
            <text:p>0.03</text:p>
          </table:table-cell>
          <table:table-cell table:formula="of:=SQRT(([.AB14]/[.AA14])^2+([.H14]/[.G14])^2+([.P14]/[.O14])^2)" office:value-type="float" office:value="0.0163994292355783" calcext:value-type="float">
            <text:p>0.02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2" calcext:value-type="float">
            <text:p>32</text:p>
          </table:table-cell>
          <table:table-cell office:value-type="float" office:value="68599" calcext:value-type="float">
            <text:p>68599</text:p>
          </table:table-cell>
          <table:table-cell office:value-type="float" office:value="267" calcext:value-type="float">
            <text:p>267</text:p>
          </table:table-cell>
          <table:table-cell table:formula="of:=[.Y14]/([.Y14]+[.W14])" office:value-type="float" office:value="0.971024544914079" calcext:value-type="float">
            <text:p>0.971</text:p>
          </table:table-cell>
          <table:table-cell table:formula="of:=[.AA14]*SQRT(([.Z14]/[.Y14])^2+([.Z14]^2+[.X14]^2)/([.Y14]+[.W14])^2)" office:value-type="float" office:value="0.00528635233847125" calcext:value-type="float">
            <text:p>0.005</text:p>
          </table:table-cell>
          <table:table-cell table:number-columns-repeated="3"/>
          <table:table-cell table:formula="of:=(([.K14]-[.L14])*[.$J$2])/([.$K$2]*1.61E-019*1000)" office:value-type="float" office:value="1120608695652174" calcext:value-type="float">
            <text:p>1.12E+15</text:p>
          </table:table-cell>
          <table:table-cell office:value-type="float" office:value="300" calcext:value-type="float">
            <text:p>300</text:p>
          </table:table-cell>
          <table:table-cell table:formula="of:=[.AG14]*[.$AD$8]" office:value-type="float" office:value="17430000000" calcext:value-type="float">
            <text:p>1.74E+10</text:p>
          </table:table-cell>
          <table:table-cell table:formula="of:=[.AH14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Sn</text:p>
          </table:table-cell>
          <table:table-cell office:value-type="float" office:value="2016.17" calcext:value-type="float">
            <text:p>2016.17</text:p>
          </table:table-cell>
          <table:table-cell office:value-type="float" office:value="25" calcext:value-type="float">
            <text:p>25</text:p>
          </table:table-cell>
          <table:table-cell office:value-type="float" office:value="72.3" calcext:value-type="float">
            <text:p>72.3</text:p>
          </table:table-cell>
          <table:table-cell office:value-type="float" office:value="1.4" calcext:value-type="float">
            <text:p>1.4</text:p>
          </table:table-cell>
          <table:table-cell table:formula="of:=[.G15]/([.$L$2]*1.661E-018)" office:value-type="float" office:value="3.75241337789865E+017" calcext:value-type="float">
            <text:p>3.75E+17</text:p>
          </table:table-cell>
          <table:table-cell/>
          <table:table-cell office:value-type="float" office:value="98902" calcext:value-type="float">
            <text:p>98902</text:p>
          </table:table-cell>
          <table:table-cell office:value-type="float" office:value="3474" calcext:value-type="float">
            <text:p>3474</text:p>
          </table:table-cell>
          <table:table-cell office:value-type="float" office:value="30198" calcext:value-type="float">
            <text:p>30198</text:p>
          </table:table-cell>
          <table:table-cell office:value-type="float" office:value="181" calcext:value-type="float">
            <text:p>181</text:p>
          </table:table-cell>
          <table:table-cell table:formula="of:=[.AF15]*[.$AD$12] + [.AH15]" office:value-type="float" office:value="1185695511987580" calcext:value-type="float">
            <text:p>1.19E+15</text:p>
          </table:table-cell>
          <table:table-cell table:formula="of:=((SQRT([.K15])+SQRT([.L15]))*[.$J$2]/(1.61E-019*1000*[.$K$2]))" office:value-type="float" office:value="4638851326489.71" calcext:value-type="float">
            <text:p>4.64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5]/([.I15]*[.O15]*[.$I$2]*[.AA15]*[.Q15])" office:value-type="float" office:value="5.03309863104487" calcext:value-type="float">
            <text:p>5.03</text:p>
          </table:table-cell>
          <table:table-cell table:formula="of:=1E+027*[.N15]/([.I15]*[.O15]*[.$I$2]*1*[.AA15])" office:value-type="float" office:value="0.0295035781664447" calcext:value-type="float">
            <text:p>0.03</text:p>
          </table:table-cell>
          <table:table-cell table:formula="of:=SQRT(([.AB15]/[.AA15])^2+([.H15]/[.G15])^2+([.P15]/[.O15])^2)" office:value-type="float" office:value="0.0205010863973697" calcext:value-type="float">
            <text:p>0.02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float" office:value="35" calcext:value-type="float">
            <text:p>35</text:p>
          </table:table-cell>
          <table:table-cell office:value-type="float" office:value="75985" calcext:value-type="float">
            <text:p>75985</text:p>
          </table:table-cell>
          <table:table-cell office:value-type="float" office:value="280" calcext:value-type="float">
            <text:p>280</text:p>
          </table:table-cell>
          <table:table-cell table:formula="of:=[.Y14]/([.Y14]+[.W15])" office:value-type="float" office:value="0.982793696275072" calcext:value-type="float">
            <text:p>0.983</text:p>
          </table:table-cell>
          <table:table-cell table:formula="of:=[.AA15]*SQRT(([.Z14]/[.Y14])^2+([.Z14]^2+[.X15]^2)/([.Y14]+[.W15])^2)" office:value-type="float" office:value="0.00538592537488733" calcext:value-type="float">
            <text:p>0.005</text:p>
          </table:table-cell>
          <table:table-cell table:number-columns-repeated="3"/>
          <table:table-cell table:formula="of:=(([.K15]-[.L15])*[.$J$2])/([.$K$2]*1.61E-019*1000)" office:value-type="float" office:value="1185440993788820" calcext:value-type="float">
            <text:p>1.19E+15</text:p>
          </table:table-cell>
          <table:table-cell office:value-type="float" office:value="300" calcext:value-type="float">
            <text:p>300</text:p>
          </table:table-cell>
          <table:table-cell table:formula="of:=[.AG15]*[.$AD$8]" office:value-type="float" office:value="17430000000" calcext:value-type="float">
            <text:p>1.74E+10</text:p>
          </table:table-cell>
          <table:table-cell table:formula="of:=[.AH15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Sn</text:p>
          </table:table-cell>
          <table:table-cell office:value-type="float" office:value="2025.01" calcext:value-type="float">
            <text:p>2025.01</text:p>
          </table:table-cell>
          <table:table-cell office:value-type="float" office:value="31" calcext:value-type="float">
            <text:p>31</text:p>
          </table:table-cell>
          <table:table-cell office:value-type="float" office:value="72.3" calcext:value-type="float">
            <text:p>72.3</text:p>
          </table:table-cell>
          <table:table-cell office:value-type="float" office:value="1.4" calcext:value-type="float">
            <text:p>1.4</text:p>
          </table:table-cell>
          <table:table-cell table:formula="of:=[.G16]/([.$L$2]*1.661E-018)" office:value-type="float" office:value="3.75241337789865E+017" calcext:value-type="float">
            <text:p>3.75E+17</text:p>
          </table:table-cell>
          <table:table-cell/>
          <table:table-cell office:value-type="float" office:value="111872" calcext:value-type="float">
            <text:p>111872</text:p>
          </table:table-cell>
          <table:table-cell office:value-type="float" office:value="2558" calcext:value-type="float">
            <text:p>2558</text:p>
          </table:table-cell>
          <table:table-cell office:value-type="float" office:value="18183" calcext:value-type="float">
            <text:p>18183</text:p>
          </table:table-cell>
          <table:table-cell office:value-type="float" office:value="140" calcext:value-type="float">
            <text:p>140</text:p>
          </table:table-cell>
          <table:table-cell table:formula="of:=[.AF16]*[.$AD$12] + [.AH16]" office:value-type="float" office:value="1358226905776400" calcext:value-type="float">
            <text:p>1.36E+15</text:p>
          </table:table-cell>
          <table:table-cell table:formula="of:=((SQRT([.K16])+SQRT([.L16]))*[.$J$2]/(1.61E-019*1000*[.$K$2]))" office:value-type="float" office:value="4783222283620.83" calcext:value-type="float">
            <text:p>4.78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6]/([.I16]*[.O16]*[.$I$2]*[.AA16]*[.Q16])" office:value-type="float" office:value="2.63456781617256" calcext:value-type="float">
            <text:p>2.63</text:p>
          </table:table-cell>
          <table:table-cell table:formula="of:=1E+027*[.N16]/([.I16]*[.O16]*[.$I$2]*1*[.AA16])" office:value-type="float" office:value="0.0198385868883213" calcext:value-type="float">
            <text:p>0.02</text:p>
          </table:table-cell>
          <table:table-cell table:formula="of:=SQRT(([.AB16]/[.AA16])^2+([.H16]/[.G16])^2+([.P16]/[.O16])^2)" office:value-type="float" office:value="0.0203552074840246" calcext:value-type="float">
            <text:p>0.02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32" calcext:value-type="float">
            <text:p>32</text:p>
          </table:table-cell>
          <table:table-cell office:value-type="float" office:value="71445" calcext:value-type="float">
            <text:p>71445</text:p>
          </table:table-cell>
          <table:table-cell office:value-type="float" office:value="272" calcext:value-type="float">
            <text:p>272</text:p>
          </table:table-cell>
          <table:table-cell table:formula="of:=[.Y15]/([.Y15]+[.W16])" office:value-type="float" office:value="0.986907900718247" calcext:value-type="float">
            <text:p>0.987</text:p>
          </table:table-cell>
          <table:table-cell table:formula="of:=[.AA16]*SQRT(([.Z15]/[.Y15])^2+([.Z15]^2+[.X16]^2)/([.Y15]+[.W16])^2)" office:value-type="float" office:value="0.00512594430121603" calcext:value-type="float">
            <text:p>0.005</text:p>
          </table:table-cell>
          <table:table-cell table:number-columns-repeated="3"/>
          <table:table-cell table:formula="of:=(([.K16]-[.L16])*[.$J$2])/([.$K$2]*1.61E-019*1000)" office:value-type="float" office:value="1357937888198758" calcext:value-type="float">
            <text:p>1.36E+15</text:p>
          </table:table-cell>
          <table:table-cell office:value-type="float" office:value="300" calcext:value-type="float">
            <text:p>300</text:p>
          </table:table-cell>
          <table:table-cell table:formula="of:=[.AG16]*[.$AD$8]" office:value-type="float" office:value="17430000000" calcext:value-type="float">
            <text:p>1.74E+10</text:p>
          </table:table-cell>
          <table:table-cell table:formula="of:=[.AH16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Sn</text:p>
          </table:table-cell>
          <table:table-cell office:value-type="float" office:value="2025.76" calcext:value-type="float">
            <text:p>2025.76</text:p>
          </table:table-cell>
          <table:table-cell office:value-type="float" office:value="35" calcext:value-type="float">
            <text:p>35</text:p>
          </table:table-cell>
          <table:table-cell office:value-type="float" office:value="72.3" calcext:value-type="float">
            <text:p>72.3</text:p>
          </table:table-cell>
          <table:table-cell office:value-type="float" office:value="1.4" calcext:value-type="float">
            <text:p>1.4</text:p>
          </table:table-cell>
          <table:table-cell table:formula="of:=[.G17]/([.$L$2]*1.661E-018)" office:value-type="float" office:value="3.75241337789865E+017" calcext:value-type="float">
            <text:p>3.75E+17</text:p>
          </table:table-cell>
          <table:table-cell/>
          <table:table-cell office:value-type="float" office:value="165433" calcext:value-type="float">
            <text:p>165433</text:p>
          </table:table-cell>
          <table:table-cell office:value-type="float" office:value="3014" calcext:value-type="float">
            <text:p>3014</text:p>
          </table:table-cell>
          <table:table-cell office:value-type="float" office:value="19804" calcext:value-type="float">
            <text:p>19804</text:p>
          </table:table-cell>
          <table:table-cell office:value-type="float" office:value="147" calcext:value-type="float">
            <text:p>147</text:p>
          </table:table-cell>
          <table:table-cell table:formula="of:=[.AF17]*[.$AD$12] + [.AH17]" office:value-type="float" office:value="2018048284658385" calcext:value-type="float">
            <text:p>2.02E+15</text:p>
          </table:table-cell>
          <table:table-cell table:formula="of:=((SQRT([.K17])+SQRT([.L17]))*[.$J$2]/(1.61E-019*1000*[.$K$2]))" office:value-type="float" office:value="5734589640991.57" calcext:value-type="float">
            <text:p>5.73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7]/([.I17]*[.O17]*[.$I$2]*[.AA17]*[.Q17])" office:value-type="float" office:value="1.93666727681544" calcext:value-type="float">
            <text:p>1.94</text:p>
          </table:table-cell>
          <table:table-cell table:formula="of:=1E+027*[.N17]/([.I17]*[.O17]*[.$I$2]*1*[.AA17])" office:value-type="float" office:value="0.0140591248090613" calcext:value-type="float">
            <text:p>0.01</text:p>
          </table:table-cell>
          <table:table-cell table:formula="of:=SQRT(([.AB17]/[.AA17])^2+([.H17]/[.G17])^2+([.P17]/[.O17])^2)" office:value-type="float" office:value="0.0202924133788861" calcext:value-type="float">
            <text:p>0.02</text:p>
          </table:table-cell>
          <table:table-cell/>
          <table:table-cell office:value-type="float" office:value="1151" calcext:value-type="float">
            <text:p>1151</text:p>
          </table:table-cell>
          <table:table-cell office:value-type="float" office:value="34" calcext:value-type="float">
            <text:p>34</text:p>
          </table:table-cell>
          <table:table-cell office:value-type="float" office:value="85841" calcext:value-type="float">
            <text:p>85841</text:p>
          </table:table-cell>
          <table:table-cell office:value-type="float" office:value="297" calcext:value-type="float">
            <text:p>297</text:p>
          </table:table-cell>
          <table:table-cell table:formula="of:=[.Y16]/([.Y16]+[.W17])" office:value-type="float" office:value="0.984145131963193" calcext:value-type="float">
            <text:p>0.984</text:p>
          </table:table-cell>
          <table:table-cell table:formula="of:=[.AA17]*SQRT(([.Z16]/[.Y16])^2+([.Z16]^2+[.X17]^2)/([.Y16]+[.W17])^2)" office:value-type="float" office:value="0.00527705333305231" calcext:value-type="float">
            <text:p>0.005</text:p>
          </table:table-cell>
          <table:table-cell table:number-columns-repeated="3"/>
          <table:table-cell table:formula="of:=(([.K17]-[.L17])*[.$J$2])/([.$K$2]*1.61E-019*1000)" office:value-type="float" office:value="2.01762732919255E+015" calcext:value-type="float">
            <text:p>2.02E+15</text:p>
          </table:table-cell>
          <table:table-cell office:value-type="float" office:value="300" calcext:value-type="float">
            <text:p>300</text:p>
          </table:table-cell>
          <table:table-cell table:formula="of:=[.AG17]*[.$AD$8]" office:value-type="float" office:value="17430000000" calcext:value-type="float">
            <text:p>1.74E+10</text:p>
          </table:table-cell>
          <table:table-cell table:formula="of:=[.AH17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Sn</text:p>
          </table:table-cell>
          <table:table-cell office:value-type="float" office:value="2025.88" calcext:value-type="float">
            <text:p>2025.88</text:p>
          </table:table-cell>
          <table:table-cell office:value-type="float" office:value="40" calcext:value-type="float">
            <text:p>40</text:p>
          </table:table-cell>
          <table:table-cell office:value-type="float" office:value="72.3" calcext:value-type="float">
            <text:p>72.3</text:p>
          </table:table-cell>
          <table:table-cell office:value-type="float" office:value="1.4" calcext:value-type="float">
            <text:p>1.4</text:p>
          </table:table-cell>
          <table:table-cell table:formula="of:=[.G18]/([.$L$2]*1.661E-018)" office:value-type="float" office:value="3.75241337789865E+017" calcext:value-type="float">
            <text:p>3.75E+17</text:p>
          </table:table-cell>
          <table:table-cell/>
          <table:table-cell office:value-type="float" office:value="115180" calcext:value-type="float">
            <text:p>115180</text:p>
          </table:table-cell>
          <table:table-cell office:value-type="float" office:value="3384" calcext:value-type="float">
            <text:p>3384</text:p>
          </table:table-cell>
          <table:table-cell office:value-type="float" office:value="16936" calcext:value-type="float">
            <text:p>16936</text:p>
          </table:table-cell>
          <table:table-cell office:value-type="float" office:value="137" calcext:value-type="float">
            <text:p>137</text:p>
          </table:table-cell>
          <table:table-cell table:formula="of:=[.AF18]*[.$AD$12] + [.AH18]" office:value-type="float" office:value="1.38906537037267E+015" calcext:value-type="float">
            <text:p>1.39E+15</text:p>
          </table:table-cell>
          <table:table-cell table:formula="of:=((SQRT([.K18])+SQRT([.L18]))*[.$J$2]/(1.61E-019*1000*[.$K$2]))" office:value-type="float" office:value="4938558375119.4" calcext:value-type="float">
            <text:p>4.94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8]/([.I18]*[.O18]*[.$I$2]*[.AA18]*[.Q18])" office:value-type="float" office:value="2.40344377380315" calcext:value-type="float">
            <text:p>2.40</text:p>
          </table:table-cell>
          <table:table-cell table:formula="of:=1E+027*[.N18]/([.I18]*[.O18]*[.$I$2]*1*[.AA18])" office:value-type="float" office:value="0.0190143964027391" calcext:value-type="float">
            <text:p>0.02</text:p>
          </table:table-cell>
          <table:table-cell table:formula="of:=SQRT(([.AB18]/[.AA18])^2+([.H18]/[.G18])^2+([.P18]/[.O18])^2)" office:value-type="float" office:value="0.0202819463820905" calcext:value-type="float">
            <text:p>0.02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36" calcext:value-type="float">
            <text:p>36</text:p>
          </table:table-cell>
          <table:table-cell office:value-type="float" office:value="54630" calcext:value-type="float">
            <text:p>54630</text:p>
          </table:table-cell>
          <table:table-cell office:value-type="float" office:value="239" calcext:value-type="float">
            <text:p>239</text:p>
          </table:table-cell>
          <table:table-cell table:formula="of:=[.Y17]/([.Y17]+[.W18])" office:value-type="float" office:value="0.985251245322866" calcext:value-type="float">
            <text:p>0.985</text:p>
          </table:table-cell>
          <table:table-cell table:formula="of:=[.AA18]*SQRT(([.Z17]/[.Y17])^2+([.Z17]^2+[.X18]^2)/([.Y17]+[.W18])^2)" office:value-type="float" office:value="0.00480271683934274" calcext:value-type="float">
            <text:p>0.005</text:p>
          </table:table-cell>
          <table:table-cell table:number-columns-repeated="3"/>
          <table:table-cell table:formula="of:=(([.K18]-[.L18])*[.$J$2])/([.$K$2]*1.61E-019*1000)" office:value-type="float" office:value="1388770186335400" calcext:value-type="float">
            <text:p>1.39E+15</text:p>
          </table:table-cell>
          <table:table-cell office:value-type="float" office:value="300" calcext:value-type="float">
            <text:p>300</text:p>
          </table:table-cell>
          <table:table-cell table:formula="of:=[.AG18]*[.$AD$8]" office:value-type="float" office:value="17430000000" calcext:value-type="float">
            <text:p>1.74E+10</text:p>
          </table:table-cell>
          <table:table-cell table:formula="of:=[.AH18]/[.$K$2]" office:value-type="float" office:value="17430000000" calcext:value-type="float">
            <text:p>1.74E+10</text:p>
          </table:table-cell>
        </table:table-row>
      </table:table>
      <table:table table:name="114Cd (p,d) Strongest States" table:style-name="ta1">
        <table:shapes>
          <draw:frame draw:z-index="0" draw:style-name="gr1" draw:text-style-name="P1" svg:width="159.88mm" svg:height="90.08mm" svg:x="359.67mm" svg:y="405.27mm">
            <loext:p draw:notify-on-update-of-ranges="'114Cd (p,d) Strongest States'.X54:'114Cd (p,d) Strongest States'.X114 '114Cd (p,d) Strongest States'.Z54:'114Cd (p,d) Strongest States'.Z114 '114Cd (p,d) Strongest States'.AA54:'114Cd (p,d) Strongest States'.AA114 '114Cd (p,d) Strongest States'.AA54:'114Cd (p,d) Strongest States'.AA114 '114Cd (p,d) Strongest States'.X54:'114Cd (p,d) Strongest States'.X114 '114Cd (p,d) Strongest States'.Y54:'114Cd (p,d) Strongest States'.Y1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1"/>
          <table:table-cell table:style-name="ce6" office:value-type="string" calcext:value-type="string">
            <text:p>Omega(SR)</text:p>
          </table:table-cell>
          <table:table-cell table:style-name="ce6" office:value-type="string" calcext:value-type="string">
            <text:p>FS</text:p>
          </table:table-cell>
          <table:table-cell table:style-name="ce6" office:value-type="string" calcext:value-type="string">
            <text:p>Zbeam</text:p>
          </table:table-cell>
          <table:table-cell table:style-name="ce6" office:value-type="string" calcext:value-type="string">
            <text:p>Atarget</text:p>
          </table:table-cell>
          <table:table-cell table:number-columns-repeated="26"/>
        </table:table-row>
        <table:table-row table:style-name="ro1">
          <table:table-cell table:number-columns-repeated="10"/>
          <table:table-cell table:style-name="ce5" office:value-type="string" calcext:value-type="string">
            <text:p>FA</text:p>
          </table:table-cell>
          <table:table-cell table:formula="of:=14.03/1000" office:value-type="float" office:value="0.01403" calcext:value-type="float">
            <text:p>0.01</text:p>
          </table:table-cell>
          <table:table-cell table:style-name="ce7" office:value-type="float" office:value="0.000002" calcext:value-type="float">
            <text:p>2.00E-06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table:number-columns-repeated="26"/>
        </table:table-row>
        <table:table-row table:style-name="ro1">
          <table:table-cell table:number-columns-repeated="10"/>
          <table:table-cell table:style-name="ce5" office:value-type="string" calcext:value-type="string">
            <text:p>HA</text:p>
          </table:table-cell>
          <table:table-cell table:formula="of:=7.249/1000" office:value-type="float" office:value="0.007249" calcext:value-type="float">
            <text:p>0.01</text:p>
          </table:table-cell>
          <table:table-cell table:number-columns-repeated="29"/>
        </table:table-row>
        <table:table-row table:style-name="ro1">
          <table:table-cell table:number-columns-repeated="25"/>
          <table:table-cell table:style-name="ce5" office:value-type="string" calcext:value-type="string">
            <text:p>Corrections</text:p>
          </table:table-cell>
          <table:table-cell table:number-columns-repeated="15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3"/>
          <table:table-cell office:value-type="string" calcext:value-type="string">
            <text:p>from errors in #beam, target thickness etc</text:p>
          </table:table-cell>
          <table:table-cell/>
          <table:table-cell table:style-name="ce12" office:value-type="string" calcext:value-type="string">
            <text:p>Efficiency</text:p>
          </table:table-cell>
          <table:table-cell table:number-columns-repeated="6"/>
          <table:table-cell table:style-name="ce12" office:value-type="string" calcext:value-type="string">
            <text:p>BIC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Reaction</text:p>
          </table:table-cell>
          <table:table-cell table:style-name="ce2" office:value-type="string" calcext:value-type="string">
            <text:p>Peak Positions(Channel)</text:p>
          </table:table-cell>
          <table:table-cell table:style-name="ce2" office:value-type="string" calcext:value-type="string">
            <text:p>Energy (keV)</text:p>
          </table:table-cell>
          <table:table-cell table:style-name="ce2" office:value-type="string" calcext:value-type="string">
            <text:p>j/pi</text:p>
          </table:table-cell>
          <table:table-cell table:style-name="ce2" office:value-type="string" calcext:value-type="string">
            <text:p>Theta(deg)</text:p>
          </table:table-cell>
          <table:table-cell table:style-name="ce2" office:value-type="string" calcext:value-type="string">
            <text:p>Target Thickness (ug/cm3)</text:p>
          </table:table-cell>
          <table:table-cell table:style-name="ce2" office:value-type="string" calcext:value-type="string">
            <text:p>Uncertainty</text:p>
          </table:table-cell>
          <table:table-cell table:style-name="ce1" office:value-type="string" calcext:value-type="string">
            <text:p>#target</text:p>
          </table:table-cell>
          <table:table-cell table:style-name="ce1"/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S3</text:p>
          </table:table-cell>
          <table:table-cell table:style-name="ce2" office:value-type="string" calcext:value-type="string">
            <text:p>Yield</text:p>
          </table:table-cell>
          <table:table-cell table:style-name="ce2" office:value-type="string" calcext:value-type="string">
            <text:p>Uncertainty</text:p>
          </table:table-cell>
          <table:table-cell table:style-name="ce2" office:value-type="string" calcext:value-type="string">
            <text:p>#beam</text:p>
          </table:table-cell>
          <table:table-cell table:style-name="ce2" office:value-type="string" calcext:value-type="string">
            <text:p>Uncertainty</text:p>
          </table:table-cell>
          <table:table-cell table:style-name="ce2" office:value-type="string" calcext:value-type="string">
            <text:p>Isotopic Purity</text:p>
          </table:table-cell>
          <table:table-cell table:style-name="ce1"/>
          <table:table-cell table:style-name="ce2" office:value-type="string" calcext:value-type="string">
            <text:p>Cross-section(millibarn/sr)</text:p>
          </table:table-cell>
          <table:table-cell table:style-name="ce1" office:value-type="string" calcext:value-type="string">
            <text:p>Fitting uncertainty</text:p>
          </table:table-cell>
          <table:table-cell table:style-name="ce1" office:value-type="string" calcext:value-type="string">
            <text:p>Systematic uncertainty</text:p>
          </table:table-cell>
          <table:table-cell/>
          <table:table-cell table:style-name="ce1" office:value-type="string" calcext:value-type="string">
            <text:p>Channel 1 Counts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Rest of Channels counts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Efficiency</text:p>
          </table:table-cell>
          <table:table-cell table:style-name="ce1" office:value-type="string" calcext:value-type="string">
            <text:p>error</text:p>
          </table:table-cell>
          <table:table-cell/>
          <table:table-cell table:style-name="ce5" office:value-type="string" calcext:value-type="string">
            <text:p>Current offset(e/s)</text:p>
          </table:table-cell>
          <table:table-cell/>
          <table:table-cell table:style-name="ce1" office:value-type="string" calcext:value-type="string">
            <text:p>#Beam(uncorrected)</text:p>
          </table:table-cell>
          <table:table-cell table:style-name="ce1" office:value-type="string" calcext:value-type="string">
            <text:p>Run Time(s)</text:p>
          </table:table-cell>
          <table:table-cell table:style-name="ce1" office:value-type="string" calcext:value-type="string">
            <text:p>Beam offset(e)</text:p>
          </table:table-cell>
          <table:table-cell table:style-name="ce1" office:value-type="string" calcext:value-type="string">
            <text:p>Beam offset(particles per second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830.94" calcext:value-type="float">
            <text:p>1830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8" calcext:value-type="float">
            <text:p>8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  <table:table-cell table:formula="of:=[.J8]/([.$O$2]*1.661E-018)" office:value-type="float" office:value="1.76981045900891E+017" calcext:value-type="float">
            <text:p>1.77E+17</text:p>
          </table:table-cell>
          <table:table-cell/>
          <table:table-cell office:value-type="float" office:value="264029" calcext:value-type="float">
            <text:p>264029</text:p>
          </table:table-cell>
          <table:table-cell office:value-type="float" office:value="3173" calcext:value-type="float">
            <text:p>3173</text:p>
          </table:table-cell>
          <table:table-cell office:value-type="float" office:value="26208" calcext:value-type="float">
            <text:p>26208</text:p>
          </table:table-cell>
          <table:table-cell office:value-type="float" office:value="167" calcext:value-type="float">
            <text:p>167</text:p>
          </table:table-cell>
          <table:table-cell table:style-name="ce7" table:formula="of:=[.AI8]*[.$AG$12] + [.AL8]" office:value-type="float" office:value="1.62831093609689E+015" calcext:value-type="float">
            <text:p>1.63E+15</text:p>
          </table:table-cell>
          <table:table-cell table:style-name="ce8" table:formula="of:=((SQRT([.N8])+SQRT([.O8]))*[.$M$2]/(1.61E-019*1000*[.$N$2]))" office:value-type="float" office:value="3541409387455.95" calcext:value-type="float">
            <text:p>3.54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8]/([.L8]*[.R8]*[.$L$2]*[.AD8]*[.T8])" office:value-type="float" office:value="6.58271666126037" calcext:value-type="float">
            <text:p>6.58</text:p>
          </table:table-cell>
          <table:table-cell table:formula="of:=1E+027*[.Q8]/([.L8]*[.R8]*[.$L$2]*1*[.AD8])" office:value-type="float" office:value="0.0415262723445581" calcext:value-type="float">
            <text:p>0.04</text:p>
          </table:table-cell>
          <table:table-cell table:formula="of:=SQRT(([.AE8]/[.AD8])^2+([.K8]/[.J8])^2+([.S8]/[.R8])^2)" office:value-type="float" office:value="0.0133731109912525" calcext:value-type="float">
            <text:p>0.0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7" calcext:value-type="float">
            <text:p>17</text:p>
          </table:table-cell>
          <table:table-cell office:value-type="float" office:value="55624" calcext:value-type="float">
            <text:p>55624</text:p>
          </table:table-cell>
          <table:table-cell office:value-type="float" office:value="238" calcext:value-type="float">
            <text:p>238</text:p>
          </table:table-cell>
          <table:table-cell table:style-name="ce13" table:formula="of:=[.AB8]/([.AB8]+[.Z8])" office:value-type="float" office:value="0.994653362659371" calcext:value-type="float">
            <text:p>0.995</text:p>
          </table:table-cell>
          <table:table-cell table:style-name="ce13" table:formula="of:=[.AD8]*SQRT(([.AC8]/[.AB8])^2+([.AC8]^2+[.AA8]^2)/([.AB8]+[.Z8])^2)" office:value-type="float" office:value="0.00601022556216232" calcext:value-type="float">
            <text:p>0.006</text:p>
          </table:table-cell>
          <table:table-cell/>
          <table:table-cell table:style-name="ce7" office:value-type="float" office:value="-54700000" calcext:value-type="float">
            <text:p>-5.47E+07</text:p>
          </table:table-cell>
          <table:table-cell/>
          <table:table-cell table:style-name="ce7" table:formula="of:=(([.N8]-[.O8])*[.$M$2])/([.$N$2]*1.61E-019*1000)" office:value-type="float" office:value="1620223602484472" calcext:value-type="float">
            <text:p>1.62E+15</text:p>
          </table:table-cell>
          <table:table-cell office:value-type="float" office:value="504" calcext:value-type="float">
            <text:p>504</text:p>
          </table:table-cell>
          <table:table-cell table:style-name="ce7" table:formula="of:=[.AJ8]*[.$AG$8]" office:value-type="float" office:value="-27568800000" calcext:value-type="float">
            <text:p>-2.76E+10</text:p>
          </table:table-cell>
          <table:table-cell table:style-name="ce7" table:formula="of:=[.AK8]/[.$N$2]" office:value-type="float" office:value="-13784400000" calcext:value-type="float">
            <text:p>-1.38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831.68" calcext:value-type="float">
            <text:p>1831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17" calcext:value-type="float">
            <text:p>17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9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379664" calcext:value-type="float">
            <text:p>379664</text:p>
          </table:table-cell>
          <table:table-cell office:value-type="float" office:value="7984" calcext:value-type="float">
            <text:p>7984</text:p>
          </table:table-cell>
          <table:table-cell office:value-type="float" office:value="10180" calcext:value-type="float">
            <text:p>10180</text:p>
          </table:table-cell>
          <table:table-cell office:value-type="float" office:value="102" calcext:value-type="float">
            <text:p>102</text:p>
          </table:table-cell>
          <table:table-cell table:style-name="ce7" table:formula="of:=[.AI9]*[.$AG$12] + [.AK9]" office:value-type="float" office:value="2320075339314286" calcext:value-type="float">
            <text:p>2.32E+15</text:p>
          </table:table-cell>
          <table:table-cell table:style-name="ce8" table:formula="of:=((SQRT([.N9])+SQRT([.O9]))*[.$M$2]/(1.61E-019*1000*[.$N$2]))" office:value-type="float" office:value="4382124469898.08" calcext:value-type="float">
            <text:p>4.38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9]/([.L9]*[.R9]*[.$L$2]*[.AD9]*[.T9])" office:value-type="float" office:value="1.75686785519775" calcext:value-type="float">
            <text:p>1.76</text:p>
          </table:table-cell>
          <table:table-cell table:formula="of:=1E+027*[.Q9]/([.L9]*[.R9]*[.$L$2]*1*[.AD9])" office:value-type="float" office:value="0.0174271626736609" calcext:value-type="float">
            <text:p>0.02</text:p>
          </table:table-cell>
          <table:table-cell table:formula="of:=SQRT(([.AE9]/[.AD9])^2+([.K9]/[.J9])^2+([.S9]/[.R9])^2)" office:value-type="float" office:value="0.0148849245408431" calcext:value-type="float">
            <text:p>0.01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office:value-type="float" office:value="172848" calcext:value-type="float">
            <text:p>172848</text:p>
          </table:table-cell>
          <table:table-cell office:value-type="float" office:value="416" calcext:value-type="float">
            <text:p>416</text:p>
          </table:table-cell>
          <table:table-cell table:style-name="ce13" table:formula="of:=[.AB9]/([.AB9]+[.Z9])" office:value-type="float" office:value="0.995547773598816" calcext:value-type="float">
            <text:p>0.996</text:p>
          </table:table-cell>
          <table:table-cell table:style-name="ce13" table:formula="of:=[.AD9]*SQRT(([.AC9]/[.AB9])^2+([.AC9]^2+[.AA9]^2)/([.AB9]+[.Z9])^2)" office:value-type="float" office:value="0.00338476418853331" calcext:value-type="float">
            <text:p>0.003</text:p>
          </table:table-cell>
          <table:table-cell table:number-columns-repeated="3"/>
          <table:table-cell table:style-name="ce7" table:formula="of:=(([.N9]-[.O9])*[.$M$2])/([.$N$2]*1.61E-019*1000)" office:value-type="float" office:value="2308571428571429" calcext:value-type="float">
            <text:p>2.31E+15</text:p>
          </table:table-cell>
          <table:table-cell office:value-type="float" office:value="712" calcext:value-type="float">
            <text:p>712</text:p>
          </table:table-cell>
          <table:table-cell table:style-name="ce7" table:formula="of:=[.AJ9]*[.$AG$8]" office:value-type="float" office:value="-38946400000" calcext:value-type="float">
            <text:p>-3.89E+10</text:p>
          </table:table-cell>
          <table:table-cell table:style-name="ce7" table:formula="of:=[.AK9]/[.$N$2]" office:value-type="float" office:value="-19473200000" calcext:value-type="float">
            <text:p>-1.95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838.25" calcext:value-type="float">
            <text:p>183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31" calcext:value-type="float">
            <text:p>31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10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358901" calcext:value-type="float">
            <text:p>358901</text:p>
          </table:table-cell>
          <table:table-cell office:value-type="float" office:value="5111" calcext:value-type="float">
            <text:p>5111</text:p>
          </table:table-cell>
          <table:table-cell office:value-type="float" office:value="30094" calcext:value-type="float">
            <text:p>30094</text:p>
          </table:table-cell>
          <table:table-cell office:value-type="float" office:value="13" calcext:value-type="float">
            <text:p>13</text:p>
          </table:table-cell>
          <table:table-cell table:style-name="ce7" table:formula="of:=[.AI10]*[.$AG$12] + [.AK10]" office:value-type="float" office:value="2208404143629810" calcext:value-type="float">
            <text:p>2.21E+15</text:p>
          </table:table-cell>
          <table:table-cell table:style-name="ce8" table:formula="of:=((SQRT([.N10])+SQRT([.O10]))*[.$M$2]/(1.61E-019*1000*[.$N$2]))" office:value-type="float" office:value="4165060402768.27" calcext:value-type="float">
            <text:p>4.17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5" table:formula="of:=1E+027*[.P10]/([.L10]*[.R10]*[.$L$2]*[.AD10]*[.T10])" office:value-type="float" office:value="5.45743708281872" calcext:value-type="float">
            <text:p>5.457</text:p>
          </table:table-cell>
          <table:table-cell table:style-name="ce16" table:formula="of:=1E+027*[.Q10]/([.L10]*[.R10]*[.$L$2]*1*[.AD10])" office:value-type="float" office:value="0.0023339275355844" calcext:value-type="float">
            <text:p>0.002</text:p>
          </table:table-cell>
          <table:table-cell table:formula="of:=SQRT(([.AE10]/[.AD10])^2+([.K10]/[.J10])^2+([.S10]/[.R10])^2)" office:value-type="float" office:value="0.0151713663763716" calcext:value-type="float">
            <text:p>0.02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22" calcext:value-type="float">
            <text:p>22</text:p>
          </table:table-cell>
          <table:table-cell office:value-type="float" office:value="99371" calcext:value-type="float">
            <text:p>99371</text:p>
          </table:table-cell>
          <table:table-cell office:value-type="float" office:value="316" calcext:value-type="float">
            <text:p>316</text:p>
          </table:table-cell>
          <table:table-cell table:style-name="ce13" table:formula="of:=[.AB10]/([.AB10]+[.Z10])" office:value-type="float" office:value="0.995332391798632" calcext:value-type="float">
            <text:p>0.995</text:p>
          </table:table-cell>
          <table:table-cell table:style-name="ce13" table:formula="of:=[.AD10]*SQRT(([.AC10]/[.AB10])^2+([.AC10]^2+[.AA10]^2)/([.AB10]+[.Z10])^2)" office:value-type="float" office:value="0.00447115952099112" calcext:value-type="float">
            <text:p>0.004</text:p>
          </table:table-cell>
          <table:table-cell table:number-columns-repeated="3"/>
          <table:table-cell table:style-name="ce7" table:formula="of:=(([.N10]-[.O10])*[.$M$2])/([.$N$2]*1.61E-019*1000)" office:value-type="float" office:value="2.19745341614907E+015" calcext:value-type="float">
            <text:p>2.20E+15</text:p>
          </table:table-cell>
          <table:table-cell office:value-type="float" office:value="668" calcext:value-type="float">
            <text:p>668</text:p>
          </table:table-cell>
          <table:table-cell table:style-name="ce7" table:formula="of:=[.AJ10]*[.$AG$8]" office:value-type="float" office:value="-36539600000" calcext:value-type="float">
            <text:p>-3.65E+10</text:p>
          </table:table-cell>
          <table:table-cell table:style-name="ce7" table:formula="of:=[.AK10]/[.$N$2]" office:value-type="float" office:value="-18269800000" calcext:value-type="float">
            <text:p>-1.83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841.17" calcext:value-type="float">
            <text:p>1841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39" calcext:value-type="float">
            <text:p>39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11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187657" calcext:value-type="float">
            <text:p>187657</text:p>
          </table:table-cell>
          <table:table-cell office:value-type="float" office:value="2590" calcext:value-type="float">
            <text:p>2590</text:p>
          </table:table-cell>
          <table:table-cell office:value-type="float" office:value="5140" calcext:value-type="float">
            <text:p>5140</text:p>
          </table:table-cell>
          <table:table-cell office:value-type="float" office:value="73" calcext:value-type="float">
            <text:p>73</text:p>
          </table:table-cell>
          <table:table-cell table:style-name="ce7" table:formula="of:=[.AI11]*[.$AG$12] + [.AK11]" office:value-type="float" office:value="1155201262409940" calcext:value-type="float">
            <text:p>1.16E+15</text:p>
          </table:table-cell>
          <table:table-cell table:style-name="ce8" table:formula="of:=((SQRT([.N11])+SQRT([.O11]))*[.$M$2]/(1.61E-019*1000*[.$N$2]))" office:value-type="float" office:value="3006745307720.53" calcext:value-type="float">
            <text:p>3.01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11]/([.L11]*[.R11]*[.$L$2]*[.AD11]*[.T11])" office:value-type="float" office:value="1.78211093070805" calcext:value-type="float">
            <text:p>1.78</text:p>
          </table:table-cell>
          <table:table-cell table:formula="of:=1E+027*[.Q11]/([.L11]*[.R11]*[.$L$2]*1*[.AD11])" office:value-type="float" office:value="0.0250570344284573" calcext:value-type="float">
            <text:p>0.03</text:p>
          </table:table-cell>
          <table:table-cell table:formula="of:=SQRT(([.AE11]/[.AD11])^2+([.K11]/[.J11])^2+([.S11]/[.R11])^2)" office:value-type="float" office:value="0.0163126820393418" calcext:value-type="float">
            <text:p>0.0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float" office:value="38651" calcext:value-type="float">
            <text:p>38651</text:p>
          </table:table-cell>
          <table:table-cell office:value-type="float" office:value="199" calcext:value-type="float">
            <text:p>199</text:p>
          </table:table-cell>
          <table:table-cell table:style-name="ce13" table:formula="of:=[.AB11]/([.AB11]+[.Z11])" office:value-type="float" office:value="0.995236378617777" calcext:value-type="float">
            <text:p>0.995</text:p>
          </table:table-cell>
          <table:table-cell table:style-name="ce13" table:formula="of:=[.AD11]*SQRT(([.AC11]/[.AB11])^2+([.AC11]^2+[.AA11]^2)/([.AB11]+[.Z11])^2)" office:value-type="float" office:value="0.0072382457847988" calcext:value-type="float">
            <text:p>0.007</text:p>
          </table:table-cell>
          <table:table-cell/>
          <table:table-cell table:style-name="ce5" office:value-type="string" calcext:value-type="string">
            <text:p>Current Gradient</text:p>
          </table:table-cell>
          <table:table-cell/>
          <table:table-cell table:style-name="ce7" table:formula="of:=(([.N11]-[.O11])*[.$M$2])/([.$N$2]*1.61E-019*1000)" office:value-type="float" office:value="1149484472049690" calcext:value-type="float">
            <text:p>1.15E+15</text:p>
          </table:table-cell>
          <table:table-cell office:value-type="float" office:value="560" calcext:value-type="float">
            <text:p>560</text:p>
          </table:table-cell>
          <table:table-cell table:style-name="ce7" table:formula="of:=[.AJ11]*[.$AG$8]" office:value-type="float" office:value="-30632000000" calcext:value-type="float">
            <text:p>-3.06E+10</text:p>
          </table:table-cell>
          <table:table-cell table:style-name="ce7" table:formula="of:=[.AK11]/[.$N$2]" office:value-type="float" office:value="-15316000000" calcext:value-type="float">
            <text:p>-1.53E+1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7"/>
          <table:table-cell table:style-name="ce8"/>
          <table:table-cell table:number-columns-repeated="2"/>
          <table:table-cell table:style-name="ce10"/>
          <table:table-cell table:number-columns-repeated="7"/>
          <table:table-cell table:style-name="ce13" table:number-columns-repeated="2"/>
          <table:table-cell/>
          <table:table-cell office:value-type="float" office:value="1.005" calcext:value-type="float">
            <text:p>1.01</text:p>
          </table:table-cell>
          <table:table-cell/>
          <table:table-cell table:style-name="ce7"/>
          <table:table-cell/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384.15" calcext:value-type="float">
            <text:p>1384.1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1/2-</text:p>
          </table:table-cell>
          <table:table-cell office:value-type="float" office:value="8" calcext:value-type="float">
            <text:p>8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  <table:table-cell table:formula="of:=[.J13]/([.$O$2]*1.661E-018)" office:value-type="float" office:value="1.76981045900891E+017" calcext:value-type="float">
            <text:p>1.77E+17</text:p>
          </table:table-cell>
          <table:table-cell/>
          <table:table-cell office:value-type="float" office:value="264029" calcext:value-type="float">
            <text:p>264029</text:p>
          </table:table-cell>
          <table:table-cell office:value-type="float" office:value="3173" calcext:value-type="float">
            <text:p>3173</text:p>
          </table:table-cell>
          <table:table-cell office:value-type="float" office:value="928" calcext:value-type="float">
            <text:p>928</text:p>
          </table:table-cell>
          <table:table-cell office:value-type="float" office:value="31" calcext:value-type="float">
            <text:p>31</text:p>
          </table:table-cell>
          <table:table-cell table:style-name="ce7" table:formula="of:=[.AI13]*[.$AG$12] + [.AK13]" office:value-type="float" office:value="1628297151696890" calcext:value-type="float">
            <text:p>1.63E+15</text:p>
          </table:table-cell>
          <table:table-cell table:style-name="ce8" table:formula="of:=((SQRT([.N13])+SQRT([.O13]))*[.$M$2]/(1.61E-019*1000*[.$N$2]))" office:value-type="float" office:value="3541409387455.95" calcext:value-type="float">
            <text:p>3.54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5" table:formula="of:=1E+027*[.P13]/([.L13]*[.R13]*[.$L$2]*[.AD13]*[.T13])" office:value-type="float" office:value="0.233089620556918" calcext:value-type="float">
            <text:p>0.233</text:p>
          </table:table-cell>
          <table:table-cell table:style-name="ce16" table:formula="of:=1E+027*[.Q13]/([.L13]*[.R13]*[.$L$2]*1*[.AD13])" office:value-type="float" office:value="0.00770853497294376" calcext:value-type="float">
            <text:p>0.008</text:p>
          </table:table-cell>
          <table:table-cell table:formula="of:=SQRT(([.AE13]/[.AD13])^2+([.K13]/[.J13])^2+([.S13]/[.R13])^2)" office:value-type="float" office:value="0.0133731139855927" calcext:value-type="float">
            <text:p>0.0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7" calcext:value-type="float">
            <text:p>17</text:p>
          </table:table-cell>
          <table:table-cell office:value-type="float" office:value="55624" calcext:value-type="float">
            <text:p>55624</text:p>
          </table:table-cell>
          <table:table-cell office:value-type="float" office:value="238" calcext:value-type="float">
            <text:p>238</text:p>
          </table:table-cell>
          <table:table-cell table:style-name="ce13" table:formula="of:=[.AB13]/([.AB13]+[.Z13])" office:value-type="float" office:value="0.994653362659371" calcext:value-type="float">
            <text:p>0.995</text:p>
          </table:table-cell>
          <table:table-cell table:style-name="ce13" table:formula="of:=[.AD13]*SQRT(([.AC13]/[.AB13])^2+([.AC13]^2+[.AA13]^2)/([.AB13]+[.Z13])^2)" office:value-type="float" office:value="0.00601022556216232" calcext:value-type="float">
            <text:p>0.006</text:p>
          </table:table-cell>
          <table:table-cell table:number-columns-repeated="3"/>
          <table:table-cell table:style-name="ce7" table:formula="of:=(([.N13]-[.O13])*[.$M$2])/([.$N$2]*1.61E-019*1000)" office:value-type="float" office:value="1620223602484472" calcext:value-type="float">
            <text:p>1.62E+15</text:p>
          </table:table-cell>
          <table:table-cell office:value-type="float" office:value="504" calcext:value-type="float">
            <text:p>504</text:p>
          </table:table-cell>
          <table:table-cell table:style-name="ce7" table:formula="of:=[.AJ13]*[.$AG$8]" office:value-type="float" office:value="-27568800000" calcext:value-type="float">
            <text:p>-2.76E+10</text:p>
          </table:table-cell>
          <table:table-cell table:style-name="ce7" table:formula="of:=[.AK13]/[.$N$2]" office:value-type="float" office:value="-13784400000" calcext:value-type="float">
            <text:p>-1.38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383.85" calcext:value-type="float">
            <text:p>1383.8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1/2-</text:p>
          </table:table-cell>
          <table:table-cell office:value-type="float" office:value="17" calcext:value-type="float">
            <text:p>17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14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379664" calcext:value-type="float">
            <text:p>379664</text:p>
          </table:table-cell>
          <table:table-cell office:value-type="float" office:value="7984" calcext:value-type="float">
            <text:p>7984</text:p>
          </table:table-cell>
          <table:table-cell office:value-type="float" office:value="3755" calcext:value-type="float">
            <text:p>3755</text:p>
          </table:table-cell>
          <table:table-cell office:value-type="float" office:value="62" calcext:value-type="float">
            <text:p>62</text:p>
          </table:table-cell>
          <table:table-cell table:style-name="ce7" table:formula="of:=[.AI14]*[.$AG$12] + [.AK14]" office:value-type="float" office:value="2320075339314286" calcext:value-type="float">
            <text:p>2.32E+15</text:p>
          </table:table-cell>
          <table:table-cell table:style-name="ce8" table:formula="of:=((SQRT([.N14])+SQRT([.O14]))*[.$M$2]/(1.61E-019*1000*[.$N$2]))" office:value-type="float" office:value="4382124469898.08" calcext:value-type="float">
            <text:p>4.38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14]/([.L14]*[.R14]*[.$L$2]*[.AD14]*[.T14])" office:value-type="float" office:value="0.648039174486006" calcext:value-type="float">
            <text:p>0.65</text:p>
          </table:table-cell>
          <table:table-cell table:formula="of:=1E+027*[.Q14]/([.L14]*[.R14]*[.$L$2]*1*[.AD14])" office:value-type="float" office:value="0.0105929812330096" calcext:value-type="float">
            <text:p>0.01</text:p>
          </table:table-cell>
          <table:table-cell table:formula="of:=SQRT(([.AE14]/[.AD14])^2+([.K14]/[.J14])^2+([.S14]/[.R14])^2)" office:value-type="float" office:value="0.0148849245408431" calcext:value-type="float">
            <text:p>0.01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office:value-type="float" office:value="172848" calcext:value-type="float">
            <text:p>172848</text:p>
          </table:table-cell>
          <table:table-cell office:value-type="float" office:value="416" calcext:value-type="float">
            <text:p>416</text:p>
          </table:table-cell>
          <table:table-cell table:style-name="ce13" table:formula="of:=[.AB14]/([.AB14]+[.Z14])" office:value-type="float" office:value="0.995547773598816" calcext:value-type="float">
            <text:p>0.996</text:p>
          </table:table-cell>
          <table:table-cell table:style-name="ce13" table:formula="of:=[.AD14]*SQRT(([.AC14]/[.AB14])^2+([.AC14]^2+[.AA14]^2)/([.AB14]+[.Z14])^2)" office:value-type="float" office:value="0.00338476418853331" calcext:value-type="float">
            <text:p>0.003</text:p>
          </table:table-cell>
          <table:table-cell table:number-columns-repeated="3"/>
          <table:table-cell table:style-name="ce7" table:formula="of:=(([.N14]-[.O14])*[.$M$2])/([.$N$2]*1.61E-019*1000)" office:value-type="float" office:value="2308571428571429" calcext:value-type="float">
            <text:p>2.31E+15</text:p>
          </table:table-cell>
          <table:table-cell office:value-type="float" office:value="712" calcext:value-type="float">
            <text:p>712</text:p>
          </table:table-cell>
          <table:table-cell table:style-name="ce7" table:formula="of:=[.AJ14]*[.$AG$8]" office:value-type="float" office:value="-38946400000" calcext:value-type="float">
            <text:p>-3.89E+10</text:p>
          </table:table-cell>
          <table:table-cell table:style-name="ce7" table:formula="of:=[.AK14]/[.$N$2]" office:value-type="float" office:value="-19473200000" calcext:value-type="float">
            <text:p>-1.95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388.55" calcext:value-type="float">
            <text:p>1388.5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1/2-</text:p>
          </table:table-cell>
          <table:table-cell office:value-type="float" office:value="31" calcext:value-type="float">
            <text:p>31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15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358901" calcext:value-type="float">
            <text:p>358901</text:p>
          </table:table-cell>
          <table:table-cell office:value-type="float" office:value="5111" calcext:value-type="float">
            <text:p>5111</text:p>
          </table:table-cell>
          <table:table-cell office:value-type="float" office:value="5689" calcext:value-type="float">
            <text:p>5689</text:p>
          </table:table-cell>
          <table:table-cell office:value-type="float" office:value="76" calcext:value-type="float">
            <text:p>76</text:p>
          </table:table-cell>
          <table:table-cell table:style-name="ce7" table:formula="of:=[.AI15]*[.$AG$12] + [.AK15]" office:value-type="float" office:value="2208404143629810" calcext:value-type="float">
            <text:p>2.21E+15</text:p>
          </table:table-cell>
          <table:table-cell table:style-name="ce8" table:formula="of:=((SQRT([.N15])+SQRT([.O15]))*[.$M$2]/(1.61E-019*1000*[.$N$2]))" office:value-type="float" office:value="4165060402768.27" calcext:value-type="float">
            <text:p>4.17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15]/([.L15]*[.R15]*[.$L$2]*[.AD15]*[.T15])" office:value-type="float" office:value="1.0316793900497" calcext:value-type="float">
            <text:p>1.03</text:p>
          </table:table-cell>
          <table:table-cell table:formula="of:=1E+027*[.Q15]/([.L15]*[.R15]*[.$L$2]*1*[.AD15])" office:value-type="float" office:value="0.0136444994388011" calcext:value-type="float">
            <text:p>0.01</text:p>
          </table:table-cell>
          <table:table-cell table:formula="of:=SQRT(([.AE15]/[.AD15])^2+([.K15]/[.J15])^2+([.S15]/[.R15])^2)" office:value-type="float" office:value="0.0151713663763716" calcext:value-type="float">
            <text:p>0.02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22" calcext:value-type="float">
            <text:p>22</text:p>
          </table:table-cell>
          <table:table-cell office:value-type="float" office:value="99371" calcext:value-type="float">
            <text:p>99371</text:p>
          </table:table-cell>
          <table:table-cell office:value-type="float" office:value="316" calcext:value-type="float">
            <text:p>316</text:p>
          </table:table-cell>
          <table:table-cell table:style-name="ce13" table:formula="of:=[.AB15]/([.AB15]+[.Z15])" office:value-type="float" office:value="0.995332391798632" calcext:value-type="float">
            <text:p>0.995</text:p>
          </table:table-cell>
          <table:table-cell table:style-name="ce13" table:formula="of:=[.AD15]*SQRT(([.AC15]/[.AB15])^2+([.AC15]^2+[.AA15]^2)/([.AB15]+[.Z15])^2)" office:value-type="float" office:value="0.00447115952099112" calcext:value-type="float">
            <text:p>0.004</text:p>
          </table:table-cell>
          <table:table-cell table:number-columns-repeated="3"/>
          <table:table-cell table:style-name="ce7" table:formula="of:=(([.N15]-[.O15])*[.$M$2])/([.$N$2]*1.61E-019*1000)" office:value-type="float" office:value="2.19745341614907E+015" calcext:value-type="float">
            <text:p>2.20E+15</text:p>
          </table:table-cell>
          <table:table-cell office:value-type="float" office:value="668" calcext:value-type="float">
            <text:p>668</text:p>
          </table:table-cell>
          <table:table-cell table:style-name="ce7" table:formula="of:=[.AJ15]*[.$AG$8]" office:value-type="float" office:value="-36539600000" calcext:value-type="float">
            <text:p>-3.65E+10</text:p>
          </table:table-cell>
          <table:table-cell table:style-name="ce7" table:formula="of:=[.AK15]/[.$N$2]" office:value-type="float" office:value="-18269800000" calcext:value-type="float">
            <text:p>-1.83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390.07" calcext:value-type="float">
            <text:p>1390.07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1/2-</text:p>
          </table:table-cell>
          <table:table-cell office:value-type="float" office:value="39" calcext:value-type="float">
            <text:p>39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16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187657" calcext:value-type="float">
            <text:p>187657</text:p>
          </table:table-cell>
          <table:table-cell office:value-type="float" office:value="2590" calcext:value-type="float">
            <text:p>2590</text:p>
          </table:table-cell>
          <table:table-cell office:value-type="float" office:value="3960" calcext:value-type="float">
            <text:p>3960</text:p>
          </table:table-cell>
          <table:table-cell office:value-type="float" office:value="64" calcext:value-type="float">
            <text:p>64</text:p>
          </table:table-cell>
          <table:table-cell table:style-name="ce7" table:formula="of:=[.AI16]*[.$AG$12] + [.AK16]" office:value-type="float" office:value="1155201262409940" calcext:value-type="float">
            <text:p>1.16E+15</text:p>
          </table:table-cell>
          <table:table-cell table:style-name="ce8" table:formula="of:=((SQRT([.N16])+SQRT([.O16]))*[.$M$2]/(1.61E-019*1000*[.$N$2]))" office:value-type="float" office:value="3006745307720.53" calcext:value-type="float">
            <text:p>3.01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16]/([.L16]*[.R16]*[.$L$2]*[.AD16]*[.T16])" office:value-type="float" office:value="1.37298818786068" calcext:value-type="float">
            <text:p>1.37</text:p>
          </table:table-cell>
          <table:table-cell table:formula="of:=1E+027*[.Q16]/([.L16]*[.R16]*[.$L$2]*1*[.AD16])" office:value-type="float" office:value="0.0219678110057708" calcext:value-type="float">
            <text:p>0.02</text:p>
          </table:table-cell>
          <table:table-cell table:formula="of:=SQRT(([.AE16]/[.AD16])^2+([.K16]/[.J16])^2+([.S16]/[.R16])^2)" office:value-type="float" office:value="0.0163126820393418" calcext:value-type="float">
            <text:p>0.0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float" office:value="38651" calcext:value-type="float">
            <text:p>38651</text:p>
          </table:table-cell>
          <table:table-cell office:value-type="float" office:value="199" calcext:value-type="float">
            <text:p>199</text:p>
          </table:table-cell>
          <table:table-cell table:style-name="ce13" table:formula="of:=[.AB16]/([.AB16]+[.Z16])" office:value-type="float" office:value="0.995236378617777" calcext:value-type="float">
            <text:p>0.995</text:p>
          </table:table-cell>
          <table:table-cell table:style-name="ce13" table:formula="of:=[.AD16]*SQRT(([.AC16]/[.AB16])^2+([.AC16]^2+[.AA16]^2)/([.AB16]+[.Z16])^2)" office:value-type="float" office:value="0.0072382457847988" calcext:value-type="float">
            <text:p>0.007</text:p>
          </table:table-cell>
          <table:table-cell table:number-columns-repeated="3"/>
          <table:table-cell table:style-name="ce7" table:formula="of:=(([.N16]-[.O16])*[.$M$2])/([.$N$2]*1.61E-019*1000)" office:value-type="float" office:value="1149484472049690" calcext:value-type="float">
            <text:p>1.15E+15</text:p>
          </table:table-cell>
          <table:table-cell office:value-type="float" office:value="560" calcext:value-type="float">
            <text:p>560</text:p>
          </table:table-cell>
          <table:table-cell table:style-name="ce7" table:formula="of:=[.AJ16]*[.$AG$8]" office:value-type="float" office:value="-30632000000" calcext:value-type="float">
            <text:p>-3.06E+10</text:p>
          </table:table-cell>
          <table:table-cell table:style-name="ce7" table:formula="of:=[.AK16]/[.$N$2]" office:value-type="float" office:value="-15316000000" calcext:value-type="float">
            <text:p>-1.53E+1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7"/>
          <table:table-cell table:style-name="ce8"/>
          <table:table-cell table:number-columns-repeated="2"/>
          <table:table-cell table:style-name="ce10"/>
          <table:table-cell table:number-columns-repeated="7"/>
          <table:table-cell table:style-name="ce13" table:number-columns-repeated="2"/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327.54" calcext:value-type="float">
            <text:p>1327.54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3/2+</text:p>
          </table:table-cell>
          <table:table-cell office:value-type="float" office:value="8" calcext:value-type="float">
            <text:p>8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  <table:table-cell table:formula="of:=[.J18]/([.$O$2]*1.661E-018)" office:value-type="float" office:value="1.76981045900891E+017" calcext:value-type="float">
            <text:p>1.77E+17</text:p>
          </table:table-cell>
          <table:table-cell/>
          <table:table-cell office:value-type="float" office:value="264029" calcext:value-type="float">
            <text:p>264029</text:p>
          </table:table-cell>
          <table:table-cell office:value-type="float" office:value="3173" calcext:value-type="float">
            <text:p>3173</text:p>
          </table:table-cell>
          <table:table-cell office:value-type="float" office:value="3535" calcext:value-type="float">
            <text:p>3535</text:p>
          </table:table-cell>
          <table:table-cell office:value-type="float" office:value="63" calcext:value-type="float">
            <text:p>63</text:p>
          </table:table-cell>
          <table:table-cell table:style-name="ce7" table:formula="of:=[.AI18]*[.$AG$12] + [.AK18]" office:value-type="float" office:value="1628297151696890" calcext:value-type="float">
            <text:p>1.63E+15</text:p>
          </table:table-cell>
          <table:table-cell table:style-name="ce8" table:formula="of:=((SQRT([.N18])+SQRT([.O18]))*[.$M$2]/(1.61E-019*1000*[.$N$2]))" office:value-type="float" office:value="3541409387455.95" calcext:value-type="float">
            <text:p>3.54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18]/([.L18]*[.R18]*[.$L$2]*[.AD18]*[.T18])" office:value-type="float" office:value="0.887900655893001" calcext:value-type="float">
            <text:p>0.89</text:p>
          </table:table-cell>
          <table:table-cell table:formula="of:=1E+027*[.Q18]/([.L18]*[.R18]*[.$L$2]*1*[.AD18])" office:value-type="float" office:value="0.0156657323643696" calcext:value-type="float">
            <text:p>0.02</text:p>
          </table:table-cell>
          <table:table-cell table:formula="of:=SQRT(([.AE18]/[.AD18])^2+([.K18]/[.J18])^2+([.S18]/[.R18])^2)" office:value-type="float" office:value="0.0133731139855927" calcext:value-type="float">
            <text:p>0.0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7" calcext:value-type="float">
            <text:p>17</text:p>
          </table:table-cell>
          <table:table-cell office:value-type="float" office:value="55624" calcext:value-type="float">
            <text:p>55624</text:p>
          </table:table-cell>
          <table:table-cell office:value-type="float" office:value="238" calcext:value-type="float">
            <text:p>238</text:p>
          </table:table-cell>
          <table:table-cell table:style-name="ce13" table:formula="of:=[.AB18]/([.AB18]+[.Z18])" office:value-type="float" office:value="0.994653362659371" calcext:value-type="float">
            <text:p>0.995</text:p>
          </table:table-cell>
          <table:table-cell table:style-name="ce13" table:formula="of:=[.AD18]*SQRT(([.AC18]/[.AB18])^2+([.AC18]^2+[.AA18]^2)/([.AB18]+[.Z18])^2)" office:value-type="float" office:value="0.00601022556216232" calcext:value-type="float">
            <text:p>0.006</text:p>
          </table:table-cell>
          <table:table-cell table:number-columns-repeated="3"/>
          <table:table-cell table:style-name="ce7" table:formula="of:=(([.N18]-[.O18])*[.$M$2])/([.$N$2]*1.61E-019*1000)" office:value-type="float" office:value="1620223602484472" calcext:value-type="float">
            <text:p>1.62E+15</text:p>
          </table:table-cell>
          <table:table-cell office:value-type="float" office:value="504" calcext:value-type="float">
            <text:p>504</text:p>
          </table:table-cell>
          <table:table-cell table:style-name="ce7" table:formula="of:=[.AJ18]*[.$AG$8]" office:value-type="float" office:value="-27568800000" calcext:value-type="float">
            <text:p>-2.76E+10</text:p>
          </table:table-cell>
          <table:table-cell table:style-name="ce7" table:formula="of:=[.AK18]/[.$N$2]" office:value-type="float" office:value="-13784400000" calcext:value-type="float">
            <text:p>-1.38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326.71" calcext:value-type="float">
            <text:p>1326.7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3/2+</text:p>
          </table:table-cell>
          <table:table-cell office:value-type="float" office:value="17" calcext:value-type="float">
            <text:p>17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19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379664" calcext:value-type="float">
            <text:p>379664</text:p>
          </table:table-cell>
          <table:table-cell office:value-type="float" office:value="7984" calcext:value-type="float">
            <text:p>7984</text:p>
          </table:table-cell>
          <table:table-cell office:value-type="float" office:value="21737" calcext:value-type="float">
            <text:p>21737</text:p>
          </table:table-cell>
          <table:table-cell office:value-type="float" office:value="161" calcext:value-type="float">
            <text:p>161</text:p>
          </table:table-cell>
          <table:table-cell table:style-name="ce7" table:formula="of:=[.AI19]*[.$AG$12] + [.AK19]" office:value-type="float" office:value="2320075339314286" calcext:value-type="float">
            <text:p>2.32E+15</text:p>
          </table:table-cell>
          <table:table-cell table:style-name="ce8" table:formula="of:=((SQRT([.N19])+SQRT([.O19]))*[.$M$2]/(1.61E-019*1000*[.$N$2]))" office:value-type="float" office:value="4382124469898.08" calcext:value-type="float">
            <text:p>4.38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19]/([.L19]*[.R19]*[.$L$2]*[.AD19]*[.T19])" office:value-type="float" office:value="3.7513788377636" calcext:value-type="float">
            <text:p>3.75</text:p>
          </table:table-cell>
          <table:table-cell table:formula="of:=1E+027*[.Q19]/([.L19]*[.R19]*[.$L$2]*1*[.AD19])" office:value-type="float" office:value="0.0275075802986217" calcext:value-type="float">
            <text:p>0.03</text:p>
          </table:table-cell>
          <table:table-cell table:formula="of:=SQRT(([.AE19]/[.AD19])^2+([.K19]/[.J19])^2+([.S19]/[.R19])^2)" office:value-type="float" office:value="0.0148849245408431" calcext:value-type="float">
            <text:p>0.01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office:value-type="float" office:value="172848" calcext:value-type="float">
            <text:p>172848</text:p>
          </table:table-cell>
          <table:table-cell office:value-type="float" office:value="416" calcext:value-type="float">
            <text:p>416</text:p>
          </table:table-cell>
          <table:table-cell table:style-name="ce13" table:formula="of:=[.AB19]/([.AB19]+[.Z19])" office:value-type="float" office:value="0.995547773598816" calcext:value-type="float">
            <text:p>0.996</text:p>
          </table:table-cell>
          <table:table-cell table:style-name="ce13" table:formula="of:=[.AD19]*SQRT(([.AC19]/[.AB19])^2+([.AC19]^2+[.AA19]^2)/([.AB19]+[.Z19])^2)" office:value-type="float" office:value="0.00338476418853331" calcext:value-type="float">
            <text:p>0.003</text:p>
          </table:table-cell>
          <table:table-cell table:number-columns-repeated="3"/>
          <table:table-cell table:style-name="ce7" table:formula="of:=(([.N19]-[.O19])*[.$M$2])/([.$N$2]*1.61E-019*1000)" office:value-type="float" office:value="2308571428571429" calcext:value-type="float">
            <text:p>2.31E+15</text:p>
          </table:table-cell>
          <table:table-cell office:value-type="float" office:value="712" calcext:value-type="float">
            <text:p>712</text:p>
          </table:table-cell>
          <table:table-cell table:style-name="ce7" table:formula="of:=[.AJ19]*[.$AG$8]" office:value-type="float" office:value="-38946400000" calcext:value-type="float">
            <text:p>-3.89E+10</text:p>
          </table:table-cell>
          <table:table-cell table:style-name="ce7" table:formula="of:=[.AK19]/[.$N$2]" office:value-type="float" office:value="-19473200000" calcext:value-type="float">
            <text:p>-1.95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331.55" calcext:value-type="float">
            <text:p>1331.5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3/2+</text:p>
          </table:table-cell>
          <table:table-cell office:value-type="float" office:value="31" calcext:value-type="float">
            <text:p>31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20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358901" calcext:value-type="float">
            <text:p>358901</text:p>
          </table:table-cell>
          <table:table-cell office:value-type="float" office:value="5111" calcext:value-type="float">
            <text:p>5111</text:p>
          </table:table-cell>
          <table:table-cell office:value-type="float" office:value="5265" calcext:value-type="float">
            <text:p>5265</text:p>
          </table:table-cell>
          <table:table-cell office:value-type="float" office:value="78" calcext:value-type="float">
            <text:p>78</text:p>
          </table:table-cell>
          <table:table-cell table:style-name="ce7" table:formula="of:=[.AI20]*[.$AG$12] + [.AK20]" office:value-type="float" office:value="2208404143629810" calcext:value-type="float">
            <text:p>2.21E+15</text:p>
          </table:table-cell>
          <table:table-cell table:style-name="ce8" table:formula="of:=((SQRT([.N20])+SQRT([.O20]))*[.$M$2]/(1.61E-019*1000*[.$N$2]))" office:value-type="float" office:value="4165060402768.27" calcext:value-type="float">
            <text:p>4.17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20]/([.L20]*[.R20]*[.$L$2]*[.AD20]*[.T20])" office:value-type="float" office:value="0.954788537284527" calcext:value-type="float">
            <text:p>0.95</text:p>
          </table:table-cell>
          <table:table-cell table:formula="of:=1E+027*[.Q20]/([.L20]*[.R20]*[.$L$2]*1*[.AD20])" office:value-type="float" office:value="0.0140035652135064" calcext:value-type="float">
            <text:p>0.01</text:p>
          </table:table-cell>
          <table:table-cell table:formula="of:=SQRT(([.AE20]/[.AD20])^2+([.K20]/[.J20])^2+([.S20]/[.R20])^2)" office:value-type="float" office:value="0.0151713663763716" calcext:value-type="float">
            <text:p>0.02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22" calcext:value-type="float">
            <text:p>22</text:p>
          </table:table-cell>
          <table:table-cell office:value-type="float" office:value="99371" calcext:value-type="float">
            <text:p>99371</text:p>
          </table:table-cell>
          <table:table-cell office:value-type="float" office:value="316" calcext:value-type="float">
            <text:p>316</text:p>
          </table:table-cell>
          <table:table-cell table:style-name="ce13" table:formula="of:=[.AB20]/([.AB20]+[.Z20])" office:value-type="float" office:value="0.995332391798632" calcext:value-type="float">
            <text:p>0.995</text:p>
          </table:table-cell>
          <table:table-cell table:style-name="ce13" table:formula="of:=[.AD20]*SQRT(([.AC20]/[.AB20])^2+([.AC20]^2+[.AA20]^2)/([.AB20]+[.Z20])^2)" office:value-type="float" office:value="0.00447115952099112" calcext:value-type="float">
            <text:p>0.004</text:p>
          </table:table-cell>
          <table:table-cell table:number-columns-repeated="3"/>
          <table:table-cell table:style-name="ce7" table:formula="of:=(([.N20]-[.O20])*[.$M$2])/([.$N$2]*1.61E-019*1000)" office:value-type="float" office:value="2.19745341614907E+015" calcext:value-type="float">
            <text:p>2.20E+15</text:p>
          </table:table-cell>
          <table:table-cell office:value-type="float" office:value="668" calcext:value-type="float">
            <text:p>668</text:p>
          </table:table-cell>
          <table:table-cell table:style-name="ce7" table:formula="of:=[.AJ20]*[.$AG$8]" office:value-type="float" office:value="-36539600000" calcext:value-type="float">
            <text:p>-3.65E+10</text:p>
          </table:table-cell>
          <table:table-cell table:style-name="ce7" table:formula="of:=[.AK20]/[.$N$2]" office:value-type="float" office:value="-18269800000" calcext:value-type="float">
            <text:p>-1.83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333.47" calcext:value-type="float">
            <text:p>1333.4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3/2+</text:p>
          </table:table-cell>
          <table:table-cell office:value-type="float" office:value="39" calcext:value-type="float">
            <text:p>39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21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187657" calcext:value-type="float">
            <text:p>187657</text:p>
          </table:table-cell>
          <table:table-cell office:value-type="float" office:value="2590" calcext:value-type="float">
            <text:p>2590</text:p>
          </table:table-cell>
          <table:table-cell office:value-type="float" office:value="3330" calcext:value-type="float">
            <text:p>3330</text:p>
          </table:table-cell>
          <table:table-cell office:value-type="float" office:value="63" calcext:value-type="float">
            <text:p>63</text:p>
          </table:table-cell>
          <table:table-cell table:style-name="ce7" table:formula="of:=[.AI21]*[.$AG$12] + [.AK21]" office:value-type="float" office:value="1155201262409940" calcext:value-type="float">
            <text:p>1.16E+15</text:p>
          </table:table-cell>
          <table:table-cell table:style-name="ce8" table:formula="of:=((SQRT([.N21])+SQRT([.O21]))*[.$M$2]/(1.61E-019*1000*[.$N$2]))" office:value-type="float" office:value="3006745307720.53" calcext:value-type="float">
            <text:p>3.01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21]/([.L21]*[.R21]*[.$L$2]*[.AD21]*[.T21])" office:value-type="float" office:value="1.15455824888284" calcext:value-type="float">
            <text:p>1.15</text:p>
          </table:table-cell>
          <table:table-cell table:formula="of:=1E+027*[.Q21]/([.L21]*[.R21]*[.$L$2]*1*[.AD21])" office:value-type="float" office:value="0.0216245639588056" calcext:value-type="float">
            <text:p>0.02</text:p>
          </table:table-cell>
          <table:table-cell table:formula="of:=SQRT(([.AE21]/[.AD21])^2+([.K21]/[.J21])^2+([.S21]/[.R21])^2)" office:value-type="float" office:value="0.0163126820393418" calcext:value-type="float">
            <text:p>0.0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float" office:value="38651" calcext:value-type="float">
            <text:p>38651</text:p>
          </table:table-cell>
          <table:table-cell office:value-type="float" office:value="199" calcext:value-type="float">
            <text:p>199</text:p>
          </table:table-cell>
          <table:table-cell table:style-name="ce13" table:formula="of:=[.AB21]/([.AB21]+[.Z21])" office:value-type="float" office:value="0.995236378617777" calcext:value-type="float">
            <text:p>0.995</text:p>
          </table:table-cell>
          <table:table-cell table:style-name="ce13" table:formula="of:=[.AD21]*SQRT(([.AC21]/[.AB21])^2+([.AC21]^2+[.AA21]^2)/([.AB21]+[.Z21])^2)" office:value-type="float" office:value="0.0072382457847988" calcext:value-type="float">
            <text:p>0.007</text:p>
          </table:table-cell>
          <table:table-cell table:number-columns-repeated="3"/>
          <table:table-cell table:style-name="ce7" table:formula="of:=(([.N21]-[.O21])*[.$M$2])/([.$N$2]*1.61E-019*1000)" office:value-type="float" office:value="1149484472049690" calcext:value-type="float">
            <text:p>1.15E+15</text:p>
          </table:table-cell>
          <table:table-cell office:value-type="float" office:value="560" calcext:value-type="float">
            <text:p>560</text:p>
          </table:table-cell>
          <table:table-cell table:style-name="ce7" table:formula="of:=[.AJ21]*[.$AG$8]" office:value-type="float" office:value="-30632000000" calcext:value-type="float">
            <text:p>-3.06E+10</text:p>
          </table:table-cell>
          <table:table-cell table:style-name="ce7" table:formula="of:=[.AK21]/[.$N$2]" office:value-type="float" office:value="-15316000000" calcext:value-type="float">
            <text:p>-1.53E+1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7"/>
          <table:table-cell table:style-name="ce8"/>
          <table:table-cell table:number-columns-repeated="2"/>
          <table:table-cell table:style-name="ce10"/>
          <table:table-cell table:number-columns-repeated="7"/>
          <table:table-cell table:style-name="ce13" table:number-columns-repeated="2"/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299.41" calcext:value-type="float">
            <text:p>1299.4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5/2+</text:p>
          </table:table-cell>
          <table:table-cell office:value-type="float" office:value="8" calcext:value-type="float">
            <text:p>8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  <table:table-cell table:formula="of:=[.J23]/([.$O$2]*1.661E-018)" office:value-type="float" office:value="1.76981045900891E+017" calcext:value-type="float">
            <text:p>1.77E+17</text:p>
          </table:table-cell>
          <table:table-cell/>
          <table:table-cell office:value-type="float" office:value="264029" calcext:value-type="float">
            <text:p>264029</text:p>
          </table:table-cell>
          <table:table-cell office:value-type="float" office:value="3173" calcext:value-type="float">
            <text:p>3173</text:p>
          </table:table-cell>
          <table:table-cell office:value-type="float" office:value="9859" calcext:value-type="float">
            <text:p>9859</text:p>
          </table:table-cell>
          <table:table-cell office:value-type="float" office:value="102" calcext:value-type="float">
            <text:p>102</text:p>
          </table:table-cell>
          <table:table-cell table:style-name="ce7" table:formula="of:=[.AI23]*[.$AG$12] + [.AK23]" office:value-type="float" office:value="1628297151696890" calcext:value-type="float">
            <text:p>1.63E+15</text:p>
          </table:table-cell>
          <table:table-cell table:style-name="ce8" table:formula="of:=((SQRT([.N23])+SQRT([.O23]))*[.$M$2]/(1.61E-019*1000*[.$N$2]))" office:value-type="float" office:value="3541409387455.95" calcext:value-type="float">
            <text:p>3.54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23]/([.L23]*[.R23]*[.$L$2]*[.AD23]*[.T23])" office:value-type="float" office:value="2.47632604425717" calcext:value-type="float">
            <text:p>2.48</text:p>
          </table:table-cell>
          <table:table-cell table:formula="of:=1E+027*[.Q23]/([.L23]*[.R23]*[.$L$2]*1*[.AD23])" office:value-type="float" office:value="0.0253635666851698" calcext:value-type="float">
            <text:p>0.03</text:p>
          </table:table-cell>
          <table:table-cell table:formula="of:=SQRT(([.AE23]/[.AD23])^2+([.K23]/[.J23])^2+([.S23]/[.R23])^2)" office:value-type="float" office:value="0.0133731139855927" calcext:value-type="float">
            <text:p>0.0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7" calcext:value-type="float">
            <text:p>17</text:p>
          </table:table-cell>
          <table:table-cell office:value-type="float" office:value="55624" calcext:value-type="float">
            <text:p>55624</text:p>
          </table:table-cell>
          <table:table-cell office:value-type="float" office:value="238" calcext:value-type="float">
            <text:p>238</text:p>
          </table:table-cell>
          <table:table-cell table:style-name="ce13" table:formula="of:=[.AB23]/([.AB23]+[.Z23])" office:value-type="float" office:value="0.994653362659371" calcext:value-type="float">
            <text:p>0.995</text:p>
          </table:table-cell>
          <table:table-cell table:style-name="ce13" table:formula="of:=[.AD23]*SQRT(([.AC23]/[.AB23])^2+([.AC23]^2+[.AA23]^2)/([.AB23]+[.Z23])^2)" office:value-type="float" office:value="0.00601022556216232" calcext:value-type="float">
            <text:p>0.006</text:p>
          </table:table-cell>
          <table:table-cell table:number-columns-repeated="3"/>
          <table:table-cell table:style-name="ce7" table:formula="of:=(([.N23]-[.O23])*[.$M$2])/([.$N$2]*1.61E-019*1000)" office:value-type="float" office:value="1620223602484472" calcext:value-type="float">
            <text:p>1.62E+15</text:p>
          </table:table-cell>
          <table:table-cell office:value-type="float" office:value="504" calcext:value-type="float">
            <text:p>504</text:p>
          </table:table-cell>
          <table:table-cell table:style-name="ce7" table:formula="of:=[.AJ23]*[.$AG$8]" office:value-type="float" office:value="-27568800000" calcext:value-type="float">
            <text:p>-2.76E+10</text:p>
          </table:table-cell>
          <table:table-cell table:style-name="ce7" table:formula="of:=[.AK23]/[.$N$2]" office:value-type="float" office:value="-13784400000" calcext:value-type="float">
            <text:p>-1.38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298.76" calcext:value-type="float">
            <text:p>1298.7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5/2+</text:p>
          </table:table-cell>
          <table:table-cell office:value-type="float" office:value="17" calcext:value-type="float">
            <text:p>17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24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379664" calcext:value-type="float">
            <text:p>379664</text:p>
          </table:table-cell>
          <table:table-cell office:value-type="float" office:value="7984" calcext:value-type="float">
            <text:p>7984</text:p>
          </table:table-cell>
          <table:table-cell office:value-type="float" office:value="71796" calcext:value-type="float">
            <text:p>71796</text:p>
          </table:table-cell>
          <table:table-cell office:value-type="float" office:value="279" calcext:value-type="float">
            <text:p>279</text:p>
          </table:table-cell>
          <table:table-cell table:style-name="ce7" table:formula="of:=[.AI24]*[.$AG$12] + [.AK24]" office:value-type="float" office:value="2320075339314286" calcext:value-type="float">
            <text:p>2.32E+15</text:p>
          </table:table-cell>
          <table:table-cell table:style-name="ce8" table:formula="of:=((SQRT([.N24])+SQRT([.O24]))*[.$M$2]/(1.61E-019*1000*[.$N$2]))" office:value-type="float" office:value="4382124469898.08" calcext:value-type="float">
            <text:p>4.38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24]/([.L24]*[.R24]*[.$L$2]*[.AD24]*[.T24])" office:value-type="float" office:value="12.3905780483082" calcext:value-type="float">
            <text:p>12.39</text:p>
          </table:table-cell>
          <table:table-cell table:formula="of:=1E+027*[.Q24]/([.L24]*[.R24]*[.$L$2]*1*[.AD24])" office:value-type="float" office:value="0.0476684155485432" calcext:value-type="float">
            <text:p>0.05</text:p>
          </table:table-cell>
          <table:table-cell table:formula="of:=SQRT(([.AE24]/[.AD24])^2+([.K24]/[.J24])^2+([.S24]/[.R24])^2)" office:value-type="float" office:value="0.0148849245408431" calcext:value-type="float">
            <text:p>0.01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office:value-type="float" office:value="172848" calcext:value-type="float">
            <text:p>172848</text:p>
          </table:table-cell>
          <table:table-cell office:value-type="float" office:value="416" calcext:value-type="float">
            <text:p>416</text:p>
          </table:table-cell>
          <table:table-cell table:style-name="ce13" table:formula="of:=[.AB24]/([.AB24]+[.Z24])" office:value-type="float" office:value="0.995547773598816" calcext:value-type="float">
            <text:p>0.996</text:p>
          </table:table-cell>
          <table:table-cell table:style-name="ce13" table:formula="of:=[.AD24]*SQRT(([.AC24]/[.AB24])^2+([.AC24]^2+[.AA24]^2)/([.AB24]+[.Z24])^2)" office:value-type="float" office:value="0.00338476418853331" calcext:value-type="float">
            <text:p>0.003</text:p>
          </table:table-cell>
          <table:table-cell table:number-columns-repeated="3"/>
          <table:table-cell table:style-name="ce7" table:formula="of:=(([.N24]-[.O24])*[.$M$2])/([.$N$2]*1.61E-019*1000)" office:value-type="float" office:value="2308571428571429" calcext:value-type="float">
            <text:p>2.31E+15</text:p>
          </table:table-cell>
          <table:table-cell office:value-type="float" office:value="712" calcext:value-type="float">
            <text:p>712</text:p>
          </table:table-cell>
          <table:table-cell table:style-name="ce7" table:formula="of:=[.AJ24]*[.$AG$8]" office:value-type="float" office:value="-38946400000" calcext:value-type="float">
            <text:p>-3.89E+10</text:p>
          </table:table-cell>
          <table:table-cell table:style-name="ce7" table:formula="of:=[.AK24]/[.$N$2]" office:value-type="float" office:value="-19473200000" calcext:value-type="float">
            <text:p>-1.95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303.35" calcext:value-type="float">
            <text:p>1303.35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5/2+</text:p>
          </table:table-cell>
          <table:table-cell office:value-type="float" office:value="31" calcext:value-type="float">
            <text:p>31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25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358901" calcext:value-type="float">
            <text:p>358901</text:p>
          </table:table-cell>
          <table:table-cell office:value-type="float" office:value="5111" calcext:value-type="float">
            <text:p>5111</text:p>
          </table:table-cell>
          <table:table-cell office:value-type="float" office:value="20059" calcext:value-type="float">
            <text:p>20059</text:p>
          </table:table-cell>
          <table:table-cell office:value-type="float" office:value="146" calcext:value-type="float">
            <text:p>146</text:p>
          </table:table-cell>
          <table:table-cell table:style-name="ce7" table:formula="of:=[.AI25]*[.$AG$12] + [.AK25]" office:value-type="float" office:value="2208404143629810" calcext:value-type="float">
            <text:p>2.21E+15</text:p>
          </table:table-cell>
          <table:table-cell table:style-name="ce8" table:formula="of:=((SQRT([.N25])+SQRT([.O25]))*[.$M$2]/(1.61E-019*1000*[.$N$2]))" office:value-type="float" office:value="4165060402768.27" calcext:value-type="float">
            <text:p>4.17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25]/([.L25]*[.R25]*[.$L$2]*[.AD25]*[.T25])" office:value-type="float" office:value="3.63762645192599" calcext:value-type="float">
            <text:p>3.64</text:p>
          </table:table-cell>
          <table:table-cell table:formula="of:=1E+027*[.Q25]/([.L25]*[.R25]*[.$L$2]*1*[.AD25])" office:value-type="float" office:value="0.0262118015534864" calcext:value-type="float">
            <text:p>0.03</text:p>
          </table:table-cell>
          <table:table-cell table:formula="of:=SQRT(([.AE25]/[.AD25])^2+([.K25]/[.J25])^2+([.S25]/[.R25])^2)" office:value-type="float" office:value="0.0151713663763716" calcext:value-type="float">
            <text:p>0.02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22" calcext:value-type="float">
            <text:p>22</text:p>
          </table:table-cell>
          <table:table-cell office:value-type="float" office:value="99371" calcext:value-type="float">
            <text:p>99371</text:p>
          </table:table-cell>
          <table:table-cell office:value-type="float" office:value="316" calcext:value-type="float">
            <text:p>316</text:p>
          </table:table-cell>
          <table:table-cell table:style-name="ce13" table:formula="of:=[.AB25]/([.AB25]+[.Z25])" office:value-type="float" office:value="0.995332391798632" calcext:value-type="float">
            <text:p>0.995</text:p>
          </table:table-cell>
          <table:table-cell table:style-name="ce13" table:formula="of:=[.AD25]*SQRT(([.AC25]/[.AB25])^2+([.AC25]^2+[.AA25]^2)/([.AB25]+[.Z25])^2)" office:value-type="float" office:value="0.00447115952099112" calcext:value-type="float">
            <text:p>0.004</text:p>
          </table:table-cell>
          <table:table-cell table:number-columns-repeated="3"/>
          <table:table-cell table:style-name="ce7" table:formula="of:=(([.N25]-[.O25])*[.$M$2])/([.$N$2]*1.61E-019*1000)" office:value-type="float" office:value="2.19745341614907E+015" calcext:value-type="float">
            <text:p>2.20E+15</text:p>
          </table:table-cell>
          <table:table-cell office:value-type="float" office:value="668" calcext:value-type="float">
            <text:p>668</text:p>
          </table:table-cell>
          <table:table-cell table:style-name="ce7" table:formula="of:=[.AJ25]*[.$AG$8]" office:value-type="float" office:value="-36539600000" calcext:value-type="float">
            <text:p>-3.65E+10</text:p>
          </table:table-cell>
          <table:table-cell table:style-name="ce7" table:formula="of:=[.AK25]/[.$N$2]" office:value-type="float" office:value="-18269800000" calcext:value-type="float">
            <text:p>-1.83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304.47" calcext:value-type="float">
            <text:p>1304.47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5/2+</text:p>
          </table:table-cell>
          <table:table-cell office:value-type="float" office:value="39" calcext:value-type="float">
            <text:p>39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26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187657" calcext:value-type="float">
            <text:p>187657</text:p>
          </table:table-cell>
          <table:table-cell office:value-type="float" office:value="2590" calcext:value-type="float">
            <text:p>2590</text:p>
          </table:table-cell>
          <table:table-cell office:value-type="float" office:value="10439" calcext:value-type="float">
            <text:p>10439</text:p>
          </table:table-cell>
          <table:table-cell office:value-type="float" office:value="106" calcext:value-type="float">
            <text:p>106</text:p>
          </table:table-cell>
          <table:table-cell table:style-name="ce7" table:formula="of:=[.AI26]*[.$AG$12] + [.AK26]" office:value-type="float" office:value="1155201262409940" calcext:value-type="float">
            <text:p>1.16E+15</text:p>
          </table:table-cell>
          <table:table-cell table:style-name="ce8" table:formula="of:=((SQRT([.N26])+SQRT([.O26]))*[.$M$2]/(1.61E-019*1000*[.$N$2]))" office:value-type="float" office:value="3006745307720.53" calcext:value-type="float">
            <text:p>3.01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26]/([.L26]*[.R26]*[.$L$2]*[.AD26]*[.T26])" office:value-type="float" office:value="3.61934941744384" calcext:value-type="float">
            <text:p>3.62</text:p>
          </table:table-cell>
          <table:table-cell table:formula="of:=1E+027*[.Q26]/([.L26]*[.R26]*[.$L$2]*1*[.AD26])" office:value-type="float" office:value="0.0363841869783079" calcext:value-type="float">
            <text:p>0.04</text:p>
          </table:table-cell>
          <table:table-cell table:formula="of:=SQRT(([.AE26]/[.AD26])^2+([.K26]/[.J26])^2+([.S26]/[.R26])^2)" office:value-type="float" office:value="0.0163126820393418" calcext:value-type="float">
            <text:p>0.0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float" office:value="38651" calcext:value-type="float">
            <text:p>38651</text:p>
          </table:table-cell>
          <table:table-cell office:value-type="float" office:value="199" calcext:value-type="float">
            <text:p>199</text:p>
          </table:table-cell>
          <table:table-cell table:style-name="ce13" table:formula="of:=[.AB26]/([.AB26]+[.Z26])" office:value-type="float" office:value="0.995236378617777" calcext:value-type="float">
            <text:p>0.995</text:p>
          </table:table-cell>
          <table:table-cell table:style-name="ce13" table:formula="of:=[.AD26]*SQRT(([.AC26]/[.AB26])^2+([.AC26]^2+[.AA26]^2)/([.AB26]+[.Z26])^2)" office:value-type="float" office:value="0.0072382457847988" calcext:value-type="float">
            <text:p>0.007</text:p>
          </table:table-cell>
          <table:table-cell table:number-columns-repeated="3"/>
          <table:table-cell table:style-name="ce7" table:formula="of:=(([.N26]-[.O26])*[.$M$2])/([.$N$2]*1.61E-019*1000)" office:value-type="float" office:value="1149484472049690" calcext:value-type="float">
            <text:p>1.15E+15</text:p>
          </table:table-cell>
          <table:table-cell office:value-type="float" office:value="560" calcext:value-type="float">
            <text:p>560</text:p>
          </table:table-cell>
          <table:table-cell table:style-name="ce7" table:formula="of:=[.AJ26]*[.$AG$8]" office:value-type="float" office:value="-30632000000" calcext:value-type="float">
            <text:p>-3.06E+10</text:p>
          </table:table-cell>
          <table:table-cell table:style-name="ce7" table:formula="of:=[.AK26]/[.$N$2]" office:value-type="float" office:value="-15316000000" calcext:value-type="float">
            <text:p>-1.53E+1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7"/>
          <table:table-cell table:style-name="ce8"/>
          <table:table-cell table:number-columns-repeated="2"/>
          <table:table-cell table:style-name="ce10"/>
          <table:table-cell table:number-columns-repeated="7"/>
          <table:table-cell table:style-name="ce13" table:number-columns-repeated="2"/>
          <table:table-cell table:number-columns-repeated="3"/>
          <table:table-cell table:style-name="ce7"/>
          <table:table-cell/>
          <table:table-cell table:style-name="ce7" table:number-columns-repeated="2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Cd</text:p>
          </table:table-cell>
          <table:table-cell office:value-type="string" calcext:value-type="string">
            <text:p>(p,d)</text:p>
          </table:table-cell>
          <table:table-cell/>
          <table:table-cell office:value-type="float" office:value="181.5" calcext:value-type="float">
            <text:p>181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.4" calcext:value-type="float">
            <text:p>30.4</text:p>
          </table:table-cell>
          <table:table-cell office:value-type="float" office:value="0.4" calcext:value-type="float">
            <text:p>0.4</text:p>
          </table:table-cell>
          <table:table-cell table:formula="of:=[.J28]/([.$O$2]*1.661E-018)" office:value-type="float" office:value="1.57777823911644E+017" calcext:value-type="float">
            <text:p>1.58E+17</text:p>
          </table:table-cell>
          <table:table-cell/>
          <table:table-cell table:style-name="ce14" office:value-type="string" calcext:value-type="string">
            <text:p>6471606</text:p>
          </table:table-cell>
          <table:table-cell table:style-name="ce14" office:value-type="string" calcext:value-type="string">
            <text:p>4222</text:p>
          </table:table-cell>
          <table:table-cell office:value-type="float" office:value="9958.18171461703" calcext:value-type="float">
            <text:p>9958.18</text:p>
          </table:table-cell>
          <table:table-cell office:value-type="float" office:value="100" calcext:value-type="float">
            <text:p>100</text:p>
          </table:table-cell>
          <table:table-cell table:style-name="ce7" table:formula="of:=[.AI28]*[.$AG$12] + [.AK28]" office:value-type="float" office:value="4.03704808104044E+016" calcext:value-type="float">
            <text:p>4.04E+16</text:p>
          </table:table-cell>
          <table:table-cell table:style-name="ce8" table:formula="of:=((SQRT([.N28])+SQRT([.O28]))*[.$M$2]/(1.61E-019*1000*[.$N$2]))" office:value-type="float" office:value="16204422730817.5" calcext:value-type="float">
            <text:p>1.62E+13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28]/([.L28]*[.R28]*[.$L$2]*[.AD28]*[.T28])" office:value-type="float" office:value="0.113499937444286" calcext:value-type="float">
            <text:p>0.11</text:p>
          </table:table-cell>
          <table:table-cell table:formula="of:=1E+027*[.Q28]/([.L28]*[.R28]*[.$L$2]*1*[.AD28])" office:value-type="float" office:value="0.00112836802229577" calcext:value-type="float">
            <text:p>0</text:p>
          </table:table-cell>
          <table:table-cell table:formula="of:=SQRT(([.AE28]/[.AD28])^2+([.K28]/[.J28])^2+([.S28]/[.R28])^2)" office:value-type="float" office:value="0.0132014789923779" calcext:value-type="float">
            <text:p>0.01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24264" calcext:value-type="float">
            <text:p>24264</text:p>
          </table:table-cell>
          <table:table-cell office:value-type="float" office:value="14" calcext:value-type="float">
            <text:p>14</text:p>
          </table:table-cell>
          <table:table-cell table:style-name="ce13" table:formula="of:=[.AB28]/([.AB28]+[.Z28])" office:value-type="float" office:value="0.991703110311849" calcext:value-type="float">
            <text:p>0.992</text:p>
          </table:table-cell>
          <table:table-cell table:style-name="ce13" table:formula="of:=[.AD28]*SQRT(([.AC28]/[.AB28])^2+([.AC28]^2+[.AA28]^2)/([.AB28]+[.Z28])^2)" office:value-type="float" office:value="0.00098560395170278" calcext:value-type="float">
            <text:p>0.001</text:p>
          </table:table-cell>
          <table:table-cell table:number-columns-repeated="3"/>
          <table:table-cell table:style-name="ce7" table:formula="of:=(([.N28]-[.O28])*[.$M$2])/([.$N$2]*1.61E-019*1000)" office:value-type="float" office:value="4.01700869565217E+016" calcext:value-type="float">
            <text:p>4.02E+16</text:p>
          </table:table-cell>
          <table:table-cell office:value-type="float" office:value="8347" calcext:value-type="float">
            <text:p>8347</text:p>
          </table:table-cell>
          <table:table-cell table:style-name="ce7" table:formula="of:=[.AJ28]*[.$AG$8]" office:value-type="float" office:value="-456580900000" calcext:value-type="float">
            <text:p>-4.57E+11</text:p>
          </table:table-cell>
          <table:table-cell table:style-name="ce7" table:formula="of:=[.AK28]/[.$N$2]" office:value-type="float" office:value="-228290450000" calcext:value-type="float">
            <text:p>-2.28E+11</text:p>
          </table:table-cell>
          <table:table-cell/>
          <table:table-cell table:style-name="ce7" table:formula="of:=[.AI28]*(2*1.6E-019)*1000000000" office:value-type="float" office:value="12854427.826087" calcext:value-type="float">
            <text:p>1.29E+07</text:p>
          </table:table-cell>
          <table:table-cell table:formula="of:=[.AN28]/[.AJ28]" office:value-type="float" office:value="1540.00572973368" calcext:value-type="float">
            <text:p>1540.01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.4" calcext:value-type="float">
            <text:p>30.4</text:p>
          </table:table-cell>
          <table:table-cell office:value-type="float" office:value="0.4" calcext:value-type="float">
            <text:p>0.4</text:p>
          </table:table-cell>
          <table:table-cell table:formula="of:=[.J29]/([.$O$2]*1.661E-018)" office:value-type="float" office:value="1.57777823911644E+017" calcext:value-type="float">
            <text:p>1.58E+17</text:p>
          </table:table-cell>
          <table:table-cell/>
          <table:table-cell table:style-name="ce14" office:value-type="string" calcext:value-type="string">
            <text:p>6471606</text:p>
          </table:table-cell>
          <table:table-cell table:style-name="ce14" office:value-type="string" calcext:value-type="string">
            <text:p>4222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style-name="ce7" table:formula="of:=[.AI29]*[.$AG$12] + [.AK29]" office:value-type="float" office:value="4.03704808104044E+016" calcext:value-type="float">
            <text:p>4.04E+16</text:p>
          </table:table-cell>
          <table:table-cell table:style-name="ce8" table:formula="of:=((SQRT([.N29])+SQRT([.O29]))*[.$M$2]/(1.61E-019*1000*[.$N$2]))" office:value-type="float" office:value="16204422730817.5" calcext:value-type="float">
            <text:p>1.62E+13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29]/([.L29]*[.R29]*[.$L$2]*[.AD29]*[.T29])" office:value-type="float" office:value="0.00112836763647484" calcext:value-type="float">
            <text:p>0.00</text:p>
          </table:table-cell>
          <table:table-cell table:formula="of:=1E+027*[.Q29]/([.L29]*[.R29]*[.$L$2]*1*[.AD29])" office:value-type="float" office:value="0.000112836763647483" calcext:value-type="float">
            <text:p>0</text:p>
          </table:table-cell>
          <table:table-cell table:formula="of:=SQRT(([.AE29]/[.AD29])^2+([.K29]/[.J29])^2+([.S29]/[.R29])^2)" office:value-type="float" office:value="0.0131891338491908" calcext:value-type="float">
            <text:p>0.01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24265" calcext:value-type="float">
            <text:p>24265</text:p>
          </table:table-cell>
          <table:table-cell office:value-type="float" office:value="14" calcext:value-type="float">
            <text:p>14</text:p>
          </table:table-cell>
          <table:table-cell table:style-name="ce13" table:formula="of:=[.AB29]/([.AB29]+[.Z29])" office:value-type="float" office:value="0.991703449403302" calcext:value-type="float">
            <text:p>0.992</text:p>
          </table:table-cell>
          <table:table-cell table:style-name="ce13" table:formula="of:=[.AD29]*SQRT(([.AC29]/[.AB29])^2+([.AC29]^2+[.AA29]^2)/([.AB29]+[.Z29])^2)" office:value-type="float" office:value="0.000806847853323509" calcext:value-type="float">
            <text:p>0.001</text:p>
          </table:table-cell>
          <table:table-cell table:number-columns-repeated="3"/>
          <table:table-cell table:style-name="ce7" table:formula="of:=(([.N29]-[.O29])*[.$M$2])/([.$N$2]*1.61E-019*1000)" office:value-type="float" office:value="4.01700869565217E+016" calcext:value-type="float">
            <text:p>4.02E+16</text:p>
          </table:table-cell>
          <table:table-cell office:value-type="float" office:value="8347" calcext:value-type="float">
            <text:p>8347</text:p>
          </table:table-cell>
          <table:table-cell table:style-name="ce7" table:formula="of:=[.AJ29]*[.$AG$8]" office:value-type="float" office:value="-456580900000" calcext:value-type="float">
            <text:p>-4.57E+11</text:p>
          </table:table-cell>
          <table:table-cell table:style-name="ce7" table:formula="of:=[.AK29]/[.$N$2]" office:value-type="float" office:value="-228290450000" calcext:value-type="float">
            <text:p>-2.28E+11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7"/>
          <table:table-cell table:style-name="ce8"/>
          <table:table-cell table:number-columns-repeated="2"/>
          <table:table-cell table:style-name="ce10"/>
          <table:table-cell table:number-columns-repeated="7"/>
          <table:table-cell table:style-name="ce13" table:number-columns-repeated="2"/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851.7" calcext:value-type="float">
            <text:p>185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10" calcext:value-type="float">
            <text:p>10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  <table:table-cell table:formula="of:=[.J31]/([.$O$2]*1.661E-018)" office:value-type="float" office:value="1.76981045900891E+017" calcext:value-type="float">
            <text:p>1.77E+17</text:p>
          </table:table-cell>
          <table:table-cell/>
          <table:table-cell office:value-type="float" office:value="72105" calcext:value-type="float">
            <text:p>72105</text:p>
          </table:table-cell>
          <table:table-cell office:value-type="float" office:value="4987" calcext:value-type="float">
            <text:p>4987</text:p>
          </table:table-cell>
          <table:table-cell office:value-type="float" office:value="5228" calcext:value-type="float">
            <text:p>5228</text:p>
          </table:table-cell>
          <table:table-cell office:value-type="float" office:value="77" calcext:value-type="float">
            <text:p>77</text:p>
          </table:table-cell>
          <table:table-cell table:style-name="ce7" table:formula="of:=[.AI31]*[.$AG$12] + [.AK31]" office:value-type="float" office:value="418877291215528" calcext:value-type="float">
            <text:p>4.19E+14</text:p>
          </table:table-cell>
          <table:table-cell table:style-name="ce8" table:formula="of:=((SQRT([.N31])+SQRT([.O31]))*[.$M$2]/(1.61E-019*1000*[.$N$2]))" office:value-type="float" office:value="2106474760098.45" calcext:value-type="float">
            <text:p>2.11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31]/([.L31]*[.R31]*[.$L$2]*[.AD31]*[.T31])" office:value-type="float" office:value="5.18347524978081" calcext:value-type="float">
            <text:p>5.18</text:p>
          </table:table-cell>
          <table:table-cell table:formula="of:=1E+027*[.Q31]/([.L31]*[.R31]*[.$L$2]*1*[.AD31])" office:value-type="float" office:value="0.0755807800862263" calcext:value-type="float">
            <text:p>0.08</text:p>
          </table:table-cell>
          <table:table-cell table:formula="of:=SQRT(([.AE31]/[.AD31])^2+([.K31]/[.J31])^2+([.S31]/[.R31])^2)" office:value-type="float" office:value="0.0143102509714714" calcext:value-type="float">
            <text:p>0.01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32" calcext:value-type="float">
            <text:p>32</text:p>
          </table:table-cell>
          <table:table-cell office:value-type="float" office:value="49760" calcext:value-type="float">
            <text:p>49760</text:p>
          </table:table-cell>
          <table:table-cell office:value-type="float" office:value="229" calcext:value-type="float">
            <text:p>229</text:p>
          </table:table-cell>
          <table:table-cell table:style-name="ce13" table:formula="of:=[.AB31]/([.AB31]+[.Z31])" office:value-type="float" office:value="0.979508277396114" calcext:value-type="float">
            <text:p>0.980</text:p>
          </table:table-cell>
          <table:table-cell table:style-name="ce13" table:formula="of:=[.AD31]*SQRT(([.AC31]/[.AB31])^2+([.AC31]^2+[.AA31]^2)/([.AB31]+[.Z31])^2)" office:value-type="float" office:value="0.00634008597750737" calcext:value-type="float">
            <text:p>0.006</text:p>
          </table:table-cell>
          <table:table-cell table:number-columns-repeated="3"/>
          <table:table-cell table:style-name="ce7" table:formula="of:=(([.N31]-[.O31])*[.$M$2])/([.$N$2]*1.61E-019*1000)" office:value-type="float" office:value="416881987577640" calcext:value-type="float">
            <text:p>4.17E+14</text:p>
          </table:table-cell>
          <table:table-cell office:value-type="float" office:value="1629" calcext:value-type="float">
            <text:p>1629</text:p>
          </table:table-cell>
          <table:table-cell table:style-name="ce7" table:formula="of:=[.AJ31]*[.$AG$8]" office:value-type="float" office:value="-89106300000" calcext:value-type="float">
            <text:p>-8.91E+10</text:p>
          </table:table-cell>
          <table:table-cell table:style-name="ce7" table:formula="of:=[.AK31]/[.$N$2]" office:value-type="float" office:value="-44553150000" calcext:value-type="float">
            <text:p>-4.46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821.2" calcext:value-type="float">
            <text:p>182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18" calcext:value-type="float">
            <text:p>18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32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67964" calcext:value-type="float">
            <text:p>67964</text:p>
          </table:table-cell>
          <table:table-cell office:value-type="float" office:value="2598" calcext:value-type="float">
            <text:p>2598</text:p>
          </table:table-cell>
          <table:table-cell office:value-type="float" office:value="698" calcext:value-type="float">
            <text:p>698</text:p>
          </table:table-cell>
          <table:table-cell office:value-type="float" office:value="27" calcext:value-type="float">
            <text:p>27</text:p>
          </table:table-cell>
          <table:table-cell table:style-name="ce7" table:formula="of:=[.AI32]*[.$AG$12] + [.AK32]" office:value-type="float" office:value="408012003700000" calcext:value-type="float">
            <text:p>4.08E+14</text:p>
          </table:table-cell>
          <table:table-cell table:style-name="ce8" table:formula="of:=((SQRT([.N32])+SQRT([.O32]))*[.$M$2]/(1.61E-019*1000*[.$N$2]))" office:value-type="float" office:value="1935836273107.35" calcext:value-type="float">
            <text:p>1.94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32]/([.L32]*[.R32]*[.$L$2]*[.AD32]*[.T32])" office:value-type="float" office:value="0.742047193852346" calcext:value-type="float">
            <text:p>0.74</text:p>
          </table:table-cell>
          <table:table-cell table:formula="of:=1E+027*[.Q32]/([.L32]*[.R32]*[.$L$2]*1*[.AD32])" office:value-type="float" office:value="0.0284167929680132" calcext:value-type="float">
            <text:p>0.03</text:p>
          </table:table-cell>
          <table:table-cell table:formula="of:=SQRT(([.AE32]/[.AD32])^2+([.K32]/[.J32])^2+([.S32]/[.R32])^2)" office:value-type="float" office:value="0.0164675267499687" calcext:value-type="float">
            <text:p>0.02</text:p>
          </table:table-cell>
          <table:table-cell/>
          <table:table-cell office:value-type="float" office:value="4242" calcext:value-type="float">
            <text:p>4242</text:p>
          </table:table-cell>
          <table:table-cell office:value-type="float" office:value="65" calcext:value-type="float">
            <text:p>65</text:p>
          </table:table-cell>
          <table:table-cell office:value-type="float" office:value="48116" calcext:value-type="float">
            <text:p>48116</text:p>
          </table:table-cell>
          <table:table-cell office:value-type="float" office:value="226" calcext:value-type="float">
            <text:p>226</text:p>
          </table:table-cell>
          <table:table-cell table:style-name="ce13" table:formula="of:=[.AB32]/([.AB32]+[.Z32])" office:value-type="float" office:value="0.918980862523397" calcext:value-type="float">
            <text:p>0.919</text:p>
          </table:table-cell>
          <table:table-cell table:style-name="ce13" table:formula="of:=[.AD32]*SQRT(([.AC32]/[.AB32])^2+([.AC32]^2+[.AA32]^2)/([.AB32]+[.Z32])^2)" office:value-type="float" office:value="0.00597227805677394" calcext:value-type="float">
            <text:p>0.006</text:p>
          </table:table-cell>
          <table:table-cell table:number-columns-repeated="3"/>
          <table:table-cell table:style-name="ce7" table:formula="of:=(([.N32]-[.O32])*[.$M$2])/([.$N$2]*1.61E-019*1000)" office:value-type="float" office:value="406000000000000" calcext:value-type="float">
            <text:p>4.06E+14</text:p>
          </table:table-cell>
          <table:table-cell office:value-type="float" office:value="329" calcext:value-type="float">
            <text:p>329</text:p>
          </table:table-cell>
          <table:table-cell table:style-name="ce7" table:formula="of:=[.AJ32]*[.$AG$8]" office:value-type="float" office:value="-17996300000" calcext:value-type="float">
            <text:p>-1.80E+10</text:p>
          </table:table-cell>
          <table:table-cell table:style-name="ce7" table:formula="of:=[.AK32]/[.$N$2]" office:value-type="float" office:value="-8998150000" calcext:value-type="float">
            <text:p>-9.00E+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25" calcext:value-type="float">
            <text:p>25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33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72636" calcext:value-type="float">
            <text:p>72636</text:p>
          </table:table-cell>
          <table:table-cell office:value-type="float" office:value="3258" calcext:value-type="float">
            <text:p>3258</text:p>
          </table:table-cell>
          <table:table-cell office:value-type="float" office:value="4600" calcext:value-type="float">
            <text:p>4600</text:p>
          </table:table-cell>
          <table:table-cell office:value-type="float" office:value="70" calcext:value-type="float">
            <text:p>70</text:p>
          </table:table-cell>
          <table:table-cell table:style-name="ce7" table:formula="of:=[.AI33]*[.$AG$12] + [.AK33]" office:value-type="float" office:value="433040702731677" calcext:value-type="float">
            <text:p>4.33E+14</text:p>
          </table:table-cell>
          <table:table-cell table:style-name="ce8" table:formula="of:=((SQRT([.N33])+SQRT([.O33]))*[.$M$2]/(1.61E-019*1000*[.$N$2]))" office:value-type="float" office:value="2028506586731.15" calcext:value-type="float">
            <text:p>2.03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33]/([.L33]*[.R33]*[.$L$2]*[.AD33]*[.T33])" office:value-type="float" office:value="6.02171770529528" calcext:value-type="float">
            <text:p>6.02</text:p>
          </table:table-cell>
          <table:table-cell table:formula="of:=1E+027*[.Q33]/([.L33]*[.R33]*[.$L$2]*1*[.AD33])" office:value-type="float" office:value="0.0907184862993397" calcext:value-type="float">
            <text:p>0.09</text:p>
          </table:table-cell>
          <table:table-cell table:formula="of:=SQRT(([.AE33]/[.AD33])^2+([.K33]/[.J33])^2+([.S33]/[.R33])^2)" office:value-type="float" office:value="0.0172375787758049" calcext:value-type="float">
            <text:p>0.02</text:p>
          </table:table-cell>
          <table:table-cell/>
          <table:table-cell office:value-type="float" office:value="11298" calcext:value-type="float">
            <text:p>11298</text:p>
          </table:table-cell>
          <table:table-cell office:value-type="float" office:value="106" calcext:value-type="float">
            <text:p>106</text:p>
          </table:table-cell>
          <table:table-cell office:value-type="float" office:value="26765" calcext:value-type="float">
            <text:p>26765</text:p>
          </table:table-cell>
          <table:table-cell office:value-type="float" office:value="171" calcext:value-type="float">
            <text:p>171</text:p>
          </table:table-cell>
          <table:table-cell table:style-name="ce13" table:formula="of:=[.AB33]/([.AB33]+[.Z33])" office:value-type="float" office:value="0.703176312954838" calcext:value-type="float">
            <text:p>0.703</text:p>
          </table:table-cell>
          <table:table-cell table:style-name="ce13" table:formula="of:=[.AD33]*SQRT(([.AC33]/[.AB33])^2+([.AC33]^2+[.AA33]^2)/([.AB33]+[.Z33])^2)" office:value-type="float" office:value="0.00583072734144059" calcext:value-type="float">
            <text:p>0.006</text:p>
          </table:table-cell>
          <table:table-cell table:number-columns-repeated="3"/>
          <table:table-cell table:style-name="ce7" table:formula="of:=(([.N33]-[.O33])*[.$M$2])/([.$N$2]*1.61E-019*1000)" office:value-type="float" office:value="430919254658385" calcext:value-type="float">
            <text:p>4.31E+14</text:p>
          </table:table-cell>
          <table:table-cell office:value-type="float" office:value="606" calcext:value-type="float">
            <text:p>606</text:p>
          </table:table-cell>
          <table:table-cell table:style-name="ce7" table:formula="of:=[.AJ33]*[.$AG$8]" office:value-type="float" office:value="-33148200000" calcext:value-type="float">
            <text:p>-3.31E+10</text:p>
          </table:table-cell>
          <table:table-cell table:style-name="ce7" table:formula="of:=[.AK33]/[.$N$2]" office:value-type="float" office:value="-16574100000" calcext:value-type="float">
            <text:p>-1.66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31" calcext:value-type="float">
            <text:p>31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34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300445" calcext:value-type="float">
            <text:p>300445</text:p>
          </table:table-cell>
          <table:table-cell office:value-type="float" office:value="1504" calcext:value-type="float">
            <text:p>1504</text:p>
          </table:table-cell>
          <table:table-cell office:value-type="float" office:value="18917" calcext:value-type="float">
            <text:p>18917</text:p>
          </table:table-cell>
          <table:table-cell office:value-type="float" office:value="142" calcext:value-type="float">
            <text:p>142</text:p>
          </table:table-cell>
          <table:table-cell table:style-name="ce7" table:formula="of:=[.AI34]*[.$AG$12] + [.AK34]" office:value-type="float" office:value="1865960452003110" calcext:value-type="float">
            <text:p>1.87E+15</text:p>
          </table:table-cell>
          <table:table-cell table:style-name="ce8" table:formula="of:=((SQRT([.N34])+SQRT([.O34]))*[.$M$2]/(1.61E-019*1000*[.$N$2]))" office:value-type="float" office:value="3645404182589.33" calcext:value-type="float">
            <text:p>3.65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34]/([.L34]*[.R34]*[.$L$2]*[.AD34]*[.T34])" office:value-type="float" office:value="4.10301853309361" calcext:value-type="float">
            <text:p>4.10</text:p>
          </table:table-cell>
          <table:table-cell table:formula="of:=1E+027*[.Q34]/([.L34]*[.R34]*[.$L$2]*1*[.AD34])" office:value-type="float" office:value="0.0304912166507532" calcext:value-type="float">
            <text:p>0.03</text:p>
          </table:table-cell>
          <table:table-cell table:formula="of:=SQRT(([.AE34]/[.AD34])^2+([.K34]/[.J34])^2+([.S34]/[.R34])^2)" office:value-type="float" office:value="0.0155404930165624" calcext:value-type="float">
            <text:p>0.02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32" calcext:value-type="float">
            <text:p>32</text:p>
          </table:table-cell>
          <table:table-cell office:value-type="float" office:value="65518" calcext:value-type="float">
            <text:p>65518</text:p>
          </table:table-cell>
          <table:table-cell office:value-type="float" office:value="260" calcext:value-type="float">
            <text:p>260</text:p>
          </table:table-cell>
          <table:table-cell table:style-name="ce13" table:formula="of:=[.AB34]/([.AB34]+[.Z34])" office:value-type="float" office:value="0.984922054689497" calcext:value-type="float">
            <text:p>0.985</text:p>
          </table:table-cell>
          <table:table-cell table:style-name="ce13" table:formula="of:=[.AD34]*SQRT(([.AC34]/[.AB34])^2+([.AC34]^2+[.AA34]^2)/([.AB34]+[.Z34])^2)" office:value-type="float" office:value="0.00550641877707579" calcext:value-type="float">
            <text:p>0.006</text:p>
          </table:table-cell>
          <table:table-cell table:number-columns-repeated="3"/>
          <table:table-cell table:style-name="ce7" table:formula="of:=(([.N34]-[.O34])*[.$M$2])/([.$N$2]*1.61E-019*1000)" office:value-type="float" office:value="1856776397515530" calcext:value-type="float">
            <text:p>1.86E+15</text:p>
          </table:table-cell>
          <table:table-cell office:value-type="float" office:value="1825" calcext:value-type="float">
            <text:p>1825</text:p>
          </table:table-cell>
          <table:table-cell table:style-name="ce7" table:formula="of:=[.AJ34]*[.$AG$8]" office:value-type="float" office:value="-99827500000" calcext:value-type="float">
            <text:p>-9.98E+10</text:p>
          </table:table-cell>
          <table:table-cell table:style-name="ce7" table:formula="of:=[.AK34]/[.$N$2]" office:value-type="float" office:value="-49913750000" calcext:value-type="float">
            <text:p>-4.99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858" calcext:value-type="float">
            <text:p>18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40" calcext:value-type="float">
            <text:p>40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35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251688" calcext:value-type="float">
            <text:p>251688</text:p>
          </table:table-cell>
          <table:table-cell office:value-type="float" office:value="1183" calcext:value-type="float">
            <text:p>1183</text:p>
          </table:table-cell>
          <table:table-cell office:value-type="float" office:value="9048" calcext:value-type="float">
            <text:p>9048</text:p>
          </table:table-cell>
          <table:table-cell office:value-type="float" office:value="98" calcext:value-type="float">
            <text:p>98</text:p>
          </table:table-cell>
          <table:table-cell table:style-name="ce7" table:formula="of:=[.AI35]*[.$AG$12] + [.AK35]" office:value-type="float" office:value="1.56361271130373E+015" calcext:value-type="float">
            <text:p>1.56E+15</text:p>
          </table:table-cell>
          <table:table-cell table:style-name="ce8" table:formula="of:=((SQRT([.N35])+SQRT([.O35]))*[.$M$2]/(1.61E-019*1000*[.$N$2]))" office:value-type="float" office:value="3329688989309.45" calcext:value-type="float">
            <text:p>3.33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35]/([.L35]*[.R35]*[.$L$2]*[.AD35]*[.T35])" office:value-type="float" office:value="2.34242255633779" calcext:value-type="float">
            <text:p>2.34</text:p>
          </table:table-cell>
          <table:table-cell table:formula="of:=1E+027*[.Q35]/([.L35]*[.R35]*[.$L$2]*1*[.AD35])" office:value-type="float" office:value="0.0251173559257174" calcext:value-type="float">
            <text:p>0.03</text:p>
          </table:table-cell>
          <table:table-cell table:formula="of:=SQRT(([.AE35]/[.AD35])^2+([.K35]/[.J35])^2+([.S35]/[.R35])^2)" office:value-type="float" office:value="0.0160713783045179" calcext:value-type="float">
            <text:p>0.02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26" calcext:value-type="float">
            <text:p>26</text:p>
          </table:table-cell>
          <table:table-cell office:value-type="float" office:value="44022" calcext:value-type="float">
            <text:p>44022</text:p>
          </table:table-cell>
          <table:table-cell office:value-type="float" office:value="215" calcext:value-type="float">
            <text:p>215</text:p>
          </table:table-cell>
          <table:table-cell table:style-name="ce13" table:formula="of:=[.AB35]/([.AB35]+[.Z35])" office:value-type="float" office:value="0.984722066882899" calcext:value-type="float">
            <text:p>0.985</text:p>
          </table:table-cell>
          <table:table-cell table:style-name="ce13" table:formula="of:=[.AD35]*SQRT(([.AC35]/[.AB35])^2+([.AC35]^2+[.AA35]^2)/([.AB35]+[.Z35])^2)" office:value-type="float" office:value="0.00677388278787647" calcext:value-type="float">
            <text:p>0.007</text:p>
          </table:table-cell>
          <table:table-cell table:number-columns-repeated="3"/>
          <table:table-cell table:style-name="ce7" table:formula="of:=(([.N35]-[.O35])*[.$M$2])/([.$N$2]*1.61E-019*1000)" office:value-type="float" office:value="1555931677018630" calcext:value-type="float">
            <text:p>1.56E+15</text:p>
          </table:table-cell>
          <table:table-cell office:value-type="float" office:value="1803" calcext:value-type="float">
            <text:p>1803</text:p>
          </table:table-cell>
          <table:table-cell table:style-name="ce7" table:formula="of:=[.AJ35]*[.$AG$8]" office:value-type="float" office:value="-98624100000" calcext:value-type="float">
            <text:p>-9.86E+10</text:p>
          </table:table-cell>
          <table:table-cell table:style-name="ce7" table:formula="of:=[.AK35]/[.$N$2]" office:value-type="float" office:value="-49312050000" calcext:value-type="float">
            <text:p>-4.93E+1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7"/>
          <table:table-cell table:style-name="ce8"/>
          <table:table-cell table:number-columns-repeated="2"/>
          <table:table-cell table:style-name="ce10"/>
          <table:table-cell table:number-columns-repeated="7"/>
          <table:table-cell table:style-name="ce13" table:number-columns-repeated="2"/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595.9" calcext:value-type="float">
            <text:p>1595.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1/2-</text:p>
          </table:table-cell>
          <table:table-cell office:value-type="float" office:value="10" calcext:value-type="float">
            <text:p>10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  <table:table-cell table:formula="of:=[.J37]/([.$O$2]*1.661E-018)" office:value-type="float" office:value="1.76981045900891E+017" calcext:value-type="float">
            <text:p>1.77E+17</text:p>
          </table:table-cell>
          <table:table-cell/>
          <table:table-cell office:value-type="float" office:value="72105" calcext:value-type="float">
            <text:p>72105</text:p>
          </table:table-cell>
          <table:table-cell office:value-type="float" office:value="4987" calcext:value-type="float">
            <text:p>4987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style-name="ce7" table:formula="of:=[.AI37]*[.$AG$12] + [.AK37]" office:value-type="float" office:value="418877291215528" calcext:value-type="float">
            <text:p>4.19E+14</text:p>
          </table:table-cell>
          <table:table-cell table:style-name="ce8" table:formula="of:=((SQRT([.N37])+SQRT([.O37]))*[.$M$2]/(1.61E-019*1000*[.$N$2]))" office:value-type="float" office:value="2106474760098.45" calcext:value-type="float">
            <text:p>2.11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37]/([.L37]*[.R37]*[.$L$2]*[.AD37]*[.T37])" office:value-type="float" office:value="0.209202998795668" calcext:value-type="float">
            <text:p>0.21</text:p>
          </table:table-cell>
          <table:table-cell table:formula="of:=1E+027*[.Q37]/([.L37]*[.R37]*[.$L$2]*1*[.AD37])" office:value-type="float" office:value="0.0157050971607743" calcext:value-type="float">
            <text:p>0.02</text:p>
          </table:table-cell>
          <table:table-cell table:formula="of:=SQRT(([.AE37]/[.AD37])^2+([.K37]/[.J37])^2+([.S37]/[.R37])^2)" office:value-type="float" office:value="0.0143102509714714" calcext:value-type="float">
            <text:p>0.01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32" calcext:value-type="float">
            <text:p>32</text:p>
          </table:table-cell>
          <table:table-cell office:value-type="float" office:value="49760" calcext:value-type="float">
            <text:p>49760</text:p>
          </table:table-cell>
          <table:table-cell office:value-type="float" office:value="229" calcext:value-type="float">
            <text:p>229</text:p>
          </table:table-cell>
          <table:table-cell table:style-name="ce13" table:formula="of:=[.AB37]/([.AB37]+[.Z37])" office:value-type="float" office:value="0.979508277396114" calcext:value-type="float">
            <text:p>0.980</text:p>
          </table:table-cell>
          <table:table-cell table:style-name="ce13" table:formula="of:=[.AD37]*SQRT(([.AC37]/[.AB37])^2+([.AC37]^2+[.AA37]^2)/([.AB37]+[.Z37])^2)" office:value-type="float" office:value="0.00634008597750737" calcext:value-type="float">
            <text:p>0.006</text:p>
          </table:table-cell>
          <table:table-cell table:number-columns-repeated="3"/>
          <table:table-cell table:style-name="ce7" table:formula="of:=(([.N37]-[.O37])*[.$M$2])/([.$N$2]*1.61E-019*1000)" office:value-type="float" office:value="416881987577640" calcext:value-type="float">
            <text:p>4.17E+14</text:p>
          </table:table-cell>
          <table:table-cell office:value-type="float" office:value="1629" calcext:value-type="float">
            <text:p>1629</text:p>
          </table:table-cell>
          <table:table-cell table:style-name="ce7" table:formula="of:=[.AJ37]*[.$AG$8]" office:value-type="float" office:value="-89106300000" calcext:value-type="float">
            <text:p>-8.91E+10</text:p>
          </table:table-cell>
          <table:table-cell table:style-name="ce7" table:formula="of:=[.AK37]/[.$N$2]" office:value-type="float" office:value="-44553150000" calcext:value-type="float">
            <text:p>-4.46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567.6" calcext:value-type="float">
            <text:p>1567.6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1/2-</text:p>
          </table:table-cell>
          <table:table-cell office:value-type="float" office:value="18" calcext:value-type="float">
            <text:p>18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38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67964" calcext:value-type="float">
            <text:p>67964</text:p>
          </table:table-cell>
          <table:table-cell office:value-type="float" office:value="2598" calcext:value-type="float">
            <text:p>2598</text:p>
          </table:table-cell>
          <table:table-cell office:value-type="float" office:value="369" calcext:value-type="float">
            <text:p>369</text:p>
          </table:table-cell>
          <table:table-cell office:value-type="float" office:value="20" calcext:value-type="float">
            <text:p>20</text:p>
          </table:table-cell>
          <table:table-cell table:style-name="ce7" table:formula="of:=[.AI38]*[.$AG$12] + [.AK38]" office:value-type="float" office:value="408012003700000" calcext:value-type="float">
            <text:p>4.08E+14</text:p>
          </table:table-cell>
          <table:table-cell table:style-name="ce8" table:formula="of:=((SQRT([.N38])+SQRT([.O38]))*[.$M$2]/(1.61E-019*1000*[.$N$2]))" office:value-type="float" office:value="1935836273107.35" calcext:value-type="float">
            <text:p>1.94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38]/([.L38]*[.R38]*[.$L$2]*[.AD38]*[.T38])" office:value-type="float" office:value="0.392285694171226" calcext:value-type="float">
            <text:p>0.39</text:p>
          </table:table-cell>
          <table:table-cell table:formula="of:=1E+027*[.Q38]/([.L38]*[.R38]*[.$L$2]*1*[.AD38])" office:value-type="float" office:value="0.0210494762726024" calcext:value-type="float">
            <text:p>0.02</text:p>
          </table:table-cell>
          <table:table-cell table:formula="of:=SQRT(([.AE38]/[.AD38])^2+([.K38]/[.J38])^2+([.S38]/[.R38])^2)" office:value-type="float" office:value="0.0164675267499687" calcext:value-type="float">
            <text:p>0.02</text:p>
          </table:table-cell>
          <table:table-cell/>
          <table:table-cell office:value-type="float" office:value="4242" calcext:value-type="float">
            <text:p>4242</text:p>
          </table:table-cell>
          <table:table-cell office:value-type="float" office:value="65" calcext:value-type="float">
            <text:p>65</text:p>
          </table:table-cell>
          <table:table-cell office:value-type="float" office:value="48116" calcext:value-type="float">
            <text:p>48116</text:p>
          </table:table-cell>
          <table:table-cell office:value-type="float" office:value="226" calcext:value-type="float">
            <text:p>226</text:p>
          </table:table-cell>
          <table:table-cell table:style-name="ce13" table:formula="of:=[.AB38]/([.AB38]+[.Z38])" office:value-type="float" office:value="0.918980862523397" calcext:value-type="float">
            <text:p>0.919</text:p>
          </table:table-cell>
          <table:table-cell table:style-name="ce13" table:formula="of:=[.AD38]*SQRT(([.AC38]/[.AB38])^2+([.AC38]^2+[.AA38]^2)/([.AB38]+[.Z38])^2)" office:value-type="float" office:value="0.00597227805677394" calcext:value-type="float">
            <text:p>0.006</text:p>
          </table:table-cell>
          <table:table-cell table:number-columns-repeated="3"/>
          <table:table-cell table:style-name="ce7" table:formula="of:=(([.N38]-[.O38])*[.$M$2])/([.$N$2]*1.61E-019*1000)" office:value-type="float" office:value="406000000000000" calcext:value-type="float">
            <text:p>4.06E+14</text:p>
          </table:table-cell>
          <table:table-cell office:value-type="float" office:value="329" calcext:value-type="float">
            <text:p>329</text:p>
          </table:table-cell>
          <table:table-cell table:style-name="ce7" table:formula="of:=[.AJ38]*[.$AG$8]" office:value-type="float" office:value="-17996300000" calcext:value-type="float">
            <text:p>-1.80E+10</text:p>
          </table:table-cell>
          <table:table-cell table:style-name="ce7" table:formula="of:=[.AK38]/[.$N$2]" office:value-type="float" office:value="-8998150000" calcext:value-type="float">
            <text:p>-9.00E+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598" calcext:value-type="float">
            <text:p>159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1/2-</text:p>
          </table:table-cell>
          <table:table-cell office:value-type="float" office:value="25" calcext:value-type="float">
            <text:p>25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39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72636" calcext:value-type="float">
            <text:p>72636</text:p>
          </table:table-cell>
          <table:table-cell office:value-type="float" office:value="3258" calcext:value-type="float">
            <text:p>3258</text:p>
          </table:table-cell>
          <table:table-cell office:value-type="float" office:value="1011" calcext:value-type="float">
            <text:p>1011</text:p>
          </table:table-cell>
          <table:table-cell office:value-type="float" office:value="33" calcext:value-type="float">
            <text:p>33</text:p>
          </table:table-cell>
          <table:table-cell table:style-name="ce7" table:formula="of:=[.AI39]*[.$AG$12] + [.AK39]" office:value-type="float" office:value="433040702731677" calcext:value-type="float">
            <text:p>4.33E+14</text:p>
          </table:table-cell>
          <table:table-cell table:style-name="ce8" table:formula="of:=((SQRT([.N39])+SQRT([.O39]))*[.$M$2]/(1.61E-019*1000*[.$N$2]))" office:value-type="float" office:value="2028506586731.15" calcext:value-type="float">
            <text:p>2.03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39]/([.L39]*[.R39]*[.$L$2]*[.AD39]*[.T39])" office:value-type="float" office:value="1.32346882609859" calcext:value-type="float">
            <text:p>1.32</text:p>
          </table:table-cell>
          <table:table-cell table:formula="of:=1E+027*[.Q39]/([.L39]*[.R39]*[.$L$2]*1*[.AD39])" office:value-type="float" office:value="0.0427672863982601" calcext:value-type="float">
            <text:p>0.04</text:p>
          </table:table-cell>
          <table:table-cell table:formula="of:=SQRT(([.AE39]/[.AD39])^2+([.K39]/[.J39])^2+([.S39]/[.R39])^2)" office:value-type="float" office:value="0.0172375787758049" calcext:value-type="float">
            <text:p>0.02</text:p>
          </table:table-cell>
          <table:table-cell/>
          <table:table-cell office:value-type="float" office:value="11298" calcext:value-type="float">
            <text:p>11298</text:p>
          </table:table-cell>
          <table:table-cell office:value-type="float" office:value="106" calcext:value-type="float">
            <text:p>106</text:p>
          </table:table-cell>
          <table:table-cell office:value-type="float" office:value="26765" calcext:value-type="float">
            <text:p>26765</text:p>
          </table:table-cell>
          <table:table-cell office:value-type="float" office:value="171" calcext:value-type="float">
            <text:p>171</text:p>
          </table:table-cell>
          <table:table-cell table:style-name="ce13" table:formula="of:=[.AB39]/([.AB39]+[.Z39])" office:value-type="float" office:value="0.703176312954838" calcext:value-type="float">
            <text:p>0.703</text:p>
          </table:table-cell>
          <table:table-cell table:style-name="ce13" table:formula="of:=[.AD39]*SQRT(([.AC39]/[.AB39])^2+([.AC39]^2+[.AA39]^2)/([.AB39]+[.Z39])^2)" office:value-type="float" office:value="0.00583072734144059" calcext:value-type="float">
            <text:p>0.006</text:p>
          </table:table-cell>
          <table:table-cell table:number-columns-repeated="3"/>
          <table:table-cell table:style-name="ce7" table:formula="of:=(([.N39]-[.O39])*[.$M$2])/([.$N$2]*1.61E-019*1000)" office:value-type="float" office:value="430919254658385" calcext:value-type="float">
            <text:p>4.31E+14</text:p>
          </table:table-cell>
          <table:table-cell office:value-type="float" office:value="606" calcext:value-type="float">
            <text:p>606</text:p>
          </table:table-cell>
          <table:table-cell table:style-name="ce7" table:formula="of:=[.AJ39]*[.$AG$8]" office:value-type="float" office:value="-33148200000" calcext:value-type="float">
            <text:p>-3.31E+10</text:p>
          </table:table-cell>
          <table:table-cell table:style-name="ce7" table:formula="of:=[.AK39]/[.$N$2]" office:value-type="float" office:value="-16574100000" calcext:value-type="float">
            <text:p>-1.66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598" calcext:value-type="float">
            <text:p>159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1/2-</text:p>
          </table:table-cell>
          <table:table-cell office:value-type="float" office:value="31" calcext:value-type="float">
            <text:p>31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40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300445" calcext:value-type="float">
            <text:p>300445</text:p>
          </table:table-cell>
          <table:table-cell office:value-type="float" office:value="1504" calcext:value-type="float">
            <text:p>1504</text:p>
          </table:table-cell>
          <table:table-cell office:value-type="float" office:value="3800" calcext:value-type="float">
            <text:p>3800</text:p>
          </table:table-cell>
          <table:table-cell office:value-type="float" office:value="63" calcext:value-type="float">
            <text:p>63</text:p>
          </table:table-cell>
          <table:table-cell table:style-name="ce7" table:formula="of:=[.AI40]*[.$AG$12] + [.AK40]" office:value-type="float" office:value="1865960452003110" calcext:value-type="float">
            <text:p>1.87E+15</text:p>
          </table:table-cell>
          <table:table-cell table:style-name="ce8" table:formula="of:=((SQRT([.N40])+SQRT([.O40]))*[.$M$2]/(1.61E-019*1000*[.$N$2]))" office:value-type="float" office:value="3645404182589.33" calcext:value-type="float">
            <text:p>3.65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40]/([.L40]*[.R40]*[.$L$2]*[.AD40]*[.T40])" office:value-type="float" office:value="0.824204177499378" calcext:value-type="float">
            <text:p>0.82</text:p>
          </table:table-cell>
          <table:table-cell table:formula="of:=1E+027*[.Q34]/([.L40]*[.R40]*[.$L$2]*1*[.AD40])" office:value-type="float" office:value="0.0304912166507532" calcext:value-type="float">
            <text:p>0.03</text:p>
          </table:table-cell>
          <table:table-cell table:formula="of:=SQRT(([.AE40]/[.AD40])^2+([.K40]/[.J40])^2+([.S40]/[.R40])^2)" office:value-type="float" office:value="0.0155404930165624" calcext:value-type="float">
            <text:p>0.02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32" calcext:value-type="float">
            <text:p>32</text:p>
          </table:table-cell>
          <table:table-cell office:value-type="float" office:value="65518" calcext:value-type="float">
            <text:p>65518</text:p>
          </table:table-cell>
          <table:table-cell office:value-type="float" office:value="260" calcext:value-type="float">
            <text:p>260</text:p>
          </table:table-cell>
          <table:table-cell table:style-name="ce13" table:formula="of:=[.AB40]/([.AB40]+[.Z40])" office:value-type="float" office:value="0.984922054689497" calcext:value-type="float">
            <text:p>0.985</text:p>
          </table:table-cell>
          <table:table-cell table:style-name="ce13" table:formula="of:=[.AD40]*SQRT(([.AC40]/[.AB40])^2+([.AC40]^2+[.AA40]^2)/([.AB40]+[.Z40])^2)" office:value-type="float" office:value="0.00550641877707579" calcext:value-type="float">
            <text:p>0.006</text:p>
          </table:table-cell>
          <table:table-cell table:number-columns-repeated="3"/>
          <table:table-cell table:style-name="ce7" table:formula="of:=(([.N40]-[.O40])*[.$M$2])/([.$N$2]*1.61E-019*1000)" office:value-type="float" office:value="1856776397515530" calcext:value-type="float">
            <text:p>1.86E+15</text:p>
          </table:table-cell>
          <table:table-cell office:value-type="float" office:value="1825" calcext:value-type="float">
            <text:p>1825</text:p>
          </table:table-cell>
          <table:table-cell table:style-name="ce7" table:formula="of:=[.AJ40]*[.$AG$8]" office:value-type="float" office:value="-99827500000" calcext:value-type="float">
            <text:p>-9.98E+10</text:p>
          </table:table-cell>
          <table:table-cell table:style-name="ce7" table:formula="of:=[.AK40]/[.$N$2]" office:value-type="float" office:value="-49913750000" calcext:value-type="float">
            <text:p>-4.99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601" calcext:value-type="float">
            <text:p>160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1/2-</text:p>
          </table:table-cell>
          <table:table-cell office:value-type="float" office:value="40" calcext:value-type="float">
            <text:p>40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41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251688" calcext:value-type="float">
            <text:p>251688</text:p>
          </table:table-cell>
          <table:table-cell office:value-type="float" office:value="1183" calcext:value-type="float">
            <text:p>1183</text:p>
          </table:table-cell>
          <table:table-cell office:value-type="float" office:value="4360" calcext:value-type="float">
            <text:p>4360</text:p>
          </table:table-cell>
          <table:table-cell office:value-type="float" office:value="67" calcext:value-type="float">
            <text:p>67</text:p>
          </table:table-cell>
          <table:table-cell table:style-name="ce7" table:formula="of:=[.AI41]*[.$AG$12] + [.AK41]" office:value-type="float" office:value="1.56361271130373E+015" calcext:value-type="float">
            <text:p>1.56E+15</text:p>
          </table:table-cell>
          <table:table-cell table:style-name="ce8" table:formula="of:=((SQRT([.N41])+SQRT([.O41]))*[.$M$2]/(1.61E-019*1000*[.$N$2]))" office:value-type="float" office:value="3329688989309.45" calcext:value-type="float">
            <text:p>3.33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41]/([.L41]*[.R41]*[.$L$2]*[.AD41]*[.T41])" office:value-type="float" office:value="1.1287535748931" calcext:value-type="float">
            <text:p>1.13</text:p>
          </table:table-cell>
          <table:table-cell table:formula="of:=1E+027*[.Q41]/([.L41]*[.R41]*[.$L$2]*1*[.AD41])" office:value-type="float" office:value="0.0171720698675823" calcext:value-type="float">
            <text:p>0.02</text:p>
          </table:table-cell>
          <table:table-cell table:formula="of:=SQRT(([.AE41]/[.AD41])^2+([.K41]/[.J41])^2+([.S41]/[.R41])^2)" office:value-type="float" office:value="0.0160713783045179" calcext:value-type="float">
            <text:p>0.02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26" calcext:value-type="float">
            <text:p>26</text:p>
          </table:table-cell>
          <table:table-cell office:value-type="float" office:value="44022" calcext:value-type="float">
            <text:p>44022</text:p>
          </table:table-cell>
          <table:table-cell office:value-type="float" office:value="215" calcext:value-type="float">
            <text:p>215</text:p>
          </table:table-cell>
          <table:table-cell table:style-name="ce13" table:formula="of:=[.AB41]/([.AB41]+[.Z41])" office:value-type="float" office:value="0.984722066882899" calcext:value-type="float">
            <text:p>0.985</text:p>
          </table:table-cell>
          <table:table-cell table:style-name="ce13" table:formula="of:=[.AD41]*SQRT(([.AC41]/[.AB41])^2+([.AC41]^2+[.AA41]^2)/([.AB41]+[.Z41])^2)" office:value-type="float" office:value="0.00677388278787647" calcext:value-type="float">
            <text:p>0.007</text:p>
          </table:table-cell>
          <table:table-cell table:number-columns-repeated="3"/>
          <table:table-cell table:style-name="ce7" table:formula="of:=(([.N41]-[.O41])*[.$M$2])/([.$N$2]*1.61E-019*1000)" office:value-type="float" office:value="1555931677018630" calcext:value-type="float">
            <text:p>1.56E+15</text:p>
          </table:table-cell>
          <table:table-cell office:value-type="float" office:value="1803" calcext:value-type="float">
            <text:p>1803</text:p>
          </table:table-cell>
          <table:table-cell table:style-name="ce7" table:formula="of:=[.AJ41]*[.$AG$8]" office:value-type="float" office:value="-98624100000" calcext:value-type="float">
            <text:p>-9.86E+10</text:p>
          </table:table-cell>
          <table:table-cell table:style-name="ce7" table:formula="of:=[.AK41]/[.$N$2]" office:value-type="float" office:value="-49312050000" calcext:value-type="float">
            <text:p>-4.93E+1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7"/>
          <table:table-cell table:style-name="ce8"/>
          <table:table-cell table:number-columns-repeated="2"/>
          <table:table-cell table:style-name="ce10"/>
          <table:table-cell table:number-columns-repeated="7"/>
          <table:table-cell table:style-name="ce13" table:number-columns-repeated="2"/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529.7" calcext:value-type="float">
            <text:p>1529.7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3/2+</text:p>
          </table:table-cell>
          <table:table-cell office:value-type="float" office:value="10" calcext:value-type="float">
            <text:p>10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  <table:table-cell table:formula="of:=[.J43]/([.$O$2]*1.661E-018)" office:value-type="float" office:value="1.76981045900891E+017" calcext:value-type="float">
            <text:p>1.77E+17</text:p>
          </table:table-cell>
          <table:table-cell/>
          <table:table-cell office:value-type="float" office:value="72105" calcext:value-type="float">
            <text:p>72105</text:p>
          </table:table-cell>
          <table:table-cell office:value-type="float" office:value="4987" calcext:value-type="float">
            <text:p>4987</text:p>
          </table:table-cell>
          <table:table-cell office:value-type="float" office:value="1938" calcext:value-type="float">
            <text:p>1938</text:p>
          </table:table-cell>
          <table:table-cell office:value-type="float" office:value="46" calcext:value-type="float">
            <text:p>46</text:p>
          </table:table-cell>
          <table:table-cell table:style-name="ce7" table:formula="of:=[.AI43]*[.$AG$12] + [.AK43]" office:value-type="float" office:value="418877291215528" calcext:value-type="float">
            <text:p>4.19E+14</text:p>
          </table:table-cell>
          <table:table-cell table:style-name="ce8" table:formula="of:=((SQRT([.N43])+SQRT([.O43]))*[.$M$2]/(1.61E-019*1000*[.$N$2]))" office:value-type="float" office:value="2106474760098.45" calcext:value-type="float">
            <text:p>2.11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43]/([.L43]*[.R43]*[.$L$2]*[.AD43]*[.T43])" office:value-type="float" office:value="1.92149484201898" calcext:value-type="float">
            <text:p>1.92</text:p>
          </table:table-cell>
          <table:table-cell table:formula="of:=1E+027*[.Q43]/([.L43]*[.R43]*[.$L$2]*1*[.AD43])" office:value-type="float" office:value="0.0451521543372261" calcext:value-type="float">
            <text:p>0.05</text:p>
          </table:table-cell>
          <table:table-cell table:formula="of:=SQRT(([.AE43]/[.AD43])^2+([.K43]/[.J43])^2+([.S43]/[.R43])^2)" office:value-type="float" office:value="0.0143102509714714" calcext:value-type="float">
            <text:p>0.01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32" calcext:value-type="float">
            <text:p>32</text:p>
          </table:table-cell>
          <table:table-cell office:value-type="float" office:value="49760" calcext:value-type="float">
            <text:p>49760</text:p>
          </table:table-cell>
          <table:table-cell office:value-type="float" office:value="229" calcext:value-type="float">
            <text:p>229</text:p>
          </table:table-cell>
          <table:table-cell table:style-name="ce13" table:formula="of:=[.AB43]/([.AB43]+[.Z43])" office:value-type="float" office:value="0.979508277396114" calcext:value-type="float">
            <text:p>0.980</text:p>
          </table:table-cell>
          <table:table-cell table:style-name="ce13" table:formula="of:=[.AD43]*SQRT(([.AC43]/[.AB43])^2+([.AC43]^2+[.AA43]^2)/([.AB43]+[.Z43])^2)" office:value-type="float" office:value="0.00634008597750737" calcext:value-type="float">
            <text:p>0.006</text:p>
          </table:table-cell>
          <table:table-cell table:number-columns-repeated="3"/>
          <table:table-cell table:style-name="ce7" table:formula="of:=(([.N43]-[.O43])*[.$M$2])/([.$N$2]*1.61E-019*1000)" office:value-type="float" office:value="416881987577640" calcext:value-type="float">
            <text:p>4.17E+14</text:p>
          </table:table-cell>
          <table:table-cell office:value-type="float" office:value="1629" calcext:value-type="float">
            <text:p>1629</text:p>
          </table:table-cell>
          <table:table-cell table:style-name="ce7" table:formula="of:=[.AJ43]*[.$AG$8]" office:value-type="float" office:value="-89106300000" calcext:value-type="float">
            <text:p>-8.91E+10</text:p>
          </table:table-cell>
          <table:table-cell table:style-name="ce7" table:formula="of:=[.AK43]/[.$N$2]" office:value-type="float" office:value="-44553150000" calcext:value-type="float">
            <text:p>-4.46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501.14" calcext:value-type="float">
            <text:p>1501.1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3/2+</text:p>
          </table:table-cell>
          <table:table-cell office:value-type="float" office:value="18" calcext:value-type="float">
            <text:p>18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44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67964" calcext:value-type="float">
            <text:p>67964</text:p>
          </table:table-cell>
          <table:table-cell office:value-type="float" office:value="2598" calcext:value-type="float">
            <text:p>2598</text:p>
          </table:table-cell>
          <table:table-cell office:value-type="float" office:value="4055" calcext:value-type="float">
            <text:p>4055</text:p>
          </table:table-cell>
          <table:table-cell office:value-type="float" office:value="68" calcext:value-type="float">
            <text:p>68</text:p>
          </table:table-cell>
          <table:table-cell table:style-name="ce7" table:formula="of:=[.AI44]*[.$AG$12] + [.AK44]" office:value-type="float" office:value="408012003700000" calcext:value-type="float">
            <text:p>4.08E+14</text:p>
          </table:table-cell>
          <table:table-cell table:style-name="ce8" table:formula="of:=((SQRT([.N44])+SQRT([.O44]))*[.$M$2]/(1.61E-019*1000*[.$N$2]))" office:value-type="float" office:value="1935836273107.35" calcext:value-type="float">
            <text:p>1.94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44]/([.L44]*[.R44]*[.$L$2]*[.AD44]*[.T44])" office:value-type="float" office:value="4.31089021643448" calcext:value-type="float">
            <text:p>4.31</text:p>
          </table:table-cell>
          <table:table-cell table:formula="of:=1E+027*[.Q44]/([.L44]*[.R44]*[.$L$2]*1*[.AD44])" office:value-type="float" office:value="0.071568219326848" calcext:value-type="float">
            <text:p>0.07</text:p>
          </table:table-cell>
          <table:table-cell table:formula="of:=SQRT(([.AE44]/[.AD44])^2+([.K44]/[.J44])^2+([.S44]/[.R44])^2)" office:value-type="float" office:value="0.0164675267499687" calcext:value-type="float">
            <text:p>0.02</text:p>
          </table:table-cell>
          <table:table-cell/>
          <table:table-cell office:value-type="float" office:value="4242" calcext:value-type="float">
            <text:p>4242</text:p>
          </table:table-cell>
          <table:table-cell office:value-type="float" office:value="65" calcext:value-type="float">
            <text:p>65</text:p>
          </table:table-cell>
          <table:table-cell office:value-type="float" office:value="48116" calcext:value-type="float">
            <text:p>48116</text:p>
          </table:table-cell>
          <table:table-cell office:value-type="float" office:value="226" calcext:value-type="float">
            <text:p>226</text:p>
          </table:table-cell>
          <table:table-cell table:style-name="ce13" table:formula="of:=[.AB44]/([.AB44]+[.Z44])" office:value-type="float" office:value="0.918980862523397" calcext:value-type="float">
            <text:p>0.919</text:p>
          </table:table-cell>
          <table:table-cell table:style-name="ce13" table:formula="of:=[.AD44]*SQRT(([.AC44]/[.AB44])^2+([.AC44]^2+[.AA44]^2)/([.AB44]+[.Z44])^2)" office:value-type="float" office:value="0.00597227805677394" calcext:value-type="float">
            <text:p>0.006</text:p>
          </table:table-cell>
          <table:table-cell table:number-columns-repeated="3"/>
          <table:table-cell table:style-name="ce7" table:formula="of:=(([.N44]-[.O44])*[.$M$2])/([.$N$2]*1.61E-019*1000)" office:value-type="float" office:value="406000000000000" calcext:value-type="float">
            <text:p>4.06E+14</text:p>
          </table:table-cell>
          <table:table-cell office:value-type="float" office:value="329" calcext:value-type="float">
            <text:p>329</text:p>
          </table:table-cell>
          <table:table-cell table:style-name="ce7" table:formula="of:=[.AJ44]*[.$AG$8]" office:value-type="float" office:value="-17996300000" calcext:value-type="float">
            <text:p>-1.80E+10</text:p>
          </table:table-cell>
          <table:table-cell table:style-name="ce7" table:formula="of:=[.AK44]/[.$N$2]" office:value-type="float" office:value="-8998150000" calcext:value-type="float">
            <text:p>-9.00E+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531" calcext:value-type="float">
            <text:p>153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3/2+</text:p>
          </table:table-cell>
          <table:table-cell office:value-type="float" office:value="25" calcext:value-type="float">
            <text:p>25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45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72636" calcext:value-type="float">
            <text:p>72636</text:p>
          </table:table-cell>
          <table:table-cell office:value-type="float" office:value="3258" calcext:value-type="float">
            <text:p>3258</text:p>
          </table:table-cell>
          <table:table-cell office:value-type="float" office:value="5627" calcext:value-type="float">
            <text:p>5627</text:p>
          </table:table-cell>
          <table:table-cell office:value-type="float" office:value="78" calcext:value-type="float">
            <text:p>78</text:p>
          </table:table-cell>
          <table:table-cell table:style-name="ce7" table:formula="of:=[.AI45]*[.$AG$12] + [.AK45]" office:value-type="float" office:value="433040702731677" calcext:value-type="float">
            <text:p>4.33E+14</text:p>
          </table:table-cell>
          <table:table-cell table:style-name="ce8" table:formula="of:=((SQRT([.N45])+SQRT([.O45]))*[.$M$2]/(1.61E-019*1000*[.$N$2]))" office:value-type="float" office:value="2028506586731.15" calcext:value-type="float">
            <text:p>2.03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45]/([.L45]*[.R45]*[.$L$2]*[.AD45]*[.T45])" office:value-type="float" office:value="7.36613163645576" calcext:value-type="float">
            <text:p>7.37</text:p>
          </table:table-cell>
          <table:table-cell table:formula="of:=1E+027*[.Q45]/([.L45]*[.R45]*[.$L$2]*1*[.AD45])" office:value-type="float" office:value="0.101086313304979" calcext:value-type="float">
            <text:p>0.1</text:p>
          </table:table-cell>
          <table:table-cell table:formula="of:=SQRT(([.AE45]/[.AD45])^2+([.K45]/[.J45])^2+([.S45]/[.R45])^2)" office:value-type="float" office:value="0.0172375787758049" calcext:value-type="float">
            <text:p>0.02</text:p>
          </table:table-cell>
          <table:table-cell/>
          <table:table-cell office:value-type="float" office:value="11298" calcext:value-type="float">
            <text:p>11298</text:p>
          </table:table-cell>
          <table:table-cell office:value-type="float" office:value="106" calcext:value-type="float">
            <text:p>106</text:p>
          </table:table-cell>
          <table:table-cell office:value-type="float" office:value="26765" calcext:value-type="float">
            <text:p>26765</text:p>
          </table:table-cell>
          <table:table-cell office:value-type="float" office:value="171" calcext:value-type="float">
            <text:p>171</text:p>
          </table:table-cell>
          <table:table-cell table:style-name="ce13" table:formula="of:=[.AB45]/([.AB45]+[.Z45])" office:value-type="float" office:value="0.703176312954838" calcext:value-type="float">
            <text:p>0.703</text:p>
          </table:table-cell>
          <table:table-cell table:style-name="ce13" table:formula="of:=[.AD45]*SQRT(([.AC45]/[.AB45])^2+([.AC45]^2+[.AA45]^2)/([.AB45]+[.Z45])^2)" office:value-type="float" office:value="0.00583072734144059" calcext:value-type="float">
            <text:p>0.006</text:p>
          </table:table-cell>
          <table:table-cell table:number-columns-repeated="3"/>
          <table:table-cell table:style-name="ce7" table:formula="of:=(([.N45]-[.O45])*[.$M$2])/([.$N$2]*1.61E-019*1000)" office:value-type="float" office:value="430919254658385" calcext:value-type="float">
            <text:p>4.31E+14</text:p>
          </table:table-cell>
          <table:table-cell office:value-type="float" office:value="606" calcext:value-type="float">
            <text:p>606</text:p>
          </table:table-cell>
          <table:table-cell table:style-name="ce7" table:formula="of:=[.AJ45]*[.$AG$8]" office:value-type="float" office:value="-33148200000" calcext:value-type="float">
            <text:p>-3.31E+10</text:p>
          </table:table-cell>
          <table:table-cell table:style-name="ce7" table:formula="of:=[.AK45]/[.$N$2]" office:value-type="float" office:value="-16574100000" calcext:value-type="float">
            <text:p>-1.66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531" calcext:value-type="float">
            <text:p>153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3/2+</text:p>
          </table:table-cell>
          <table:table-cell office:value-type="float" office:value="31" calcext:value-type="float">
            <text:p>31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46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300445" calcext:value-type="float">
            <text:p>300445</text:p>
          </table:table-cell>
          <table:table-cell office:value-type="float" office:value="1504" calcext:value-type="float">
            <text:p>1504</text:p>
          </table:table-cell>
          <table:table-cell office:value-type="float" office:value="9482" calcext:value-type="float">
            <text:p>9482</text:p>
          </table:table-cell>
          <table:table-cell office:value-type="float" office:value="99" calcext:value-type="float">
            <text:p>99</text:p>
          </table:table-cell>
          <table:table-cell table:style-name="ce7" table:formula="of:=[.AI46]*[.$AG$12] + [.AK46]" office:value-type="float" office:value="1865960452003110" calcext:value-type="float">
            <text:p>1.87E+15</text:p>
          </table:table-cell>
          <table:table-cell table:style-name="ce8" table:formula="of:=((SQRT([.N46])+SQRT([.O46]))*[.$M$2]/(1.61E-019*1000*[.$N$2]))" office:value-type="float" office:value="3645404182589.33" calcext:value-type="float">
            <text:p>3.65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46]/([.L46]*[.R46]*[.$L$2]*[.AD46]*[.T46])" office:value-type="float" office:value="2.05660631869713" calcext:value-type="float">
            <text:p>2.06</text:p>
          </table:table-cell>
          <table:table-cell table:formula="of:=1E+027*[.Q46]/([.L46]*[.R46]*[.$L$2]*1*[.AD46])" office:value-type="float" office:value="0.0212579609043984" calcext:value-type="float">
            <text:p>0.02</text:p>
          </table:table-cell>
          <table:table-cell table:formula="of:=SQRT(([.AE46]/[.AD46])^2+([.K46]/[.J46])^2+([.S46]/[.R46])^2)" office:value-type="float" office:value="0.0155404930165624" calcext:value-type="float">
            <text:p>0.02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32" calcext:value-type="float">
            <text:p>32</text:p>
          </table:table-cell>
          <table:table-cell office:value-type="float" office:value="65518" calcext:value-type="float">
            <text:p>65518</text:p>
          </table:table-cell>
          <table:table-cell office:value-type="float" office:value="260" calcext:value-type="float">
            <text:p>260</text:p>
          </table:table-cell>
          <table:table-cell table:style-name="ce13" table:formula="of:=[.AB46]/([.AB46]+[.Z46])" office:value-type="float" office:value="0.984922054689497" calcext:value-type="float">
            <text:p>0.985</text:p>
          </table:table-cell>
          <table:table-cell table:style-name="ce13" table:formula="of:=[.AD46]*SQRT(([.AC46]/[.AB46])^2+([.AC46]^2+[.AA46]^2)/([.AB46]+[.Z46])^2)" office:value-type="float" office:value="0.00550641877707579" calcext:value-type="float">
            <text:p>0.006</text:p>
          </table:table-cell>
          <table:table-cell table:number-columns-repeated="3"/>
          <table:table-cell table:style-name="ce7" table:formula="of:=(([.N46]-[.O46])*[.$M$2])/([.$N$2]*1.61E-019*1000)" office:value-type="float" office:value="1856776397515530" calcext:value-type="float">
            <text:p>1.86E+15</text:p>
          </table:table-cell>
          <table:table-cell office:value-type="float" office:value="1825" calcext:value-type="float">
            <text:p>1825</text:p>
          </table:table-cell>
          <table:table-cell table:style-name="ce7" table:formula="of:=[.AJ46]*[.$AG$8]" office:value-type="float" office:value="-99827500000" calcext:value-type="float">
            <text:p>-9.98E+10</text:p>
          </table:table-cell>
          <table:table-cell table:style-name="ce7" table:formula="of:=[.AK46]/[.$N$2]" office:value-type="float" office:value="-49913750000" calcext:value-type="float">
            <text:p>-4.99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534" calcext:value-type="float">
            <text:p>153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3/2+</text:p>
          </table:table-cell>
          <table:table-cell office:value-type="float" office:value="40" calcext:value-type="float">
            <text:p>40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47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251688" calcext:value-type="float">
            <text:p>251688</text:p>
          </table:table-cell>
          <table:table-cell office:value-type="float" office:value="1183" calcext:value-type="float">
            <text:p>1183</text:p>
          </table:table-cell>
          <table:table-cell office:value-type="float" office:value="7625" calcext:value-type="float">
            <text:p>7625</text:p>
          </table:table-cell>
          <table:table-cell office:value-type="float" office:value="90" calcext:value-type="float">
            <text:p>90</text:p>
          </table:table-cell>
          <table:table-cell table:style-name="ce7" table:formula="of:=[.AI47]*[.$AG$12] + [.AK47]" office:value-type="float" office:value="1.56361271130373E+015" calcext:value-type="float">
            <text:p>1.56E+15</text:p>
          </table:table-cell>
          <table:table-cell table:style-name="ce8" table:formula="of:=((SQRT([.N47])+SQRT([.O47]))*[.$M$2]/(1.61E-019*1000*[.$N$2]))" office:value-type="float" office:value="3329688989309.45" calcext:value-type="float">
            <text:p>3.33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0" table:formula="of:=1E+027*[.P47]/([.L47]*[.R47]*[.$L$2]*[.AD47]*[.T47])" office:value-type="float" office:value="1.97402431388988" calcext:value-type="float">
            <text:p>1.97</text:p>
          </table:table-cell>
          <table:table-cell table:formula="of:=1E+027*[.Q47]/([.L47]*[.R47]*[.$L$2]*1*[.AD47])" office:value-type="float" office:value="0.0230669595236181" calcext:value-type="float">
            <text:p>0.02</text:p>
          </table:table-cell>
          <table:table-cell table:formula="of:=SQRT(([.AE47]/[.AD47])^2+([.K47]/[.J47])^2+([.S47]/[.R47])^2)" office:value-type="float" office:value="0.0160713783045179" calcext:value-type="float">
            <text:p>0.02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26" calcext:value-type="float">
            <text:p>26</text:p>
          </table:table-cell>
          <table:table-cell office:value-type="float" office:value="44022" calcext:value-type="float">
            <text:p>44022</text:p>
          </table:table-cell>
          <table:table-cell office:value-type="float" office:value="215" calcext:value-type="float">
            <text:p>215</text:p>
          </table:table-cell>
          <table:table-cell table:style-name="ce13" table:formula="of:=[.AB47]/([.AB47]+[.Z47])" office:value-type="float" office:value="0.984722066882899" calcext:value-type="float">
            <text:p>0.985</text:p>
          </table:table-cell>
          <table:table-cell table:style-name="ce13" table:formula="of:=[.AD47]*SQRT(([.AC47]/[.AB47])^2+([.AC47]^2+[.AA47]^2)/([.AB47]+[.Z47])^2)" office:value-type="float" office:value="0.00677388278787647" calcext:value-type="float">
            <text:p>0.007</text:p>
          </table:table-cell>
          <table:table-cell table:number-columns-repeated="3"/>
          <table:table-cell table:style-name="ce7" table:formula="of:=(([.N47]-[.O47])*[.$M$2])/([.$N$2]*1.61E-019*1000)" office:value-type="float" office:value="1555931677018630" calcext:value-type="float">
            <text:p>1.56E+15</text:p>
          </table:table-cell>
          <table:table-cell office:value-type="float" office:value="1803" calcext:value-type="float">
            <text:p>1803</text:p>
          </table:table-cell>
          <table:table-cell table:style-name="ce7" table:formula="of:=[.AJ47]*[.$AG$8]" office:value-type="float" office:value="-98624100000" calcext:value-type="float">
            <text:p>-9.86E+10</text:p>
          </table:table-cell>
          <table:table-cell table:style-name="ce7" table:formula="of:=[.AK47]/[.$N$2]" office:value-type="float" office:value="-49312050000" calcext:value-type="float">
            <text:p>-4.93E+10</text:p>
          </table:table-cell>
          <table:table-cell table:number-columns-repeated="3"/>
        </table:table-row>
        <table:table-row table:style-name="ro1" table:number-rows-repeated="5">
          <table:table-cell table:number-columns-repeated="41"/>
        </table:table-row>
        <table:table-row table:style-name="ro1">
          <table:table-cell table:number-columns-repeated="22"/>
          <table:table-cell office:value-type="string" calcext:value-type="string">
            <text:p>Theory xs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norm_txs</text:p>
          </table:table-cell>
          <table:table-cell office:value-type="string" calcext:value-type="string">
            <text:p>Experimental xs</text:p>
          </table:table-cell>
          <table:table-cell office:value-type="string" calcext:value-type="string">
            <text:p>sxs</text:p>
          </table:table-cell>
          <table:table-cell office:value-type="string" calcext:value-type="string">
            <text:p>numcont</text:p>
          </table:table-cell>
          <table:table-cell office:value-type="string" calcext:value-type="string">
            <text:p>numcont2</text:p>
          </table:table-cell>
          <table:table-cell office:value-type="string" calcext:value-type="string">
            <text:p>denomcont</text:p>
          </table:table-cell>
          <table:table-cell office:value-type="string" calcext:value-type="string">
            <text:p>denomcont2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5.345" calcext:value-type="float">
            <text:p>5.35</text:p>
          </table:table-cell>
          <table:table-cell office:value-type="float" office:value="1" calcext:value-type="float">
            <text:p>1</text:p>
          </table:table-cell>
          <table:table-cell table:formula="of:=[.$AC$119] * [.W54]" office:value-type="float" office:value="2.63618581016992" calcext:value-type="float">
            <text:p>2.64</text:p>
          </table:table-cell>
          <table:table-cell table:style-name="ce11"/>
          <table:table-cell/>
          <table:table-cell table:formula="of:=[.W54]*[.Z54]/[.AA54]" office:value-type="string" office:string-value="" calcext:value-type="error">
            <text:p>#DIV/0!</text:p>
          </table:table-cell>
          <table:table-cell table:formula="of:=IFERROR([.AB54];0)" office:value-type="float" office:value="0" calcext:value-type="float">
            <text:p>0</text:p>
          </table:table-cell>
          <table:table-cell table:formula="of:=[.W54]^2/[.AA54]^2" office:value-type="string" office:string-value="" calcext:value-type="error">
            <text:p>#DIV/0!</text:p>
          </table:table-cell>
          <table:table-cell table:formula="of:=IFERROR([.AD54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5.3598" calcext:value-type="float">
            <text:p>5.36</text:p>
          </table:table-cell>
          <table:table-cell office:value-type="float" office:value="2" calcext:value-type="float">
            <text:p>2</text:p>
          </table:table-cell>
          <table:table-cell table:formula="of:=[.$AC$119] * [.W55]" office:value-type="float" office:value="2.64348525825046" calcext:value-type="float">
            <text:p>2.64</text:p>
          </table:table-cell>
          <table:table-cell table:style-name="ce11"/>
          <table:table-cell/>
          <table:table-cell table:formula="of:=[.W55]*[.Z55]/[.AA55]" office:value-type="string" office:string-value="" calcext:value-type="error">
            <text:p>#DIV/0!</text:p>
          </table:table-cell>
          <table:table-cell table:formula="of:=IFERROR([.AB55];0)" office:value-type="float" office:value="0" calcext:value-type="float">
            <text:p>0</text:p>
          </table:table-cell>
          <table:table-cell table:formula="of:=[.W55]^2/[.AA55]^2" office:value-type="string" office:string-value="" calcext:value-type="error">
            <text:p>#DIV/0!</text:p>
          </table:table-cell>
          <table:table-cell table:formula="of:=IFERROR([.AD55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5.4052" calcext:value-type="float">
            <text:p>5.41</text:p>
          </table:table-cell>
          <table:table-cell office:value-type="float" office:value="3" calcext:value-type="float">
            <text:p>3</text:p>
          </table:table-cell>
          <table:table-cell table:formula="of:=[.$AC$119] * [.W56]" office:value-type="float" office:value="2.66587680844349" calcext:value-type="float">
            <text:p>2.67</text:p>
          </table:table-cell>
          <table:table-cell table:style-name="ce11"/>
          <table:table-cell/>
          <table:table-cell table:formula="of:=[.W56]*[.Z56]/[.AA56]" office:value-type="string" office:string-value="" calcext:value-type="error">
            <text:p>#DIV/0!</text:p>
          </table:table-cell>
          <table:table-cell table:formula="of:=IFERROR([.AB56];0)" office:value-type="float" office:value="0" calcext:value-type="float">
            <text:p>0</text:p>
          </table:table-cell>
          <table:table-cell table:formula="of:=[.W56]^2/[.AA56]^2" office:value-type="string" office:string-value="" calcext:value-type="error">
            <text:p>#DIV/0!</text:p>
          </table:table-cell>
          <table:table-cell table:formula="of:=IFERROR([.AD56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5.4833" calcext:value-type="float">
            <text:p>5.48</text:p>
          </table:table-cell>
          <table:table-cell office:value-type="float" office:value="4" calcext:value-type="float">
            <text:p>4</text:p>
          </table:table-cell>
          <table:table-cell table:formula="of:=[.$AC$119] * [.W57]" office:value-type="float" office:value="2.70439619324691" calcext:value-type="float">
            <text:p>2.7</text:p>
          </table:table-cell>
          <table:table-cell table:style-name="ce11"/>
          <table:table-cell/>
          <table:table-cell table:formula="of:=[.W57]*[.Z57]/[.AA57]" office:value-type="string" office:string-value="" calcext:value-type="error">
            <text:p>#DIV/0!</text:p>
          </table:table-cell>
          <table:table-cell table:formula="of:=IFERROR([.AB57];0)" office:value-type="float" office:value="0" calcext:value-type="float">
            <text:p>0</text:p>
          </table:table-cell>
          <table:table-cell table:formula="of:=[.W57]^2/[.AA57]^2" office:value-type="string" office:string-value="" calcext:value-type="error">
            <text:p>#DIV/0!</text:p>
          </table:table-cell>
          <table:table-cell table:formula="of:=IFERROR([.AD57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5.5972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table:formula="of:=[.$AC$119] * [.W58]" office:value-type="float" office:value="2.76057235111002" calcext:value-type="float">
            <text:p>2.76</text:p>
          </table:table-cell>
          <table:table-cell table:style-name="ce11"/>
          <table:table-cell/>
          <table:table-cell table:formula="of:=[.W58]*[.Z58]/[.AA58]" office:value-type="string" office:string-value="" calcext:value-type="error">
            <text:p>#DIV/0!</text:p>
          </table:table-cell>
          <table:table-cell table:formula="of:=IFERROR([.AB58];0)" office:value-type="float" office:value="0" calcext:value-type="float">
            <text:p>0</text:p>
          </table:table-cell>
          <table:table-cell table:formula="of:=[.W58]^2/[.AA58]^2" office:value-type="string" office:string-value="" calcext:value-type="error">
            <text:p>#DIV/0!</text:p>
          </table:table-cell>
          <table:table-cell table:formula="of:=IFERROR([.AD58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5.7504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table:formula="of:=[.$AC$119] * [.W59]" office:value-type="float" office:value="2.83613150286269" calcext:value-type="float">
            <text:p>2.84</text:p>
          </table:table-cell>
          <table:table-cell table:number-columns-repeated="2"/>
          <table:table-cell table:formula="of:=[.W59]*[.Z59]/[.AA59]" office:value-type="string" office:string-value="" calcext:value-type="error">
            <text:p>#DIV/0!</text:p>
          </table:table-cell>
          <table:table-cell table:formula="of:=IFERROR([.AB59];0)" office:value-type="float" office:value="0" calcext:value-type="float">
            <text:p>0</text:p>
          </table:table-cell>
          <table:table-cell table:formula="of:=[.W59]^2/[.AA59]^2" office:value-type="string" office:string-value="" calcext:value-type="error">
            <text:p>#DIV/0!</text:p>
          </table:table-cell>
          <table:table-cell table:formula="of:=IFERROR([.AD59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5.945" calcext:value-type="float">
            <text:p>5.95</text:p>
          </table:table-cell>
          <table:table-cell office:value-type="float" office:value="7" calcext:value-type="float">
            <text:p>7</text:p>
          </table:table-cell>
          <table:table-cell table:formula="of:=[.$AC$119] * [.W60]" office:value-type="float" office:value="2.93210938100284" calcext:value-type="float">
            <text:p>2.93</text:p>
          </table:table-cell>
          <table:table-cell table:number-columns-repeated="2"/>
          <table:table-cell table:formula="of:=[.W60]*[.Z60]/[.AA60]" office:value-type="string" office:string-value="" calcext:value-type="error">
            <text:p>#DIV/0!</text:p>
          </table:table-cell>
          <table:table-cell table:formula="of:=IFERROR([.AB60];0)" office:value-type="float" office:value="0" calcext:value-type="float">
            <text:p>0</text:p>
          </table:table-cell>
          <table:table-cell table:formula="of:=[.W60]^2/[.AA60]^2" office:value-type="string" office:string-value="" calcext:value-type="error">
            <text:p>#DIV/0!</text:p>
          </table:table-cell>
          <table:table-cell table:formula="of:=IFERROR([.AD60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6.1819" calcext:value-type="float">
            <text:p>6.18</text:p>
          </table:table-cell>
          <table:table-cell office:value-type="float" office:value="8" calcext:value-type="float">
            <text:p>8</text:p>
          </table:table-cell>
          <table:table-cell table:formula="of:=[.$AC$119] * [.W61]" office:value-type="float" office:value="3.0489498708867" calcext:value-type="float">
            <text:p>3.05</text:p>
          </table:table-cell>
          <table:table-cell table:number-columns-repeated="2"/>
          <table:table-cell table:formula="of:=[.W61]*[.Z61]/[.AA61]" office:value-type="string" office:string-value="" calcext:value-type="error">
            <text:p>#DIV/0!</text:p>
          </table:table-cell>
          <table:table-cell table:formula="of:=IFERROR([.AB61];0)" office:value-type="float" office:value="0" calcext:value-type="float">
            <text:p>0</text:p>
          </table:table-cell>
          <table:table-cell table:formula="of:=[.W61]^2/[.AA61]^2" office:value-type="string" office:string-value="" calcext:value-type="error">
            <text:p>#DIV/0!</text:p>
          </table:table-cell>
          <table:table-cell table:formula="of:=IFERROR([.AD61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6.4596" calcext:value-type="float">
            <text:p>6.46</text:p>
          </table:table-cell>
          <table:table-cell office:value-type="float" office:value="9" calcext:value-type="float">
            <text:p>9</text:p>
          </table:table-cell>
          <table:table-cell table:formula="of:=[.$AC$119] * [.W62]" office:value-type="float" office:value="3.1859131635872" calcext:value-type="float">
            <text:p>3.19</text:p>
          </table:table-cell>
          <table:table-cell table:number-columns-repeated="2"/>
          <table:table-cell table:formula="of:=[.W62]*[.Z62]/[.AA62]" office:value-type="string" office:string-value="" calcext:value-type="error">
            <text:p>#DIV/0!</text:p>
          </table:table-cell>
          <table:table-cell table:formula="of:=IFERROR([.AB62];0)" office:value-type="float" office:value="0" calcext:value-type="float">
            <text:p>0</text:p>
          </table:table-cell>
          <table:table-cell table:formula="of:=[.W62]^2/[.AA62]^2" office:value-type="string" office:string-value="" calcext:value-type="error">
            <text:p>#DIV/0!</text:p>
          </table:table-cell>
          <table:table-cell table:formula="of:=IFERROR([.AD62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6.7726" calcext:value-type="float">
            <text:p>6.77</text:p>
          </table:table-cell>
          <table:table-cell office:value-type="float" office:value="10" calcext:value-type="float">
            <text:p>10</text:p>
          </table:table-cell>
          <table:table-cell table:formula="of:=[.$AC$119] * [.W63]" office:value-type="float" office:value="3.34028662637171" calcext:value-type="float">
            <text:p>3.34</text:p>
          </table:table-cell>
          <table:table-cell table:number-columns-repeated="2"/>
          <table:table-cell table:formula="of:=[.W63]*[.Z63]/[.AA63]" office:value-type="string" office:string-value="" calcext:value-type="error">
            <text:p>#DIV/0!</text:p>
          </table:table-cell>
          <table:table-cell table:formula="of:=IFERROR([.AB63];0)" office:value-type="float" office:value="0" calcext:value-type="float">
            <text:p>0</text:p>
          </table:table-cell>
          <table:table-cell table:formula="of:=[.W63]^2/[.AA63]^2" office:value-type="string" office:string-value="" calcext:value-type="error">
            <text:p>#DIV/0!</text:p>
          </table:table-cell>
          <table:table-cell table:formula="of:=IFERROR([.AD63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7.1119" calcext:value-type="float">
            <text:p>7.11</text:p>
          </table:table-cell>
          <table:table-cell office:value-type="float" office:value="11" calcext:value-type="float">
            <text:p>11</text:p>
          </table:table-cell>
          <table:table-cell table:formula="of:=[.$AC$119] * [.W64]" office:value-type="float" office:value="3.50763140567773" calcext:value-type="float">
            <text:p>3.51</text:p>
          </table:table-cell>
          <table:table-cell table:style-name="ce3" table:formula="of:=[.V43]" office:value-type="float" office:value="1.92149484201898" calcext:value-type="float">
            <text:p>1.92</text:p>
          </table:table-cell>
          <table:table-cell table:style-name="ce3" table:formula="of:=[.W31]" office:value-type="float" office:value="0.0755807800862263" calcext:value-type="float">
            <text:p>0.08</text:p>
          </table:table-cell>
          <table:table-cell table:formula="of:=[.W64]*[.Z64]/[.AA64]^2" office:value-type="float" office:value="2392.22554880416" calcext:value-type="float">
            <text:p>2392.23</text:p>
          </table:table-cell>
          <table:table-cell table:formula="of:=IFERROR([.AB64];0)" office:value-type="float" office:value="2392.22554880416" calcext:value-type="float">
            <text:p>2392.23</text:p>
          </table:table-cell>
          <table:table-cell table:formula="of:=[.W64]^2/[.AA64]^2" office:value-type="float" office:value="8854.18399700925" calcext:value-type="float">
            <text:p>8854.18</text:p>
          </table:table-cell>
          <table:table-cell table:formula="of:=IFERROR([.AD64];0)" office:value-type="float" office:value="8854.18399700925" calcext:value-type="float">
            <text:p>8854.18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7.464" calcext:value-type="float">
            <text:p>7.46</text:p>
          </table:table-cell>
          <table:table-cell office:value-type="float" office:value="12" calcext:value-type="float">
            <text:p>12</text:p>
          </table:table-cell>
          <table:table-cell table:formula="of:=[.$AC$119] * [.W65]" office:value-type="float" office:value="3.68128922116151" calcext:value-type="float">
            <text:p>3.68</text:p>
          </table:table-cell>
          <table:table-cell table:number-columns-repeated="2"/>
          <table:table-cell table:formula="of:=[.W65]*[.Z65]/[.AA65]" office:value-type="string" office:string-value="" calcext:value-type="error">
            <text:p>#DIV/0!</text:p>
          </table:table-cell>
          <table:table-cell table:formula="of:=IFERROR([.AB65];0)" office:value-type="float" office:value="0" calcext:value-type="float">
            <text:p>0</text:p>
          </table:table-cell>
          <table:table-cell table:formula="of:=[.W65]^2/[.AA65]^2" office:value-type="string" office:string-value="" calcext:value-type="error">
            <text:p>#DIV/0!</text:p>
          </table:table-cell>
          <table:table-cell table:formula="of:=IFERROR([.AD65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7.8162" calcext:value-type="float">
            <text:p>7.82</text:p>
          </table:table-cell>
          <table:table-cell office:value-type="float" office:value="13" calcext:value-type="float">
            <text:p>13</text:p>
          </table:table-cell>
          <table:table-cell table:formula="of:=[.$AC$119] * [.W66]" office:value-type="float" office:value="3.85499635724043" calcext:value-type="float">
            <text:p>3.85</text:p>
          </table:table-cell>
          <table:table-cell table:number-columns-repeated="2"/>
          <table:table-cell table:formula="of:=[.W66]*[.Z66]/[.AA66]" office:value-type="string" office:string-value="" calcext:value-type="error">
            <text:p>#DIV/0!</text:p>
          </table:table-cell>
          <table:table-cell table:formula="of:=IFERROR([.AB66];0)" office:value-type="float" office:value="0" calcext:value-type="float">
            <text:p>0</text:p>
          </table:table-cell>
          <table:table-cell table:formula="of:=[.W66]^2/[.AA66]^2" office:value-type="string" office:string-value="" calcext:value-type="error">
            <text:p>#DIV/0!</text:p>
          </table:table-cell>
          <table:table-cell table:formula="of:=IFERROR([.AD66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8.1423" calcext:value-type="float">
            <text:p>8.14</text:p>
          </table:table-cell>
          <table:table-cell office:value-type="float" office:value="14" calcext:value-type="float">
            <text:p>14</text:p>
          </table:table-cell>
          <table:table-cell table:formula="of:=[.$AC$119] * [.W67]" office:value-type="float" office:value="4.01583081798813" calcext:value-type="float">
            <text:p>4.02</text:p>
          </table:table-cell>
          <table:table-cell table:number-columns-repeated="2"/>
          <table:table-cell table:formula="of:=[.W67]*[.Z67]/[.AA67]" office:value-type="string" office:string-value="" calcext:value-type="error">
            <text:p>#DIV/0!</text:p>
          </table:table-cell>
          <table:table-cell table:formula="of:=IFERROR([.AB67];0)" office:value-type="float" office:value="0" calcext:value-type="float">
            <text:p>0</text:p>
          </table:table-cell>
          <table:table-cell table:formula="of:=[.W67]^2/[.AA67]^2" office:value-type="string" office:string-value="" calcext:value-type="error">
            <text:p>#DIV/0!</text:p>
          </table:table-cell>
          <table:table-cell table:formula="of:=IFERROR([.AD67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8.4276" calcext:value-type="float">
            <text:p>8.43</text:p>
          </table:table-cell>
          <table:table-cell office:value-type="float" office:value="15" calcext:value-type="float">
            <text:p>15</text:p>
          </table:table-cell>
          <table:table-cell table:formula="of:=[.$AC$119] * [.W68]" office:value-type="float" office:value="4.15654247591918" calcext:value-type="float">
            <text:p>4.16</text:p>
          </table:table-cell>
          <table:table-cell table:number-columns-repeated="2"/>
          <table:table-cell table:formula="of:=[.W68]*[.Z68]/[.AA68]" office:value-type="string" office:string-value="" calcext:value-type="error">
            <text:p>#DIV/0!</text:p>
          </table:table-cell>
          <table:table-cell table:formula="of:=IFERROR([.AB68];0)" office:value-type="float" office:value="0" calcext:value-type="float">
            <text:p>0</text:p>
          </table:table-cell>
          <table:table-cell table:formula="of:=[.W68]^2/[.AA68]^2" office:value-type="string" office:string-value="" calcext:value-type="error">
            <text:p>#DIV/0!</text:p>
          </table:table-cell>
          <table:table-cell table:formula="of:=IFERROR([.AD68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8.6495" calcext:value-type="float">
            <text:p>8.65</text:p>
          </table:table-cell>
          <table:table-cell office:value-type="float" office:value="16" calcext:value-type="float">
            <text:p>16</text:p>
          </table:table-cell>
          <table:table-cell table:formula="of:=[.$AC$119] * [.W69]" office:value-type="float" office:value="4.26598487653222" calcext:value-type="float">
            <text:p>4.27</text:p>
          </table:table-cell>
          <table:table-cell table:number-columns-repeated="2"/>
          <table:table-cell table:formula="of:=[.W69]*[.Z69]/[.AA69]" office:value-type="string" office:string-value="" calcext:value-type="error">
            <text:p>#DIV/0!</text:p>
          </table:table-cell>
          <table:table-cell table:formula="of:=IFERROR([.AB69];0)" office:value-type="float" office:value="0" calcext:value-type="float">
            <text:p>0</text:p>
          </table:table-cell>
          <table:table-cell table:formula="of:=[.W69]^2/[.AA69]^2" office:value-type="string" office:string-value="" calcext:value-type="error">
            <text:p>#DIV/0!</text:p>
          </table:table-cell>
          <table:table-cell table:formula="of:=IFERROR([.AD69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8.7891" calcext:value-type="float">
            <text:p>8.79</text:p>
          </table:table-cell>
          <table:table-cell office:value-type="float" office:value="17" calcext:value-type="float">
            <text:p>17</text:p>
          </table:table-cell>
          <table:table-cell table:formula="of:=[.$AC$119] * [.W70]" office:value-type="float" office:value="4.33483642734601" calcext:value-type="float">
            <text:p>4.33</text:p>
          </table:table-cell>
          <table:table-cell table:number-columns-repeated="2"/>
          <table:table-cell table:formula="of:=[.W70]*[.Z70]/[.AA70]" office:value-type="string" office:string-value="" calcext:value-type="error">
            <text:p>#DIV/0!</text:p>
          </table:table-cell>
          <table:table-cell table:formula="of:=IFERROR([.AB70];0)" office:value-type="float" office:value="0" calcext:value-type="float">
            <text:p>0</text:p>
          </table:table-cell>
          <table:table-cell table:formula="of:=[.W70]^2/[.AA70]^2" office:value-type="string" office:string-value="" calcext:value-type="error">
            <text:p>#DIV/0!</text:p>
          </table:table-cell>
          <table:table-cell table:formula="of:=IFERROR([.AD70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8.8335" calcext:value-type="float">
            <text:p>8.83</text:p>
          </table:table-cell>
          <table:table-cell office:value-type="float" office:value="18" calcext:value-type="float">
            <text:p>18</text:p>
          </table:table-cell>
          <table:table-cell table:formula="of:=[.$AC$119] * [.W71]" office:value-type="float" office:value="4.35673477158765" calcext:value-type="float">
            <text:p>4.36</text:p>
          </table:table-cell>
          <table:table-cell table:number-columns-repeated="2"/>
          <table:table-cell table:formula="of:=[.W71]*[.Z71]/[.AA71]" office:value-type="string" office:string-value="" calcext:value-type="error">
            <text:p>#DIV/0!</text:p>
          </table:table-cell>
          <table:table-cell table:formula="of:=IFERROR([.AB71];0)" office:value-type="float" office:value="0" calcext:value-type="float">
            <text:p>0</text:p>
          </table:table-cell>
          <table:table-cell table:formula="of:=[.W71]^2/[.AA71]^2" office:value-type="string" office:string-value="" calcext:value-type="error">
            <text:p>#DIV/0!</text:p>
          </table:table-cell>
          <table:table-cell table:formula="of:=IFERROR([.AD71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8.7715" calcext:value-type="float">
            <text:p>8.77</text:p>
          </table:table-cell>
          <table:table-cell office:value-type="float" office:value="19" calcext:value-type="float">
            <text:p>19</text:p>
          </table:table-cell>
          <table:table-cell table:formula="of:=[.$AC$119] * [.W72]" office:value-type="float" office:value="4.32615600260158" calcext:value-type="float">
            <text:p>4.33</text:p>
          </table:table-cell>
          <table:table-cell table:style-name="ce3" table:formula="of:=[.V44]" office:value-type="float" office:value="4.31089021643448" calcext:value-type="float">
            <text:p>4.31</text:p>
          </table:table-cell>
          <table:table-cell table:style-name="ce3" table:formula="of:=[.W32]" office:value-type="float" office:value="0.0284167929680132" calcext:value-type="float">
            <text:p>0.03</text:p>
          </table:table-cell>
          <table:table-cell table:formula="of:=[.W72]*[.Z72]/[.AA72]^2" office:value-type="float" office:value="46826.3928466275" calcext:value-type="float">
            <text:p>46826.39</text:p>
          </table:table-cell>
          <table:table-cell table:formula="of:=IFERROR([.AB72];0)" office:value-type="float" office:value="46826.3928466275" calcext:value-type="float">
            <text:p>46826.39</text:p>
          </table:table-cell>
          <table:table-cell table:formula="of:=[.W72]^2/[.AA72]^2" office:value-type="float" office:value="95279.0918424067" calcext:value-type="float">
            <text:p>95279.09</text:p>
          </table:table-cell>
          <table:table-cell table:formula="of:=IFERROR([.AD72];0)" office:value-type="float" office:value="95279.0918424067" calcext:value-type="float">
            <text:p>95279.09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8.5984" calcext:value-type="float">
            <text:p>8.6</text:p>
          </table:table-cell>
          <table:table-cell office:value-type="float" office:value="20" calcext:value-type="float">
            <text:p>20</text:p>
          </table:table-cell>
          <table:table-cell table:formula="of:=[.$AC$119] * [.W73]" office:value-type="float" office:value="4.24078205241628" calcext:value-type="float">
            <text:p>4.24</text:p>
          </table:table-cell>
          <table:table-cell table:number-columns-repeated="2"/>
          <table:table-cell table:formula="of:=[.W73]*[.Z73]/[.AA73]" office:value-type="string" office:string-value="" calcext:value-type="error">
            <text:p>#DIV/0!</text:p>
          </table:table-cell>
          <table:table-cell table:formula="of:=IFERROR([.AB73];0)" office:value-type="float" office:value="0" calcext:value-type="float">
            <text:p>0</text:p>
          </table:table-cell>
          <table:table-cell table:formula="of:=[.W73]^2/[.AA73]^2" office:value-type="string" office:string-value="" calcext:value-type="error">
            <text:p>#DIV/0!</text:p>
          </table:table-cell>
          <table:table-cell table:formula="of:=IFERROR([.AD73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8.3164" calcext:value-type="float">
            <text:p>8.32</text:p>
          </table:table-cell>
          <table:table-cell office:value-type="float" office:value="21" calcext:value-type="float">
            <text:p>21</text:p>
          </table:table-cell>
          <table:table-cell table:formula="of:=[.$AC$119] * [.W74]" office:value-type="float" office:value="4.10169797412481" calcext:value-type="float">
            <text:p>4.1</text:p>
          </table:table-cell>
          <table:table-cell table:number-columns-repeated="2"/>
          <table:table-cell table:formula="of:=[.W74]*[.Z74]/[.AA74]" office:value-type="string" office:string-value="" calcext:value-type="error">
            <text:p>#DIV/0!</text:p>
          </table:table-cell>
          <table:table-cell table:formula="of:=IFERROR([.AB74];0)" office:value-type="float" office:value="0" calcext:value-type="float">
            <text:p>0</text:p>
          </table:table-cell>
          <table:table-cell table:formula="of:=[.W74]^2/[.AA74]^2" office:value-type="string" office:string-value="" calcext:value-type="error">
            <text:p>#DIV/0!</text:p>
          </table:table-cell>
          <table:table-cell table:formula="of:=IFERROR([.AD74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7.9333" calcext:value-type="float">
            <text:p>7.93</text:p>
          </table:table-cell>
          <table:table-cell office:value-type="float" office:value="22" calcext:value-type="float">
            <text:p>22</text:p>
          </table:table-cell>
          <table:table-cell table:formula="of:=[.$AC$119] * [.W75]" office:value-type="float" office:value="3.91275077414799" calcext:value-type="float">
            <text:p>3.91</text:p>
          </table:table-cell>
          <table:table-cell table:number-columns-repeated="2"/>
          <table:table-cell table:formula="of:=[.W75]*[.Z75]/[.AA75]" office:value-type="string" office:string-value="" calcext:value-type="error">
            <text:p>#DIV/0!</text:p>
          </table:table-cell>
          <table:table-cell table:formula="of:=IFERROR([.AB75];0)" office:value-type="float" office:value="0" calcext:value-type="float">
            <text:p>0</text:p>
          </table:table-cell>
          <table:table-cell table:formula="of:=[.W75]^2/[.AA75]^2" office:value-type="string" office:string-value="" calcext:value-type="error">
            <text:p>#DIV/0!</text:p>
          </table:table-cell>
          <table:table-cell table:formula="of:=IFERROR([.AD75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7.4619" calcext:value-type="float">
            <text:p>7.46</text:p>
          </table:table-cell>
          <table:table-cell office:value-type="float" office:value="23" calcext:value-type="float">
            <text:p>23</text:p>
          </table:table-cell>
          <table:table-cell table:formula="of:=[.$AC$119] * [.W76]" office:value-type="float" office:value="3.6802534886636" calcext:value-type="float">
            <text:p>3.68</text:p>
          </table:table-cell>
          <table:table-cell table:number-columns-repeated="2"/>
          <table:table-cell table:formula="of:=[.W76]*[.Z76]/[.AA76]" office:value-type="string" office:string-value="" calcext:value-type="error">
            <text:p>#DIV/0!</text:p>
          </table:table-cell>
          <table:table-cell table:formula="of:=IFERROR([.AB76];0)" office:value-type="float" office:value="0" calcext:value-type="float">
            <text:p>0</text:p>
          </table:table-cell>
          <table:table-cell table:formula="of:=[.W76]^2/[.AA76]^2" office:value-type="string" office:string-value="" calcext:value-type="error">
            <text:p>#DIV/0!</text:p>
          </table:table-cell>
          <table:table-cell table:formula="of:=IFERROR([.AD76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6.9236" calcext:value-type="float">
            <text:p>6.92</text:p>
          </table:table-cell>
          <table:table-cell office:value-type="float" office:value="24" calcext:value-type="float">
            <text:p>24</text:p>
          </table:table-cell>
          <table:table-cell table:formula="of:=[.$AC$119] * [.W77]" office:value-type="float" office:value="3.41476072503133" calcext:value-type="float">
            <text:p>3.41</text:p>
          </table:table-cell>
          <table:table-cell table:number-columns-repeated="2"/>
          <table:table-cell table:formula="of:=[.W77]*[.Z77]/[.AA77]" office:value-type="string" office:string-value="" calcext:value-type="error">
            <text:p>#DIV/0!</text:p>
          </table:table-cell>
          <table:table-cell table:formula="of:=IFERROR([.AB77];0)" office:value-type="float" office:value="0" calcext:value-type="float">
            <text:p>0</text:p>
          </table:table-cell>
          <table:table-cell table:formula="of:=[.W77]^2/[.AA77]^2" office:value-type="string" office:string-value="" calcext:value-type="error">
            <text:p>#DIV/0!</text:p>
          </table:table-cell>
          <table:table-cell table:formula="of:=IFERROR([.AD77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6.3415" calcext:value-type="float">
            <text:p>6.34</text:p>
          </table:table-cell>
          <table:table-cell office:value-type="float" office:value="25" calcext:value-type="float">
            <text:p>25</text:p>
          </table:table-cell>
          <table:table-cell table:formula="of:=[.$AC$119] * [.W78]" office:value-type="float" office:value="3.12766554072826" calcext:value-type="float">
            <text:p>3.13</text:p>
          </table:table-cell>
          <table:table-cell table:number-columns-repeated="2"/>
          <table:table-cell table:formula="of:=[.W78]*[.Z78]/[.AA78]" office:value-type="string" office:string-value="" calcext:value-type="error">
            <text:p>#DIV/0!</text:p>
          </table:table-cell>
          <table:table-cell table:formula="of:=IFERROR([.AB78];0)" office:value-type="float" office:value="0" calcext:value-type="float">
            <text:p>0</text:p>
          </table:table-cell>
          <table:table-cell table:formula="of:=[.W78]^2/[.AA78]^2" office:value-type="string" office:string-value="" calcext:value-type="error">
            <text:p>#DIV/0!</text:p>
          </table:table-cell>
          <table:table-cell table:formula="of:=IFERROR([.AD78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5.7409" calcext:value-type="float">
            <text:p>5.74</text:p>
          </table:table-cell>
          <table:table-cell office:value-type="float" office:value="26" calcext:value-type="float">
            <text:p>26</text:p>
          </table:table-cell>
          <table:table-cell table:formula="of:=[.$AC$119] * [.W79]" office:value-type="float" office:value="2.83144604632451" calcext:value-type="float">
            <text:p>2.83</text:p>
          </table:table-cell>
          <table:table-cell table:style-name="ce3" table:formula="of:=[.V45]" office:value-type="float" office:value="7.36613163645576" calcext:value-type="float">
            <text:p>7.37</text:p>
          </table:table-cell>
          <table:table-cell table:style-name="ce3" table:formula="of:=[.W33]" office:value-type="float" office:value="0.0907184862993397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formula="of:=IFERROR([.AB79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[.AD79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5.142" calcext:value-type="float">
            <text:p>5.14</text:p>
          </table:table-cell>
          <table:table-cell office:value-type="float" office:value="27" calcext:value-type="float">
            <text:p>27</text:p>
          </table:table-cell>
          <table:table-cell table:formula="of:=[.$AC$119] * [.W80]" office:value-type="float" office:value="2.53606500203811" calcext:value-type="float">
            <text:p>2.54</text:p>
          </table:table-cell>
          <table:table-cell table:number-columns-repeated="2"/>
          <table:table-cell table:formula="of:=[.W80]*[.Z80]/[.AA80]" office:value-type="string" office:string-value="" calcext:value-type="error">
            <text:p>#DIV/0!</text:p>
          </table:table-cell>
          <table:table-cell table:formula="of:=IFERROR([.AB80];0)" office:value-type="float" office:value="0" calcext:value-type="float">
            <text:p>0</text:p>
          </table:table-cell>
          <table:table-cell table:formula="of:=[.W80]^2/[.AA80]^2" office:value-type="string" office:string-value="" calcext:value-type="error">
            <text:p>#DIV/0!</text:p>
          </table:table-cell>
          <table:table-cell table:formula="of:=IFERROR([.AD80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4.5917" calcext:value-type="float">
            <text:p>4.59</text:p>
          </table:table-cell>
          <table:table-cell office:value-type="float" office:value="28" calcext:value-type="float">
            <text:p>28</text:p>
          </table:table-cell>
          <table:table-cell table:formula="of:=[.$AC$119] * [.W81]" office:value-type="float" office:value="2.26465376698919" calcext:value-type="float">
            <text:p>2.26</text:p>
          </table:table-cell>
          <table:table-cell table:number-columns-repeated="2"/>
          <table:table-cell table:formula="of:=[.W81]*[.Z81]/[.AA81]" office:value-type="string" office:string-value="" calcext:value-type="error">
            <text:p>#DIV/0!</text:p>
          </table:table-cell>
          <table:table-cell table:formula="of:=IFERROR([.AB81];0)" office:value-type="float" office:value="0" calcext:value-type="float">
            <text:p>0</text:p>
          </table:table-cell>
          <table:table-cell table:formula="of:=[.W81]^2/[.AA81]^2" office:value-type="string" office:string-value="" calcext:value-type="error">
            <text:p>#DIV/0!</text:p>
          </table:table-cell>
          <table:table-cell table:formula="of:=IFERROR([.AD81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4.0924" calcext:value-type="float">
            <text:p>4.09</text:p>
          </table:table-cell>
          <table:table-cell office:value-type="float" office:value="29" calcext:value-type="float">
            <text:p>29</text:p>
          </table:table-cell>
          <table:table-cell table:formula="of:=[.$AC$119] * [.W82]" office:value-type="float" office:value="2.01839603546106" calcext:value-type="float">
            <text:p>2.02</text:p>
          </table:table-cell>
          <table:table-cell table:number-columns-repeated="2"/>
          <table:table-cell table:formula="of:=[.W82]*[.Z82]/[.AA82]" office:value-type="string" office:string-value="" calcext:value-type="error">
            <text:p>#DIV/0!</text:p>
          </table:table-cell>
          <table:table-cell table:formula="of:=IFERROR([.AB82];0)" office:value-type="float" office:value="0" calcext:value-type="float">
            <text:p>0</text:p>
          </table:table-cell>
          <table:table-cell table:formula="of:=[.W82]^2/[.AA82]^2" office:value-type="string" office:string-value="" calcext:value-type="error">
            <text:p>#DIV/0!</text:p>
          </table:table-cell>
          <table:table-cell table:formula="of:=IFERROR([.AD82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667" calcext:value-type="float">
            <text:p>3.67</text:p>
          </table:table-cell>
          <table:table-cell office:value-type="float" office:value="30" calcext:value-type="float">
            <text:p>30</text:p>
          </table:table-cell>
          <table:table-cell table:formula="of:=[.$AC$119] * [.W83]" office:value-type="float" office:value="1.80858622374052" calcext:value-type="float">
            <text:p>1.81</text:p>
          </table:table-cell>
          <table:table-cell table:number-columns-repeated="2"/>
          <table:table-cell table:formula="of:=[.W83]*[.Z83]/[.AA83]" office:value-type="string" office:string-value="" calcext:value-type="error">
            <text:p>#DIV/0!</text:p>
          </table:table-cell>
          <table:table-cell table:formula="of:=IFERROR([.AB83];0)" office:value-type="float" office:value="0" calcext:value-type="float">
            <text:p>0</text:p>
          </table:table-cell>
          <table:table-cell table:formula="of:=[.W83]^2/[.AA83]^2" office:value-type="string" office:string-value="" calcext:value-type="error">
            <text:p>#DIV/0!</text:p>
          </table:table-cell>
          <table:table-cell table:formula="of:=IFERROR([.AD83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3286" calcext:value-type="float">
            <text:p>3.33</text:p>
          </table:table-cell>
          <table:table-cell office:value-type="float" office:value="31" calcext:value-type="float">
            <text:p>31</text:p>
          </table:table-cell>
          <table:table-cell table:formula="of:=[.$AC$119] * [.W84]" office:value-type="float" office:value="1.64168532979076" calcext:value-type="float">
            <text:p>1.64</text:p>
          </table:table-cell>
          <table:table-cell table:number-columns-repeated="2"/>
          <table:table-cell table:formula="of:=[.W84]*[.Z84]/[.AA84]" office:value-type="string" office:string-value="" calcext:value-type="error">
            <text:p>#DIV/0!</text:p>
          </table:table-cell>
          <table:table-cell table:formula="of:=IFERROR([.AB84];0)" office:value-type="float" office:value="0" calcext:value-type="float">
            <text:p>0</text:p>
          </table:table-cell>
          <table:table-cell table:formula="of:=[.W84]^2/[.AA84]^2" office:value-type="string" office:string-value="" calcext:value-type="error">
            <text:p>#DIV/0!</text:p>
          </table:table-cell>
          <table:table-cell table:formula="of:=IFERROR([.AD84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0843" calcext:value-type="float">
            <text:p>3.08</text:p>
          </table:table-cell>
          <table:table-cell office:value-type="float" office:value="32" calcext:value-type="float">
            <text:p>32</text:p>
          </table:table-cell>
          <table:table-cell table:formula="of:=[.$AC$119] * [.W85]" office:value-type="float" office:value="1.52119511586662" calcext:value-type="float">
            <text:p>1.52</text:p>
          </table:table-cell>
          <table:table-cell table:style-name="ce3" table:formula="of:=[.V46]" office:value-type="float" office:value="2.05660631869713" calcext:value-type="float">
            <text:p>2.06</text:p>
          </table:table-cell>
          <table:table-cell table:style-name="ce3" table:formula="of:=[.W34]" office:value-type="float" office:value="0.0304912166507533" calcext:value-type="float">
            <text:p>0.03</text:p>
          </table:table-cell>
          <table:table-cell table:formula="of:=[.W85]*[.Z85]/[.AA85]^2" office:value-type="float" office:value="6822.73136767569" calcext:value-type="float">
            <text:p>6822.73</text:p>
          </table:table-cell>
          <table:table-cell table:formula="of:=IFERROR([.AB85];0)" office:value-type="float" office:value="6822.73136767569" calcext:value-type="float">
            <text:p>6822.73</text:p>
          </table:table-cell>
          <table:table-cell table:formula="of:=[.W85]^2/[.AA85]^2" office:value-type="float" office:value="10232.0751259061" calcext:value-type="float">
            <text:p>10232.08</text:p>
          </table:table-cell>
          <table:table-cell table:formula="of:=IFERROR([.AD85];0)" office:value-type="float" office:value="10232.0751259061" calcext:value-type="float">
            <text:p>10232.08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9352" calcext:value-type="float">
            <text:p>2.94</text:p>
          </table:table-cell>
          <table:table-cell office:value-type="float" office:value="33" calcext:value-type="float">
            <text:p>33</text:p>
          </table:table-cell>
          <table:table-cell table:formula="of:=[.$AC$119] * [.W86]" office:value-type="float" office:value="1.44765810851464" calcext:value-type="float">
            <text:p>1.45</text:p>
          </table:table-cell>
          <table:table-cell table:number-columns-repeated="2"/>
          <table:table-cell table:formula="of:=[.W86]*[.Z86]/[.AA86]" office:value-type="string" office:string-value="" calcext:value-type="error">
            <text:p>#DIV/0!</text:p>
          </table:table-cell>
          <table:table-cell table:formula="of:=IFERROR([.AB86];0)" office:value-type="float" office:value="0" calcext:value-type="float">
            <text:p>0</text:p>
          </table:table-cell>
          <table:table-cell table:formula="of:=[.W86]^2/[.AA86]^2" office:value-type="string" office:string-value="" calcext:value-type="error">
            <text:p>#DIV/0!</text:p>
          </table:table-cell>
          <table:table-cell table:formula="of:=IFERROR([.AD86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8769" calcext:value-type="float">
            <text:p>2.88</text:p>
          </table:table-cell>
          <table:table-cell office:value-type="float" office:value="34" calcext:value-type="float">
            <text:p>34</text:p>
          </table:table-cell>
          <table:table-cell table:formula="of:=[.$AC$119] * [.W87]" office:value-type="float" office:value="1.41890420154871" calcext:value-type="float">
            <text:p>1.42</text:p>
          </table:table-cell>
          <table:table-cell table:number-columns-repeated="2"/>
          <table:table-cell table:formula="of:=[.W87]*[.Z87]/[.AA87]" office:value-type="string" office:string-value="" calcext:value-type="error">
            <text:p>#DIV/0!</text:p>
          </table:table-cell>
          <table:table-cell table:formula="of:=IFERROR([.AB87];0)" office:value-type="float" office:value="0" calcext:value-type="float">
            <text:p>0</text:p>
          </table:table-cell>
          <table:table-cell table:formula="of:=[.W87]^2/[.AA87]^2" office:value-type="string" office:string-value="" calcext:value-type="error">
            <text:p>#DIV/0!</text:p>
          </table:table-cell>
          <table:table-cell table:formula="of:=IFERROR([.AD87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9006" calcext:value-type="float">
            <text:p>2.9</text:p>
          </table:table-cell>
          <table:table-cell office:value-type="float" office:value="35" calcext:value-type="float">
            <text:p>35</text:p>
          </table:table-cell>
          <table:table-cell table:formula="of:=[.$AC$119] * [.W88]" office:value-type="float" office:value="1.43059318259661" calcext:value-type="float">
            <text:p>1.43</text:p>
          </table:table-cell>
          <table:table-cell table:number-columns-repeated="2"/>
          <table:table-cell table:formula="of:=[.W88]*[.Z88]/[.AA88]" office:value-type="string" office:string-value="" calcext:value-type="error">
            <text:p>#DIV/0!</text:p>
          </table:table-cell>
          <table:table-cell table:formula="of:=IFERROR([.AB88];0)" office:value-type="float" office:value="0" calcext:value-type="float">
            <text:p>0</text:p>
          </table:table-cell>
          <table:table-cell table:formula="of:=[.W88]^2/[.AA88]^2" office:value-type="string" office:string-value="" calcext:value-type="error">
            <text:p>#DIV/0!</text:p>
          </table:table-cell>
          <table:table-cell table:formula="of:=IFERROR([.AD88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9932" calcext:value-type="float">
            <text:p>2.99</text:p>
          </table:table-cell>
          <table:table-cell office:value-type="float" office:value="36" calcext:value-type="float">
            <text:p>36</text:p>
          </table:table-cell>
          <table:table-cell table:formula="of:=[.$AC$119] * [.W89]" office:value-type="float" office:value="1.47626405369515" calcext:value-type="float">
            <text:p>1.48</text:p>
          </table:table-cell>
          <table:table-cell table:number-columns-repeated="2"/>
          <table:table-cell table:formula="of:=[.W89]*[.Z89]/[.AA89]" office:value-type="string" office:string-value="" calcext:value-type="error">
            <text:p>#DIV/0!</text:p>
          </table:table-cell>
          <table:table-cell table:formula="of:=IFERROR([.AB89];0)" office:value-type="float" office:value="0" calcext:value-type="float">
            <text:p>0</text:p>
          </table:table-cell>
          <table:table-cell table:formula="of:=[.W89]^2/[.AA89]^2" office:value-type="string" office:string-value="" calcext:value-type="error">
            <text:p>#DIV/0!</text:p>
          </table:table-cell>
          <table:table-cell table:formula="of:=IFERROR([.AD89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1379" calcext:value-type="float">
            <text:p>3.14</text:p>
          </table:table-cell>
          <table:table-cell office:value-type="float" office:value="37" calcext:value-type="float">
            <text:p>37</text:p>
          </table:table-cell>
          <table:table-cell table:formula="of:=[.$AC$119] * [.W90]" office:value-type="float" office:value="1.54763095486103" calcext:value-type="float">
            <text:p>1.55</text:p>
          </table:table-cell>
          <table:table-cell table:number-columns-repeated="2"/>
          <table:table-cell table:formula="of:=[.W90]*[.Z90]/[.AA90]" office:value-type="string" office:string-value="" calcext:value-type="error">
            <text:p>#DIV/0!</text:p>
          </table:table-cell>
          <table:table-cell table:formula="of:=IFERROR([.AB90];0)" office:value-type="float" office:value="0" calcext:value-type="float">
            <text:p>0</text:p>
          </table:table-cell>
          <table:table-cell table:formula="of:=[.W90]^2/[.AA90]^2" office:value-type="string" office:string-value="" calcext:value-type="error">
            <text:p>#DIV/0!</text:p>
          </table:table-cell>
          <table:table-cell table:formula="of:=IFERROR([.AD90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3177" calcext:value-type="float">
            <text:p>3.32</text:p>
          </table:table-cell>
          <table:table-cell office:value-type="float" office:value="38" calcext:value-type="float">
            <text:p>38</text:p>
          </table:table-cell>
          <table:table-cell table:formula="of:=[.$AC$119] * [.W91]" office:value-type="float" office:value="1.63630938492062" calcext:value-type="float">
            <text:p>1.64</text:p>
          </table:table-cell>
          <table:table-cell table:number-columns-repeated="2"/>
          <table:table-cell table:formula="of:=[.W91]*[.Z91]/[.AA91]" office:value-type="string" office:string-value="" calcext:value-type="error">
            <text:p>#DIV/0!</text:p>
          </table:table-cell>
          <table:table-cell table:formula="of:=IFERROR([.AB91];0)" office:value-type="float" office:value="0" calcext:value-type="float">
            <text:p>0</text:p>
          </table:table-cell>
          <table:table-cell table:formula="of:=[.W91]^2/[.AA91]^2" office:value-type="string" office:string-value="" calcext:value-type="error">
            <text:p>#DIV/0!</text:p>
          </table:table-cell>
          <table:table-cell table:formula="of:=IFERROR([.AD91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5127" calcext:value-type="float">
            <text:p>3.51</text:p>
          </table:table-cell>
          <table:table-cell office:value-type="float" office:value="39" calcext:value-type="float">
            <text:p>39</text:p>
          </table:table-cell>
          <table:table-cell table:formula="of:=[.$AC$119] * [.W92]" office:value-type="float" office:value="1.73248454544132" calcext:value-type="float">
            <text:p>1.73</text:p>
          </table:table-cell>
          <table:table-cell table:number-columns-repeated="2"/>
          <table:table-cell table:formula="of:=[.W92]*[.Z92]/[.AA92]" office:value-type="string" office:string-value="" calcext:value-type="error">
            <text:p>#DIV/0!</text:p>
          </table:table-cell>
          <table:table-cell table:formula="of:=IFERROR([.AB92];0)" office:value-type="float" office:value="0" calcext:value-type="float">
            <text:p>0</text:p>
          </table:table-cell>
          <table:table-cell table:formula="of:=[.W92]^2/[.AA92]^2" office:value-type="string" office:string-value="" calcext:value-type="error">
            <text:p>#DIV/0!</text:p>
          </table:table-cell>
          <table:table-cell table:formula="of:=IFERROR([.AD92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7062" calcext:value-type="float">
            <text:p>3.71</text:p>
          </table:table-cell>
          <table:table-cell office:value-type="float" office:value="40" calcext:value-type="float">
            <text:p>40</text:p>
          </table:table-cell>
          <table:table-cell table:formula="of:=[.$AC$119] * [.W93]" office:value-type="float" office:value="1.82791989703494" calcext:value-type="float">
            <text:p>1.83</text:p>
          </table:table-cell>
          <table:table-cell table:number-columns-repeated="2"/>
          <table:table-cell table:formula="of:=[.W93]*[.Z93]/[.AA93]" office:value-type="string" office:string-value="" calcext:value-type="error">
            <text:p>#DIV/0!</text:p>
          </table:table-cell>
          <table:table-cell table:formula="of:=IFERROR([.AB93];0)" office:value-type="float" office:value="0" calcext:value-type="float">
            <text:p>0</text:p>
          </table:table-cell>
          <table:table-cell table:formula="of:=[.W93]^2/[.AA93]^2" office:value-type="string" office:string-value="" calcext:value-type="error">
            <text:p>#DIV/0!</text:p>
          </table:table-cell>
          <table:table-cell table:formula="of:=IFERROR([.AD93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8824" calcext:value-type="float">
            <text:p>3.88</text:p>
          </table:table-cell>
          <table:table-cell office:value-type="float" office:value="41" calcext:value-type="float">
            <text:p>41</text:p>
          </table:table-cell>
          <table:table-cell table:formula="of:=[.$AC$119] * [.W94]" office:value-type="float" office:value="1.91482278566954" calcext:value-type="float">
            <text:p>1.91</text:p>
          </table:table-cell>
          <table:table-cell table:style-name="ce3" table:formula="of:=[.V47]" office:value-type="float" office:value="1.97402431388988" calcext:value-type="float">
            <text:p>1.97</text:p>
          </table:table-cell>
          <table:table-cell table:style-name="ce3" table:formula="of:=[.W35]" office:value-type="float" office:value="0.0251173559257175" calcext:value-type="float">
            <text:p>0.03</text:p>
          </table:table-cell>
          <table:table-cell table:formula="of:=[.W94]*[.Z94]/[.AA94]^2" office:value-type="float" office:value="12148.0042792318" calcext:value-type="float">
            <text:p>12148</text:p>
          </table:table-cell>
          <table:table-cell table:formula="of:=IFERROR([.AB94];0)" office:value-type="float" office:value="12148.0042792318" calcext:value-type="float">
            <text:p>12148</text:p>
          </table:table-cell>
          <table:table-cell table:formula="of:=[.W94]^2/[.AA94]^2" office:value-type="float" office:value="23892.011603825" calcext:value-type="float">
            <text:p>23892.01</text:p>
          </table:table-cell>
          <table:table-cell table:formula="of:=IFERROR([.AD94];0)" office:value-type="float" office:value="23892.011603825" calcext:value-type="float">
            <text:p>23892.01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4.028" calcext:value-type="float">
            <text:p>4.03</text:p>
          </table:table-cell>
          <table:table-cell office:value-type="float" office:value="42" calcext:value-type="float">
            <text:p>42</text:p>
          </table:table-cell>
          <table:table-cell table:formula="of:=[.$AC$119] * [.W95]" office:value-type="float" office:value="1.98663357219166" calcext:value-type="float">
            <text:p>1.99</text:p>
          </table:table-cell>
          <table:table-cell table:number-columns-repeated="2"/>
          <table:table-cell table:formula="of:=[.W95]*[.Z95]/[.AA95]" office:value-type="string" office:string-value="" calcext:value-type="error">
            <text:p>#DIV/0!</text:p>
          </table:table-cell>
          <table:table-cell table:formula="of:=IFERROR([.AB95];0)" office:value-type="float" office:value="0" calcext:value-type="float">
            <text:p>0</text:p>
          </table:table-cell>
          <table:table-cell table:formula="of:=[.W95]^2/[.AA95]^2" office:value-type="string" office:string-value="" calcext:value-type="error">
            <text:p>#DIV/0!</text:p>
          </table:table-cell>
          <table:table-cell table:formula="of:=IFERROR([.AD95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4.1324" calcext:value-type="float">
            <text:p>4.13</text:p>
          </table:table-cell>
          <table:table-cell office:value-type="float" office:value="43" calcext:value-type="float">
            <text:p>43</text:p>
          </table:table-cell>
          <table:table-cell table:formula="of:=[.$AC$119] * [.W96]" office:value-type="float" office:value="2.03812427351659" calcext:value-type="float">
            <text:p>2.04</text:p>
          </table:table-cell>
          <table:table-cell table:number-columns-repeated="2"/>
          <table:table-cell table:formula="of:=[.W96]*[.Z96]/[.AA96]" office:value-type="string" office:string-value="" calcext:value-type="error">
            <text:p>#DIV/0!</text:p>
          </table:table-cell>
          <table:table-cell table:formula="of:=IFERROR([.AB96];0)" office:value-type="float" office:value="0" calcext:value-type="float">
            <text:p>0</text:p>
          </table:table-cell>
          <table:table-cell table:formula="of:=[.W96]^2/[.AA96]^2" office:value-type="string" office:string-value="" calcext:value-type="error">
            <text:p>#DIV/0!</text:p>
          </table:table-cell>
          <table:table-cell table:formula="of:=IFERROR([.AD96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4.1861" calcext:value-type="float">
            <text:p>4.19</text:p>
          </table:table-cell>
          <table:table-cell office:value-type="float" office:value="44" calcext:value-type="float">
            <text:p>44</text:p>
          </table:table-cell>
          <table:table-cell table:formula="of:=[.$AC$119] * [.W97]" office:value-type="float" office:value="2.06460943310614" calcext:value-type="float">
            <text:p>2.06</text:p>
          </table:table-cell>
          <table:table-cell table:number-columns-repeated="2"/>
          <table:table-cell table:formula="of:=[.W97]*[.Z97]/[.AA97]" office:value-type="string" office:string-value="" calcext:value-type="error">
            <text:p>#DIV/0!</text:p>
          </table:table-cell>
          <table:table-cell table:formula="of:=IFERROR([.AB97];0)" office:value-type="float" office:value="0" calcext:value-type="float">
            <text:p>0</text:p>
          </table:table-cell>
          <table:table-cell table:formula="of:=[.W97]^2/[.AA97]^2" office:value-type="string" office:string-value="" calcext:value-type="error">
            <text:p>#DIV/0!</text:p>
          </table:table-cell>
          <table:table-cell table:formula="of:=IFERROR([.AD97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4.1847" calcext:value-type="float">
            <text:p>4.18</text:p>
          </table:table-cell>
          <table:table-cell office:value-type="float" office:value="45" calcext:value-type="float">
            <text:p>45</text:p>
          </table:table-cell>
          <table:table-cell table:formula="of:=[.$AC$119] * [.W98]" office:value-type="float" office:value="2.06391894477419" calcext:value-type="float">
            <text:p>2.06</text:p>
          </table:table-cell>
          <table:table-cell table:number-columns-repeated="2"/>
          <table:table-cell table:formula="of:=[.W98]*[.Z98]/[.AA98]" office:value-type="string" office:string-value="" calcext:value-type="error">
            <text:p>#DIV/0!</text:p>
          </table:table-cell>
          <table:table-cell table:formula="of:=IFERROR([.AB98];0)" office:value-type="float" office:value="0" calcext:value-type="float">
            <text:p>0</text:p>
          </table:table-cell>
          <table:table-cell table:formula="of:=[.W98]^2/[.AA98]^2" office:value-type="string" office:string-value="" calcext:value-type="error">
            <text:p>#DIV/0!</text:p>
          </table:table-cell>
          <table:table-cell table:formula="of:=IFERROR([.AD98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4.1282" calcext:value-type="float">
            <text:p>4.13</text:p>
          </table:table-cell>
          <table:table-cell office:value-type="float" office:value="46" calcext:value-type="float">
            <text:p>46</text:p>
          </table:table-cell>
          <table:table-cell table:formula="of:=[.$AC$119] * [.W99]" office:value-type="float" office:value="2.03605280852076" calcext:value-type="float">
            <text:p>2.04</text:p>
          </table:table-cell>
          <table:table-cell table:number-columns-repeated="2"/>
          <table:table-cell table:formula="of:=[.W99]*[.Z99]/[.AA99]" office:value-type="string" office:string-value="" calcext:value-type="error">
            <text:p>#DIV/0!</text:p>
          </table:table-cell>
          <table:table-cell table:formula="of:=IFERROR([.AB99];0)" office:value-type="float" office:value="0" calcext:value-type="float">
            <text:p>0</text:p>
          </table:table-cell>
          <table:table-cell table:formula="of:=[.W99]^2/[.AA99]^2" office:value-type="string" office:string-value="" calcext:value-type="error">
            <text:p>#DIV/0!</text:p>
          </table:table-cell>
          <table:table-cell table:formula="of:=IFERROR([.AD99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4.0167" calcext:value-type="float">
            <text:p>4.02</text:p>
          </table:table-cell>
          <table:table-cell office:value-type="float" office:value="47" calcext:value-type="float">
            <text:p>47</text:p>
          </table:table-cell>
          <table:table-cell table:formula="of:=[.$AC$119] * [.W100]" office:value-type="float" office:value="1.98106034494098" calcext:value-type="float">
            <text:p>1.98</text:p>
          </table:table-cell>
          <table:table-cell table:number-columns-repeated="2"/>
          <table:table-cell table:formula="of:=[.W100]*[.Z100]/[.AA100]" office:value-type="string" office:string-value="" calcext:value-type="error">
            <text:p>#DIV/0!</text:p>
          </table:table-cell>
          <table:table-cell table:formula="of:=IFERROR([.AB100];0)" office:value-type="float" office:value="0" calcext:value-type="float">
            <text:p>0</text:p>
          </table:table-cell>
          <table:table-cell table:formula="of:=[.W100]^2/[.AA100]^2" office:value-type="string" office:string-value="" calcext:value-type="error">
            <text:p>#DIV/0!</text:p>
          </table:table-cell>
          <table:table-cell table:formula="of:=IFERROR([.AD100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8595" calcext:value-type="float">
            <text:p>3.86</text:p>
          </table:table-cell>
          <table:table-cell office:value-type="float" office:value="48" calcext:value-type="float">
            <text:p>48</text:p>
          </table:table-cell>
          <table:table-cell table:formula="of:=[.$AC$119] * [.W101]" office:value-type="float" office:value="1.90352836938275" calcext:value-type="float">
            <text:p>1.9</text:p>
          </table:table-cell>
          <table:table-cell table:number-columns-repeated="2"/>
          <table:table-cell table:formula="of:=[.W101]*[.Z101]/[.AA101]" office:value-type="string" office:string-value="" calcext:value-type="error">
            <text:p>#DIV/0!</text:p>
          </table:table-cell>
          <table:table-cell table:formula="of:=IFERROR([.AB101];0)" office:value-type="float" office:value="0" calcext:value-type="float">
            <text:p>0</text:p>
          </table:table-cell>
          <table:table-cell table:formula="of:=[.W101]^2/[.AA101]^2" office:value-type="string" office:string-value="" calcext:value-type="error">
            <text:p>#DIV/0!</text:p>
          </table:table-cell>
          <table:table-cell table:formula="of:=IFERROR([.AD101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6593" calcext:value-type="float">
            <text:p>3.66</text:p>
          </table:table-cell>
          <table:table-cell office:value-type="float" office:value="49" calcext:value-type="float">
            <text:p>49</text:p>
          </table:table-cell>
          <table:table-cell table:formula="of:=[.$AC$119] * [.W102]" office:value-type="float" office:value="1.80478853791483" calcext:value-type="float">
            <text:p>1.8</text:p>
          </table:table-cell>
          <table:table-cell table:number-columns-repeated="2"/>
          <table:table-cell table:formula="of:=[.W102]*[.Z102]/[.AA102]" office:value-type="string" office:string-value="" calcext:value-type="error">
            <text:p>#DIV/0!</text:p>
          </table:table-cell>
          <table:table-cell table:formula="of:=IFERROR([.AB102];0)" office:value-type="float" office:value="0" calcext:value-type="float">
            <text:p>0</text:p>
          </table:table-cell>
          <table:table-cell table:formula="of:=[.W102]^2/[.AA102]^2" office:value-type="string" office:string-value="" calcext:value-type="error">
            <text:p>#DIV/0!</text:p>
          </table:table-cell>
          <table:table-cell table:formula="of:=IFERROR([.AD102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426" calcext:value-type="float">
            <text:p>3.43</text:p>
          </table:table-cell>
          <table:table-cell office:value-type="float" office:value="50" calcext:value-type="float">
            <text:p>50</text:p>
          </table:table-cell>
          <table:table-cell table:formula="of:=[.$AC$119] * [.W103]" office:value-type="float" office:value="1.68972358945597" calcext:value-type="float">
            <text:p>1.69</text:p>
          </table:table-cell>
          <table:table-cell table:number-columns-repeated="2"/>
          <table:table-cell table:formula="of:=[.W103]*[.Z103]/[.AA103]" office:value-type="string" office:string-value="" calcext:value-type="error">
            <text:p>#DIV/0!</text:p>
          </table:table-cell>
          <table:table-cell table:formula="of:=IFERROR([.AB103];0)" office:value-type="float" office:value="0" calcext:value-type="float">
            <text:p>0</text:p>
          </table:table-cell>
          <table:table-cell table:formula="of:=[.W103]^2/[.AA103]^2" office:value-type="string" office:string-value="" calcext:value-type="error">
            <text:p>#DIV/0!</text:p>
          </table:table-cell>
          <table:table-cell table:formula="of:=IFERROR([.AD103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1661" calcext:value-type="float">
            <text:p>3.17</text:p>
          </table:table-cell>
          <table:table-cell office:value-type="float" office:value="51" calcext:value-type="float">
            <text:p>51</text:p>
          </table:table-cell>
          <table:table-cell table:formula="of:=[.$AC$119] * [.W104]" office:value-type="float" office:value="1.56153936269017" calcext:value-type="float">
            <text:p>1.56</text:p>
          </table:table-cell>
          <table:table-cell table:number-columns-repeated="2"/>
          <table:table-cell table:formula="of:=[.W104]*[.Z104]/[.AA104]" office:value-type="string" office:string-value="" calcext:value-type="error">
            <text:p>#DIV/0!</text:p>
          </table:table-cell>
          <table:table-cell table:formula="of:=IFERROR([.AB104];0)" office:value-type="float" office:value="0" calcext:value-type="float">
            <text:p>0</text:p>
          </table:table-cell>
          <table:table-cell table:formula="of:=[.W104]^2/[.AA104]^2" office:value-type="string" office:string-value="" calcext:value-type="error">
            <text:p>#DIV/0!</text:p>
          </table:table-cell>
          <table:table-cell table:formula="of:=IFERROR([.AD104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8979" calcext:value-type="float">
            <text:p>2.9</text:p>
          </table:table-cell>
          <table:table-cell office:value-type="float" office:value="52" calcext:value-type="float">
            <text:p>52</text:p>
          </table:table-cell>
          <table:table-cell table:formula="of:=[.$AC$119] * [.W105]" office:value-type="float" office:value="1.42926152652786" calcext:value-type="float">
            <text:p>1.43</text:p>
          </table:table-cell>
          <table:table-cell table:number-columns-repeated="2"/>
          <table:table-cell table:formula="of:=[.W105]*[.Z105]/[.AA105]" office:value-type="string" office:string-value="" calcext:value-type="error">
            <text:p>#DIV/0!</text:p>
          </table:table-cell>
          <table:table-cell table:formula="of:=IFERROR([.AB105];0)" office:value-type="float" office:value="0" calcext:value-type="float">
            <text:p>0</text:p>
          </table:table-cell>
          <table:table-cell table:formula="of:=[.W105]^2/[.AA105]^2" office:value-type="string" office:string-value="" calcext:value-type="error">
            <text:p>#DIV/0!</text:p>
          </table:table-cell>
          <table:table-cell table:formula="of:=IFERROR([.AD105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6229" calcext:value-type="float">
            <text:p>2.62</text:p>
          </table:table-cell>
          <table:table-cell office:value-type="float" office:value="53" calcext:value-type="float">
            <text:p>53</text:p>
          </table:table-cell>
          <table:table-cell table:formula="of:=[.$AC$119] * [.W106]" office:value-type="float" office:value="1.29362988989611" calcext:value-type="float">
            <text:p>1.29</text:p>
          </table:table-cell>
          <table:table-cell table:number-columns-repeated="2"/>
          <table:table-cell table:formula="of:=[.W106]*[.Z106]/[.AA106]" office:value-type="string" office:string-value="" calcext:value-type="error">
            <text:p>#DIV/0!</text:p>
          </table:table-cell>
          <table:table-cell table:formula="of:=IFERROR([.AB106];0)" office:value-type="float" office:value="0" calcext:value-type="float">
            <text:p>0</text:p>
          </table:table-cell>
          <table:table-cell table:formula="of:=[.W106]^2/[.AA106]^2" office:value-type="string" office:string-value="" calcext:value-type="error">
            <text:p>#DIV/0!</text:p>
          </table:table-cell>
          <table:table-cell table:formula="of:=IFERROR([.AD106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3498" calcext:value-type="float">
            <text:p>2.35</text:p>
          </table:table-cell>
          <table:table-cell office:value-type="float" office:value="54" calcext:value-type="float">
            <text:p>54</text:p>
          </table:table-cell>
          <table:table-cell table:formula="of:=[.$AC$119] * [.W107]" office:value-type="float" office:value="1.15893534457199" calcext:value-type="float">
            <text:p>1.16</text:p>
          </table:table-cell>
          <table:table-cell table:number-columns-repeated="2"/>
          <table:table-cell table:formula="of:=[.W107]*[.Z107]/[.AA107]" office:value-type="string" office:string-value="" calcext:value-type="error">
            <text:p>#DIV/0!</text:p>
          </table:table-cell>
          <table:table-cell table:formula="of:=IFERROR([.AB107];0)" office:value-type="float" office:value="0" calcext:value-type="float">
            <text:p>0</text:p>
          </table:table-cell>
          <table:table-cell table:formula="of:=[.W107]^2/[.AA107]^2" office:value-type="string" office:string-value="" calcext:value-type="error">
            <text:p>#DIV/0!</text:p>
          </table:table-cell>
          <table:table-cell table:formula="of:=IFERROR([.AD107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0885" calcext:value-type="float">
            <text:p>2.09</text:p>
          </table:table-cell>
          <table:table-cell office:value-type="float" office:value="55" calcext:value-type="float">
            <text:p>55</text:p>
          </table:table-cell>
          <table:table-cell table:formula="of:=[.$AC$119] * [.W108]" office:value-type="float" office:value="1.03006062947425" calcext:value-type="float">
            <text:p>1.03</text:p>
          </table:table-cell>
          <table:table-cell table:number-columns-repeated="2"/>
          <table:table-cell table:formula="of:=[.W108]*[.Z108]/[.AA108]" office:value-type="string" office:string-value="" calcext:value-type="error">
            <text:p>#DIV/0!</text:p>
          </table:table-cell>
          <table:table-cell table:formula="of:=IFERROR([.AB108];0)" office:value-type="float" office:value="0" calcext:value-type="float">
            <text:p>0</text:p>
          </table:table-cell>
          <table:table-cell table:formula="of:=[.W108]^2/[.AA108]^2" office:value-type="string" office:string-value="" calcext:value-type="error">
            <text:p>#DIV/0!</text:p>
          </table:table-cell>
          <table:table-cell table:formula="of:=IFERROR([.AD108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.8459" calcext:value-type="float">
            <text:p>1.85</text:p>
          </table:table-cell>
          <table:table-cell office:value-type="float" office:value="56" calcext:value-type="float">
            <text:p>56</text:p>
          </table:table-cell>
          <table:table-cell table:formula="of:=[.$AC$119] * [.W109]" office:value-type="float" office:value="0.910408865667475" calcext:value-type="float">
            <text:p>0.91</text:p>
          </table:table-cell>
          <table:table-cell table:number-columns-repeated="2"/>
          <table:table-cell table:formula="of:=[.W109]*[.Z109]/[.AA109]" office:value-type="string" office:string-value="" calcext:value-type="error">
            <text:p>#DIV/0!</text:p>
          </table:table-cell>
          <table:table-cell table:formula="of:=IFERROR([.AB109];0)" office:value-type="float" office:value="0" calcext:value-type="float">
            <text:p>0</text:p>
          </table:table-cell>
          <table:table-cell table:formula="of:=[.W109]^2/[.AA109]^2" office:value-type="string" office:string-value="" calcext:value-type="error">
            <text:p>#DIV/0!</text:p>
          </table:table-cell>
          <table:table-cell table:formula="of:=IFERROR([.AD109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.6261" calcext:value-type="float">
            <text:p>1.63</text:p>
          </table:table-cell>
          <table:table-cell office:value-type="float" office:value="57" calcext:value-type="float">
            <text:p>57</text:p>
          </table:table-cell>
          <table:table-cell table:formula="of:=[.$AC$119] * [.W110]" office:value-type="float" office:value="0.802002197552349" calcext:value-type="float">
            <text:p>0.8</text:p>
          </table:table-cell>
          <table:table-cell table:number-columns-repeated="2"/>
          <table:table-cell table:formula="of:=[.W110]*[.Z110]/[.AA110]" office:value-type="string" office:string-value="" calcext:value-type="error">
            <text:p>#DIV/0!</text:p>
          </table:table-cell>
          <table:table-cell table:formula="of:=IFERROR([.AB110];0)" office:value-type="float" office:value="0" calcext:value-type="float">
            <text:p>0</text:p>
          </table:table-cell>
          <table:table-cell table:formula="of:=[.W110]^2/[.AA110]^2" office:value-type="string" office:string-value="" calcext:value-type="error">
            <text:p>#DIV/0!</text:p>
          </table:table-cell>
          <table:table-cell table:formula="of:=IFERROR([.AD110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.435" calcext:value-type="float">
            <text:p>1.44</text:p>
          </table:table-cell>
          <table:table-cell office:value-type="float" office:value="58" calcext:value-type="float">
            <text:p>58</text:p>
          </table:table-cell>
          <table:table-cell table:formula="of:=[.$AC$119] * [.W111]" office:value-type="float" office:value="0.707750540242064" calcext:value-type="float">
            <text:p>0.71</text:p>
          </table:table-cell>
          <table:table-cell table:number-columns-repeated="2"/>
          <table:table-cell table:formula="of:=[.W111]*[.Z111]/[.AA111]" office:value-type="string" office:string-value="" calcext:value-type="error">
            <text:p>#DIV/0!</text:p>
          </table:table-cell>
          <table:table-cell table:formula="of:=IFERROR([.AB111];0)" office:value-type="float" office:value="0" calcext:value-type="float">
            <text:p>0</text:p>
          </table:table-cell>
          <table:table-cell table:formula="of:=[.W111]^2/[.AA111]^2" office:value-type="string" office:string-value="" calcext:value-type="error">
            <text:p>#DIV/0!</text:p>
          </table:table-cell>
          <table:table-cell table:formula="of:=IFERROR([.AD111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.2736" calcext:value-type="float">
            <text:p>1.27</text:p>
          </table:table-cell>
          <table:table-cell office:value-type="float" office:value="59" calcext:value-type="float">
            <text:p>59</text:p>
          </table:table-cell>
          <table:table-cell table:formula="of:=[.$AC$119] * [.W112]" office:value-type="float" office:value="0.628147099688009" calcext:value-type="float">
            <text:p>0.63</text:p>
          </table:table-cell>
          <table:table-cell table:number-columns-repeated="2"/>
          <table:table-cell table:formula="of:=[.W112]*[.Z112]/[.AA112]" office:value-type="string" office:string-value="" calcext:value-type="error">
            <text:p>#DIV/0!</text:p>
          </table:table-cell>
          <table:table-cell table:formula="of:=IFERROR([.AB112];0)" office:value-type="float" office:value="0" calcext:value-type="float">
            <text:p>0</text:p>
          </table:table-cell>
          <table:table-cell table:formula="of:=[.W112]^2/[.AA112]^2" office:value-type="string" office:string-value="" calcext:value-type="error">
            <text:p>#DIV/0!</text:p>
          </table:table-cell>
          <table:table-cell table:formula="of:=IFERROR([.AD112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.1455" calcext:value-type="float">
            <text:p>1.15</text:p>
          </table:table-cell>
          <table:table-cell office:value-type="float" office:value="60" calcext:value-type="float">
            <text:p>60</text:p>
          </table:table-cell>
          <table:table-cell table:formula="of:=[.$AC$119] * [.W113]" office:value-type="float" office:value="0.564967417315181" calcext:value-type="float">
            <text:p>0.56</text:p>
          </table:table-cell>
          <table:table-cell table:number-columns-repeated="2"/>
          <table:table-cell table:formula="of:=[.W113]*[.Z113]/[.AA113]" office:value-type="string" office:string-value="" calcext:value-type="error">
            <text:p>#DIV/0!</text:p>
          </table:table-cell>
          <table:table-cell table:formula="of:=IFERROR([.AB113];0)" office:value-type="float" office:value="0" calcext:value-type="float">
            <text:p>0</text:p>
          </table:table-cell>
          <table:table-cell table:formula="of:=[.W113]^2/[.AA113]^2" office:value-type="string" office:string-value="" calcext:value-type="error">
            <text:p>#DIV/0!</text:p>
          </table:table-cell>
          <table:table-cell table:formula="of:=IFERROR([.AD113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.0439" calcext:value-type="float">
            <text:p>1.04</text:p>
          </table:table-cell>
          <table:table-cell office:value-type="float" office:value="61" calcext:value-type="float">
            <text:p>61</text:p>
          </table:table-cell>
          <table:table-cell table:formula="of:=[.$AC$119] * [.W114]" office:value-type="float" office:value="0.51485769265414" calcext:value-type="float">
            <text:p>0.51</text:p>
          </table:table-cell>
          <table:table-cell table:number-columns-repeated="2"/>
          <table:table-cell table:formula="of:=[.W114]*[.Z114]/[.AA114]" office:value-type="string" office:string-value="" calcext:value-type="error">
            <text:p>#DIV/0!</text:p>
          </table:table-cell>
          <table:table-cell table:formula="of:=IFERROR([.AB114];0)" office:value-type="float" office:value="0" calcext:value-type="float">
            <text:p>0</text:p>
          </table:table-cell>
          <table:table-cell table:formula="of:=[.W114]^2/[.AA114]^2" office:value-type="string" office:string-value="" calcext:value-type="error">
            <text:p>#DIV/0!</text:p>
          </table:table-cell>
          <table:table-cell table:formula="of:=IFERROR([.AD114]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27"/>
          <table:table-cell office:value-type="string" calcext:value-type="string">
            <text:p>num</text:p>
          </table:table-cell>
          <table:table-cell table:formula="of:=SUM([.AC54:.AC114])" office:value-type="float" office:value="68189.3540423392" calcext:value-type="float">
            <text:p>68189.35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denom</text:p>
          </table:table-cell>
          <table:table-cell table:formula="of:=SUM([.AE54:.AE114])" office:value-type="float" office:value="138257.362569147" calcext:value-type="float">
            <text:p>138257.36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norm</text:p>
          </table:table-cell>
          <table:table-cell table:formula="of:=[.AC117]/[.AC118]" office:value-type="float" office:value="0.493205951388198" calcext:value-type="float">
            <text:p>0.49</text:p>
          </table:table-cell>
          <table:table-cell table:number-columns-repeated="12"/>
        </table:table-row>
      </table:table>
      <table:table table:name="114Cd_d,p_may" table:style-name="ta1">
        <table:shapes>
          <draw:frame draw:z-index="0" draw:style-name="gr1" draw:text-style-name="P1" svg:width="150.04mm" svg:height="90.31mm" svg:x="313.92mm" svg:y="332.55mm">
            <loext:p draw:notify-on-update-of-ranges="'114Cd_d,p_may'.X66:'114Cd_d,p_may'.X126 '114Cd_d,p_may'.Y66:'114Cd_d,p_may'.Y126 '114Cd_d,p_may'.X66:'114Cd_d,p_may'.X126 '114Cd_d,p_may'.Z66:'114Cd_d,p_may'.Z126 '114Cd_d,p_may'.AA66:'114Cd_d,p_may'.AA126 '114Cd_d,p_may'.AA66:'114Cd_d,p_may'.AA1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30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1"/>
          <table:table-cell table:style-name="ce6" office:value-type="string" calcext:value-type="string">
            <text:p>Omega(SR)</text:p>
          </table:table-cell>
          <table:table-cell table:style-name="ce6" office:value-type="string" calcext:value-type="string">
            <text:p>FS</text:p>
          </table:table-cell>
          <table:table-cell table:style-name="ce6" office:value-type="string" calcext:value-type="string">
            <text:p>Zbeam</text:p>
          </table:table-cell>
          <table:table-cell table:style-name="ce6" office:value-type="string" calcext:value-type="string">
            <text:p>Atarget</text:p>
          </table:table-cell>
          <table:table-cell table:number-columns-repeated="26"/>
        </table:table-row>
        <table:table-row table:style-name="ro1">
          <table:table-cell table:number-columns-repeated="10"/>
          <table:table-cell table:style-name="ce5" office:value-type="string" calcext:value-type="string">
            <text:p>FA</text:p>
          </table:table-cell>
          <table:table-cell table:formula="of:=14.03/1000" office:value-type="float" office:value="0.01403" calcext:value-type="float">
            <text:p>0.01</text:p>
          </table:table-cell>
          <table:table-cell table:style-name="ce7" office:value-type="float" office:value="0.000002" calcext:value-type="float">
            <text:p>2.00E-06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table:number-columns-repeated="26"/>
        </table:table-row>
        <table:table-row table:style-name="ro1">
          <table:table-cell table:number-columns-repeated="10"/>
          <table:table-cell table:style-name="ce5" office:value-type="string" calcext:value-type="string">
            <text:p>HA</text:p>
          </table:table-cell>
          <table:table-cell table:formula="of:=7.249/1000" office:value-type="float" office:value="0.007249" calcext:value-type="float">
            <text:p>0.01</text:p>
          </table:table-cell>
          <table:table-cell table:number-columns-repeated="29"/>
        </table:table-row>
        <table:table-row table:style-name="ro1">
          <table:table-cell table:number-columns-repeated="25"/>
          <table:table-cell table:style-name="ce5" office:value-type="string" calcext:value-type="string">
            <text:p>Corrections</text:p>
          </table:table-cell>
          <table:table-cell table:number-columns-repeated="15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3"/>
          <table:table-cell office:value-type="string" calcext:value-type="string">
            <text:p>from errors in #beam, target thickness etc</text:p>
          </table:table-cell>
          <table:table-cell/>
          <table:table-cell table:style-name="ce12" office:value-type="string" calcext:value-type="string">
            <text:p>Efficiency</text:p>
          </table:table-cell>
          <table:table-cell table:number-columns-repeated="6"/>
          <table:table-cell table:style-name="ce12" office:value-type="string" calcext:value-type="string">
            <text:p>BIC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Reaction</text:p>
          </table:table-cell>
          <table:table-cell table:style-name="ce2" office:value-type="string" calcext:value-type="string">
            <text:p>Peak Positions(Channel)</text:p>
          </table:table-cell>
          <table:table-cell table:style-name="ce2" office:value-type="string" calcext:value-type="string">
            <text:p>Energy (keV)</text:p>
          </table:table-cell>
          <table:table-cell table:style-name="ce2" office:value-type="string" calcext:value-type="string">
            <text:p>j/pi</text:p>
          </table:table-cell>
          <table:table-cell table:style-name="ce2" office:value-type="string" calcext:value-type="string">
            <text:p>Theta(deg)</text:p>
          </table:table-cell>
          <table:table-cell table:style-name="ce2" office:value-type="string" calcext:value-type="string">
            <text:p>Target Thickness (ug/cm3)</text:p>
          </table:table-cell>
          <table:table-cell table:style-name="ce2" office:value-type="string" calcext:value-type="string">
            <text:p>Uncertainty</text:p>
          </table:table-cell>
          <table:table-cell table:style-name="ce1" office:value-type="string" calcext:value-type="string">
            <text:p>#target</text:p>
          </table:table-cell>
          <table:table-cell table:style-name="ce1"/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S3</text:p>
          </table:table-cell>
          <table:table-cell table:style-name="ce2" office:value-type="string" calcext:value-type="string">
            <text:p>Yield</text:p>
          </table:table-cell>
          <table:table-cell table:style-name="ce2" office:value-type="string" calcext:value-type="string">
            <text:p>Uncertainty</text:p>
          </table:table-cell>
          <table:table-cell table:style-name="ce2" office:value-type="string" calcext:value-type="string">
            <text:p>#beam</text:p>
          </table:table-cell>
          <table:table-cell table:style-name="ce2" office:value-type="string" calcext:value-type="string">
            <text:p>Uncertainty</text:p>
          </table:table-cell>
          <table:table-cell table:style-name="ce2" office:value-type="string" calcext:value-type="string">
            <text:p>Isotopic Purity</text:p>
          </table:table-cell>
          <table:table-cell table:style-name="ce1"/>
          <table:table-cell table:style-name="ce2" office:value-type="string" calcext:value-type="string">
            <text:p>Cross-section(millibarn/sr)</text:p>
          </table:table-cell>
          <table:table-cell table:style-name="ce1" office:value-type="string" calcext:value-type="string">
            <text:p>Fitting uncertainty</text:p>
          </table:table-cell>
          <table:table-cell table:style-name="ce1" office:value-type="string" calcext:value-type="string">
            <text:p>Systematic uncertainty</text:p>
          </table:table-cell>
          <table:table-cell/>
          <table:table-cell table:style-name="ce1" office:value-type="string" calcext:value-type="string">
            <text:p>Channel 1 Counts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Rest of Channels counts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Efficiency</text:p>
          </table:table-cell>
          <table:table-cell table:style-name="ce1" office:value-type="string" calcext:value-type="string">
            <text:p>error</text:p>
          </table:table-cell>
          <table:table-cell/>
          <table:table-cell table:style-name="ce5" office:value-type="string" calcext:value-type="string">
            <text:p>Current offset(e/s)</text:p>
          </table:table-cell>
          <table:table-cell/>
          <table:table-cell table:style-name="ce1" office:value-type="string" calcext:value-type="string">
            <text:p>#Beam(uncorrected)</text:p>
          </table:table-cell>
          <table:table-cell table:style-name="ce1" office:value-type="string" calcext:value-type="string">
            <text:p>Run Time(s)</text:p>
          </table:table-cell>
          <table:table-cell table:style-name="ce1" office:value-type="string" calcext:value-type="string">
            <text:p>Beam offset(e)</text:p>
          </table:table-cell>
          <table:table-cell table:style-name="ce1" office:value-type="string" calcext:value-type="string">
            <text:p>Beam offset(particles per second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12" calcext:value-type="float">
            <text:p>12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8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64720" calcext:value-type="float">
            <text:p>64720</text:p>
          </table:table-cell>
          <table:table-cell office:value-type="float" office:value="5110" calcext:value-type="float">
            <text:p>5110</text:p>
          </table:table-cell>
          <table:table-cell office:value-type="float" office:value="7438" calcext:value-type="float">
            <text:p>7438</text:p>
          </table:table-cell>
          <table:table-cell office:value-type="float" office:value="89" calcext:value-type="float">
            <text:p>89</text:p>
          </table:table-cell>
          <table:table-cell table:style-name="ce7" table:formula="of:=[.AI8]*[.$AG$12] + [.AL8]" office:value-type="float" office:value="372081392290994" calcext:value-type="float">
            <text:p>3.72E+14</text:p>
          </table:table-cell>
          <table:table-cell table:style-name="ce8" table:formula="of:=((SQRT([.N8])+SQRT([.O8]))*[.$M$2]/(1.61E-019*1000*[.$N$2]))" office:value-type="float" office:value="2024133676156.35" calcext:value-type="float">
            <text:p>2.02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8]/([.L8]*[.R8]*[.$L$2]*[.AD8]*[.T8])" office:value-type="float" office:value="8.14683341647294" calcext:value-type="float">
            <text:p>8.15</text:p>
          </table:table-cell>
          <table:table-cell table:formula="of:=1E+027*[.Q8]/([.L8]*[.R8]*[.$L$2]*1*[.AD8])" office:value-type="float" office:value="0.0965067884277266" calcext:value-type="float">
            <text:p>0.1</text:p>
          </table:table-cell>
          <table:table-cell table:formula="of:=SQRT(([.AE8]/[.AD8])^2+([.K8]/[.J8])^2+([.S8]/[.R8])^2)" office:value-type="float" office:value="0.0159001657742076" calcext:value-type="float">
            <text:p>0.02</text:p>
          </table:table-cell>
          <table:table-cell/>
          <table:table-cell office:value-type="float" office:value="2659" calcext:value-type="float">
            <text:p>2659</text:p>
          </table:table-cell>
          <table:table-cell office:value-type="float" office:value="52" calcext:value-type="float">
            <text:p>52</text:p>
          </table:table-cell>
          <table:table-cell office:value-type="float" office:value="118777" calcext:value-type="float">
            <text:p>118777</text:p>
          </table:table-cell>
          <table:table-cell office:value-type="float" office:value="346" calcext:value-type="float">
            <text:p>346</text:p>
          </table:table-cell>
          <table:table-cell table:style-name="ce13" table:formula="of:=[.AB8]/([.AB8]+[.Z8])" office:value-type="float" office:value="0.978103692479989" calcext:value-type="float">
            <text:p>0.978</text:p>
          </table:table-cell>
          <table:table-cell table:style-name="ce13" table:formula="of:=[.AD8]*SQRT(([.AC8]/[.AB8])^2+([.AC8]^2+[.AA8]^2)/([.AB8]+[.Z8])^2)" office:value-type="float" office:value="0.0040075062351404" calcext:value-type="float">
            <text:p>0.004</text:p>
          </table:table-cell>
          <table:table-cell/>
          <table:table-cell table:style-name="ce7" office:value-type="float" office:value="-54700000" calcext:value-type="float">
            <text:p>-5.47E+07</text:p>
          </table:table-cell>
          <table:table-cell/>
          <table:table-cell table:style-name="ce7" table:formula="of:=(([.N8]-[.O8])*[.$M$2])/([.$N$2]*1.61E-019*1000)" office:value-type="float" office:value="370248447204969" calcext:value-type="float">
            <text:p>3.70E+14</text:p>
          </table:table-cell>
          <table:table-cell office:value-type="float" office:value="669" calcext:value-type="float">
            <text:p>669</text:p>
          </table:table-cell>
          <table:table-cell table:style-name="ce7" table:formula="of:=[.AJ8]*[.$AG$8]" office:value-type="float" office:value="-36594300000" calcext:value-type="float">
            <text:p>-3.66E+10</text:p>
          </table:table-cell>
          <table:table-cell table:style-name="ce7" table:formula="of:=[.AK8]/[.$N$2]" office:value-type="float" office:value="-18297150000" calcext:value-type="float">
            <text:p>-1.83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2353" calcext:value-type="float">
            <text:p>2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18" calcext:value-type="float">
            <text:p>18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9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78641" calcext:value-type="float">
            <text:p>78641</text:p>
          </table:table-cell>
          <table:table-cell office:value-type="float" office:value="1941" calcext:value-type="float">
            <text:p>1941</text:p>
          </table:table-cell>
          <table:table-cell office:value-type="float" office:value="1620" calcext:value-type="float">
            <text:p>1620</text:p>
          </table:table-cell>
          <table:table-cell office:value-type="float" office:value="41" calcext:value-type="float">
            <text:p>41</text:p>
          </table:table-cell>
          <table:table-cell table:style-name="ce7" table:formula="of:=[.AI9]*[.$AG$12] + [.AL9]" office:value-type="float" office:value="478758990605590" calcext:value-type="float">
            <text:p>4.79E+14</text:p>
          </table:table-cell>
          <table:table-cell table:style-name="ce8" table:formula="of:=((SQRT([.N9])+SQRT([.O9]))*[.$M$2]/(1.61E-019*1000*[.$N$2]))" office:value-type="float" office:value="2015446015321.49" calcext:value-type="float">
            <text:p>2.02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9]/([.L9]*[.R9]*[.$L$2]*[.AD9]*[.T9])" office:value-type="float" office:value="1.59457791952975" calcext:value-type="float">
            <text:p>1.59</text:p>
          </table:table-cell>
          <table:table-cell table:formula="of:=1E+027*[.Q9]/([.L9]*[.R9]*[.$L$2]*1*[.AD9])" office:value-type="float" office:value="0.0399530356504399" calcext:value-type="float">
            <text:p>0.04</text:p>
          </table:table-cell>
          <table:table-cell table:formula="of:=SQRT(([.AE9]/[.AD9])^2+([.K9]/[.J9])^2+([.S9]/[.R9])^2)" office:value-type="float" office:value="0.0154755585931616" calcext:value-type="float">
            <text:p>0.02</text:p>
          </table:table-cell>
          <table:table-cell/>
          <table:table-cell office:value-type="float" office:value="22237" calcext:value-type="float">
            <text:p>22237</text:p>
          </table:table-cell>
          <table:table-cell office:value-type="float" office:value="149" calcext:value-type="float">
            <text:p>149</text:p>
          </table:table-cell>
          <table:table-cell office:value-type="float" office:value="122045" calcext:value-type="float">
            <text:p>122045</text:p>
          </table:table-cell>
          <table:table-cell office:value-type="float" office:value="352" calcext:value-type="float">
            <text:p>352</text:p>
          </table:table-cell>
          <table:table-cell table:style-name="ce13" table:formula="of:=[.AB9]/([.AB9]+[.Z9])" office:value-type="float" office:value="0.845878210726217" calcext:value-type="float">
            <text:p>0.846</text:p>
          </table:table-cell>
          <table:table-cell table:style-name="ce13" table:formula="of:=[.AD9]*SQRT(([.AC9]/[.AB9])^2+([.AC9]^2+[.AA9]^2)/([.AB9]+[.Z9])^2)" office:value-type="float" office:value="0.00331266352488268" calcext:value-type="float">
            <text:p>0.003</text:p>
          </table:table-cell>
          <table:table-cell table:number-columns-repeated="3"/>
          <table:table-cell table:style-name="ce7" table:formula="of:=(([.N9]-[.O9])*[.$M$2])/([.$N$2]*1.61E-019*1000)" office:value-type="float" office:value="476397515527950" calcext:value-type="float">
            <text:p>4.76E+14</text:p>
          </table:table-cell>
          <table:table-cell office:value-type="float" office:value="750" calcext:value-type="float">
            <text:p>750</text:p>
          </table:table-cell>
          <table:table-cell table:style-name="ce7" table:formula="of:=[.AJ9]*[.$AG$8]" office:value-type="float" office:value="-41025000000" calcext:value-type="float">
            <text:p>-4.10E+10</text:p>
          </table:table-cell>
          <table:table-cell table:style-name="ce7" table:formula="of:=[.AK9]/[.$N$2]" office:value-type="float" office:value="-20512500000" calcext:value-type="float">
            <text:p>-2.05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25" calcext:value-type="float">
            <text:p>25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10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110490" calcext:value-type="float">
            <text:p>110490</text:p>
          </table:table-cell>
          <table:table-cell office:value-type="float" office:value="7892" calcext:value-type="float">
            <text:p>7892</text:p>
          </table:table-cell>
          <table:table-cell office:value-type="float" office:value="7894" calcext:value-type="float">
            <text:p>7894</text:p>
          </table:table-cell>
          <table:table-cell office:value-type="float" office:value="91" calcext:value-type="float">
            <text:p>91</text:p>
          </table:table-cell>
          <table:table-cell table:style-name="ce7" table:formula="of:=[.AI10]*[.$AG$12] + [.AL10]" office:value-type="float" office:value="640407482627019" calcext:value-type="float">
            <text:p>6.40E+14</text:p>
          </table:table-cell>
          <table:table-cell table:style-name="ce8" table:formula="of:=((SQRT([.N10])+SQRT([.O10]))*[.$M$2]/(1.61E-019*1000*[.$N$2]))" office:value-type="float" office:value="2616380684898.67" calcext:value-type="float">
            <text:p>2.62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10]/([.L10]*[.R10]*[.$L$2]*[.AD10]*[.T10])" office:value-type="float" office:value="5.23861659678349" calcext:value-type="float">
            <text:p>5.24</text:p>
          </table:table-cell>
          <table:table-cell table:formula="of:=1E+027*[.Q10]/([.L10]*[.R10]*[.$L$2]*1*[.AD10])" office:value-type="float" office:value="0.0597855294152806" calcext:value-type="float">
            <text:p>0.06</text:p>
          </table:table-cell>
          <table:table-cell table:formula="of:=SQRT(([.AE10]/[.AD10])^2+([.K10]/[.J10])^2+([.S10]/[.R10])^2)" office:value-type="float" office:value="0.0164227336765085" calcext:value-type="float">
            <text:p>0.02</text:p>
          </table:table-cell>
          <table:table-cell/>
          <table:table-cell office:value-type="float" office:value="2819" calcext:value-type="float">
            <text:p>2819</text:p>
          </table:table-cell>
          <table:table-cell office:value-type="float" office:value="53" calcext:value-type="float">
            <text:p>53</text:p>
          </table:table-cell>
          <table:table-cell office:value-type="float" office:value="42612" calcext:value-type="float">
            <text:p>42612</text:p>
          </table:table-cell>
          <table:table-cell office:value-type="float" office:value="209" calcext:value-type="float">
            <text:p>209</text:p>
          </table:table-cell>
          <table:table-cell table:style-name="ce13" table:formula="of:=[.AB10]/([.AB10]+[.Z10])" office:value-type="float" office:value="0.937949858026458" calcext:value-type="float">
            <text:p>0.938</text:p>
          </table:table-cell>
          <table:table-cell table:style-name="ce13" table:formula="of:=[.AD10]*SQRT(([.AC10]/[.AB10])^2+([.AC10]^2+[.AA10]^2)/([.AB10]+[.Z10])^2)" office:value-type="float" office:value="0.00640151870884626" calcext:value-type="float">
            <text:p>0.006</text:p>
          </table:table-cell>
          <table:table-cell table:number-columns-repeated="3"/>
          <table:table-cell table:style-name="ce7" table:formula="of:=(([.N10]-[.O10])*[.$M$2])/([.$N$2]*1.61E-019*1000)" office:value-type="float" office:value="637254658385093" calcext:value-type="float">
            <text:p>6.37E+14</text:p>
          </table:table-cell>
          <table:table-cell office:value-type="float" office:value="1223" calcext:value-type="float">
            <text:p>1223</text:p>
          </table:table-cell>
          <table:table-cell table:style-name="ce7" table:formula="of:=[.AJ10]*[.$AG$8]" office:value-type="float" office:value="-66898100000" calcext:value-type="float">
            <text:p>-6.69E+10</text:p>
          </table:table-cell>
          <table:table-cell table:style-name="ce7" table:formula="of:=[.AK10]/[.$N$2]" office:value-type="float" office:value="-33449050000" calcext:value-type="float">
            <text:p>-3.34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2353" calcext:value-type="float">
            <text:p>2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31" calcext:value-type="float">
            <text:p>31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11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200870" calcext:value-type="float">
            <text:p>200870</text:p>
          </table:table-cell>
          <table:table-cell office:value-type="float" office:value="854" calcext:value-type="float">
            <text:p>854</text:p>
          </table:table-cell>
          <table:table-cell office:value-type="float" office:value="20361" calcext:value-type="float">
            <text:p>20361</text:p>
          </table:table-cell>
          <table:table-cell office:value-type="float" office:value="146" calcext:value-type="float">
            <text:p>146</text:p>
          </table:table-cell>
          <table:table-cell table:style-name="ce7" table:formula="of:=[.AI11]*[.$AG$12] + [.AL11]" office:value-type="float" office:value="1.24849722169534E+015" calcext:value-type="float">
            <text:p>1.25E+15</text:p>
          </table:table-cell>
          <table:table-cell table:style-name="ce8" table:formula="of:=((SQRT([.N11])+SQRT([.O11]))*[.$M$2]/(1.61E-019*1000*[.$N$2]))" office:value-type="float" office:value="2965270235758.67" calcext:value-type="float">
            <text:p>2.97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11]/([.L11]*[.R11]*[.$L$2]*[.AD11]*[.T11])" office:value-type="float" office:value="6.62382801474195" calcext:value-type="float">
            <text:p>6.62</text:p>
          </table:table-cell>
          <table:table-cell table:formula="of:=1E+027*[.Q11]/([.L11]*[.R11]*[.$L$2]*1*[.AD11])" office:value-type="float" office:value="0.0470216640268554" calcext:value-type="float">
            <text:p>0.05</text:p>
          </table:table-cell>
          <table:table-cell table:formula="of:=SQRT(([.AE11]/[.AD11])^2+([.K11]/[.J11])^2+([.S11]/[.R11])^2)" office:value-type="float" office:value="0.0155134199272788" calcext:value-type="float">
            <text:p>0.02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36" calcext:value-type="float">
            <text:p>36</text:p>
          </table:table-cell>
          <table:table-cell office:value-type="float" office:value="70015" calcext:value-type="float">
            <text:p>70015</text:p>
          </table:table-cell>
          <table:table-cell office:value-type="float" office:value="266" calcext:value-type="float">
            <text:p>266</text:p>
          </table:table-cell>
          <table:table-cell table:style-name="ce13" table:formula="of:=[.AB11]/([.AB11]+[.Z11])" office:value-type="float" office:value="0.981426969442108" calcext:value-type="float">
            <text:p>0.981</text:p>
          </table:table-cell>
          <table:table-cell table:style-name="ce13" table:formula="of:=[.AD11]*SQRT(([.AC11]/[.AB11])^2+([.AC11]^2+[.AA11]^2)/([.AB11]+[.Z11])^2)" office:value-type="float" office:value="0.00524775284299347" calcext:value-type="float">
            <text:p>0.005</text:p>
          </table:table-cell>
          <table:table-cell/>
          <table:table-cell table:style-name="ce5" office:value-type="string" calcext:value-type="string">
            <text:p>Current Gradient</text:p>
          </table:table-cell>
          <table:table-cell/>
          <table:table-cell table:style-name="ce7" table:formula="of:=(([.N11]-[.O11])*[.$M$2])/([.$N$2]*1.61E-019*1000)" office:value-type="float" office:value="1.24233540372671E+015" calcext:value-type="float">
            <text:p>1.24E+15</text:p>
          </table:table-cell>
          <table:table-cell office:value-type="float" office:value="1823" calcext:value-type="float">
            <text:p>1823</text:p>
          </table:table-cell>
          <table:table-cell table:style-name="ce7" table:formula="of:=[.AJ11]*[.$AG$8]" office:value-type="float" office:value="-99718100000" calcext:value-type="float">
            <text:p>-9.97E+10</text:p>
          </table:table-cell>
          <table:table-cell table:style-name="ce7" table:formula="of:=[.AK11]/[.$N$2]" office:value-type="float" office:value="-49859050000" calcext:value-type="float">
            <text:p>-4.99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35" calcext:value-type="float">
            <text:p>35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12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101586" calcext:value-type="float">
            <text:p>101586</text:p>
          </table:table-cell>
          <table:table-cell office:value-type="float" office:value="701" calcext:value-type="float">
            <text:p>701</text:p>
          </table:table-cell>
          <table:table-cell office:value-type="float" office:value="9078" calcext:value-type="float">
            <text:p>9078</text:p>
          </table:table-cell>
          <table:table-cell office:value-type="float" office:value="98" calcext:value-type="float">
            <text:p>98</text:p>
          </table:table-cell>
          <table:table-cell table:style-name="ce7" table:formula="of:=[.AI12]*[.$AG$12] + [.AL12]" office:value-type="float" office:value="629727824416460" calcext:value-type="float">
            <text:p>6.30E+14</text:p>
          </table:table-cell>
          <table:table-cell table:style-name="ce8" table:formula="of:=((SQRT([.N12])+SQRT([.O12]))*[.$M$2]/(1.61E-019*1000*[.$N$2]))" office:value-type="float" office:value="2144111750870.63" calcext:value-type="float">
            <text:p>2.14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12]/([.L12]*[.R12]*[.$L$2]*[.AD12]*[.T12])" office:value-type="float" office:value="5.8498436417068" calcext:value-type="float">
            <text:p>5.85</text:p>
          </table:table-cell>
          <table:table-cell table:formula="of:=1E+027*[.Q12]/([.L12]*[.R12]*[.$L$2]*1*[.AD12])" office:value-type="float" office:value="0.0625194789731653" calcext:value-type="float">
            <text:p>0.06</text:p>
          </table:table-cell>
          <table:table-cell table:formula="of:=SQRT(([.AE12]/[.AD12])^2+([.K12]/[.J12])^2+([.S12]/[.R12])^2)" office:value-type="float" office:value="0.0168245660458529" calcext:value-type="float">
            <text:p>0.02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24" calcext:value-type="float">
            <text:p>24</text:p>
          </table:table-cell>
          <table:table-cell office:value-type="float" office:value="31596" calcext:value-type="float">
            <text:p>31596</text:p>
          </table:table-cell>
          <table:table-cell office:value-type="float" office:value="181" calcext:value-type="float">
            <text:p>181</text:p>
          </table:table-cell>
          <table:table-cell table:style-name="ce13" table:formula="of:=[.AB12]/([.AB12]+[.Z12])" office:value-type="float" office:value="0.982309964246852" calcext:value-type="float">
            <text:p>0.982</text:p>
          </table:table-cell>
          <table:table-cell table:style-name="ce13" table:formula="of:=[.AD12]*SQRT(([.AC12]/[.AB12])^2+([.AC12]^2+[.AA12]^2)/([.AB12]+[.Z12])^2)" office:value-type="float" office:value="0.00792201555496601" calcext:value-type="float">
            <text:p>0.008</text:p>
          </table:table-cell>
          <table:table-cell/>
          <table:table-cell office:value-type="float" office:value="1.005" calcext:value-type="float">
            <text:p>1.01</text:p>
          </table:table-cell>
          <table:table-cell/>
          <table:table-cell table:style-name="ce7" table:formula="of:=(([.N12]-[.O12])*[.$M$2])/([.$N$2]*1.61E-019*1000)" office:value-type="float" office:value="626614906832298" calcext:value-type="float">
            <text:p>6.27E+14</text:p>
          </table:table-cell>
          <table:table-cell office:value-type="float" office:value="737" calcext:value-type="float">
            <text:p>737</text:p>
          </table:table-cell>
          <table:table-cell table:style-name="ce7" table:formula="of:=[.AJ12]*[.$AG$8]" office:value-type="float" office:value="-40313900000" calcext:value-type="float">
            <text:p>-4.03E+10</text:p>
          </table:table-cell>
          <table:table-cell table:style-name="ce7" table:formula="of:=[.AK12]/[.$N$2]" office:value-type="float" office:value="-20156950000" calcext:value-type="float">
            <text:p>-2.02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2354" calcext:value-type="float">
            <text:p>2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40" calcext:value-type="float">
            <text:p>40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13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243148" calcext:value-type="float">
            <text:p>243148</text:p>
          </table:table-cell>
          <table:table-cell office:value-type="float" office:value="1524" calcext:value-type="float">
            <text:p>1524</text:p>
          </table:table-cell>
          <table:table-cell office:value-type="float" office:value="12633" calcext:value-type="float">
            <text:p>12633</text:p>
          </table:table-cell>
          <table:table-cell office:value-type="float" office:value="115" calcext:value-type="float">
            <text:p>115</text:p>
          </table:table-cell>
          <table:table-cell table:style-name="ce7" table:formula="of:=[.AI13]*[.$AG$12] + [.AL13]" office:value-type="float" office:value="1.50821080406708E+015" calcext:value-type="float">
            <text:p>1.51E+15</text:p>
          </table:table-cell>
          <table:table-cell table:style-name="ce8" table:formula="of:=((SQRT([.N13])+SQRT([.O13]))*[.$M$2]/(1.61E-019*1000*[.$N$2]))" office:value-type="float" office:value="3305210174217.63" calcext:value-type="float">
            <text:p>3.31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13]/([.L13]*[.R13]*[.$L$2]*[.AD13]*[.T13])" office:value-type="float" office:value="3.40941860959542" calcext:value-type="float">
            <text:p>3.41</text:p>
          </table:table-cell>
          <table:table-cell table:formula="of:=1E+027*[.Q13]/([.L13]*[.R13]*[.$L$2]*1*[.AD13])" office:value-type="float" office:value="0.0307260594239245" calcext:value-type="float">
            <text:p>0.03</text:p>
          </table:table-cell>
          <table:table-cell table:formula="of:=SQRT(([.AE13]/[.AD13])^2+([.K13]/[.J13])^2+([.S13]/[.R13])^2)" office:value-type="float" office:value="0.0156578616869306" calcext:value-type="float">
            <text:p>0.02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35" calcext:value-type="float">
            <text:p>35</text:p>
          </table:table-cell>
          <table:table-cell office:value-type="float" office:value="59162" calcext:value-type="float">
            <text:p>59162</text:p>
          </table:table-cell>
          <table:table-cell office:value-type="float" office:value="245" calcext:value-type="float">
            <text:p>245</text:p>
          </table:table-cell>
          <table:table-cell table:style-name="ce13" table:formula="of:=[.AB13]/([.AB13]+[.Z13])" office:value-type="float" office:value="0.979308746606634" calcext:value-type="float">
            <text:p>0.979</text:p>
          </table:table-cell>
          <table:table-cell table:style-name="ce13" table:formula="of:=[.AD13]*SQRT(([.AC13]/[.AB13])^2+([.AC13]^2+[.AA13]^2)/([.AB13]+[.Z13])^2)" office:value-type="float" office:value="0.00570458225113779" calcext:value-type="float">
            <text:p>0.006</text:p>
          </table:table-cell>
          <table:table-cell table:number-columns-repeated="3"/>
          <table:table-cell table:style-name="ce7" table:formula="of:=(([.N13]-[.O13])*[.$M$2])/([.$N$2]*1.61E-019*1000)" office:value-type="float" office:value="1.5007701863354E+015" calcext:value-type="float">
            <text:p>1.50E+15</text:p>
          </table:table-cell>
          <table:table-cell office:value-type="float" office:value="2312" calcext:value-type="float">
            <text:p>2312</text:p>
          </table:table-cell>
          <table:table-cell table:style-name="ce7" table:formula="of:=[.AJ13]*[.$AG$8]" office:value-type="float" office:value="-126466400000" calcext:value-type="float">
            <text:p>-1.26E+11</text:p>
          </table:table-cell>
          <table:table-cell table:style-name="ce7" table:formula="of:=[.AK13]/[.$N$2]" office:value-type="float" office:value="-63233200000" calcext:value-type="float">
            <text:p>-6.32E+1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7"/>
          <table:table-cell table:style-name="ce8"/>
          <table:table-cell table:number-columns-repeated="2"/>
          <table:table-cell table:style-name="ce10"/>
          <table:table-cell table:number-columns-repeated="7"/>
          <table:table-cell table:style-name="ce13" table:number-columns-repeated="2"/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11/2-</text:p>
          </table:table-cell>
          <table:table-cell office:value-type="float" office:value="12" calcext:value-type="float">
            <text:p>12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15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64720" calcext:value-type="float">
            <text:p>64720</text:p>
          </table:table-cell>
          <table:table-cell office:value-type="float" office:value="5110" calcext:value-type="float">
            <text:p>5110</text:p>
          </table:table-cell>
          <table:table-cell office:value-type="float" office:value="496" calcext:value-type="float">
            <text:p>496</text:p>
          </table:table-cell>
          <table:table-cell office:value-type="float" office:value="23" calcext:value-type="float">
            <text:p>23</text:p>
          </table:table-cell>
          <table:table-cell table:style-name="ce7" table:formula="of:=[.AI15]*[.$AG$12] + [.AL15]" office:value-type="float" office:value="372081392290994" calcext:value-type="float">
            <text:p>3.72E+14</text:p>
          </table:table-cell>
          <table:table-cell table:style-name="ce8" table:formula="of:=((SQRT([.N15])+SQRT([.O15]))*[.$M$2]/(1.61E-019*1000*[.$N$2]))" office:value-type="float" office:value="2024133676156.35" calcext:value-type="float">
            <text:p>2.02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15]/([.L15]*[.R15]*[.$L$2]*[.AD15]*[.T15])" office:value-type="float" office:value="0.54326826762175" calcext:value-type="float">
            <text:p>0.54</text:p>
          </table:table-cell>
          <table:table-cell table:formula="of:=1E+027*[.Q15]/([.L15]*[.R15]*[.$L$2]*1*[.AD15])" office:value-type="float" office:value="0.0249399565599743" calcext:value-type="float">
            <text:p>0.02</text:p>
          </table:table-cell>
          <table:table-cell table:formula="of:=SQRT(([.AE15]/[.AD15])^2+([.K15]/[.J15])^2+([.S15]/[.R15])^2)" office:value-type="float" office:value="0.0159001657742076" calcext:value-type="float">
            <text:p>0.02</text:p>
          </table:table-cell>
          <table:table-cell/>
          <table:table-cell office:value-type="float" office:value="2659" calcext:value-type="float">
            <text:p>2659</text:p>
          </table:table-cell>
          <table:table-cell office:value-type="float" office:value="52" calcext:value-type="float">
            <text:p>52</text:p>
          </table:table-cell>
          <table:table-cell office:value-type="float" office:value="118777" calcext:value-type="float">
            <text:p>118777</text:p>
          </table:table-cell>
          <table:table-cell office:value-type="float" office:value="346" calcext:value-type="float">
            <text:p>346</text:p>
          </table:table-cell>
          <table:table-cell table:style-name="ce13" table:formula="of:=[.AB15]/([.AB15]+[.Z15])" office:value-type="float" office:value="0.978103692479989" calcext:value-type="float">
            <text:p>0.978</text:p>
          </table:table-cell>
          <table:table-cell table:style-name="ce13" table:formula="of:=[.AD15]*SQRT(([.AC15]/[.AB15])^2+([.AC15]^2+[.AA15]^2)/([.AB15]+[.Z15])^2)" office:value-type="float" office:value="0.0040075062351404" calcext:value-type="float">
            <text:p>0.004</text:p>
          </table:table-cell>
          <table:table-cell table:number-columns-repeated="3"/>
          <table:table-cell table:style-name="ce7" table:formula="of:=(([.N15]-[.O15])*[.$M$2])/([.$N$2]*1.61E-019*1000)" office:value-type="float" office:value="370248447204969" calcext:value-type="float">
            <text:p>3.70E+14</text:p>
          </table:table-cell>
          <table:table-cell office:value-type="float" office:value="669" calcext:value-type="float">
            <text:p>669</text:p>
          </table:table-cell>
          <table:table-cell table:style-name="ce7" table:formula="of:=[.AJ15]*[.$AG$8]" office:value-type="float" office:value="-36594300000" calcext:value-type="float">
            <text:p>-3.66E+10</text:p>
          </table:table-cell>
          <table:table-cell table:style-name="ce7" table:formula="of:=[.AK15]/[.$N$2]" office:value-type="float" office:value="-18297150000" calcext:value-type="float">
            <text:p>-1.83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2022" calcext:value-type="float">
            <text:p>202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1/2-</text:p>
          </table:table-cell>
          <table:table-cell office:value-type="float" office:value="18" calcext:value-type="float">
            <text:p>18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16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78641" calcext:value-type="float">
            <text:p>78641</text:p>
          </table:table-cell>
          <table:table-cell office:value-type="float" office:value="1941" calcext:value-type="float">
            <text:p>1941</text:p>
          </table:table-cell>
          <table:table-cell office:value-type="float" office:value="889" calcext:value-type="float">
            <text:p>889</text:p>
          </table:table-cell>
          <table:table-cell office:value-type="float" office:value="31" calcext:value-type="float">
            <text:p>31</text:p>
          </table:table-cell>
          <table:table-cell table:style-name="ce7" table:formula="of:=[.AI16]*[.$AG$12] + [.AL16]" office:value-type="float" office:value="478758990605590" calcext:value-type="float">
            <text:p>4.79E+14</text:p>
          </table:table-cell>
          <table:table-cell table:style-name="ce8" table:formula="of:=((SQRT([.N16])+SQRT([.O16]))*[.$M$2]/(1.61E-019*1000*[.$N$2]))" office:value-type="float" office:value="2015446015321.49" calcext:value-type="float">
            <text:p>2.02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16]/([.L16]*[.R16]*[.$L$2]*[.AD16]*[.T16])" office:value-type="float" office:value="0.875049241025896" calcext:value-type="float">
            <text:p>0.88</text:p>
          </table:table-cell>
          <table:table-cell table:formula="of:=1E+027*[.Q16]/([.L16]*[.R16]*[.$L$2]*1*[.AD16])" office:value-type="float" office:value="0.0302083928088692" calcext:value-type="float">
            <text:p>0.03</text:p>
          </table:table-cell>
          <table:table-cell table:formula="of:=SQRT(([.AE16]/[.AD16])^2+([.K16]/[.J16])^2+([.S16]/[.R16])^2)" office:value-type="float" office:value="0.0154755585931616" calcext:value-type="float">
            <text:p>0.02</text:p>
          </table:table-cell>
          <table:table-cell/>
          <table:table-cell office:value-type="float" office:value="22237" calcext:value-type="float">
            <text:p>22237</text:p>
          </table:table-cell>
          <table:table-cell office:value-type="float" office:value="149" calcext:value-type="float">
            <text:p>149</text:p>
          </table:table-cell>
          <table:table-cell office:value-type="float" office:value="122045" calcext:value-type="float">
            <text:p>122045</text:p>
          </table:table-cell>
          <table:table-cell office:value-type="float" office:value="352" calcext:value-type="float">
            <text:p>352</text:p>
          </table:table-cell>
          <table:table-cell table:style-name="ce13" table:formula="of:=[.AB16]/([.AB16]+[.Z16])" office:value-type="float" office:value="0.845878210726217" calcext:value-type="float">
            <text:p>0.846</text:p>
          </table:table-cell>
          <table:table-cell table:style-name="ce13" table:formula="of:=[.AD16]*SQRT(([.AC16]/[.AB16])^2+([.AC16]^2+[.AA16]^2)/([.AB16]+[.Z16])^2)" office:value-type="float" office:value="0.00331266352488268" calcext:value-type="float">
            <text:p>0.003</text:p>
          </table:table-cell>
          <table:table-cell table:number-columns-repeated="3"/>
          <table:table-cell table:style-name="ce7" table:formula="of:=(([.N16]-[.O16])*[.$M$2])/([.$N$2]*1.61E-019*1000)" office:value-type="float" office:value="476397515527950" calcext:value-type="float">
            <text:p>4.76E+14</text:p>
          </table:table-cell>
          <table:table-cell office:value-type="float" office:value="750" calcext:value-type="float">
            <text:p>750</text:p>
          </table:table-cell>
          <table:table-cell table:style-name="ce7" table:formula="of:=[.AJ16]*[.$AG$8]" office:value-type="float" office:value="-41025000000" calcext:value-type="float">
            <text:p>-4.10E+10</text:p>
          </table:table-cell>
          <table:table-cell table:style-name="ce7" table:formula="of:=[.AK16]/[.$N$2]" office:value-type="float" office:value="-20512500000" calcext:value-type="float">
            <text:p>-2.05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11/2-</text:p>
          </table:table-cell>
          <table:table-cell office:value-type="float" office:value="25" calcext:value-type="float">
            <text:p>25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17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110490" calcext:value-type="float">
            <text:p>110490</text:p>
          </table:table-cell>
          <table:table-cell office:value-type="float" office:value="7892" calcext:value-type="float">
            <text:p>7892</text:p>
          </table:table-cell>
          <table:table-cell office:value-type="float" office:value="1695" calcext:value-type="float">
            <text:p>1695</text:p>
          </table:table-cell>
          <table:table-cell office:value-type="float" office:value="42" calcext:value-type="float">
            <text:p>42</text:p>
          </table:table-cell>
          <table:table-cell table:style-name="ce7" table:formula="of:=[.AI17]*[.$AG$12] + [.AL17]" office:value-type="float" office:value="640407482627019" calcext:value-type="float">
            <text:p>6.40E+14</text:p>
          </table:table-cell>
          <table:table-cell table:style-name="ce8" table:formula="of:=((SQRT([.N17])+SQRT([.O17]))*[.$M$2]/(1.61E-019*1000*[.$N$2]))" office:value-type="float" office:value="2616380684898.67" calcext:value-type="float">
            <text:p>2.62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17]/([.L17]*[.R17]*[.$L$2]*[.AD17]*[.T17])" office:value-type="float" office:value="1.12483596801976" calcext:value-type="float">
            <text:p>1.12</text:p>
          </table:table-cell>
          <table:table-cell table:formula="of:=1E+027*[.Q17]/([.L17]*[.R17]*[.$L$2]*1*[.AD17])" office:value-type="float" office:value="0.027593321268591" calcext:value-type="float">
            <text:p>0.03</text:p>
          </table:table-cell>
          <table:table-cell table:formula="of:=SQRT(([.AE17]/[.AD17])^2+([.K17]/[.J17])^2+([.S17]/[.R17])^2)" office:value-type="float" office:value="0.0164227336765085" calcext:value-type="float">
            <text:p>0.02</text:p>
          </table:table-cell>
          <table:table-cell/>
          <table:table-cell office:value-type="float" office:value="2819" calcext:value-type="float">
            <text:p>2819</text:p>
          </table:table-cell>
          <table:table-cell office:value-type="float" office:value="53" calcext:value-type="float">
            <text:p>53</text:p>
          </table:table-cell>
          <table:table-cell office:value-type="float" office:value="42612" calcext:value-type="float">
            <text:p>42612</text:p>
          </table:table-cell>
          <table:table-cell office:value-type="float" office:value="209" calcext:value-type="float">
            <text:p>209</text:p>
          </table:table-cell>
          <table:table-cell table:style-name="ce13" table:formula="of:=[.AB17]/([.AB17]+[.Z17])" office:value-type="float" office:value="0.937949858026458" calcext:value-type="float">
            <text:p>0.938</text:p>
          </table:table-cell>
          <table:table-cell table:style-name="ce13" table:formula="of:=[.AD17]*SQRT(([.AC17]/[.AB17])^2+([.AC17]^2+[.AA17]^2)/([.AB17]+[.Z17])^2)" office:value-type="float" office:value="0.00640151870884626" calcext:value-type="float">
            <text:p>0.006</text:p>
          </table:table-cell>
          <table:table-cell table:number-columns-repeated="3"/>
          <table:table-cell table:style-name="ce7" table:formula="of:=(([.N17]-[.O17])*[.$M$2])/([.$N$2]*1.61E-019*1000)" office:value-type="float" office:value="637254658385093" calcext:value-type="float">
            <text:p>6.37E+14</text:p>
          </table:table-cell>
          <table:table-cell office:value-type="float" office:value="1223" calcext:value-type="float">
            <text:p>1223</text:p>
          </table:table-cell>
          <table:table-cell table:style-name="ce7" table:formula="of:=[.AJ17]*[.$AG$8]" office:value-type="float" office:value="-66898100000" calcext:value-type="float">
            <text:p>-6.69E+10</text:p>
          </table:table-cell>
          <table:table-cell table:style-name="ce7" table:formula="of:=[.AK17]/[.$N$2]" office:value-type="float" office:value="-33449050000" calcext:value-type="float">
            <text:p>-3.34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2022" calcext:value-type="float">
            <text:p>202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1/2-</text:p>
          </table:table-cell>
          <table:table-cell office:value-type="float" office:value="31" calcext:value-type="float">
            <text:p>31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18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200870" calcext:value-type="float">
            <text:p>200870</text:p>
          </table:table-cell>
          <table:table-cell office:value-type="float" office:value="854" calcext:value-type="float">
            <text:p>854</text:p>
          </table:table-cell>
          <table:table-cell office:value-type="float" office:value="4296" calcext:value-type="float">
            <text:p>4296</text:p>
          </table:table-cell>
          <table:table-cell office:value-type="float" office:value="66" calcext:value-type="float">
            <text:p>66</text:p>
          </table:table-cell>
          <table:table-cell table:style-name="ce7" table:formula="of:=[.AI18]*[.$AG$12] + [.AL18]" office:value-type="float" office:value="1.24849722169534E+015" calcext:value-type="float">
            <text:p>1.25E+15</text:p>
          </table:table-cell>
          <table:table-cell table:style-name="ce8" table:formula="of:=((SQRT([.N18])+SQRT([.O18]))*[.$M$2]/(1.61E-019*1000*[.$N$2]))" office:value-type="float" office:value="2965270235758.67" calcext:value-type="float">
            <text:p>2.97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18]/([.L18]*[.R18]*[.$L$2]*[.AD18]*[.T18])" office:value-type="float" office:value="1.39757208149558" calcext:value-type="float">
            <text:p>1.40</text:p>
          </table:table-cell>
          <table:table-cell table:formula="of:=1E+027*[.Q18]/([.L18]*[.R18]*[.$L$2]*1*[.AD18])" office:value-type="float" office:value="0.0212563686696743" calcext:value-type="float">
            <text:p>0.02</text:p>
          </table:table-cell>
          <table:table-cell table:formula="of:=SQRT(([.AE18]/[.AD18])^2+([.K18]/[.J18])^2+([.S18]/[.R18])^2)" office:value-type="float" office:value="0.0155134199272788" calcext:value-type="float">
            <text:p>0.02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36" calcext:value-type="float">
            <text:p>36</text:p>
          </table:table-cell>
          <table:table-cell office:value-type="float" office:value="70015" calcext:value-type="float">
            <text:p>70015</text:p>
          </table:table-cell>
          <table:table-cell office:value-type="float" office:value="266" calcext:value-type="float">
            <text:p>266</text:p>
          </table:table-cell>
          <table:table-cell table:style-name="ce13" table:formula="of:=[.AB18]/([.AB18]+[.Z18])" office:value-type="float" office:value="0.981426969442108" calcext:value-type="float">
            <text:p>0.981</text:p>
          </table:table-cell>
          <table:table-cell table:style-name="ce13" table:formula="of:=[.AD18]*SQRT(([.AC18]/[.AB18])^2+([.AC18]^2+[.AA18]^2)/([.AB18]+[.Z18])^2)" office:value-type="float" office:value="0.00524775284299347" calcext:value-type="float">
            <text:p>0.005</text:p>
          </table:table-cell>
          <table:table-cell table:number-columns-repeated="3"/>
          <table:table-cell table:style-name="ce7" table:formula="of:=(([.N18]-[.O18])*[.$M$2])/([.$N$2]*1.61E-019*1000)" office:value-type="float" office:value="1.24233540372671E+015" calcext:value-type="float">
            <text:p>1.24E+15</text:p>
          </table:table-cell>
          <table:table-cell office:value-type="float" office:value="1823" calcext:value-type="float">
            <text:p>1823</text:p>
          </table:table-cell>
          <table:table-cell table:style-name="ce7" table:formula="of:=[.AJ18]*[.$AG$8]" office:value-type="float" office:value="-99718100000" calcext:value-type="float">
            <text:p>-9.97E+10</text:p>
          </table:table-cell>
          <table:table-cell table:style-name="ce7" table:formula="of:=[.AK18]/[.$N$2]" office:value-type="float" office:value="-49859050000" calcext:value-type="float">
            <text:p>-4.99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11/2-</text:p>
          </table:table-cell>
          <table:table-cell office:value-type="float" office:value="35" calcext:value-type="float">
            <text:p>35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19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101586" calcext:value-type="float">
            <text:p>101586</text:p>
          </table:table-cell>
          <table:table-cell office:value-type="float" office:value="701" calcext:value-type="float">
            <text:p>701</text:p>
          </table:table-cell>
          <table:table-cell office:value-type="float" office:value="2597" calcext:value-type="float">
            <text:p>2597</text:p>
          </table:table-cell>
          <table:table-cell office:value-type="float" office:value="52" calcext:value-type="float">
            <text:p>52</text:p>
          </table:table-cell>
          <table:table-cell table:style-name="ce7" table:formula="of:=[.AI19]*[.$AG$12] + [.AL19]" office:value-type="float" office:value="629727824416460" calcext:value-type="float">
            <text:p>6.30E+14</text:p>
          </table:table-cell>
          <table:table-cell table:style-name="ce8" table:formula="of:=((SQRT([.N19])+SQRT([.O19]))*[.$M$2]/(1.61E-019*1000*[.$N$2]))" office:value-type="float" office:value="2144111750870.63" calcext:value-type="float">
            <text:p>2.14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19]/([.L19]*[.R19]*[.$L$2]*[.AD19]*[.T19])" office:value-type="float" office:value="1.67350120483725" calcext:value-type="float">
            <text:p>1.67</text:p>
          </table:table-cell>
          <table:table-cell table:formula="of:=1E+027*[.Q19]/([.L19]*[.R19]*[.$L$2]*1*[.AD19])" office:value-type="float" office:value="0.033173601087802" calcext:value-type="float">
            <text:p>0.03</text:p>
          </table:table-cell>
          <table:table-cell table:formula="of:=SQRT(([.AE19]/[.AD19])^2+([.K19]/[.J19])^2+([.S19]/[.R19])^2)" office:value-type="float" office:value="0.0168245660458529" calcext:value-type="float">
            <text:p>0.02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24" calcext:value-type="float">
            <text:p>24</text:p>
          </table:table-cell>
          <table:table-cell office:value-type="float" office:value="31596" calcext:value-type="float">
            <text:p>31596</text:p>
          </table:table-cell>
          <table:table-cell office:value-type="float" office:value="181" calcext:value-type="float">
            <text:p>181</text:p>
          </table:table-cell>
          <table:table-cell table:style-name="ce13" table:formula="of:=[.AB19]/([.AB19]+[.Z19])" office:value-type="float" office:value="0.982309964246852" calcext:value-type="float">
            <text:p>0.982</text:p>
          </table:table-cell>
          <table:table-cell table:style-name="ce13" table:formula="of:=[.AD19]*SQRT(([.AC19]/[.AB19])^2+([.AC19]^2+[.AA19]^2)/([.AB19]+[.Z19])^2)" office:value-type="float" office:value="0.00792201555496601" calcext:value-type="float">
            <text:p>0.008</text:p>
          </table:table-cell>
          <table:table-cell table:number-columns-repeated="3"/>
          <table:table-cell table:style-name="ce7" table:formula="of:=(([.N19]-[.O19])*[.$M$2])/([.$N$2]*1.61E-019*1000)" office:value-type="float" office:value="626614906832298" calcext:value-type="float">
            <text:p>6.27E+14</text:p>
          </table:table-cell>
          <table:table-cell office:value-type="float" office:value="737" calcext:value-type="float">
            <text:p>737</text:p>
          </table:table-cell>
          <table:table-cell table:style-name="ce7" table:formula="of:=[.AJ19]*[.$AG$8]" office:value-type="float" office:value="-40313900000" calcext:value-type="float">
            <text:p>-4.03E+10</text:p>
          </table:table-cell>
          <table:table-cell table:style-name="ce7" table:formula="of:=[.AK19]/[.$N$2]" office:value-type="float" office:value="-20156950000" calcext:value-type="float">
            <text:p>-2.02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2023" calcext:value-type="float">
            <text:p>202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1/2-</text:p>
          </table:table-cell>
          <table:table-cell office:value-type="float" office:value="40" calcext:value-type="float">
            <text:p>40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20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243148" calcext:value-type="float">
            <text:p>243148</text:p>
          </table:table-cell>
          <table:table-cell office:value-type="float" office:value="1524" calcext:value-type="float">
            <text:p>1524</text:p>
          </table:table-cell>
          <table:table-cell office:value-type="float" office:value="6031" calcext:value-type="float">
            <text:p>6031</text:p>
          </table:table-cell>
          <table:table-cell office:value-type="float" office:value="79" calcext:value-type="float">
            <text:p>79</text:p>
          </table:table-cell>
          <table:table-cell table:style-name="ce7" table:formula="of:=[.AI20]*[.$AG$12] + [.AL20]" office:value-type="float" office:value="1.50821080406708E+015" calcext:value-type="float">
            <text:p>1.51E+15</text:p>
          </table:table-cell>
          <table:table-cell table:style-name="ce8" table:formula="of:=((SQRT([.N20])+SQRT([.O20]))*[.$M$2]/(1.61E-019*1000*[.$N$2]))" office:value-type="float" office:value="3305210174217.63" calcext:value-type="float">
            <text:p>3.31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20]/([.L20]*[.R20]*[.$L$2]*[.AD20]*[.T20])" office:value-type="float" office:value="1.62765800953613" calcext:value-type="float">
            <text:p>1.63</text:p>
          </table:table-cell>
          <table:table-cell table:formula="of:=1E+027*[.Q20]/([.L20]*[.R20]*[.$L$2]*1*[.AD20])" office:value-type="float" office:value="0.021107466908609" calcext:value-type="float">
            <text:p>0.02</text:p>
          </table:table-cell>
          <table:table-cell table:formula="of:=SQRT(([.AE20]/[.AD20])^2+([.K20]/[.J20])^2+([.S20]/[.R20])^2)" office:value-type="float" office:value="0.0156578616869306" calcext:value-type="float">
            <text:p>0.02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35" calcext:value-type="float">
            <text:p>35</text:p>
          </table:table-cell>
          <table:table-cell office:value-type="float" office:value="59162" calcext:value-type="float">
            <text:p>59162</text:p>
          </table:table-cell>
          <table:table-cell office:value-type="float" office:value="245" calcext:value-type="float">
            <text:p>245</text:p>
          </table:table-cell>
          <table:table-cell table:style-name="ce13" table:formula="of:=[.AB20]/([.AB20]+[.Z20])" office:value-type="float" office:value="0.979308746606634" calcext:value-type="float">
            <text:p>0.979</text:p>
          </table:table-cell>
          <table:table-cell table:style-name="ce13" table:formula="of:=[.AD20]*SQRT(([.AC20]/[.AB20])^2+([.AC20]^2+[.AA20]^2)/([.AB20]+[.Z20])^2)" office:value-type="float" office:value="0.00570458225113779" calcext:value-type="float">
            <text:p>0.006</text:p>
          </table:table-cell>
          <table:table-cell table:number-columns-repeated="3"/>
          <table:table-cell table:style-name="ce7" table:formula="of:=(([.N20]-[.O20])*[.$M$2])/([.$N$2]*1.61E-019*1000)" office:value-type="float" office:value="1.5007701863354E+015" calcext:value-type="float">
            <text:p>1.50E+15</text:p>
          </table:table-cell>
          <table:table-cell office:value-type="float" office:value="2312" calcext:value-type="float">
            <text:p>2312</text:p>
          </table:table-cell>
          <table:table-cell table:style-name="ce7" table:formula="of:=[.AJ20]*[.$AG$8]" office:value-type="float" office:value="-126466400000" calcext:value-type="float">
            <text:p>-1.26E+11</text:p>
          </table:table-cell>
          <table:table-cell table:style-name="ce7" table:formula="of:=[.AK20]/[.$N$2]" office:value-type="float" office:value="-63233200000" calcext:value-type="float">
            <text:p>-6.32E+1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7"/>
          <table:table-cell table:style-name="ce8"/>
          <table:table-cell table:number-columns-repeated="2"/>
          <table:table-cell table:style-name="ce10"/>
          <table:table-cell table:number-columns-repeated="7"/>
          <table:table-cell table:style-name="ce13" table:number-columns-repeated="2"/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/>
          <table:table-cell table:formula="of:=229.1" office:value-type="float" office:value="229.1" calcext:value-type="float">
            <text:p>229.1</text:p>
          </table:table-cell>
          <table:table-cell office:value-type="string" calcext:value-type="string">
            <text:p>3/2+</text:p>
          </table:table-cell>
          <table:table-cell office:value-type="float" office:value="12" calcext:value-type="float">
            <text:p>12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22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64720" calcext:value-type="float">
            <text:p>64720</text:p>
          </table:table-cell>
          <table:table-cell office:value-type="float" office:value="5110" calcext:value-type="float">
            <text:p>5110</text:p>
          </table:table-cell>
          <table:table-cell office:value-type="float" office:value="5570" calcext:value-type="float">
            <text:p>5570</text:p>
          </table:table-cell>
          <table:table-cell office:value-type="float" office:value="76" calcext:value-type="float">
            <text:p>76</text:p>
          </table:table-cell>
          <table:table-cell table:style-name="ce7" table:formula="of:=[.AI22]*[.$AG$12] + [.AL22]" office:value-type="float" office:value="372081392290994" calcext:value-type="float">
            <text:p>3.72E+14</text:p>
          </table:table-cell>
          <table:table-cell table:style-name="ce8" table:formula="of:=((SQRT([.N22])+SQRT([.O22]))*[.$M$2]/(1.61E-019*1000*[.$N$2]))" office:value-type="float" office:value="2024133676156.35" calcext:value-type="float">
            <text:p>2.02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22]/([.L22]*[.R22]*[.$L$2]*[.AD22]*[.T22])" office:value-type="float" office:value="6.10081502147812" calcext:value-type="float">
            <text:p>6.10</text:p>
          </table:table-cell>
          <table:table-cell table:formula="of:=1E+027*[.Q22]/([.L22]*[.R22]*[.$L$2]*1*[.AD22])" office:value-type="float" office:value="0.0824102912416542" calcext:value-type="float">
            <text:p>0.08</text:p>
          </table:table-cell>
          <table:table-cell table:formula="of:=SQRT(([.AE22]/[.AD22])^2+([.K22]/[.J22])^2+([.S22]/[.R22])^2)" office:value-type="float" office:value="0.0159001657742076" calcext:value-type="float">
            <text:p>0.02</text:p>
          </table:table-cell>
          <table:table-cell/>
          <table:table-cell office:value-type="float" office:value="2659" calcext:value-type="float">
            <text:p>2659</text:p>
          </table:table-cell>
          <table:table-cell office:value-type="float" office:value="52" calcext:value-type="float">
            <text:p>52</text:p>
          </table:table-cell>
          <table:table-cell office:value-type="float" office:value="118777" calcext:value-type="float">
            <text:p>118777</text:p>
          </table:table-cell>
          <table:table-cell office:value-type="float" office:value="346" calcext:value-type="float">
            <text:p>346</text:p>
          </table:table-cell>
          <table:table-cell table:style-name="ce13" table:formula="of:=[.AB22]/([.AB22]+[.Z22])" office:value-type="float" office:value="0.978103692479989" calcext:value-type="float">
            <text:p>0.978</text:p>
          </table:table-cell>
          <table:table-cell table:style-name="ce13" table:formula="of:=[.AD22]*SQRT(([.AC22]/[.AB22])^2+([.AC22]^2+[.AA22]^2)/([.AB22]+[.Z22])^2)" office:value-type="float" office:value="0.0040075062351404" calcext:value-type="float">
            <text:p>0.004</text:p>
          </table:table-cell>
          <table:table-cell table:number-columns-repeated="3"/>
          <table:table-cell table:style-name="ce7" table:formula="of:=(([.N22]-[.O22])*[.$M$2])/([.$N$2]*1.61E-019*1000)" office:value-type="float" office:value="370248447204969" calcext:value-type="float">
            <text:p>3.70E+14</text:p>
          </table:table-cell>
          <table:table-cell office:value-type="float" office:value="669" calcext:value-type="float">
            <text:p>669</text:p>
          </table:table-cell>
          <table:table-cell table:style-name="ce7" table:formula="of:=[.AJ22]*[.$AG$8]" office:value-type="float" office:value="-36594300000" calcext:value-type="float">
            <text:p>-3.66E+10</text:p>
          </table:table-cell>
          <table:table-cell table:style-name="ce7" table:formula="of:=[.AK22]/[.$N$2]" office:value-type="float" office:value="-18297150000" calcext:value-type="float">
            <text:p>-1.83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935" calcext:value-type="float">
            <text:p>1935</text:p>
          </table:table-cell>
          <table:table-cell table:formula="of:=229.1" office:value-type="float" office:value="229.1" calcext:value-type="float">
            <text:p>229.1</text:p>
          </table:table-cell>
          <table:table-cell office:value-type="string" calcext:value-type="string">
            <text:p>3/2+</text:p>
          </table:table-cell>
          <table:table-cell office:value-type="float" office:value="18" calcext:value-type="float">
            <text:p>18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23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78641" calcext:value-type="float">
            <text:p>78641</text:p>
          </table:table-cell>
          <table:table-cell office:value-type="float" office:value="1941" calcext:value-type="float">
            <text:p>1941</text:p>
          </table:table-cell>
          <table:table-cell office:value-type="float" office:value="10119" calcext:value-type="float">
            <text:p>10119</text:p>
          </table:table-cell>
          <table:table-cell office:value-type="float" office:value="105" calcext:value-type="float">
            <text:p>105</text:p>
          </table:table-cell>
          <table:table-cell table:style-name="ce7" table:formula="of:=[.AI23]*[.$AG$12] + [.AL23]" office:value-type="float" office:value="478758990605590" calcext:value-type="float">
            <text:p>4.79E+14</text:p>
          </table:table-cell>
          <table:table-cell table:style-name="ce8" table:formula="of:=((SQRT([.N23])+SQRT([.O23]))*[.$M$2]/(1.61E-019*1000*[.$N$2]))" office:value-type="float" office:value="2015446015321.49" calcext:value-type="float">
            <text:p>2.02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23]/([.L23]*[.R23]*[.$L$2]*[.AD23]*[.T23])" office:value-type="float" office:value="9.96020615291456" calcext:value-type="float">
            <text:p>9.96</text:p>
          </table:table-cell>
          <table:table-cell table:formula="of:=1E+027*[.Q23]/([.L23]*[.R23]*[.$L$2]*1*[.AD23])" office:value-type="float" office:value="0.102318749836493" calcext:value-type="float">
            <text:p>0.1</text:p>
          </table:table-cell>
          <table:table-cell table:formula="of:=SQRT(([.AE23]/[.AD23])^2+([.K23]/[.J23])^2+([.S23]/[.R23])^2)" office:value-type="float" office:value="0.0154755585931616" calcext:value-type="float">
            <text:p>0.02</text:p>
          </table:table-cell>
          <table:table-cell/>
          <table:table-cell office:value-type="float" office:value="22237" calcext:value-type="float">
            <text:p>22237</text:p>
          </table:table-cell>
          <table:table-cell office:value-type="float" office:value="149" calcext:value-type="float">
            <text:p>149</text:p>
          </table:table-cell>
          <table:table-cell office:value-type="float" office:value="122045" calcext:value-type="float">
            <text:p>122045</text:p>
          </table:table-cell>
          <table:table-cell office:value-type="float" office:value="352" calcext:value-type="float">
            <text:p>352</text:p>
          </table:table-cell>
          <table:table-cell table:style-name="ce13" table:formula="of:=[.AB23]/([.AB23]+[.Z23])" office:value-type="float" office:value="0.845878210726217" calcext:value-type="float">
            <text:p>0.846</text:p>
          </table:table-cell>
          <table:table-cell table:style-name="ce13" table:formula="of:=[.AD23]*SQRT(([.AC23]/[.AB23])^2+([.AC23]^2+[.AA23]^2)/([.AB23]+[.Z23])^2)" office:value-type="float" office:value="0.00331266352488268" calcext:value-type="float">
            <text:p>0.003</text:p>
          </table:table-cell>
          <table:table-cell table:number-columns-repeated="3"/>
          <table:table-cell table:style-name="ce7" table:formula="of:=(([.N23]-[.O23])*[.$M$2])/([.$N$2]*1.61E-019*1000)" office:value-type="float" office:value="476397515527950" calcext:value-type="float">
            <text:p>4.76E+14</text:p>
          </table:table-cell>
          <table:table-cell office:value-type="float" office:value="750" calcext:value-type="float">
            <text:p>750</text:p>
          </table:table-cell>
          <table:table-cell table:style-name="ce7" table:formula="of:=[.AJ23]*[.$AG$8]" office:value-type="float" office:value="-41025000000" calcext:value-type="float">
            <text:p>-4.10E+10</text:p>
          </table:table-cell>
          <table:table-cell table:style-name="ce7" table:formula="of:=[.AK23]/[.$N$2]" office:value-type="float" office:value="-20512500000" calcext:value-type="float">
            <text:p>-2.05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/>
          <table:table-cell table:formula="of:=229.1" office:value-type="float" office:value="229.1" calcext:value-type="float">
            <text:p>229.1</text:p>
          </table:table-cell>
          <table:table-cell office:value-type="string" calcext:value-type="string">
            <text:p>3/2+</text:p>
          </table:table-cell>
          <table:table-cell office:value-type="float" office:value="25" calcext:value-type="float">
            <text:p>25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24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110490" calcext:value-type="float">
            <text:p>110490</text:p>
          </table:table-cell>
          <table:table-cell office:value-type="float" office:value="7892" calcext:value-type="float">
            <text:p>7892</text:p>
          </table:table-cell>
          <table:table-cell office:value-type="float" office:value="9717" calcext:value-type="float">
            <text:p>9717</text:p>
          </table:table-cell>
          <table:table-cell office:value-type="float" office:value="101" calcext:value-type="float">
            <text:p>101</text:p>
          </table:table-cell>
          <table:table-cell table:style-name="ce7" table:formula="of:=[.AI24]*[.$AG$12] + [.AL24]" office:value-type="float" office:value="640407482627019" calcext:value-type="float">
            <text:p>6.40E+14</text:p>
          </table:table-cell>
          <table:table-cell table:style-name="ce8" table:formula="of:=((SQRT([.N24])+SQRT([.O24]))*[.$M$2]/(1.61E-019*1000*[.$N$2]))" office:value-type="float" office:value="2616380684898.67" calcext:value-type="float">
            <text:p>2.62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24]/([.L24]*[.R24]*[.$L$2]*[.AD24]*[.T24])" office:value-type="float" office:value="6.44839592993985" calcext:value-type="float">
            <text:p>6.45</text:p>
          </table:table-cell>
          <table:table-cell table:formula="of:=1E+027*[.Q24]/([.L24]*[.R24]*[.$L$2]*1*[.AD24])" office:value-type="float" office:value="0.0663553678125642" calcext:value-type="float">
            <text:p>0.07</text:p>
          </table:table-cell>
          <table:table-cell table:formula="of:=SQRT(([.AE24]/[.AD24])^2+([.K24]/[.J24])^2+([.S24]/[.R24])^2)" office:value-type="float" office:value="0.0164227336765085" calcext:value-type="float">
            <text:p>0.02</text:p>
          </table:table-cell>
          <table:table-cell/>
          <table:table-cell office:value-type="float" office:value="2819" calcext:value-type="float">
            <text:p>2819</text:p>
          </table:table-cell>
          <table:table-cell office:value-type="float" office:value="53" calcext:value-type="float">
            <text:p>53</text:p>
          </table:table-cell>
          <table:table-cell office:value-type="float" office:value="42612" calcext:value-type="float">
            <text:p>42612</text:p>
          </table:table-cell>
          <table:table-cell office:value-type="float" office:value="209" calcext:value-type="float">
            <text:p>209</text:p>
          </table:table-cell>
          <table:table-cell table:style-name="ce13" table:formula="of:=[.AB24]/([.AB24]+[.Z24])" office:value-type="float" office:value="0.937949858026458" calcext:value-type="float">
            <text:p>0.938</text:p>
          </table:table-cell>
          <table:table-cell table:style-name="ce13" table:formula="of:=[.AD24]*SQRT(([.AC24]/[.AB24])^2+([.AC24]^2+[.AA24]^2)/([.AB24]+[.Z24])^2)" office:value-type="float" office:value="0.00640151870884626" calcext:value-type="float">
            <text:p>0.006</text:p>
          </table:table-cell>
          <table:table-cell table:number-columns-repeated="3"/>
          <table:table-cell table:style-name="ce7" table:formula="of:=(([.N24]-[.O24])*[.$M$2])/([.$N$2]*1.61E-019*1000)" office:value-type="float" office:value="637254658385093" calcext:value-type="float">
            <text:p>6.37E+14</text:p>
          </table:table-cell>
          <table:table-cell office:value-type="float" office:value="1223" calcext:value-type="float">
            <text:p>1223</text:p>
          </table:table-cell>
          <table:table-cell table:style-name="ce7" table:formula="of:=[.AJ24]*[.$AG$8]" office:value-type="float" office:value="-66898100000" calcext:value-type="float">
            <text:p>-6.69E+10</text:p>
          </table:table-cell>
          <table:table-cell table:style-name="ce7" table:formula="of:=[.AK24]/[.$N$2]" office:value-type="float" office:value="-33449050000" calcext:value-type="float">
            <text:p>-3.34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934" calcext:value-type="float">
            <text:p>1934</text:p>
          </table:table-cell>
          <table:table-cell table:formula="of:=229.1" office:value-type="float" office:value="229.1" calcext:value-type="float">
            <text:p>229.1</text:p>
          </table:table-cell>
          <table:table-cell office:value-type="string" calcext:value-type="string">
            <text:p>3/2+</text:p>
          </table:table-cell>
          <table:table-cell office:value-type="float" office:value="31" calcext:value-type="float">
            <text:p>31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25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200870" calcext:value-type="float">
            <text:p>200870</text:p>
          </table:table-cell>
          <table:table-cell office:value-type="float" office:value="854" calcext:value-type="float">
            <text:p>854</text:p>
          </table:table-cell>
          <table:table-cell office:value-type="float" office:value="10471" calcext:value-type="float">
            <text:p>10471</text:p>
          </table:table-cell>
          <table:table-cell office:value-type="float" office:value="104" calcext:value-type="float">
            <text:p>104</text:p>
          </table:table-cell>
          <table:table-cell table:style-name="ce7" table:formula="of:=[.AI25]*[.$AG$12] + [.AL25]" office:value-type="float" office:value="1.24849722169534E+015" calcext:value-type="float">
            <text:p>1.25E+15</text:p>
          </table:table-cell>
          <table:table-cell table:style-name="ce8" table:formula="of:=((SQRT([.N25])+SQRT([.O25]))*[.$M$2]/(1.61E-019*1000*[.$N$2]))" office:value-type="float" office:value="2965270235758.67" calcext:value-type="float">
            <text:p>2.97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25]/([.L25]*[.R25]*[.$L$2]*[.AD25]*[.T25])" office:value-type="float" office:value="3.40641928895256" calcext:value-type="float">
            <text:p>3.41</text:p>
          </table:table-cell>
          <table:table-cell table:formula="of:=1E+027*[.Q25]/([.L25]*[.R25]*[.$L$2]*1*[.AD25])" office:value-type="float" office:value="0.0334948839643353" calcext:value-type="float">
            <text:p>0.03</text:p>
          </table:table-cell>
          <table:table-cell table:formula="of:=SQRT(([.AE25]/[.AD25])^2+([.K25]/[.J25])^2+([.S25]/[.R25])^2)" office:value-type="float" office:value="0.0155134199272788" calcext:value-type="float">
            <text:p>0.02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36" calcext:value-type="float">
            <text:p>36</text:p>
          </table:table-cell>
          <table:table-cell office:value-type="float" office:value="70015" calcext:value-type="float">
            <text:p>70015</text:p>
          </table:table-cell>
          <table:table-cell office:value-type="float" office:value="266" calcext:value-type="float">
            <text:p>266</text:p>
          </table:table-cell>
          <table:table-cell table:style-name="ce13" table:formula="of:=[.AB25]/([.AB25]+[.Z25])" office:value-type="float" office:value="0.981426969442108" calcext:value-type="float">
            <text:p>0.981</text:p>
          </table:table-cell>
          <table:table-cell table:style-name="ce13" table:formula="of:=[.AD25]*SQRT(([.AC25]/[.AB25])^2+([.AC25]^2+[.AA25]^2)/([.AB25]+[.Z25])^2)" office:value-type="float" office:value="0.00524775284299347" calcext:value-type="float">
            <text:p>0.005</text:p>
          </table:table-cell>
          <table:table-cell table:number-columns-repeated="3"/>
          <table:table-cell table:style-name="ce7" table:formula="of:=(([.N25]-[.O25])*[.$M$2])/([.$N$2]*1.61E-019*1000)" office:value-type="float" office:value="1.24233540372671E+015" calcext:value-type="float">
            <text:p>1.24E+15</text:p>
          </table:table-cell>
          <table:table-cell office:value-type="float" office:value="1823" calcext:value-type="float">
            <text:p>1823</text:p>
          </table:table-cell>
          <table:table-cell table:style-name="ce7" table:formula="of:=[.AJ25]*[.$AG$8]" office:value-type="float" office:value="-99718100000" calcext:value-type="float">
            <text:p>-9.97E+10</text:p>
          </table:table-cell>
          <table:table-cell table:style-name="ce7" table:formula="of:=[.AK25]/[.$N$2]" office:value-type="float" office:value="-49859050000" calcext:value-type="float">
            <text:p>-4.99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/>
          <table:table-cell table:formula="of:=229.1" office:value-type="float" office:value="229.1" calcext:value-type="float">
            <text:p>229.1</text:p>
          </table:table-cell>
          <table:table-cell office:value-type="string" calcext:value-type="string">
            <text:p>3/2+</text:p>
          </table:table-cell>
          <table:table-cell office:value-type="float" office:value="35" calcext:value-type="float">
            <text:p>35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26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101586" calcext:value-type="float">
            <text:p>101586</text:p>
          </table:table-cell>
          <table:table-cell office:value-type="float" office:value="701" calcext:value-type="float">
            <text:p>701</text:p>
          </table:table-cell>
          <table:table-cell office:value-type="float" office:value="4291" calcext:value-type="float">
            <text:p>4291</text:p>
          </table:table-cell>
          <table:table-cell office:value-type="float" office:value="67" calcext:value-type="float">
            <text:p>67</text:p>
          </table:table-cell>
          <table:table-cell table:style-name="ce7" table:formula="of:=[.AI26]*[.$AG$12] + [.AL26]" office:value-type="float" office:value="629727824416460" calcext:value-type="float">
            <text:p>6.30E+14</text:p>
          </table:table-cell>
          <table:table-cell table:style-name="ce8" table:formula="of:=((SQRT([.N26])+SQRT([.O26]))*[.$M$2]/(1.61E-019*1000*[.$N$2]))" office:value-type="float" office:value="2144111750870.63" calcext:value-type="float">
            <text:p>2.14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26]/([.L26]*[.R26]*[.$L$2]*[.AD26]*[.T26])" office:value-type="float" office:value="2.76511115516236" calcext:value-type="float">
            <text:p>2.77</text:p>
          </table:table-cell>
          <table:table-cell table:formula="of:=1E+027*[.Q26]/([.L26]*[.R26]*[.$L$2]*1*[.AD26])" office:value-type="float" office:value="0.0427429090938987" calcext:value-type="float">
            <text:p>0.04</text:p>
          </table:table-cell>
          <table:table-cell table:formula="of:=SQRT(([.AE26]/[.AD26])^2+([.K26]/[.J26])^2+([.S26]/[.R26])^2)" office:value-type="float" office:value="0.0168245660458529" calcext:value-type="float">
            <text:p>0.02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24" calcext:value-type="float">
            <text:p>24</text:p>
          </table:table-cell>
          <table:table-cell office:value-type="float" office:value="31596" calcext:value-type="float">
            <text:p>31596</text:p>
          </table:table-cell>
          <table:table-cell office:value-type="float" office:value="181" calcext:value-type="float">
            <text:p>181</text:p>
          </table:table-cell>
          <table:table-cell table:style-name="ce13" table:formula="of:=[.AB26]/([.AB26]+[.Z26])" office:value-type="float" office:value="0.982309964246852" calcext:value-type="float">
            <text:p>0.982</text:p>
          </table:table-cell>
          <table:table-cell table:style-name="ce13" table:formula="of:=[.AD26]*SQRT(([.AC26]/[.AB26])^2+([.AC26]^2+[.AA26]^2)/([.AB26]+[.Z26])^2)" office:value-type="float" office:value="0.00792201555496601" calcext:value-type="float">
            <text:p>0.008</text:p>
          </table:table-cell>
          <table:table-cell table:number-columns-repeated="3"/>
          <table:table-cell table:style-name="ce7" table:formula="of:=(([.N26]-[.O26])*[.$M$2])/([.$N$2]*1.61E-019*1000)" office:value-type="float" office:value="626614906832298" calcext:value-type="float">
            <text:p>6.27E+14</text:p>
          </table:table-cell>
          <table:table-cell office:value-type="float" office:value="737" calcext:value-type="float">
            <text:p>737</text:p>
          </table:table-cell>
          <table:table-cell table:style-name="ce7" table:formula="of:=[.AJ26]*[.$AG$8]" office:value-type="float" office:value="-40313900000" calcext:value-type="float">
            <text:p>-4.03E+10</text:p>
          </table:table-cell>
          <table:table-cell table:style-name="ce7" table:formula="of:=[.AK26]/[.$N$2]" office:value-type="float" office:value="-20156950000" calcext:value-type="float">
            <text:p>-2.02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937" calcext:value-type="float">
            <text:p>1937</text:p>
          </table:table-cell>
          <table:table-cell table:formula="of:=229.1" office:value-type="float" office:value="229.1" calcext:value-type="float">
            <text:p>229.1</text:p>
          </table:table-cell>
          <table:table-cell office:value-type="string" calcext:value-type="string">
            <text:p>3/2+</text:p>
          </table:table-cell>
          <table:table-cell office:value-type="float" office:value="40" calcext:value-type="float">
            <text:p>40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27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243148" calcext:value-type="float">
            <text:p>243148</text:p>
          </table:table-cell>
          <table:table-cell office:value-type="float" office:value="1524" calcext:value-type="float">
            <text:p>1524</text:p>
          </table:table-cell>
          <table:table-cell office:value-type="float" office:value="10582" calcext:value-type="float">
            <text:p>10582</text:p>
          </table:table-cell>
          <table:table-cell office:value-type="float" office:value="105" calcext:value-type="float">
            <text:p>105</text:p>
          </table:table-cell>
          <table:table-cell table:style-name="ce7" table:formula="of:=[.AI27]*[.$AG$12] + [.AL27]" office:value-type="float" office:value="1.50821080406708E+015" calcext:value-type="float">
            <text:p>1.51E+15</text:p>
          </table:table-cell>
          <table:table-cell table:style-name="ce8" table:formula="of:=((SQRT([.N27])+SQRT([.O27]))*[.$M$2]/(1.61E-019*1000*[.$N$2]))" office:value-type="float" office:value="3305210174217.63" calcext:value-type="float">
            <text:p>3.31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27]/([.L27]*[.R27]*[.$L$2]*[.AD27]*[.T27])" office:value-type="float" office:value="2.85589074065849" calcext:value-type="float">
            <text:p>2.86</text:p>
          </table:table-cell>
          <table:table-cell table:formula="of:=1E+027*[.Q27]/([.L27]*[.R27]*[.$L$2]*1*[.AD27])" office:value-type="float" office:value="0.0280542281696702" calcext:value-type="float">
            <text:p>0.03</text:p>
          </table:table-cell>
          <table:table-cell table:formula="of:=SQRT(([.AE27]/[.AD27])^2+([.K27]/[.J27])^2+([.S27]/[.R27])^2)" office:value-type="float" office:value="0.0156578616869306" calcext:value-type="float">
            <text:p>0.02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35" calcext:value-type="float">
            <text:p>35</text:p>
          </table:table-cell>
          <table:table-cell office:value-type="float" office:value="59162" calcext:value-type="float">
            <text:p>59162</text:p>
          </table:table-cell>
          <table:table-cell office:value-type="float" office:value="245" calcext:value-type="float">
            <text:p>245</text:p>
          </table:table-cell>
          <table:table-cell table:style-name="ce13" table:formula="of:=[.AB27]/([.AB27]+[.Z27])" office:value-type="float" office:value="0.979308746606634" calcext:value-type="float">
            <text:p>0.979</text:p>
          </table:table-cell>
          <table:table-cell table:style-name="ce13" table:formula="of:=[.AD27]*SQRT(([.AC27]/[.AB27])^2+([.AC27]^2+[.AA27]^2)/([.AB27]+[.Z27])^2)" office:value-type="float" office:value="0.00570458225113779" calcext:value-type="float">
            <text:p>0.006</text:p>
          </table:table-cell>
          <table:table-cell table:number-columns-repeated="3"/>
          <table:table-cell table:style-name="ce7" table:formula="of:=(([.N27]-[.O27])*[.$M$2])/([.$N$2]*1.61E-019*1000)" office:value-type="float" office:value="1.5007701863354E+015" calcext:value-type="float">
            <text:p>1.50E+15</text:p>
          </table:table-cell>
          <table:table-cell office:value-type="float" office:value="2312" calcext:value-type="float">
            <text:p>2312</text:p>
          </table:table-cell>
          <table:table-cell table:style-name="ce7" table:formula="of:=[.AJ27]*[.$AG$8]" office:value-type="float" office:value="-126466400000" calcext:value-type="float">
            <text:p>-1.26E+11</text:p>
          </table:table-cell>
          <table:table-cell table:style-name="ce7" table:formula="of:=[.AK27]/[.$N$2]" office:value-type="float" office:value="-63233200000" calcext:value-type="float">
            <text:p>-6.32E+1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7"/>
          <table:table-cell table:style-name="ce8"/>
          <table:table-cell table:number-columns-repeated="2"/>
          <table:table-cell table:style-name="ce10"/>
          <table:table-cell table:number-columns-repeated="7"/>
          <table:table-cell table:style-name="ce13" table:number-columns-repeated="2"/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/>
          <table:table-cell table:formula="of:=360.5" office:value-type="float" office:value="360.5" calcext:value-type="float">
            <text:p>360.5</text:p>
          </table:table-cell>
          <table:table-cell office:value-type="string" calcext:value-type="string">
            <text:p>5/2+</text:p>
          </table:table-cell>
          <table:table-cell office:value-type="float" office:value="12" calcext:value-type="float">
            <text:p>12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29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64720" calcext:value-type="float">
            <text:p>64720</text:p>
          </table:table-cell>
          <table:table-cell office:value-type="float" office:value="5110" calcext:value-type="float">
            <text:p>5110</text:p>
          </table:table-cell>
          <table:table-cell office:value-type="float" office:value="1509" calcext:value-type="float">
            <text:p>1509</text:p>
          </table:table-cell>
          <table:table-cell office:value-type="float" office:value="40" calcext:value-type="float">
            <text:p>40</text:p>
          </table:table-cell>
          <table:table-cell table:style-name="ce7" table:formula="of:=[.AI29]*[.$AG$12] + [.AL29]" office:value-type="float" office:value="372081392290994" calcext:value-type="float">
            <text:p>3.72E+14</text:p>
          </table:table-cell>
          <table:table-cell table:style-name="ce8" table:formula="of:=((SQRT([.N29])+SQRT([.O29]))*[.$M$2]/(1.61E-019*1000*[.$N$2]))" office:value-type="float" office:value="2024133676156.35" calcext:value-type="float">
            <text:p>2.02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29]/([.L29]*[.R29]*[.$L$2]*[.AD29]*[.T29])" office:value-type="float" office:value="1.65280608032504" calcext:value-type="float">
            <text:p>1.65</text:p>
          </table:table-cell>
          <table:table-cell table:formula="of:=1E+027*[.Q29]/([.L29]*[.R29]*[.$L$2]*1*[.AD29])" office:value-type="float" office:value="0.0433738374956075" calcext:value-type="float">
            <text:p>0.04</text:p>
          </table:table-cell>
          <table:table-cell table:formula="of:=SQRT(([.AE29]/[.AD29])^2+([.K29]/[.J29])^2+([.S29]/[.R29])^2)" office:value-type="float" office:value="0.0159001657742076" calcext:value-type="float">
            <text:p>0.02</text:p>
          </table:table-cell>
          <table:table-cell/>
          <table:table-cell office:value-type="float" office:value="2659" calcext:value-type="float">
            <text:p>2659</text:p>
          </table:table-cell>
          <table:table-cell office:value-type="float" office:value="52" calcext:value-type="float">
            <text:p>52</text:p>
          </table:table-cell>
          <table:table-cell office:value-type="float" office:value="118777" calcext:value-type="float">
            <text:p>118777</text:p>
          </table:table-cell>
          <table:table-cell office:value-type="float" office:value="346" calcext:value-type="float">
            <text:p>346</text:p>
          </table:table-cell>
          <table:table-cell table:style-name="ce13" table:formula="of:=[.AB29]/([.AB29]+[.Z29])" office:value-type="float" office:value="0.978103692479989" calcext:value-type="float">
            <text:p>0.978</text:p>
          </table:table-cell>
          <table:table-cell table:style-name="ce13" table:formula="of:=[.AD29]*SQRT(([.AC29]/[.AB29])^2+([.AC29]^2+[.AA29]^2)/([.AB29]+[.Z29])^2)" office:value-type="float" office:value="0.0040075062351404" calcext:value-type="float">
            <text:p>0.004</text:p>
          </table:table-cell>
          <table:table-cell table:number-columns-repeated="3"/>
          <table:table-cell table:style-name="ce7" table:formula="of:=(([.N29]-[.O29])*[.$M$2])/([.$N$2]*1.61E-019*1000)" office:value-type="float" office:value="370248447204969" calcext:value-type="float">
            <text:p>3.70E+14</text:p>
          </table:table-cell>
          <table:table-cell office:value-type="float" office:value="669" calcext:value-type="float">
            <text:p>669</text:p>
          </table:table-cell>
          <table:table-cell table:style-name="ce7" table:formula="of:=[.AJ29]*[.$AG$8]" office:value-type="float" office:value="-36594300000" calcext:value-type="float">
            <text:p>-3.66E+10</text:p>
          </table:table-cell>
          <table:table-cell table:style-name="ce7" table:formula="of:=[.AK29]/[.$N$2]" office:value-type="float" office:value="-18297150000" calcext:value-type="float">
            <text:p>-1.83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708" calcext:value-type="float">
            <text:p>1708</text:p>
          </table:table-cell>
          <table:table-cell table:formula="of:=360.5" office:value-type="float" office:value="360.5" calcext:value-type="float">
            <text:p>360.5</text:p>
          </table:table-cell>
          <table:table-cell office:value-type="string" calcext:value-type="string">
            <text:p>5/2+</text:p>
          </table:table-cell>
          <table:table-cell office:value-type="float" office:value="18" calcext:value-type="float">
            <text:p>18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30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78641" calcext:value-type="float">
            <text:p>78641</text:p>
          </table:table-cell>
          <table:table-cell office:value-type="float" office:value="1941" calcext:value-type="float">
            <text:p>1941</text:p>
          </table:table-cell>
          <table:table-cell office:value-type="float" office:value="2899" calcext:value-type="float">
            <text:p>2899</text:p>
          </table:table-cell>
          <table:table-cell office:value-type="float" office:value="55" calcext:value-type="float">
            <text:p>55</text:p>
          </table:table-cell>
          <table:table-cell table:style-name="ce7" table:formula="of:=[.AI30]*[.$AG$12] + [.AL30]" office:value-type="float" office:value="478758990605590" calcext:value-type="float">
            <text:p>4.79E+14</text:p>
          </table:table-cell>
          <table:table-cell table:style-name="ce8" table:formula="of:=((SQRT([.N30])+SQRT([.O30]))*[.$M$2]/(1.61E-019*1000*[.$N$2]))" office:value-type="float" office:value="2015446015321.49" calcext:value-type="float">
            <text:p>2.02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30]/([.L30]*[.R30]*[.$L$2]*[.AD30]*[.T30])" office:value-type="float" office:value="2.85350703007207" calcext:value-type="float">
            <text:p>2.85</text:p>
          </table:table-cell>
          <table:table-cell table:formula="of:=1E+027*[.Q30]/([.L30]*[.R30]*[.$L$2]*1*[.AD30])" office:value-type="float" office:value="0.053595535628639" calcext:value-type="float">
            <text:p>0.05</text:p>
          </table:table-cell>
          <table:table-cell table:formula="of:=SQRT(([.AE30]/[.AD30])^2+([.K30]/[.J30])^2+([.S30]/[.R30])^2)" office:value-type="float" office:value="0.0154755585931616" calcext:value-type="float">
            <text:p>0.02</text:p>
          </table:table-cell>
          <table:table-cell/>
          <table:table-cell office:value-type="float" office:value="22237" calcext:value-type="float">
            <text:p>22237</text:p>
          </table:table-cell>
          <table:table-cell office:value-type="float" office:value="149" calcext:value-type="float">
            <text:p>149</text:p>
          </table:table-cell>
          <table:table-cell office:value-type="float" office:value="122045" calcext:value-type="float">
            <text:p>122045</text:p>
          </table:table-cell>
          <table:table-cell office:value-type="float" office:value="352" calcext:value-type="float">
            <text:p>352</text:p>
          </table:table-cell>
          <table:table-cell table:style-name="ce13" table:formula="of:=[.AB30]/([.AB30]+[.Z30])" office:value-type="float" office:value="0.845878210726217" calcext:value-type="float">
            <text:p>0.846</text:p>
          </table:table-cell>
          <table:table-cell table:style-name="ce13" table:formula="of:=[.AD30]*SQRT(([.AC30]/[.AB30])^2+([.AC30]^2+[.AA30]^2)/([.AB30]+[.Z30])^2)" office:value-type="float" office:value="0.00331266352488268" calcext:value-type="float">
            <text:p>0.003</text:p>
          </table:table-cell>
          <table:table-cell table:number-columns-repeated="3"/>
          <table:table-cell table:style-name="ce7" table:formula="of:=(([.N30]-[.O30])*[.$M$2])/([.$N$2]*1.61E-019*1000)" office:value-type="float" office:value="476397515527950" calcext:value-type="float">
            <text:p>4.76E+14</text:p>
          </table:table-cell>
          <table:table-cell office:value-type="float" office:value="750" calcext:value-type="float">
            <text:p>750</text:p>
          </table:table-cell>
          <table:table-cell table:style-name="ce7" table:formula="of:=[.AJ30]*[.$AG$8]" office:value-type="float" office:value="-41025000000" calcext:value-type="float">
            <text:p>-4.10E+10</text:p>
          </table:table-cell>
          <table:table-cell table:style-name="ce7" table:formula="of:=[.AK30]/[.$N$2]" office:value-type="float" office:value="-20512500000" calcext:value-type="float">
            <text:p>-2.05E+10</text:p>
          </table:table-cell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/>
          <table:table-cell table:formula="of:=360.5" office:value-type="float" office:value="360.5" calcext:value-type="float">
            <text:p>360.5</text:p>
          </table:table-cell>
          <table:table-cell office:value-type="string" calcext:value-type="string">
            <text:p>5/2+</text:p>
          </table:table-cell>
          <table:table-cell office:value-type="float" office:value="25" calcext:value-type="float">
            <text:p>25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31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110490" calcext:value-type="float">
            <text:p>110490</text:p>
          </table:table-cell>
          <table:table-cell office:value-type="float" office:value="7892" calcext:value-type="float">
            <text:p>7892</text:p>
          </table:table-cell>
          <table:table-cell office:value-type="float" office:value="3179" calcext:value-type="float">
            <text:p>3179</text:p>
          </table:table-cell>
          <table:table-cell office:value-type="float" office:value="58" calcext:value-type="float">
            <text:p>58</text:p>
          </table:table-cell>
          <table:table-cell table:style-name="ce7" table:formula="of:=[.AI31]*[.$AG$12] + [.AL31]" office:value-type="float" office:value="640407482627019" calcext:value-type="float">
            <text:p>6.40E+14</text:p>
          </table:table-cell>
          <table:table-cell table:style-name="ce8" table:formula="of:=((SQRT([.N31])+SQRT([.O31]))*[.$M$2]/(1.61E-019*1000*[.$N$2]))" office:value-type="float" office:value="2616380684898.67" calcext:value-type="float">
            <text:p>2.62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31]/([.L31]*[.R31]*[.$L$2]*[.AD31]*[.T31])" office:value-type="float" office:value="2.10964810757217" calcext:value-type="float">
            <text:p>2.11</text:p>
          </table:table-cell>
          <table:table-cell table:formula="of:=1E+027*[.Q31]/([.L31]*[.R31]*[.$L$2]*1*[.AD31])" office:value-type="float" office:value="0.0381050627042448" calcext:value-type="float">
            <text:p>0.04</text:p>
          </table:table-cell>
          <table:table-cell table:formula="of:=SQRT(([.AE31]/[.AD31])^2+([.K31]/[.J31])^2+([.S31]/[.R31])^2)" office:value-type="float" office:value="0.0164227336765085" calcext:value-type="float">
            <text:p>0.02</text:p>
          </table:table-cell>
          <table:table-cell/>
          <table:table-cell office:value-type="float" office:value="2819" calcext:value-type="float">
            <text:p>2819</text:p>
          </table:table-cell>
          <table:table-cell office:value-type="float" office:value="53" calcext:value-type="float">
            <text:p>53</text:p>
          </table:table-cell>
          <table:table-cell office:value-type="float" office:value="42612" calcext:value-type="float">
            <text:p>42612</text:p>
          </table:table-cell>
          <table:table-cell office:value-type="float" office:value="209" calcext:value-type="float">
            <text:p>209</text:p>
          </table:table-cell>
          <table:table-cell table:style-name="ce13" table:formula="of:=[.AB31]/([.AB31]+[.Z31])" office:value-type="float" office:value="0.937949858026458" calcext:value-type="float">
            <text:p>0.938</text:p>
          </table:table-cell>
          <table:table-cell table:style-name="ce13" table:formula="of:=[.AD31]*SQRT(([.AC31]/[.AB31])^2+([.AC31]^2+[.AA31]^2)/([.AB31]+[.Z31])^2)" office:value-type="float" office:value="0.00640151870884626" calcext:value-type="float">
            <text:p>0.006</text:p>
          </table:table-cell>
          <table:table-cell table:number-columns-repeated="3"/>
          <table:table-cell table:style-name="ce7" table:formula="of:=(([.N31]-[.O31])*[.$M$2])/([.$N$2]*1.61E-019*1000)" office:value-type="float" office:value="637254658385093" calcext:value-type="float">
            <text:p>6.37E+14</text:p>
          </table:table-cell>
          <table:table-cell office:value-type="float" office:value="1223" calcext:value-type="float">
            <text:p>1223</text:p>
          </table:table-cell>
          <table:table-cell table:style-name="ce7" table:formula="of:=[.AJ31]*[.$AG$8]" office:value-type="float" office:value="-66898100000" calcext:value-type="float">
            <text:p>-6.69E+10</text:p>
          </table:table-cell>
          <table:table-cell table:style-name="ce7" table:formula="of:=[.AK31]/[.$N$2]" office:value-type="float" office:value="-33449050000" calcext:value-type="float">
            <text:p>-3.34E+10</text:p>
          </table:table-cell>
          <table:table-cell/>
          <table:table-cell table:style-name="ce7" table:formula="of:=[.AI31]*(2*1.6E-019)*1000000000" office:value-type="float" office:value="203921.49068323" calcext:value-type="float">
            <text:p>2.04E+05</text:p>
          </table:table-cell>
          <table:table-cell table:formula="of:=[.AN31]/[.AJ31]" office:value-type="float" office:value="166.738749536574" calcext:value-type="float">
            <text:p>166.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705" calcext:value-type="float">
            <text:p>1705</text:p>
          </table:table-cell>
          <table:table-cell table:formula="of:=360.5" office:value-type="float" office:value="360.5" calcext:value-type="float">
            <text:p>360.5</text:p>
          </table:table-cell>
          <table:table-cell office:value-type="string" calcext:value-type="string">
            <text:p>5/2+</text:p>
          </table:table-cell>
          <table:table-cell office:value-type="float" office:value="31" calcext:value-type="float">
            <text:p>31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32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200870" calcext:value-type="float">
            <text:p>200870</text:p>
          </table:table-cell>
          <table:table-cell office:value-type="float" office:value="854" calcext:value-type="float">
            <text:p>854</text:p>
          </table:table-cell>
          <table:table-cell office:value-type="float" office:value="3549" calcext:value-type="float">
            <text:p>3549</text:p>
          </table:table-cell>
          <table:table-cell office:value-type="float" office:value="61" calcext:value-type="float">
            <text:p>61</text:p>
          </table:table-cell>
          <table:table-cell table:style-name="ce7" table:formula="of:=[.AI32]*[.$AG$12] + [.AL32]" office:value-type="float" office:value="1.24849722169534E+015" calcext:value-type="float">
            <text:p>1.25E+15</text:p>
          </table:table-cell>
          <table:table-cell table:style-name="ce8" table:formula="of:=((SQRT([.N32])+SQRT([.O32]))*[.$M$2]/(1.61E-019*1000*[.$N$2]))" office:value-type="float" office:value="2965270235758.67" calcext:value-type="float">
            <text:p>2.97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32]/([.L32]*[.R32]*[.$L$2]*[.AD32]*[.T32])" office:value-type="float" office:value="1.1545585002858" calcext:value-type="float">
            <text:p>1.15</text:p>
          </table:table-cell>
          <table:table-cell table:formula="of:=1E+027*[.Q32]/([.L32]*[.R32]*[.$L$2]*1*[.AD32])" office:value-type="float" office:value="0.0196460377098505" calcext:value-type="float">
            <text:p>0.02</text:p>
          </table:table-cell>
          <table:table-cell table:formula="of:=SQRT(([.AE32]/[.AD32])^2+([.K32]/[.J32])^2+([.S32]/[.R32])^2)" office:value-type="float" office:value="0.0155134199272788" calcext:value-type="float">
            <text:p>0.02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36" calcext:value-type="float">
            <text:p>36</text:p>
          </table:table-cell>
          <table:table-cell office:value-type="float" office:value="70015" calcext:value-type="float">
            <text:p>70015</text:p>
          </table:table-cell>
          <table:table-cell office:value-type="float" office:value="266" calcext:value-type="float">
            <text:p>266</text:p>
          </table:table-cell>
          <table:table-cell table:style-name="ce13" table:formula="of:=[.AB32]/([.AB32]+[.Z32])" office:value-type="float" office:value="0.981426969442108" calcext:value-type="float">
            <text:p>0.981</text:p>
          </table:table-cell>
          <table:table-cell table:style-name="ce13" table:formula="of:=[.AD32]*SQRT(([.AC32]/[.AB32])^2+([.AC32]^2+[.AA32]^2)/([.AB32]+[.Z32])^2)" office:value-type="float" office:value="0.00524775284299347" calcext:value-type="float">
            <text:p>0.005</text:p>
          </table:table-cell>
          <table:table-cell table:number-columns-repeated="3"/>
          <table:table-cell table:style-name="ce7" table:formula="of:=(([.N32]-[.O32])*[.$M$2])/([.$N$2]*1.61E-019*1000)" office:value-type="float" office:value="1.24233540372671E+015" calcext:value-type="float">
            <text:p>1.24E+15</text:p>
          </table:table-cell>
          <table:table-cell office:value-type="float" office:value="1823" calcext:value-type="float">
            <text:p>1823</text:p>
          </table:table-cell>
          <table:table-cell table:style-name="ce7" table:formula="of:=[.AJ32]*[.$AG$8]" office:value-type="float" office:value="-99718100000" calcext:value-type="float">
            <text:p>-9.97E+10</text:p>
          </table:table-cell>
          <table:table-cell table:style-name="ce7" table:formula="of:=[.AK32]/[.$N$2]" office:value-type="float" office:value="-49859050000" calcext:value-type="float">
            <text:p>-4.99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/>
          <table:table-cell table:formula="of:=360.5" office:value-type="float" office:value="360.5" calcext:value-type="float">
            <text:p>360.5</text:p>
          </table:table-cell>
          <table:table-cell office:value-type="string" calcext:value-type="string">
            <text:p>5/2+</text:p>
          </table:table-cell>
          <table:table-cell office:value-type="float" office:value="35" calcext:value-type="float">
            <text:p>35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33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101586" calcext:value-type="float">
            <text:p>101586</text:p>
          </table:table-cell>
          <table:table-cell office:value-type="float" office:value="701" calcext:value-type="float">
            <text:p>701</text:p>
          </table:table-cell>
          <table:table-cell office:value-type="float" office:value="1302" calcext:value-type="float">
            <text:p>1302</text:p>
          </table:table-cell>
          <table:table-cell office:value-type="float" office:value="37" calcext:value-type="float">
            <text:p>37</text:p>
          </table:table-cell>
          <table:table-cell table:style-name="ce7" table:formula="of:=[.AI33]*[.$AG$12] + [.AL33]" office:value-type="float" office:value="629727824416460" calcext:value-type="float">
            <text:p>6.30E+14</text:p>
          </table:table-cell>
          <table:table-cell table:style-name="ce8" table:formula="of:=((SQRT([.N33])+SQRT([.O33]))*[.$M$2]/(1.61E-019*1000*[.$N$2]))" office:value-type="float" office:value="2144111750870.63" calcext:value-type="float">
            <text:p>2.14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33]/([.L33]*[.R33]*[.$L$2]*[.AD33]*[.T33])" office:value-type="float" office:value="0.839005994877975" calcext:value-type="float">
            <text:p>0.84</text:p>
          </table:table-cell>
          <table:table-cell table:formula="of:=1E+027*[.Q33]/([.L33]*[.R33]*[.$L$2]*1*[.AD33])" office:value-type="float" office:value="0.0236042930817052" calcext:value-type="float">
            <text:p>0.02</text:p>
          </table:table-cell>
          <table:table-cell table:formula="of:=SQRT(([.AE33]/[.AD33])^2+([.K33]/[.J33])^2+([.S33]/[.R33])^2)" office:value-type="float" office:value="0.0168245660458529" calcext:value-type="float">
            <text:p>0.02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24" calcext:value-type="float">
            <text:p>24</text:p>
          </table:table-cell>
          <table:table-cell office:value-type="float" office:value="31596" calcext:value-type="float">
            <text:p>31596</text:p>
          </table:table-cell>
          <table:table-cell office:value-type="float" office:value="181" calcext:value-type="float">
            <text:p>181</text:p>
          </table:table-cell>
          <table:table-cell table:style-name="ce13" table:formula="of:=[.AB33]/([.AB33]+[.Z33])" office:value-type="float" office:value="0.982309964246852" calcext:value-type="float">
            <text:p>0.982</text:p>
          </table:table-cell>
          <table:table-cell table:style-name="ce13" table:formula="of:=[.AD33]*SQRT(([.AC33]/[.AB33])^2+([.AC33]^2+[.AA33]^2)/([.AB33]+[.Z33])^2)" office:value-type="float" office:value="0.00792201555496601" calcext:value-type="float">
            <text:p>0.008</text:p>
          </table:table-cell>
          <table:table-cell table:number-columns-repeated="3"/>
          <table:table-cell table:style-name="ce7" table:formula="of:=(([.N33]-[.O33])*[.$M$2])/([.$N$2]*1.61E-019*1000)" office:value-type="float" office:value="626614906832298" calcext:value-type="float">
            <text:p>6.27E+14</text:p>
          </table:table-cell>
          <table:table-cell office:value-type="float" office:value="737" calcext:value-type="float">
            <text:p>737</text:p>
          </table:table-cell>
          <table:table-cell table:style-name="ce7" table:formula="of:=[.AJ33]*[.$AG$8]" office:value-type="float" office:value="-40313900000" calcext:value-type="float">
            <text:p>-4.03E+10</text:p>
          </table:table-cell>
          <table:table-cell table:style-name="ce7" table:formula="of:=[.AK33]/[.$N$2]" office:value-type="float" office:value="-20156950000" calcext:value-type="float">
            <text:p>-2.02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708" calcext:value-type="float">
            <text:p>1708</text:p>
          </table:table-cell>
          <table:table-cell table:formula="of:=360.5" office:value-type="float" office:value="360.5" calcext:value-type="float">
            <text:p>360.5</text:p>
          </table:table-cell>
          <table:table-cell office:value-type="string" calcext:value-type="string">
            <text:p>5/2+</text:p>
          </table:table-cell>
          <table:table-cell office:value-type="float" office:value="40" calcext:value-type="float">
            <text:p>40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34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243148" calcext:value-type="float">
            <text:p>243148</text:p>
          </table:table-cell>
          <table:table-cell office:value-type="float" office:value="1524" calcext:value-type="float">
            <text:p>1524</text:p>
          </table:table-cell>
          <table:table-cell office:value-type="float" office:value="2573" calcext:value-type="float">
            <text:p>2573</text:p>
          </table:table-cell>
          <table:table-cell office:value-type="float" office:value="52" calcext:value-type="float">
            <text:p>52</text:p>
          </table:table-cell>
          <table:table-cell table:style-name="ce7" table:formula="of:=[.AI34]*[.$AG$12] + [.AL34]" office:value-type="float" office:value="1.50821080406708E+015" calcext:value-type="float">
            <text:p>1.51E+15</text:p>
          </table:table-cell>
          <table:table-cell table:style-name="ce8" table:formula="of:=((SQRT([.N34])+SQRT([.O34]))*[.$M$2]/(1.61E-019*1000*[.$N$2]))" office:value-type="float" office:value="3305210174217.63" calcext:value-type="float">
            <text:p>3.31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34]/([.L34]*[.R34]*[.$L$2]*[.AD34]*[.T34])" office:value-type="float" office:value="0.694406244161246" calcext:value-type="float">
            <text:p>0.69</text:p>
          </table:table-cell>
          <table:table-cell table:formula="of:=1E+027*[.Q34]/([.L34]*[.R34]*[.$L$2]*1*[.AD34])" office:value-type="float" office:value="0.0138935225221224" calcext:value-type="float">
            <text:p>0.01</text:p>
          </table:table-cell>
          <table:table-cell table:formula="of:=SQRT(([.AE34]/[.AD34])^2+([.K34]/[.J34])^2+([.S34]/[.R34])^2)" office:value-type="float" office:value="0.0156578616869306" calcext:value-type="float">
            <text:p>0.02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35" calcext:value-type="float">
            <text:p>35</text:p>
          </table:table-cell>
          <table:table-cell office:value-type="float" office:value="59162" calcext:value-type="float">
            <text:p>59162</text:p>
          </table:table-cell>
          <table:table-cell office:value-type="float" office:value="245" calcext:value-type="float">
            <text:p>245</text:p>
          </table:table-cell>
          <table:table-cell table:style-name="ce13" table:formula="of:=[.AB34]/([.AB34]+[.Z34])" office:value-type="float" office:value="0.979308746606634" calcext:value-type="float">
            <text:p>0.979</text:p>
          </table:table-cell>
          <table:table-cell table:style-name="ce13" table:formula="of:=[.AD34]*SQRT(([.AC34]/[.AB34])^2+([.AC34]^2+[.AA34]^2)/([.AB34]+[.Z34])^2)" office:value-type="float" office:value="0.00570458225113779" calcext:value-type="float">
            <text:p>0.006</text:p>
          </table:table-cell>
          <table:table-cell table:number-columns-repeated="3"/>
          <table:table-cell table:style-name="ce7" table:formula="of:=(([.N34]-[.O34])*[.$M$2])/([.$N$2]*1.61E-019*1000)" office:value-type="float" office:value="1.5007701863354E+015" calcext:value-type="float">
            <text:p>1.50E+15</text:p>
          </table:table-cell>
          <table:table-cell office:value-type="float" office:value="2312" calcext:value-type="float">
            <text:p>2312</text:p>
          </table:table-cell>
          <table:table-cell table:style-name="ce7" table:formula="of:=[.AJ34]*[.$AG$8]" office:value-type="float" office:value="-126466400000" calcext:value-type="float">
            <text:p>-1.26E+11</text:p>
          </table:table-cell>
          <table:table-cell table:style-name="ce7" table:formula="of:=[.AK34]/[.$N$2]" office:value-type="float" office:value="-63233200000" calcext:value-type="float">
            <text:p>-6.32E+1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7"/>
          <table:table-cell table:style-name="ce8"/>
          <table:table-cell table:number-columns-repeated="2"/>
          <table:table-cell table:style-name="ce10"/>
          <table:table-cell table:number-columns-repeated="7"/>
          <table:table-cell table:style-name="ce13" table:number-columns-repeated="2"/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/>
          <table:table-cell table:formula="of:=389" office:value-type="float" office:value="389" calcext:value-type="float">
            <text:p>389</text:p>
          </table:table-cell>
          <table:table-cell office:value-type="string" calcext:value-type="string">
            <text:p>7/2+,9/2+</text:p>
          </table:table-cell>
          <table:table-cell office:value-type="float" office:value="12" calcext:value-type="float">
            <text:p>12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36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64720" calcext:value-type="float">
            <text:p>64720</text:p>
          </table:table-cell>
          <table:table-cell office:value-type="float" office:value="5110" calcext:value-type="float">
            <text:p>5110</text:p>
          </table:table-cell>
          <table:table-cell office:value-type="float" office:value="573" calcext:value-type="float">
            <text:p>573</text:p>
          </table:table-cell>
          <table:table-cell office:value-type="float" office:value="25" calcext:value-type="float">
            <text:p>25</text:p>
          </table:table-cell>
          <table:table-cell table:style-name="ce7" table:formula="of:=[.AI36]*[.$AG$12] + [.AL36]" office:value-type="float" office:value="372081392290994" calcext:value-type="float">
            <text:p>3.72E+14</text:p>
          </table:table-cell>
          <table:table-cell table:style-name="ce8" table:formula="of:=((SQRT([.N36])+SQRT([.O36]))*[.$M$2]/(1.61E-019*1000*[.$N$2]))" office:value-type="float" office:value="2024133676156.35" calcext:value-type="float">
            <text:p>2.02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36]/([.L36]*[.R36]*[.$L$2]*[.AD36]*[.T36])" office:value-type="float" office:value="0.62760628497432" calcext:value-type="float">
            <text:p>0.63</text:p>
          </table:table-cell>
          <table:table-cell table:formula="of:=1E+027*[.Q36]/([.L36]*[.R36]*[.$L$2]*1*[.AD36])" office:value-type="float" office:value="0.0271086484347547" calcext:value-type="float">
            <text:p>0.03</text:p>
          </table:table-cell>
          <table:table-cell table:formula="of:=SQRT(([.AE36]/[.AD36])^2+([.K36]/[.J36])^2+([.S36]/[.R36])^2)" office:value-type="float" office:value="0.0159001657742076" calcext:value-type="float">
            <text:p>0.02</text:p>
          </table:table-cell>
          <table:table-cell/>
          <table:table-cell office:value-type="float" office:value="2659" calcext:value-type="float">
            <text:p>2659</text:p>
          </table:table-cell>
          <table:table-cell office:value-type="float" office:value="52" calcext:value-type="float">
            <text:p>52</text:p>
          </table:table-cell>
          <table:table-cell office:value-type="float" office:value="118777" calcext:value-type="float">
            <text:p>118777</text:p>
          </table:table-cell>
          <table:table-cell office:value-type="float" office:value="346" calcext:value-type="float">
            <text:p>346</text:p>
          </table:table-cell>
          <table:table-cell table:style-name="ce13" table:formula="of:=[.AB36]/([.AB36]+[.Z36])" office:value-type="float" office:value="0.978103692479989" calcext:value-type="float">
            <text:p>0.978</text:p>
          </table:table-cell>
          <table:table-cell table:style-name="ce13" table:formula="of:=[.AD36]*SQRT(([.AC36]/[.AB36])^2+([.AC36]^2+[.AA36]^2)/([.AB36]+[.Z36])^2)" office:value-type="float" office:value="0.0040075062351404" calcext:value-type="float">
            <text:p>0.004</text:p>
          </table:table-cell>
          <table:table-cell table:number-columns-repeated="3"/>
          <table:table-cell table:style-name="ce7" table:formula="of:=(([.N36]-[.O36])*[.$M$2])/([.$N$2]*1.61E-019*1000)" office:value-type="float" office:value="370248447204969" calcext:value-type="float">
            <text:p>3.70E+14</text:p>
          </table:table-cell>
          <table:table-cell office:value-type="float" office:value="669" calcext:value-type="float">
            <text:p>669</text:p>
          </table:table-cell>
          <table:table-cell table:style-name="ce7" table:formula="of:=[.AJ36]*[.$AG$8]" office:value-type="float" office:value="-36594300000" calcext:value-type="float">
            <text:p>-3.66E+10</text:p>
          </table:table-cell>
          <table:table-cell table:style-name="ce7" table:formula="of:=[.AK36]/[.$N$2]" office:value-type="float" office:value="-18297150000" calcext:value-type="float">
            <text:p>-1.83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652" calcext:value-type="float">
            <text:p>1652</text:p>
          </table:table-cell>
          <table:table-cell table:formula="of:=389" office:value-type="float" office:value="389" calcext:value-type="float">
            <text:p>389</text:p>
          </table:table-cell>
          <table:table-cell office:value-type="string" calcext:value-type="string">
            <text:p>7/2+,9/2+</text:p>
          </table:table-cell>
          <table:table-cell office:value-type="float" office:value="18" calcext:value-type="float">
            <text:p>18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37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78641" calcext:value-type="float">
            <text:p>78641</text:p>
          </table:table-cell>
          <table:table-cell office:value-type="float" office:value="1941" calcext:value-type="float">
            <text:p>1941</text:p>
          </table:table-cell>
          <table:table-cell office:value-type="float" office:value="837" calcext:value-type="float">
            <text:p>837</text:p>
          </table:table-cell>
          <table:table-cell office:value-type="float" office:value="30" calcext:value-type="float">
            <text:p>30</text:p>
          </table:table-cell>
          <table:table-cell table:style-name="ce7" table:formula="of:=[.AI37]*[.$AG$12] + [.AL37]" office:value-type="float" office:value="478758990605590" calcext:value-type="float">
            <text:p>4.79E+14</text:p>
          </table:table-cell>
          <table:table-cell table:style-name="ce8" table:formula="of:=((SQRT([.N37])+SQRT([.O37]))*[.$M$2]/(1.61E-019*1000*[.$N$2]))" office:value-type="float" office:value="2015446015321.49" calcext:value-type="float">
            <text:p>2.02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37]/([.L37]*[.R37]*[.$L$2]*[.AD37]*[.T37])" office:value-type="float" office:value="0.823865258423706" calcext:value-type="float">
            <text:p>0.82</text:p>
          </table:table-cell>
          <table:table-cell table:formula="of:=1E+027*[.Q37]/([.L37]*[.R37]*[.$L$2]*1*[.AD37])" office:value-type="float" office:value="0.0292339285247122" calcext:value-type="float">
            <text:p>0.03</text:p>
          </table:table-cell>
          <table:table-cell table:formula="of:=SQRT(([.AE37]/[.AD37])^2+([.K37]/[.J37])^2+([.S37]/[.R37])^2)" office:value-type="float" office:value="0.0154755585931616" calcext:value-type="float">
            <text:p>0.02</text:p>
          </table:table-cell>
          <table:table-cell/>
          <table:table-cell office:value-type="float" office:value="22237" calcext:value-type="float">
            <text:p>22237</text:p>
          </table:table-cell>
          <table:table-cell office:value-type="float" office:value="149" calcext:value-type="float">
            <text:p>149</text:p>
          </table:table-cell>
          <table:table-cell office:value-type="float" office:value="122045" calcext:value-type="float">
            <text:p>122045</text:p>
          </table:table-cell>
          <table:table-cell office:value-type="float" office:value="352" calcext:value-type="float">
            <text:p>352</text:p>
          </table:table-cell>
          <table:table-cell table:style-name="ce13" table:formula="of:=[.AB37]/([.AB37]+[.Z37])" office:value-type="float" office:value="0.845878210726217" calcext:value-type="float">
            <text:p>0.846</text:p>
          </table:table-cell>
          <table:table-cell table:style-name="ce13" table:formula="of:=[.AD37]*SQRT(([.AC37]/[.AB37])^2+([.AC37]^2+[.AA37]^2)/([.AB37]+[.Z37])^2)" office:value-type="float" office:value="0.00331266352488268" calcext:value-type="float">
            <text:p>0.003</text:p>
          </table:table-cell>
          <table:table-cell table:number-columns-repeated="3"/>
          <table:table-cell table:style-name="ce7" table:formula="of:=(([.N37]-[.O37])*[.$M$2])/([.$N$2]*1.61E-019*1000)" office:value-type="float" office:value="476397515527950" calcext:value-type="float">
            <text:p>4.76E+14</text:p>
          </table:table-cell>
          <table:table-cell office:value-type="float" office:value="750" calcext:value-type="float">
            <text:p>750</text:p>
          </table:table-cell>
          <table:table-cell table:style-name="ce7" table:formula="of:=[.AJ37]*[.$AG$8]" office:value-type="float" office:value="-41025000000" calcext:value-type="float">
            <text:p>-4.10E+10</text:p>
          </table:table-cell>
          <table:table-cell table:style-name="ce7" table:formula="of:=[.AK37]/[.$N$2]" office:value-type="float" office:value="-20512500000" calcext:value-type="float">
            <text:p>-2.05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/>
          <table:table-cell table:formula="of:=389" office:value-type="float" office:value="389" calcext:value-type="float">
            <text:p>389</text:p>
          </table:table-cell>
          <table:table-cell office:value-type="string" calcext:value-type="string">
            <text:p>7/2+,9/2+</text:p>
          </table:table-cell>
          <table:table-cell office:value-type="float" office:value="25" calcext:value-type="float">
            <text:p>25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38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110490" calcext:value-type="float">
            <text:p>110490</text:p>
          </table:table-cell>
          <table:table-cell office:value-type="float" office:value="7892" calcext:value-type="float">
            <text:p>7892</text:p>
          </table:table-cell>
          <table:table-cell office:value-type="float" office:value="1327" calcext:value-type="float">
            <text:p>1327</text:p>
          </table:table-cell>
          <table:table-cell office:value-type="float" office:value="38" calcext:value-type="float">
            <text:p>38</text:p>
          </table:table-cell>
          <table:table-cell table:style-name="ce7" table:formula="of:=[.AI38]*[.$AG$12] + [.AL38]" office:value-type="float" office:value="640407482627019" calcext:value-type="float">
            <text:p>6.40E+14</text:p>
          </table:table-cell>
          <table:table-cell table:style-name="ce8" table:formula="of:=((SQRT([.N38])+SQRT([.O38]))*[.$M$2]/(1.61E-019*1000*[.$N$2]))" office:value-type="float" office:value="2616380684898.67" calcext:value-type="float">
            <text:p>2.62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38]/([.L38]*[.R38]*[.$L$2]*[.AD38]*[.T38])" office:value-type="float" office:value="0.880623793252052" calcext:value-type="float">
            <text:p>0.88</text:p>
          </table:table-cell>
          <table:table-cell table:formula="of:=1E+027*[.Q38]/([.L38]*[.R38]*[.$L$2]*1*[.AD38])" office:value-type="float" office:value="0.0249653859096776" calcext:value-type="float">
            <text:p>0.02</text:p>
          </table:table-cell>
          <table:table-cell table:formula="of:=SQRT(([.AE38]/[.AD38])^2+([.K38]/[.J38])^2+([.S38]/[.R38])^2)" office:value-type="float" office:value="0.0164227336765085" calcext:value-type="float">
            <text:p>0.02</text:p>
          </table:table-cell>
          <table:table-cell/>
          <table:table-cell office:value-type="float" office:value="2819" calcext:value-type="float">
            <text:p>2819</text:p>
          </table:table-cell>
          <table:table-cell office:value-type="float" office:value="53" calcext:value-type="float">
            <text:p>53</text:p>
          </table:table-cell>
          <table:table-cell office:value-type="float" office:value="42612" calcext:value-type="float">
            <text:p>42612</text:p>
          </table:table-cell>
          <table:table-cell office:value-type="float" office:value="209" calcext:value-type="float">
            <text:p>209</text:p>
          </table:table-cell>
          <table:table-cell table:style-name="ce13" table:formula="of:=[.AB38]/([.AB38]+[.Z38])" office:value-type="float" office:value="0.937949858026458" calcext:value-type="float">
            <text:p>0.938</text:p>
          </table:table-cell>
          <table:table-cell table:style-name="ce13" table:formula="of:=[.AD38]*SQRT(([.AC38]/[.AB38])^2+([.AC38]^2+[.AA38]^2)/([.AB38]+[.Z38])^2)" office:value-type="float" office:value="0.00640151870884626" calcext:value-type="float">
            <text:p>0.006</text:p>
          </table:table-cell>
          <table:table-cell table:number-columns-repeated="3"/>
          <table:table-cell table:style-name="ce7" table:formula="of:=(([.N38]-[.O38])*[.$M$2])/([.$N$2]*1.61E-019*1000)" office:value-type="float" office:value="637254658385093" calcext:value-type="float">
            <text:p>6.37E+14</text:p>
          </table:table-cell>
          <table:table-cell office:value-type="float" office:value="1223" calcext:value-type="float">
            <text:p>1223</text:p>
          </table:table-cell>
          <table:table-cell table:style-name="ce7" table:formula="of:=[.AJ38]*[.$AG$8]" office:value-type="float" office:value="-66898100000" calcext:value-type="float">
            <text:p>-6.69E+10</text:p>
          </table:table-cell>
          <table:table-cell table:style-name="ce7" table:formula="of:=[.AK38]/[.$N$2]" office:value-type="float" office:value="-33449050000" calcext:value-type="float">
            <text:p>-3.34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651" calcext:value-type="float">
            <text:p>1651</text:p>
          </table:table-cell>
          <table:table-cell table:formula="of:=389" office:value-type="float" office:value="389" calcext:value-type="float">
            <text:p>389</text:p>
          </table:table-cell>
          <table:table-cell office:value-type="string" calcext:value-type="string">
            <text:p>7/2+,9/2+</text:p>
          </table:table-cell>
          <table:table-cell office:value-type="float" office:value="31" calcext:value-type="float">
            <text:p>31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39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200870" calcext:value-type="float">
            <text:p>200870</text:p>
          </table:table-cell>
          <table:table-cell office:value-type="float" office:value="854" calcext:value-type="float">
            <text:p>854</text:p>
          </table:table-cell>
          <table:table-cell office:value-type="float" office:value="2549" calcext:value-type="float">
            <text:p>2549</text:p>
          </table:table-cell>
          <table:table-cell office:value-type="float" office:value="52" calcext:value-type="float">
            <text:p>52</text:p>
          </table:table-cell>
          <table:table-cell table:style-name="ce7" table:formula="of:=[.AI39]*[.$AG$12] + [.AL39]" office:value-type="float" office:value="1.24849722169534E+015" calcext:value-type="float">
            <text:p>1.25E+15</text:p>
          </table:table-cell>
          <table:table-cell table:style-name="ce8" table:formula="of:=((SQRT([.N39])+SQRT([.O39]))*[.$M$2]/(1.61E-019*1000*[.$N$2]))" office:value-type="float" office:value="2965270235758.67" calcext:value-type="float">
            <text:p>2.97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39]/([.L39]*[.R39]*[.$L$2]*[.AD39]*[.T39])" office:value-type="float" office:value="0.829239114462808" calcext:value-type="float">
            <text:p>0.83</text:p>
          </table:table-cell>
          <table:table-cell table:formula="of:=1E+027*[.Q39]/([.L39]*[.R39]*[.$L$2]*1*[.AD39])" office:value-type="float" office:value="0.0167474419821677" calcext:value-type="float">
            <text:p>0.02</text:p>
          </table:table-cell>
          <table:table-cell table:formula="of:=SQRT(([.AE39]/[.AD39])^2+([.K39]/[.J39])^2+([.S39]/[.R39])^2)" office:value-type="float" office:value="0.0155134199272788" calcext:value-type="float">
            <text:p>0.02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36" calcext:value-type="float">
            <text:p>36</text:p>
          </table:table-cell>
          <table:table-cell office:value-type="float" office:value="70015" calcext:value-type="float">
            <text:p>70015</text:p>
          </table:table-cell>
          <table:table-cell office:value-type="float" office:value="266" calcext:value-type="float">
            <text:p>266</text:p>
          </table:table-cell>
          <table:table-cell table:style-name="ce13" table:formula="of:=[.AB39]/([.AB39]+[.Z39])" office:value-type="float" office:value="0.981426969442108" calcext:value-type="float">
            <text:p>0.981</text:p>
          </table:table-cell>
          <table:table-cell table:style-name="ce13" table:formula="of:=[.AD39]*SQRT(([.AC39]/[.AB39])^2+([.AC39]^2+[.AA39]^2)/([.AB39]+[.Z39])^2)" office:value-type="float" office:value="0.00524775284299347" calcext:value-type="float">
            <text:p>0.005</text:p>
          </table:table-cell>
          <table:table-cell table:number-columns-repeated="3"/>
          <table:table-cell table:style-name="ce7" table:formula="of:=(([.N39]-[.O39])*[.$M$2])/([.$N$2]*1.61E-019*1000)" office:value-type="float" office:value="1.24233540372671E+015" calcext:value-type="float">
            <text:p>1.24E+15</text:p>
          </table:table-cell>
          <table:table-cell office:value-type="float" office:value="1823" calcext:value-type="float">
            <text:p>1823</text:p>
          </table:table-cell>
          <table:table-cell table:style-name="ce7" table:formula="of:=[.AJ39]*[.$AG$8]" office:value-type="float" office:value="-99718100000" calcext:value-type="float">
            <text:p>-9.97E+10</text:p>
          </table:table-cell>
          <table:table-cell table:style-name="ce7" table:formula="of:=[.AK39]/[.$N$2]" office:value-type="float" office:value="-49859050000" calcext:value-type="float">
            <text:p>-4.99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/>
          <table:table-cell table:formula="of:=389" office:value-type="float" office:value="389" calcext:value-type="float">
            <text:p>389</text:p>
          </table:table-cell>
          <table:table-cell office:value-type="string" calcext:value-type="string">
            <text:p>7/2+,9/2+</text:p>
          </table:table-cell>
          <table:table-cell office:value-type="float" office:value="35" calcext:value-type="float">
            <text:p>35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40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101586" calcext:value-type="float">
            <text:p>101586</text:p>
          </table:table-cell>
          <table:table-cell office:value-type="float" office:value="701" calcext:value-type="float">
            <text:p>701</text:p>
          </table:table-cell>
          <table:table-cell office:value-type="float" office:value="1161" calcext:value-type="float">
            <text:p>1161</text:p>
          </table:table-cell>
          <table:table-cell office:value-type="float" office:value="35" calcext:value-type="float">
            <text:p>35</text:p>
          </table:table-cell>
          <table:table-cell table:style-name="ce7" table:formula="of:=[.AI40]*[.$AG$12] + [.AL40]" office:value-type="float" office:value="629727824416460" calcext:value-type="float">
            <text:p>6.30E+14</text:p>
          </table:table-cell>
          <table:table-cell table:style-name="ce8" table:formula="of:=((SQRT([.N40])+SQRT([.O40]))*[.$M$2]/(1.61E-019*1000*[.$N$2]))" office:value-type="float" office:value="2144111750870.63" calcext:value-type="float">
            <text:p>2.14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40]/([.L40]*[.R40]*[.$L$2]*[.AD40]*[.T40])" office:value-type="float" office:value="0.748145898658471" calcext:value-type="float">
            <text:p>0.75</text:p>
          </table:table-cell>
          <table:table-cell table:formula="of:=1E+027*[.Q40]/([.L40]*[.R40]*[.$L$2]*1*[.AD40])" office:value-type="float" office:value="0.022328385347559" calcext:value-type="float">
            <text:p>0.02</text:p>
          </table:table-cell>
          <table:table-cell table:formula="of:=SQRT(([.AE40]/[.AD40])^2+([.K40]/[.J40])^2+([.S40]/[.R40])^2)" office:value-type="float" office:value="0.0168245660458529" calcext:value-type="float">
            <text:p>0.02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24" calcext:value-type="float">
            <text:p>24</text:p>
          </table:table-cell>
          <table:table-cell office:value-type="float" office:value="31596" calcext:value-type="float">
            <text:p>31596</text:p>
          </table:table-cell>
          <table:table-cell office:value-type="float" office:value="181" calcext:value-type="float">
            <text:p>181</text:p>
          </table:table-cell>
          <table:table-cell table:style-name="ce13" table:formula="of:=[.AB40]/([.AB40]+[.Z40])" office:value-type="float" office:value="0.982309964246852" calcext:value-type="float">
            <text:p>0.982</text:p>
          </table:table-cell>
          <table:table-cell table:style-name="ce13" table:formula="of:=[.AD40]*SQRT(([.AC40]/[.AB40])^2+([.AC40]^2+[.AA40]^2)/([.AB40]+[.Z40])^2)" office:value-type="float" office:value="0.00792201555496601" calcext:value-type="float">
            <text:p>0.008</text:p>
          </table:table-cell>
          <table:table-cell table:number-columns-repeated="3"/>
          <table:table-cell table:style-name="ce7" table:formula="of:=(([.N40]-[.O40])*[.$M$2])/([.$N$2]*1.61E-019*1000)" office:value-type="float" office:value="626614906832298" calcext:value-type="float">
            <text:p>6.27E+14</text:p>
          </table:table-cell>
          <table:table-cell office:value-type="float" office:value="737" calcext:value-type="float">
            <text:p>737</text:p>
          </table:table-cell>
          <table:table-cell table:style-name="ce7" table:formula="of:=[.AJ40]*[.$AG$8]" office:value-type="float" office:value="-40313900000" calcext:value-type="float">
            <text:p>-4.03E+10</text:p>
          </table:table-cell>
          <table:table-cell table:style-name="ce7" table:formula="of:=[.AK40]/[.$N$2]" office:value-type="float" office:value="-20156950000" calcext:value-type="float">
            <text:p>-2.02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651" calcext:value-type="float">
            <text:p>1651</text:p>
          </table:table-cell>
          <table:table-cell table:formula="of:=389" office:value-type="float" office:value="389" calcext:value-type="float">
            <text:p>389</text:p>
          </table:table-cell>
          <table:table-cell office:value-type="string" calcext:value-type="string">
            <text:p>7/2+,9/2+</text:p>
          </table:table-cell>
          <table:table-cell office:value-type="float" office:value="40" calcext:value-type="float">
            <text:p>40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41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243148" calcext:value-type="float">
            <text:p>243148</text:p>
          </table:table-cell>
          <table:table-cell office:value-type="float" office:value="1524" calcext:value-type="float">
            <text:p>1524</text:p>
          </table:table-cell>
          <table:table-cell office:value-type="float" office:value="2087" calcext:value-type="float">
            <text:p>2087</text:p>
          </table:table-cell>
          <table:table-cell office:value-type="float" office:value="47" calcext:value-type="float">
            <text:p>47</text:p>
          </table:table-cell>
          <table:table-cell table:style-name="ce7" table:formula="of:=[.AI41]*[.$AG$12] + [.AL41]" office:value-type="float" office:value="1.50821080406708E+015" calcext:value-type="float">
            <text:p>1.51E+15</text:p>
          </table:table-cell>
          <table:table-cell table:style-name="ce8" table:formula="of:=((SQRT([.N41])+SQRT([.O41]))*[.$M$2]/(1.61E-019*1000*[.$N$2]))" office:value-type="float" office:value="3305210174217.63" calcext:value-type="float">
            <text:p>3.31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41]/([.L41]*[.R41]*[.$L$2]*[.AD41]*[.T41])" office:value-type="float" office:value="0.563243618952398" calcext:value-type="float">
            <text:p>0.56</text:p>
          </table:table-cell>
          <table:table-cell table:formula="of:=1E+027*[.Q41]/([.L41]*[.R41]*[.$L$2]*1*[.AD41])" office:value-type="float" office:value="0.0125576068949952" calcext:value-type="float">
            <text:p>0.01</text:p>
          </table:table-cell>
          <table:table-cell table:formula="of:=SQRT(([.AE41]/[.AD41])^2+([.K41]/[.J41])^2+([.S41]/[.R41])^2)" office:value-type="float" office:value="0.0156578616869306" calcext:value-type="float">
            <text:p>0.02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35" calcext:value-type="float">
            <text:p>35</text:p>
          </table:table-cell>
          <table:table-cell office:value-type="float" office:value="59162" calcext:value-type="float">
            <text:p>59162</text:p>
          </table:table-cell>
          <table:table-cell office:value-type="float" office:value="245" calcext:value-type="float">
            <text:p>245</text:p>
          </table:table-cell>
          <table:table-cell table:style-name="ce13" table:formula="of:=[.AB41]/([.AB41]+[.Z41])" office:value-type="float" office:value="0.979308746606634" calcext:value-type="float">
            <text:p>0.979</text:p>
          </table:table-cell>
          <table:table-cell table:style-name="ce13" table:formula="of:=[.AD41]*SQRT(([.AC41]/[.AB41])^2+([.AC41]^2+[.AA41]^2)/([.AB41]+[.Z41])^2)" office:value-type="float" office:value="0.00570458225113779" calcext:value-type="float">
            <text:p>0.006</text:p>
          </table:table-cell>
          <table:table-cell table:number-columns-repeated="3"/>
          <table:table-cell table:style-name="ce7" table:formula="of:=(([.N41]-[.O41])*[.$M$2])/([.$N$2]*1.61E-019*1000)" office:value-type="float" office:value="1.5007701863354E+015" calcext:value-type="float">
            <text:p>1.50E+15</text:p>
          </table:table-cell>
          <table:table-cell office:value-type="float" office:value="2312" calcext:value-type="float">
            <text:p>2312</text:p>
          </table:table-cell>
          <table:table-cell table:style-name="ce7" table:formula="of:=[.AJ41]*[.$AG$8]" office:value-type="float" office:value="-126466400000" calcext:value-type="float">
            <text:p>-1.26E+11</text:p>
          </table:table-cell>
          <table:table-cell table:style-name="ce7" table:formula="of:=[.AK41]/[.$N$2]" office:value-type="float" office:value="-63233200000" calcext:value-type="float">
            <text:p>-6.32E+1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7"/>
          <table:table-cell table:style-name="ce8"/>
          <table:table-cell table:number-columns-repeated="2"/>
          <table:table-cell table:style-name="ce10"/>
          <table:table-cell table:number-columns-repeated="7"/>
          <table:table-cell table:style-name="ce13" table:number-columns-repeated="2"/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/>
          <table:table-cell table:formula="of:=473" office:value-type="float" office:value="473" calcext:value-type="float">
            <text:p>473</text:p>
          </table:table-cell>
          <table:table-cell office:value-type="string" calcext:value-type="string">
            <text:p>?</text:p>
          </table:table-cell>
          <table:table-cell office:value-type="float" office:value="12" calcext:value-type="float">
            <text:p>12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43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64720" calcext:value-type="float">
            <text:p>64720</text:p>
          </table:table-cell>
          <table:table-cell office:value-type="float" office:value="5110" calcext:value-type="float">
            <text:p>5110</text:p>
          </table:table-cell>
          <table:table-cell office:value-type="float" office:value="1721" calcext:value-type="float">
            <text:p>1721</text:p>
          </table:table-cell>
          <table:table-cell office:value-type="float" office:value="43" calcext:value-type="float">
            <text:p>43</text:p>
          </table:table-cell>
          <table:table-cell table:style-name="ce7" table:formula="of:=[.AI43]*[.$AG$12] + [.AL43]" office:value-type="float" office:value="372081392290994" calcext:value-type="float">
            <text:p>3.72E+14</text:p>
          </table:table-cell>
          <table:table-cell table:style-name="ce8" table:formula="of:=((SQRT([.N43])+SQRT([.O43]))*[.$M$2]/(1.61E-019*1000*[.$N$2]))" office:value-type="float" office:value="2024133676156.35" calcext:value-type="float">
            <text:p>2.02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43]/([.L43]*[.R43]*[.$L$2]*[.AD43]*[.T43])" office:value-type="float" office:value="1.88500945277627" calcext:value-type="float">
            <text:p>1.89</text:p>
          </table:table-cell>
          <table:table-cell table:formula="of:=1E+027*[.Q43]/([.L43]*[.R43]*[.$L$2]*1*[.AD43])" office:value-type="float" office:value="0.046626875307778" calcext:value-type="float">
            <text:p>0.05</text:p>
          </table:table-cell>
          <table:table-cell table:formula="of:=SQRT(([.AE43]/[.AD43])^2+([.K43]/[.J43])^2+([.S43]/[.R43])^2)" office:value-type="float" office:value="0.0159001657742076" calcext:value-type="float">
            <text:p>0.02</text:p>
          </table:table-cell>
          <table:table-cell/>
          <table:table-cell office:value-type="float" office:value="2659" calcext:value-type="float">
            <text:p>2659</text:p>
          </table:table-cell>
          <table:table-cell office:value-type="float" office:value="52" calcext:value-type="float">
            <text:p>52</text:p>
          </table:table-cell>
          <table:table-cell office:value-type="float" office:value="118777" calcext:value-type="float">
            <text:p>118777</text:p>
          </table:table-cell>
          <table:table-cell office:value-type="float" office:value="346" calcext:value-type="float">
            <text:p>346</text:p>
          </table:table-cell>
          <table:table-cell table:style-name="ce13" table:formula="of:=[.AB43]/([.AB43]+[.Z43])" office:value-type="float" office:value="0.978103692479989" calcext:value-type="float">
            <text:p>0.978</text:p>
          </table:table-cell>
          <table:table-cell table:style-name="ce13" table:formula="of:=[.AD43]*SQRT(([.AC43]/[.AB43])^2+([.AC43]^2+[.AA43]^2)/([.AB43]+[.Z43])^2)" office:value-type="float" office:value="0.0040075062351404" calcext:value-type="float">
            <text:p>0.004</text:p>
          </table:table-cell>
          <table:table-cell table:number-columns-repeated="3"/>
          <table:table-cell table:style-name="ce7" table:formula="of:=(([.N43]-[.O43])*[.$M$2])/([.$N$2]*1.61E-019*1000)" office:value-type="float" office:value="370248447204969" calcext:value-type="float">
            <text:p>3.70E+14</text:p>
          </table:table-cell>
          <table:table-cell office:value-type="float" office:value="669" calcext:value-type="float">
            <text:p>669</text:p>
          </table:table-cell>
          <table:table-cell table:style-name="ce7" table:formula="of:=[.AJ43]*[.$AG$8]" office:value-type="float" office:value="-36594300000" calcext:value-type="float">
            <text:p>-3.66E+10</text:p>
          </table:table-cell>
          <table:table-cell table:style-name="ce7" table:formula="of:=[.AK43]/[.$N$2]" office:value-type="float" office:value="-18297150000" calcext:value-type="float">
            <text:p>-1.83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520" calcext:value-type="float">
            <text:p>1520</text:p>
          </table:table-cell>
          <table:table-cell table:formula="of:=473" office:value-type="float" office:value="473" calcext:value-type="float">
            <text:p>473</text:p>
          </table:table-cell>
          <table:table-cell office:value-type="string" calcext:value-type="string">
            <text:p>?</text:p>
          </table:table-cell>
          <table:table-cell office:value-type="float" office:value="18" calcext:value-type="float">
            <text:p>18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44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78641" calcext:value-type="float">
            <text:p>78641</text:p>
          </table:table-cell>
          <table:table-cell office:value-type="float" office:value="1941" calcext:value-type="float">
            <text:p>1941</text:p>
          </table:table-cell>
          <table:table-cell office:value-type="float" office:value="3227" calcext:value-type="float">
            <text:p>3227</text:p>
          </table:table-cell>
          <table:table-cell office:value-type="float" office:value="58" calcext:value-type="float">
            <text:p>58</text:p>
          </table:table-cell>
          <table:table-cell table:style-name="ce7" table:formula="of:=[.AI44]*[.$AG$12] + [.AL44]" office:value-type="float" office:value="478758990605590" calcext:value-type="float">
            <text:p>4.79E+14</text:p>
          </table:table-cell>
          <table:table-cell table:style-name="ce8" table:formula="of:=((SQRT([.N44])+SQRT([.O44]))*[.$M$2]/(1.61E-019*1000*[.$N$2]))" office:value-type="float" office:value="2015446015321.49" calcext:value-type="float">
            <text:p>2.02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44]/([.L44]*[.R44]*[.$L$2]*[.AD44]*[.T44])" office:value-type="float" office:value="3.17635984340896" calcext:value-type="float">
            <text:p>3.18</text:p>
          </table:table-cell>
          <table:table-cell table:formula="of:=1E+027*[.Q44]/([.L44]*[.R44]*[.$L$2]*1*[.AD44])" office:value-type="float" office:value="0.0565189284811102" calcext:value-type="float">
            <text:p>0.06</text:p>
          </table:table-cell>
          <table:table-cell table:formula="of:=SQRT(([.AE44]/[.AD44])^2+([.K44]/[.J44])^2+([.S44]/[.R44])^2)" office:value-type="float" office:value="0.0154755585931616" calcext:value-type="float">
            <text:p>0.02</text:p>
          </table:table-cell>
          <table:table-cell/>
          <table:table-cell office:value-type="float" office:value="22237" calcext:value-type="float">
            <text:p>22237</text:p>
          </table:table-cell>
          <table:table-cell office:value-type="float" office:value="149" calcext:value-type="float">
            <text:p>149</text:p>
          </table:table-cell>
          <table:table-cell office:value-type="float" office:value="122045" calcext:value-type="float">
            <text:p>122045</text:p>
          </table:table-cell>
          <table:table-cell office:value-type="float" office:value="352" calcext:value-type="float">
            <text:p>352</text:p>
          </table:table-cell>
          <table:table-cell table:style-name="ce13" table:formula="of:=[.AB44]/([.AB44]+[.Z44])" office:value-type="float" office:value="0.845878210726217" calcext:value-type="float">
            <text:p>0.846</text:p>
          </table:table-cell>
          <table:table-cell table:style-name="ce13" table:formula="of:=[.AD44]*SQRT(([.AC44]/[.AB44])^2+([.AC44]^2+[.AA44]^2)/([.AB44]+[.Z44])^2)" office:value-type="float" office:value="0.00331266352488268" calcext:value-type="float">
            <text:p>0.003</text:p>
          </table:table-cell>
          <table:table-cell table:number-columns-repeated="3"/>
          <table:table-cell table:style-name="ce7" table:formula="of:=(([.N44]-[.O44])*[.$M$2])/([.$N$2]*1.61E-019*1000)" office:value-type="float" office:value="476397515527950" calcext:value-type="float">
            <text:p>4.76E+14</text:p>
          </table:table-cell>
          <table:table-cell office:value-type="float" office:value="750" calcext:value-type="float">
            <text:p>750</text:p>
          </table:table-cell>
          <table:table-cell table:style-name="ce7" table:formula="of:=[.AJ44]*[.$AG$8]" office:value-type="float" office:value="-41025000000" calcext:value-type="float">
            <text:p>-4.10E+10</text:p>
          </table:table-cell>
          <table:table-cell table:style-name="ce7" table:formula="of:=[.AK44]/[.$N$2]" office:value-type="float" office:value="-20512500000" calcext:value-type="float">
            <text:p>-2.05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/>
          <table:table-cell table:formula="of:=473" office:value-type="float" office:value="473" calcext:value-type="float">
            <text:p>473</text:p>
          </table:table-cell>
          <table:table-cell office:value-type="string" calcext:value-type="string">
            <text:p>?</text:p>
          </table:table-cell>
          <table:table-cell office:value-type="float" office:value="25" calcext:value-type="float">
            <text:p>25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45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110490" calcext:value-type="float">
            <text:p>110490</text:p>
          </table:table-cell>
          <table:table-cell office:value-type="float" office:value="7892" calcext:value-type="float">
            <text:p>7892</text:p>
          </table:table-cell>
          <table:table-cell office:value-type="float" office:value="3607" calcext:value-type="float">
            <text:p>3607</text:p>
          </table:table-cell>
          <table:table-cell office:value-type="float" office:value="61" calcext:value-type="float">
            <text:p>61</text:p>
          </table:table-cell>
          <table:table-cell table:style-name="ce7" table:formula="of:=[.AI45]*[.$AG$12] + [.AL45]" office:value-type="float" office:value="640407482627019" calcext:value-type="float">
            <text:p>6.40E+14</text:p>
          </table:table-cell>
          <table:table-cell table:style-name="ce8" table:formula="of:=((SQRT([.N45])+SQRT([.O45]))*[.$M$2]/(1.61E-019*1000*[.$N$2]))" office:value-type="float" office:value="2616380684898.67" calcext:value-type="float">
            <text:p>2.62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45]/([.L45]*[.R45]*[.$L$2]*[.AD45]*[.T45])" office:value-type="float" office:value="2.39367748474766" calcext:value-type="float">
            <text:p>2.39</text:p>
          </table:table-cell>
          <table:table-cell table:formula="of:=1E+027*[.Q45]/([.L45]*[.R45]*[.$L$2]*1*[.AD45])" office:value-type="float" office:value="0.0400760142234298" calcext:value-type="float">
            <text:p>0.04</text:p>
          </table:table-cell>
          <table:table-cell table:formula="of:=SQRT(([.AE45]/[.AD45])^2+([.K45]/[.J45])^2+([.S45]/[.R45])^2)" office:value-type="float" office:value="0.0164227336765085" calcext:value-type="float">
            <text:p>0.02</text:p>
          </table:table-cell>
          <table:table-cell/>
          <table:table-cell office:value-type="float" office:value="2819" calcext:value-type="float">
            <text:p>2819</text:p>
          </table:table-cell>
          <table:table-cell office:value-type="float" office:value="53" calcext:value-type="float">
            <text:p>53</text:p>
          </table:table-cell>
          <table:table-cell office:value-type="float" office:value="42612" calcext:value-type="float">
            <text:p>42612</text:p>
          </table:table-cell>
          <table:table-cell office:value-type="float" office:value="209" calcext:value-type="float">
            <text:p>209</text:p>
          </table:table-cell>
          <table:table-cell table:style-name="ce13" table:formula="of:=[.AB45]/([.AB45]+[.Z45])" office:value-type="float" office:value="0.937949858026458" calcext:value-type="float">
            <text:p>0.938</text:p>
          </table:table-cell>
          <table:table-cell table:style-name="ce13" table:formula="of:=[.AD45]*SQRT(([.AC45]/[.AB45])^2+([.AC45]^2+[.AA45]^2)/([.AB45]+[.Z45])^2)" office:value-type="float" office:value="0.00640151870884626" calcext:value-type="float">
            <text:p>0.006</text:p>
          </table:table-cell>
          <table:table-cell table:number-columns-repeated="3"/>
          <table:table-cell table:style-name="ce7" table:formula="of:=(([.N45]-[.O45])*[.$M$2])/([.$N$2]*1.61E-019*1000)" office:value-type="float" office:value="637254658385093" calcext:value-type="float">
            <text:p>6.37E+14</text:p>
          </table:table-cell>
          <table:table-cell office:value-type="float" office:value="1223" calcext:value-type="float">
            <text:p>1223</text:p>
          </table:table-cell>
          <table:table-cell table:style-name="ce7" table:formula="of:=[.AJ45]*[.$AG$8]" office:value-type="float" office:value="-66898100000" calcext:value-type="float">
            <text:p>-6.69E+10</text:p>
          </table:table-cell>
          <table:table-cell table:style-name="ce7" table:formula="of:=[.AK45]/[.$N$2]" office:value-type="float" office:value="-33449050000" calcext:value-type="float">
            <text:p>-3.34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518" calcext:value-type="float">
            <text:p>1518</text:p>
          </table:table-cell>
          <table:table-cell table:formula="of:=473" office:value-type="float" office:value="473" calcext:value-type="float">
            <text:p>473</text:p>
          </table:table-cell>
          <table:table-cell office:value-type="string" calcext:value-type="string">
            <text:p>?</text:p>
          </table:table-cell>
          <table:table-cell office:value-type="float" office:value="31" calcext:value-type="float">
            <text:p>31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46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200870" calcext:value-type="float">
            <text:p>200870</text:p>
          </table:table-cell>
          <table:table-cell office:value-type="float" office:value="854" calcext:value-type="float">
            <text:p>854</text:p>
          </table:table-cell>
          <table:table-cell office:value-type="float" office:value="5701" calcext:value-type="float">
            <text:p>5701</text:p>
          </table:table-cell>
          <table:table-cell office:value-type="float" office:value="77" calcext:value-type="float">
            <text:p>77</text:p>
          </table:table-cell>
          <table:table-cell table:style-name="ce7" table:formula="of:=[.AI46]*[.$AG$12] + [.AL46]" office:value-type="float" office:value="1.24849722169534E+015" calcext:value-type="float">
            <text:p>1.25E+15</text:p>
          </table:table-cell>
          <table:table-cell table:style-name="ce8" table:formula="of:=((SQRT([.N46])+SQRT([.O46]))*[.$M$2]/(1.61E-019*1000*[.$N$2]))" office:value-type="float" office:value="2965270235758.67" calcext:value-type="float">
            <text:p>2.97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46]/([.L46]*[.R46]*[.$L$2]*[.AD46]*[.T46])" office:value-type="float" office:value="1.85464581857688" calcext:value-type="float">
            <text:p>1.85</text:p>
          </table:table-cell>
          <table:table-cell table:formula="of:=1E+027*[.Q46]/([.L46]*[.R46]*[.$L$2]*1*[.AD46])" office:value-type="float" office:value="0.0247990967812867" calcext:value-type="float">
            <text:p>0.02</text:p>
          </table:table-cell>
          <table:table-cell table:formula="of:=SQRT(([.AE46]/[.AD46])^2+([.K46]/[.J46])^2+([.S46]/[.R46])^2)" office:value-type="float" office:value="0.0155134199272788" calcext:value-type="float">
            <text:p>0.02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36" calcext:value-type="float">
            <text:p>36</text:p>
          </table:table-cell>
          <table:table-cell office:value-type="float" office:value="70015" calcext:value-type="float">
            <text:p>70015</text:p>
          </table:table-cell>
          <table:table-cell office:value-type="float" office:value="266" calcext:value-type="float">
            <text:p>266</text:p>
          </table:table-cell>
          <table:table-cell table:style-name="ce13" table:formula="of:=[.AB46]/([.AB46]+[.Z46])" office:value-type="float" office:value="0.981426969442108" calcext:value-type="float">
            <text:p>0.981</text:p>
          </table:table-cell>
          <table:table-cell table:style-name="ce13" table:formula="of:=[.AD46]*SQRT(([.AC46]/[.AB46])^2+([.AC46]^2+[.AA46]^2)/([.AB46]+[.Z46])^2)" office:value-type="float" office:value="0.00524775284299347" calcext:value-type="float">
            <text:p>0.005</text:p>
          </table:table-cell>
          <table:table-cell table:number-columns-repeated="3"/>
          <table:table-cell table:style-name="ce7" table:formula="of:=(([.N46]-[.O46])*[.$M$2])/([.$N$2]*1.61E-019*1000)" office:value-type="float" office:value="1.24233540372671E+015" calcext:value-type="float">
            <text:p>1.24E+15</text:p>
          </table:table-cell>
          <table:table-cell office:value-type="float" office:value="1823" calcext:value-type="float">
            <text:p>1823</text:p>
          </table:table-cell>
          <table:table-cell table:style-name="ce7" table:formula="of:=[.AJ46]*[.$AG$8]" office:value-type="float" office:value="-99718100000" calcext:value-type="float">
            <text:p>-9.97E+10</text:p>
          </table:table-cell>
          <table:table-cell table:style-name="ce7" table:formula="of:=[.AK46]/[.$N$2]" office:value-type="float" office:value="-49859050000" calcext:value-type="float">
            <text:p>-4.99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/>
          <table:table-cell table:formula="of:=473" office:value-type="float" office:value="473" calcext:value-type="float">
            <text:p>473</text:p>
          </table:table-cell>
          <table:table-cell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47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101586" calcext:value-type="float">
            <text:p>101586</text:p>
          </table:table-cell>
          <table:table-cell office:value-type="float" office:value="701" calcext:value-type="float">
            <text:p>701</text:p>
          </table:table-cell>
          <table:table-cell office:value-type="float" office:value="2787" calcext:value-type="float">
            <text:p>2787</text:p>
          </table:table-cell>
          <table:table-cell office:value-type="float" office:value="54" calcext:value-type="float">
            <text:p>54</text:p>
          </table:table-cell>
          <table:table-cell table:style-name="ce7" table:formula="of:=[.AI47]*[.$AG$12] + [.AL47]" office:value-type="float" office:value="629727824416460" calcext:value-type="float">
            <text:p>6.30E+14</text:p>
          </table:table-cell>
          <table:table-cell table:style-name="ce8" table:formula="of:=((SQRT([.N47])+SQRT([.O47]))*[.$M$2]/(1.61E-019*1000*[.$N$2]))" office:value-type="float" office:value="2144111750870.63" calcext:value-type="float">
            <text:p>2.14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47]/([.L47]*[.R47]*[.$L$2]*[.AD47]*[.T47])" office:value-type="float" office:value="1.79593679548765" calcext:value-type="float">
            <text:p>1.80</text:p>
          </table:table-cell>
          <table:table-cell table:formula="of:=1E+027*[.Q47]/([.L47]*[.R47]*[.$L$2]*1*[.AD47])" office:value-type="float" office:value="0.0344495088219482" calcext:value-type="float">
            <text:p>0.03</text:p>
          </table:table-cell>
          <table:table-cell table:formula="of:=SQRT(([.AE47]/[.AD47])^2+([.K47]/[.J47])^2+([.S47]/[.R47])^2)" office:value-type="float" office:value="0.0168245660458529" calcext:value-type="float">
            <text:p>0.02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24" calcext:value-type="float">
            <text:p>24</text:p>
          </table:table-cell>
          <table:table-cell office:value-type="float" office:value="31596" calcext:value-type="float">
            <text:p>31596</text:p>
          </table:table-cell>
          <table:table-cell office:value-type="float" office:value="181" calcext:value-type="float">
            <text:p>181</text:p>
          </table:table-cell>
          <table:table-cell table:style-name="ce13" table:formula="of:=[.AB47]/([.AB47]+[.Z47])" office:value-type="float" office:value="0.982309964246852" calcext:value-type="float">
            <text:p>0.982</text:p>
          </table:table-cell>
          <table:table-cell table:style-name="ce13" table:formula="of:=[.AD47]*SQRT(([.AC47]/[.AB47])^2+([.AC47]^2+[.AA47]^2)/([.AB47]+[.Z47])^2)" office:value-type="float" office:value="0.00792201555496601" calcext:value-type="float">
            <text:p>0.008</text:p>
          </table:table-cell>
          <table:table-cell table:number-columns-repeated="3"/>
          <table:table-cell table:style-name="ce7" table:formula="of:=(([.N47]-[.O47])*[.$M$2])/([.$N$2]*1.61E-019*1000)" office:value-type="float" office:value="626614906832298" calcext:value-type="float">
            <text:p>6.27E+14</text:p>
          </table:table-cell>
          <table:table-cell office:value-type="float" office:value="737" calcext:value-type="float">
            <text:p>737</text:p>
          </table:table-cell>
          <table:table-cell table:style-name="ce7" table:formula="of:=[.AJ47]*[.$AG$8]" office:value-type="float" office:value="-40313900000" calcext:value-type="float">
            <text:p>-4.03E+10</text:p>
          </table:table-cell>
          <table:table-cell table:style-name="ce7" table:formula="of:=[.AK47]/[.$N$2]" office:value-type="float" office:value="-20156950000" calcext:value-type="float">
            <text:p>-2.02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519" calcext:value-type="float">
            <text:p>1519</text:p>
          </table:table-cell>
          <table:table-cell table:formula="of:=473" office:value-type="float" office:value="473" calcext:value-type="float">
            <text:p>473</text:p>
          </table:table-cell>
          <table:table-cell office:value-type="string" calcext:value-type="string">
            <text:p>?</text:p>
          </table:table-cell>
          <table:table-cell office:value-type="float" office:value="40" calcext:value-type="float">
            <text:p>40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48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243148" calcext:value-type="float">
            <text:p>243148</text:p>
          </table:table-cell>
          <table:table-cell office:value-type="float" office:value="1524" calcext:value-type="float">
            <text:p>1524</text:p>
          </table:table-cell>
          <table:table-cell office:value-type="float" office:value="5856" calcext:value-type="float">
            <text:p>5856</text:p>
          </table:table-cell>
          <table:table-cell office:value-type="float" office:value="78" calcext:value-type="float">
            <text:p>78</text:p>
          </table:table-cell>
          <table:table-cell table:style-name="ce7" table:formula="of:=[.AI48]*[.$AG$12] + [.AL48]" office:value-type="float" office:value="1.50821080406708E+015" calcext:value-type="float">
            <text:p>1.51E+15</text:p>
          </table:table-cell>
          <table:table-cell table:style-name="ce8" table:formula="of:=((SQRT([.N48])+SQRT([.O48]))*[.$M$2]/(1.61E-019*1000*[.$N$2]))" office:value-type="float" office:value="3305210174217.63" calcext:value-type="float">
            <text:p>3.31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48]/([.L48]*[.R48]*[.$L$2]*[.AD48]*[.T48])" office:value-type="float" office:value="1.58042866918315" calcext:value-type="float">
            <text:p>1.58</text:p>
          </table:table-cell>
          <table:table-cell table:formula="of:=1E+027*[.Q48]/([.L48]*[.R48]*[.$L$2]*1*[.AD48])" office:value-type="float" office:value="0.0208402837831836" calcext:value-type="float">
            <text:p>0.02</text:p>
          </table:table-cell>
          <table:table-cell table:formula="of:=SQRT(([.AE48]/[.AD48])^2+([.K48]/[.J48])^2+([.S48]/[.R48])^2)" office:value-type="float" office:value="0.0156578616869306" calcext:value-type="float">
            <text:p>0.02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35" calcext:value-type="float">
            <text:p>35</text:p>
          </table:table-cell>
          <table:table-cell office:value-type="float" office:value="59162" calcext:value-type="float">
            <text:p>59162</text:p>
          </table:table-cell>
          <table:table-cell office:value-type="float" office:value="245" calcext:value-type="float">
            <text:p>245</text:p>
          </table:table-cell>
          <table:table-cell table:style-name="ce13" table:formula="of:=[.AB48]/([.AB48]+[.Z48])" office:value-type="float" office:value="0.979308746606634" calcext:value-type="float">
            <text:p>0.979</text:p>
          </table:table-cell>
          <table:table-cell table:style-name="ce13" table:formula="of:=[.AD48]*SQRT(([.AC48]/[.AB48])^2+([.AC48]^2+[.AA48]^2)/([.AB48]+[.Z48])^2)" office:value-type="float" office:value="0.00570458225113779" calcext:value-type="float">
            <text:p>0.006</text:p>
          </table:table-cell>
          <table:table-cell table:number-columns-repeated="3"/>
          <table:table-cell table:style-name="ce7" table:formula="of:=(([.N48]-[.O48])*[.$M$2])/([.$N$2]*1.61E-019*1000)" office:value-type="float" office:value="1.5007701863354E+015" calcext:value-type="float">
            <text:p>1.50E+15</text:p>
          </table:table-cell>
          <table:table-cell office:value-type="float" office:value="2312" calcext:value-type="float">
            <text:p>2312</text:p>
          </table:table-cell>
          <table:table-cell table:style-name="ce7" table:formula="of:=[.AJ48]*[.$AG$8]" office:value-type="float" office:value="-126466400000" calcext:value-type="float">
            <text:p>-1.26E+11</text:p>
          </table:table-cell>
          <table:table-cell table:style-name="ce7" table:formula="of:=[.AK48]/[.$N$2]" office:value-type="float" office:value="-63233200000" calcext:value-type="float">
            <text:p>-6.32E+1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7"/>
          <table:table-cell table:style-name="ce8"/>
          <table:table-cell table:number-columns-repeated="2"/>
          <table:table-cell table:style-name="ce10"/>
          <table:table-cell table:number-columns-repeated="7"/>
          <table:table-cell table:style-name="ce13" table:number-columns-repeated="2"/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/>
          <table:table-cell table:formula="of:=507" office:value-type="float" office:value="507" calcext:value-type="float">
            <text:p>507</text:p>
          </table:table-cell>
          <table:table-cell office:value-type="string" calcext:value-type="string">
            <text:p>3/2+,5/2+</text:p>
          </table:table-cell>
          <table:table-cell office:value-type="float" office:value="12" calcext:value-type="float">
            <text:p>12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50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64720" calcext:value-type="float">
            <text:p>64720</text:p>
          </table:table-cell>
          <table:table-cell office:value-type="float" office:value="5110" calcext:value-type="float">
            <text:p>5110</text:p>
          </table:table-cell>
          <table:table-cell office:value-type="float" office:value="825" calcext:value-type="float">
            <text:p>825</text:p>
          </table:table-cell>
          <table:table-cell office:value-type="float" office:value="30" calcext:value-type="float">
            <text:p>30</text:p>
          </table:table-cell>
          <table:table-cell table:style-name="ce7" table:formula="of:=[.AI50]*[.$AG$12] + [.AL50]" office:value-type="float" office:value="372081392290994" calcext:value-type="float">
            <text:p>3.72E+14</text:p>
          </table:table-cell>
          <table:table-cell table:style-name="ce8" table:formula="of:=((SQRT([.N50])+SQRT([.O50]))*[.$M$2]/(1.61E-019*1000*[.$N$2]))" office:value-type="float" office:value="2024133676156.35" calcext:value-type="float">
            <text:p>2.02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50]/([.L50]*[.R50]*[.$L$2]*[.AD50]*[.T50])" office:value-type="float" office:value="0.903621614491822" calcext:value-type="float">
            <text:p>0.90</text:p>
          </table:table-cell>
          <table:table-cell table:formula="of:=1E+027*[.Q50]/([.L50]*[.R50]*[.$L$2]*1*[.AD50])" office:value-type="float" office:value="0.0325303781217056" calcext:value-type="float">
            <text:p>0.03</text:p>
          </table:table-cell>
          <table:table-cell table:formula="of:=SQRT(([.AE50]/[.AD50])^2+([.K50]/[.J50])^2+([.S50]/[.R50])^2)" office:value-type="float" office:value="0.0159001657742076" calcext:value-type="float">
            <text:p>0.02</text:p>
          </table:table-cell>
          <table:table-cell/>
          <table:table-cell office:value-type="float" office:value="2659" calcext:value-type="float">
            <text:p>2659</text:p>
          </table:table-cell>
          <table:table-cell office:value-type="float" office:value="52" calcext:value-type="float">
            <text:p>52</text:p>
          </table:table-cell>
          <table:table-cell office:value-type="float" office:value="118777" calcext:value-type="float">
            <text:p>118777</text:p>
          </table:table-cell>
          <table:table-cell office:value-type="float" office:value="346" calcext:value-type="float">
            <text:p>346</text:p>
          </table:table-cell>
          <table:table-cell table:style-name="ce13" table:formula="of:=[.AB50]/([.AB50]+[.Z50])" office:value-type="float" office:value="0.978103692479989" calcext:value-type="float">
            <text:p>0.978</text:p>
          </table:table-cell>
          <table:table-cell table:style-name="ce13" table:formula="of:=[.AD50]*SQRT(([.AC50]/[.AB50])^2+([.AC50]^2+[.AA50]^2)/([.AB50]+[.Z50])^2)" office:value-type="float" office:value="0.0040075062351404" calcext:value-type="float">
            <text:p>0.004</text:p>
          </table:table-cell>
          <table:table-cell table:number-columns-repeated="3"/>
          <table:table-cell table:style-name="ce7" table:formula="of:=(([.N50]-[.O50])*[.$M$2])/([.$N$2]*1.61E-019*1000)" office:value-type="float" office:value="370248447204969" calcext:value-type="float">
            <text:p>3.70E+14</text:p>
          </table:table-cell>
          <table:table-cell office:value-type="float" office:value="669" calcext:value-type="float">
            <text:p>669</text:p>
          </table:table-cell>
          <table:table-cell table:style-name="ce7" table:formula="of:=[.AJ50]*[.$AG$8]" office:value-type="float" office:value="-36594300000" calcext:value-type="float">
            <text:p>-3.66E+10</text:p>
          </table:table-cell>
          <table:table-cell table:style-name="ce7" table:formula="of:=[.AK50]/[.$N$2]" office:value-type="float" office:value="-18297150000" calcext:value-type="float">
            <text:p>-1.83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464" calcext:value-type="float">
            <text:p>1464</text:p>
          </table:table-cell>
          <table:table-cell table:formula="of:=507" office:value-type="float" office:value="507" calcext:value-type="float">
            <text:p>507</text:p>
          </table:table-cell>
          <table:table-cell office:value-type="string" calcext:value-type="string">
            <text:p>3/2+,5/2+</text:p>
          </table:table-cell>
          <table:table-cell office:value-type="float" office:value="18" calcext:value-type="float">
            <text:p>18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51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78641" calcext:value-type="float">
            <text:p>78641</text:p>
          </table:table-cell>
          <table:table-cell office:value-type="float" office:value="1941" calcext:value-type="float">
            <text:p>1941</text:p>
          </table:table-cell>
          <table:table-cell office:value-type="float" office:value="1663" calcext:value-type="float">
            <text:p>1663</text:p>
          </table:table-cell>
          <table:table-cell office:value-type="float" office:value="42" calcext:value-type="float">
            <text:p>42</text:p>
          </table:table-cell>
          <table:table-cell table:style-name="ce7" table:formula="of:=[.AI51]*[.$AG$12] + [.AL51]" office:value-type="float" office:value="478758990605590" calcext:value-type="float">
            <text:p>4.79E+14</text:p>
          </table:table-cell>
          <table:table-cell table:style-name="ce8" table:formula="of:=((SQRT([.N51])+SQRT([.O51]))*[.$M$2]/(1.61E-019*1000*[.$N$2]))" office:value-type="float" office:value="2015446015321.49" calcext:value-type="float">
            <text:p>2.02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51]/([.L51]*[.R51]*[.$L$2]*[.AD51]*[.T51])" office:value-type="float" office:value="1.63690313591233" calcext:value-type="float">
            <text:p>1.64</text:p>
          </table:table-cell>
          <table:table-cell table:formula="of:=1E+027*[.Q51]/([.L51]*[.R51]*[.$L$2]*1*[.AD51])" office:value-type="float" office:value="0.040927499934597" calcext:value-type="float">
            <text:p>0.04</text:p>
          </table:table-cell>
          <table:table-cell table:formula="of:=SQRT(([.AE51]/[.AD51])^2+([.K51]/[.J51])^2+([.S51]/[.R51])^2)" office:value-type="float" office:value="0.0154755585931616" calcext:value-type="float">
            <text:p>0.02</text:p>
          </table:table-cell>
          <table:table-cell/>
          <table:table-cell office:value-type="float" office:value="22237" calcext:value-type="float">
            <text:p>22237</text:p>
          </table:table-cell>
          <table:table-cell office:value-type="float" office:value="149" calcext:value-type="float">
            <text:p>149</text:p>
          </table:table-cell>
          <table:table-cell office:value-type="float" office:value="122045" calcext:value-type="float">
            <text:p>122045</text:p>
          </table:table-cell>
          <table:table-cell office:value-type="float" office:value="352" calcext:value-type="float">
            <text:p>352</text:p>
          </table:table-cell>
          <table:table-cell table:style-name="ce13" table:formula="of:=[.AB51]/([.AB51]+[.Z51])" office:value-type="float" office:value="0.845878210726217" calcext:value-type="float">
            <text:p>0.846</text:p>
          </table:table-cell>
          <table:table-cell table:style-name="ce13" table:formula="of:=[.AD51]*SQRT(([.AC51]/[.AB51])^2+([.AC51]^2+[.AA51]^2)/([.AB51]+[.Z51])^2)" office:value-type="float" office:value="0.00331266352488268" calcext:value-type="float">
            <text:p>0.003</text:p>
          </table:table-cell>
          <table:table-cell table:number-columns-repeated="3"/>
          <table:table-cell table:style-name="ce7" table:formula="of:=(([.N51]-[.O51])*[.$M$2])/([.$N$2]*1.61E-019*1000)" office:value-type="float" office:value="476397515527950" calcext:value-type="float">
            <text:p>4.76E+14</text:p>
          </table:table-cell>
          <table:table-cell office:value-type="float" office:value="750" calcext:value-type="float">
            <text:p>750</text:p>
          </table:table-cell>
          <table:table-cell table:style-name="ce7" table:formula="of:=[.AJ51]*[.$AG$8]" office:value-type="float" office:value="-41025000000" calcext:value-type="float">
            <text:p>-4.10E+10</text:p>
          </table:table-cell>
          <table:table-cell table:style-name="ce7" table:formula="of:=[.AK51]/[.$N$2]" office:value-type="float" office:value="-20512500000" calcext:value-type="float">
            <text:p>-2.05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/>
          <table:table-cell table:formula="of:=507" office:value-type="float" office:value="507" calcext:value-type="float">
            <text:p>507</text:p>
          </table:table-cell>
          <table:table-cell office:value-type="string" calcext:value-type="string">
            <text:p>3/2+,5/2+</text:p>
          </table:table-cell>
          <table:table-cell office:value-type="float" office:value="25" calcext:value-type="float">
            <text:p>25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52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110490" calcext:value-type="float">
            <text:p>110490</text:p>
          </table:table-cell>
          <table:table-cell office:value-type="float" office:value="7892" calcext:value-type="float">
            <text:p>7892</text:p>
          </table:table-cell>
          <table:table-cell office:value-type="float" office:value="1823" calcext:value-type="float">
            <text:p>1823</text:p>
          </table:table-cell>
          <table:table-cell office:value-type="float" office:value="44" calcext:value-type="float">
            <text:p>44</text:p>
          </table:table-cell>
          <table:table-cell table:style-name="ce7" table:formula="of:=[.AI52]*[.$AG$12] + [.AL52]" office:value-type="float" office:value="640407482627019" calcext:value-type="float">
            <text:p>6.40E+14</text:p>
          </table:table-cell>
          <table:table-cell table:style-name="ce8" table:formula="of:=((SQRT([.N52])+SQRT([.O52]))*[.$M$2]/(1.61E-019*1000*[.$N$2]))" office:value-type="float" office:value="2616380684898.67" calcext:value-type="float">
            <text:p>2.62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52]/([.L52]*[.R52]*[.$L$2]*[.AD52]*[.T52])" office:value-type="float" office:value="1.20977933315636" calcext:value-type="float">
            <text:p>1.21</text:p>
          </table:table-cell>
          <table:table-cell table:formula="of:=1E+027*[.Q52]/([.L52]*[.R52]*[.$L$2]*1*[.AD52])" office:value-type="float" office:value="0.0289072889480477" calcext:value-type="float">
            <text:p>0.03</text:p>
          </table:table-cell>
          <table:table-cell table:formula="of:=SQRT(([.AE52]/[.AD52])^2+([.K52]/[.J52])^2+([.S52]/[.R52])^2)" office:value-type="float" office:value="0.0164227336765085" calcext:value-type="float">
            <text:p>0.02</text:p>
          </table:table-cell>
          <table:table-cell/>
          <table:table-cell office:value-type="float" office:value="2819" calcext:value-type="float">
            <text:p>2819</text:p>
          </table:table-cell>
          <table:table-cell office:value-type="float" office:value="53" calcext:value-type="float">
            <text:p>53</text:p>
          </table:table-cell>
          <table:table-cell office:value-type="float" office:value="42612" calcext:value-type="float">
            <text:p>42612</text:p>
          </table:table-cell>
          <table:table-cell office:value-type="float" office:value="209" calcext:value-type="float">
            <text:p>209</text:p>
          </table:table-cell>
          <table:table-cell table:style-name="ce13" table:formula="of:=[.AB52]/([.AB52]+[.Z52])" office:value-type="float" office:value="0.937949858026458" calcext:value-type="float">
            <text:p>0.938</text:p>
          </table:table-cell>
          <table:table-cell table:style-name="ce13" table:formula="of:=[.AD52]*SQRT(([.AC52]/[.AB52])^2+([.AC52]^2+[.AA52]^2)/([.AB52]+[.Z52])^2)" office:value-type="float" office:value="0.00640151870884626" calcext:value-type="float">
            <text:p>0.006</text:p>
          </table:table-cell>
          <table:table-cell table:number-columns-repeated="3"/>
          <table:table-cell table:style-name="ce7" table:formula="of:=(([.N52]-[.O52])*[.$M$2])/([.$N$2]*1.61E-019*1000)" office:value-type="float" office:value="637254658385093" calcext:value-type="float">
            <text:p>6.37E+14</text:p>
          </table:table-cell>
          <table:table-cell office:value-type="float" office:value="1223" calcext:value-type="float">
            <text:p>1223</text:p>
          </table:table-cell>
          <table:table-cell table:style-name="ce7" table:formula="of:=[.AJ52]*[.$AG$8]" office:value-type="float" office:value="-66898100000" calcext:value-type="float">
            <text:p>-6.69E+10</text:p>
          </table:table-cell>
          <table:table-cell table:style-name="ce7" table:formula="of:=[.AK52]/[.$N$2]" office:value-type="float" office:value="-33449050000" calcext:value-type="float">
            <text:p>-3.34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462" calcext:value-type="float">
            <text:p>1462</text:p>
          </table:table-cell>
          <table:table-cell table:formula="of:=507" office:value-type="float" office:value="507" calcext:value-type="float">
            <text:p>507</text:p>
          </table:table-cell>
          <table:table-cell office:value-type="string" calcext:value-type="string">
            <text:p>3/2+,5/2+</text:p>
          </table:table-cell>
          <table:table-cell office:value-type="float" office:value="31" calcext:value-type="float">
            <text:p>31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53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200870" calcext:value-type="float">
            <text:p>200870</text:p>
          </table:table-cell>
          <table:table-cell office:value-type="float" office:value="854" calcext:value-type="float">
            <text:p>854</text:p>
          </table:table-cell>
          <table:table-cell office:value-type="float" office:value="2458" calcext:value-type="float">
            <text:p>2458</text:p>
          </table:table-cell>
          <table:table-cell office:value-type="float" office:value="51" calcext:value-type="float">
            <text:p>51</text:p>
          </table:table-cell>
          <table:table-cell table:style-name="ce7" table:formula="of:=[.AI53]*[.$AG$12] + [.AL53]" office:value-type="float" office:value="1.24849722169534E+015" calcext:value-type="float">
            <text:p>1.25E+15</text:p>
          </table:table-cell>
          <table:table-cell table:style-name="ce8" table:formula="of:=((SQRT([.N53])+SQRT([.O53]))*[.$M$2]/(1.61E-019*1000*[.$N$2]))" office:value-type="float" office:value="2965270235758.67" calcext:value-type="float">
            <text:p>2.97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53]/([.L53]*[.R53]*[.$L$2]*[.AD53]*[.T53])" office:value-type="float" office:value="0.799635050352916" calcext:value-type="float">
            <text:p>0.80</text:p>
          </table:table-cell>
          <table:table-cell table:formula="of:=1E+027*[.Q53]/([.L53]*[.R53]*[.$L$2]*1*[.AD53])" office:value-type="float" office:value="0.0164253757902029" calcext:value-type="float">
            <text:p>0.02</text:p>
          </table:table-cell>
          <table:table-cell table:formula="of:=SQRT(([.AE53]/[.AD53])^2+([.K53]/[.J53])^2+([.S53]/[.R53])^2)" office:value-type="float" office:value="0.0155134199272788" calcext:value-type="float">
            <text:p>0.02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36" calcext:value-type="float">
            <text:p>36</text:p>
          </table:table-cell>
          <table:table-cell office:value-type="float" office:value="70015" calcext:value-type="float">
            <text:p>70015</text:p>
          </table:table-cell>
          <table:table-cell office:value-type="float" office:value="266" calcext:value-type="float">
            <text:p>266</text:p>
          </table:table-cell>
          <table:table-cell table:style-name="ce13" table:formula="of:=[.AB53]/([.AB53]+[.Z53])" office:value-type="float" office:value="0.981426969442108" calcext:value-type="float">
            <text:p>0.981</text:p>
          </table:table-cell>
          <table:table-cell table:style-name="ce13" table:formula="of:=[.AD53]*SQRT(([.AC53]/[.AB53])^2+([.AC53]^2+[.AA53]^2)/([.AB53]+[.Z53])^2)" office:value-type="float" office:value="0.00524775284299347" calcext:value-type="float">
            <text:p>0.005</text:p>
          </table:table-cell>
          <table:table-cell table:number-columns-repeated="3"/>
          <table:table-cell table:style-name="ce7" table:formula="of:=(([.N53]-[.O53])*[.$M$2])/([.$N$2]*1.61E-019*1000)" office:value-type="float" office:value="1.24233540372671E+015" calcext:value-type="float">
            <text:p>1.24E+15</text:p>
          </table:table-cell>
          <table:table-cell office:value-type="float" office:value="1823" calcext:value-type="float">
            <text:p>1823</text:p>
          </table:table-cell>
          <table:table-cell table:style-name="ce7" table:formula="of:=[.AJ53]*[.$AG$8]" office:value-type="float" office:value="-99718100000" calcext:value-type="float">
            <text:p>-9.97E+10</text:p>
          </table:table-cell>
          <table:table-cell table:style-name="ce7" table:formula="of:=[.AK53]/[.$N$2]" office:value-type="float" office:value="-49859050000" calcext:value-type="float">
            <text:p>-4.99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/>
          <table:table-cell table:formula="of:=507" office:value-type="float" office:value="507" calcext:value-type="float">
            <text:p>507</text:p>
          </table:table-cell>
          <table:table-cell office:value-type="string" calcext:value-type="string">
            <text:p>3/2+,5/2+</text:p>
          </table:table-cell>
          <table:table-cell office:value-type="float" office:value="35" calcext:value-type="float">
            <text:p>35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54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101586" calcext:value-type="float">
            <text:p>101586</text:p>
          </table:table-cell>
          <table:table-cell office:value-type="float" office:value="701" calcext:value-type="float">
            <text:p>701</text:p>
          </table:table-cell>
          <table:table-cell office:value-type="float" office:value="887" calcext:value-type="float">
            <text:p>887</text:p>
          </table:table-cell>
          <table:table-cell office:value-type="float" office:value="31" calcext:value-type="float">
            <text:p>31</text:p>
          </table:table-cell>
          <table:table-cell table:style-name="ce7" table:formula="of:=[.AI54]*[.$AG$12] + [.AL54]" office:value-type="float" office:value="629727824416460" calcext:value-type="float">
            <text:p>6.30E+14</text:p>
          </table:table-cell>
          <table:table-cell table:style-name="ce8" table:formula="of:=((SQRT([.N54])+SQRT([.O54]))*[.$M$2]/(1.61E-019*1000*[.$N$2]))" office:value-type="float" office:value="2144111750870.63" calcext:value-type="float">
            <text:p>2.14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54]/([.L54]*[.R54]*[.$L$2]*[.AD54]*[.T54])" office:value-type="float" office:value="0.57158088898369" calcext:value-type="float">
            <text:p>0.57</text:p>
          </table:table-cell>
          <table:table-cell table:formula="of:=1E+027*[.Q54]/([.L54]*[.R54]*[.$L$2]*1*[.AD54])" office:value-type="float" office:value="0.0197765698792666" calcext:value-type="float">
            <text:p>0.02</text:p>
          </table:table-cell>
          <table:table-cell table:formula="of:=SQRT(([.AE54]/[.AD54])^2+([.K54]/[.J54])^2+([.S54]/[.R54])^2)" office:value-type="float" office:value="0.0168245660458529" calcext:value-type="float">
            <text:p>0.02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24" calcext:value-type="float">
            <text:p>24</text:p>
          </table:table-cell>
          <table:table-cell office:value-type="float" office:value="31596" calcext:value-type="float">
            <text:p>31596</text:p>
          </table:table-cell>
          <table:table-cell office:value-type="float" office:value="181" calcext:value-type="float">
            <text:p>181</text:p>
          </table:table-cell>
          <table:table-cell table:style-name="ce13" table:formula="of:=[.AB54]/([.AB54]+[.Z54])" office:value-type="float" office:value="0.982309964246852" calcext:value-type="float">
            <text:p>0.982</text:p>
          </table:table-cell>
          <table:table-cell table:style-name="ce13" table:formula="of:=[.AD54]*SQRT(([.AC54]/[.AB54])^2+([.AC54]^2+[.AA54]^2)/([.AB54]+[.Z54])^2)" office:value-type="float" office:value="0.00792201555496601" calcext:value-type="float">
            <text:p>0.008</text:p>
          </table:table-cell>
          <table:table-cell table:number-columns-repeated="3"/>
          <table:table-cell table:style-name="ce7" table:formula="of:=(([.N54]-[.O54])*[.$M$2])/([.$N$2]*1.61E-019*1000)" office:value-type="float" office:value="626614906832298" calcext:value-type="float">
            <text:p>6.27E+14</text:p>
          </table:table-cell>
          <table:table-cell office:value-type="float" office:value="737" calcext:value-type="float">
            <text:p>737</text:p>
          </table:table-cell>
          <table:table-cell table:style-name="ce7" table:formula="of:=[.AJ54]*[.$AG$8]" office:value-type="float" office:value="-40313900000" calcext:value-type="float">
            <text:p>-4.03E+10</text:p>
          </table:table-cell>
          <table:table-cell table:style-name="ce7" table:formula="of:=[.AK54]/[.$N$2]" office:value-type="float" office:value="-20156950000" calcext:value-type="float">
            <text:p>-2.02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463" calcext:value-type="float">
            <text:p>1463</text:p>
          </table:table-cell>
          <table:table-cell table:formula="of:=507" office:value-type="float" office:value="507" calcext:value-type="float">
            <text:p>507</text:p>
          </table:table-cell>
          <table:table-cell office:value-type="string" calcext:value-type="string">
            <text:p>3/2+,5/2+</text:p>
          </table:table-cell>
          <table:table-cell office:value-type="float" office:value="40" calcext:value-type="float">
            <text:p>40</text:p>
          </table:table-cell>
          <table:table-cell table:formula="of:=34.8" office:value-type="float" office:value="34.8" calcext:value-type="float">
            <text:p>34.8</text:p>
          </table:table-cell>
          <table:table-cell table:formula="of:=0.5" office:value-type="float" office:value="0.5" calcext:value-type="float">
            <text:p>0.5</text:p>
          </table:table-cell>
          <table:table-cell table:formula="of:=[.J55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243148" calcext:value-type="float">
            <text:p>243148</text:p>
          </table:table-cell>
          <table:table-cell office:value-type="float" office:value="1524" calcext:value-type="float">
            <text:p>1524</text:p>
          </table:table-cell>
          <table:table-cell office:value-type="float" office:value="1724" calcext:value-type="float">
            <text:p>1724</text:p>
          </table:table-cell>
          <table:table-cell office:value-type="float" office:value="43" calcext:value-type="float">
            <text:p>43</text:p>
          </table:table-cell>
          <table:table-cell table:style-name="ce7" table:formula="of:=[.AI55]*[.$AG$12] + [.AL55]" office:value-type="float" office:value="1.50821080406708E+015" calcext:value-type="float">
            <text:p>1.51E+15</text:p>
          </table:table-cell>
          <table:table-cell table:style-name="ce8" table:formula="of:=((SQRT([.N55])+SQRT([.O55]))*[.$M$2]/(1.61E-019*1000*[.$N$2]))" office:value-type="float" office:value="3305210174217.63" calcext:value-type="float">
            <text:p>3.31E+12</text:p>
          </table:table-cell>
          <table:table-cell table:formula="of:=0.99" office:value-type="float" office:value="0.99" calcext:value-type="float">
            <text:p>0.99</text:p>
          </table:table-cell>
          <table:table-cell/>
          <table:table-cell table:style-name="ce10" table:formula="of:=1E+027*[.P55]/([.L55]*[.R55]*[.$L$2]*[.AD55]*[.T55])" office:value-type="float" office:value="0.465276472963073" calcext:value-type="float">
            <text:p>0.47</text:p>
          </table:table-cell>
          <table:table-cell table:formula="of:=1E+027*[.Q55]/([.L55]*[.R55]*[.$L$2]*1*[.AD55])" office:value-type="float" office:value="0.0114888743932935" calcext:value-type="float">
            <text:p>0.01</text:p>
          </table:table-cell>
          <table:table-cell table:formula="of:=SQRT(([.AE55]/[.AD55])^2+([.K55]/[.J55])^2+([.S55]/[.R55])^2)" office:value-type="float" office:value="0.0156578616869306" calcext:value-type="float">
            <text:p>0.02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35" calcext:value-type="float">
            <text:p>35</text:p>
          </table:table-cell>
          <table:table-cell office:value-type="float" office:value="59162" calcext:value-type="float">
            <text:p>59162</text:p>
          </table:table-cell>
          <table:table-cell office:value-type="float" office:value="245" calcext:value-type="float">
            <text:p>245</text:p>
          </table:table-cell>
          <table:table-cell table:style-name="ce13" table:formula="of:=[.AB55]/([.AB55]+[.Z55])" office:value-type="float" office:value="0.979308746606634" calcext:value-type="float">
            <text:p>0.979</text:p>
          </table:table-cell>
          <table:table-cell table:style-name="ce13" table:formula="of:=[.AD55]*SQRT(([.AC55]/[.AB55])^2+([.AC55]^2+[.AA55]^2)/([.AB55]+[.Z55])^2)" office:value-type="float" office:value="0.00570458225113779" calcext:value-type="float">
            <text:p>0.006</text:p>
          </table:table-cell>
          <table:table-cell table:number-columns-repeated="3"/>
          <table:table-cell table:style-name="ce7" table:formula="of:=(([.N55]-[.O55])*[.$M$2])/([.$N$2]*1.61E-019*1000)" office:value-type="float" office:value="1.5007701863354E+015" calcext:value-type="float">
            <text:p>1.50E+15</text:p>
          </table:table-cell>
          <table:table-cell office:value-type="float" office:value="2312" calcext:value-type="float">
            <text:p>2312</text:p>
          </table:table-cell>
          <table:table-cell table:style-name="ce7" table:formula="of:=[.AJ55]*[.$AG$8]" office:value-type="float" office:value="-126466400000" calcext:value-type="float">
            <text:p>-1.26E+11</text:p>
          </table:table-cell>
          <table:table-cell table:style-name="ce7" table:formula="of:=[.AK55]/[.$N$2]" office:value-type="float" office:value="-63233200000" calcext:value-type="float">
            <text:p>-6.32E+10</text:p>
          </table:table-cell>
          <table:table-cell table:number-columns-repeated="3"/>
        </table:table-row>
        <table:table-row table:style-name="ro1" table:number-rows-repeated="9">
          <table:table-cell table:number-columns-repeated="41"/>
        </table:table-row>
        <table:table-row table:style-name="ro1">
          <table:table-cell table:number-columns-repeated="22"/>
          <table:table-cell office:value-type="string" calcext:value-type="string">
            <text:p>Theory xs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norm_txs</text:p>
          </table:table-cell>
          <table:table-cell office:value-type="string" calcext:value-type="string">
            <text:p>Experimental xs</text:p>
          </table:table-cell>
          <table:table-cell office:value-type="string" calcext:value-type="string">
            <text:p>sxs</text:p>
          </table:table-cell>
          <table:table-cell office:value-type="string" calcext:value-type="string">
            <text:p>numcont</text:p>
          </table:table-cell>
          <table:table-cell office:value-type="string" calcext:value-type="string">
            <text:p>numcont2</text:p>
          </table:table-cell>
          <table:table-cell office:value-type="string" calcext:value-type="string">
            <text:p>denomcont</text:p>
          </table:table-cell>
          <table:table-cell office:value-type="string" calcext:value-type="string">
            <text:p>denomcont2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4.73" calcext:value-type="float">
            <text:p>24.73</text:p>
          </table:table-cell>
          <table:table-cell office:value-type="float" office:value="0" calcext:value-type="float">
            <text:p>0</text:p>
          </table:table-cell>
          <table:table-cell table:formula="of:=[.$AC$131] * [.W66]" office:value-type="float" office:value="18.9403107086851" calcext:value-type="float">
            <text:p>18.94</text:p>
          </table:table-cell>
          <table:table-cell table:style-name="ce11"/>
          <table:table-cell/>
          <table:table-cell table:formula="of:=[.W66]*[.Z66]/[.AA66]^2" office:value-type="string" office:string-value="" calcext:value-type="error">
            <text:p>#DIV/0!</text:p>
          </table:table-cell>
          <table:table-cell table:formula="of:=IFERROR([.AB66];0)" office:value-type="float" office:value="0" calcext:value-type="float">
            <text:p>0</text:p>
          </table:table-cell>
          <table:table-cell table:formula="of:=[.W66]^2/[.AA66]^2" office:value-type="string" office:string-value="" calcext:value-type="error">
            <text:p>#DIV/0!</text:p>
          </table:table-cell>
          <table:table-cell table:formula="of:=IFERROR([.AD66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4.429" calcext:value-type="float">
            <text:p>24.43</text:p>
          </table:table-cell>
          <table:table-cell office:value-type="float" office:value="1" calcext:value-type="float">
            <text:p>1</text:p>
          </table:table-cell>
          <table:table-cell table:formula="of:=[.$AC$131] * [.W67]" office:value-type="float" office:value="18.7097796321257" calcext:value-type="float">
            <text:p>18.71</text:p>
          </table:table-cell>
          <table:table-cell table:style-name="ce11"/>
          <table:table-cell/>
          <table:table-cell table:formula="of:=[.W67]*[.Z67]/[.AA67]^2" office:value-type="string" office:string-value="" calcext:value-type="error">
            <text:p>#DIV/0!</text:p>
          </table:table-cell>
          <table:table-cell table:formula="of:=IFERROR([.AB67];0)" office:value-type="float" office:value="0" calcext:value-type="float">
            <text:p>0</text:p>
          </table:table-cell>
          <table:table-cell table:formula="of:=[.W67]^2/[.AA67]^2" office:value-type="string" office:string-value="" calcext:value-type="error">
            <text:p>#DIV/0!</text:p>
          </table:table-cell>
          <table:table-cell table:formula="of:=IFERROR([.AD67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3.543" calcext:value-type="float">
            <text:p>23.54</text:p>
          </table:table-cell>
          <table:table-cell office:value-type="float" office:value="2" calcext:value-type="float">
            <text:p>2</text:p>
          </table:table-cell>
          <table:table-cell table:formula="of:=[.$AC$131] * [.W68]" office:value-type="float" office:value="18.0312064300272" calcext:value-type="float">
            <text:p>18.03</text:p>
          </table:table-cell>
          <table:table-cell table:style-name="ce11"/>
          <table:table-cell/>
          <table:table-cell table:formula="of:=[.W68]*[.Z68]/[.AA68]^2" office:value-type="string" office:string-value="" calcext:value-type="error">
            <text:p>#DIV/0!</text:p>
          </table:table-cell>
          <table:table-cell table:formula="of:=IFERROR([.AB68];0)" office:value-type="float" office:value="0" calcext:value-type="float">
            <text:p>0</text:p>
          </table:table-cell>
          <table:table-cell table:formula="of:=[.W68]^2/[.AA68]^2" office:value-type="string" office:string-value="" calcext:value-type="error">
            <text:p>#DIV/0!</text:p>
          </table:table-cell>
          <table:table-cell table:formula="of:=IFERROR([.AD68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2.118" calcext:value-type="float">
            <text:p>22.12</text:p>
          </table:table-cell>
          <table:table-cell office:value-type="float" office:value="3" calcext:value-type="float">
            <text:p>3</text:p>
          </table:table-cell>
          <table:table-cell table:formula="of:=[.$AC$131] * [.W69]" office:value-type="float" office:value="16.9398217652526" calcext:value-type="float">
            <text:p>16.94</text:p>
          </table:table-cell>
          <table:table-cell table:style-name="ce11"/>
          <table:table-cell/>
          <table:table-cell table:formula="of:=[.W69]*[.Z69]/[.AA69]^2" office:value-type="string" office:string-value="" calcext:value-type="error">
            <text:p>#DIV/0!</text:p>
          </table:table-cell>
          <table:table-cell table:formula="of:=IFERROR([.AB69];0)" office:value-type="float" office:value="0" calcext:value-type="float">
            <text:p>0</text:p>
          </table:table-cell>
          <table:table-cell table:formula="of:=[.W69]^2/[.AA69]^2" office:value-type="string" office:string-value="" calcext:value-type="error">
            <text:p>#DIV/0!</text:p>
          </table:table-cell>
          <table:table-cell table:formula="of:=IFERROR([.AD69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0.232" calcext:value-type="float">
            <text:p>20.23</text:p>
          </table:table-cell>
          <table:table-cell office:value-type="float" office:value="4" calcext:value-type="float">
            <text:p>4</text:p>
          </table:table-cell>
          <table:table-cell table:formula="of:=[.$AC$131] * [.W70]" office:value-type="float" office:value="15.4953645878737" calcext:value-type="float">
            <text:p>15.5</text:p>
          </table:table-cell>
          <table:table-cell table:style-name="ce11"/>
          <table:table-cell/>
          <table:table-cell table:formula="of:=[.W70]*[.Z70]/[.AA70]^2" office:value-type="string" office:string-value="" calcext:value-type="error">
            <text:p>#DIV/0!</text:p>
          </table:table-cell>
          <table:table-cell table:formula="of:=IFERROR([.AB70];0)" office:value-type="float" office:value="0" calcext:value-type="float">
            <text:p>0</text:p>
          </table:table-cell>
          <table:table-cell table:formula="of:=[.W70]^2/[.AA70]^2" office:value-type="string" office:string-value="" calcext:value-type="error">
            <text:p>#DIV/0!</text:p>
          </table:table-cell>
          <table:table-cell table:formula="of:=IFERROR([.AD70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7.984" calcext:value-type="float">
            <text:p>17.98</text:p>
          </table:table-cell>
          <table:table-cell office:value-type="float" office:value="5" calcext:value-type="float">
            <text:p>5</text:p>
          </table:table-cell>
          <table:table-cell table:formula="of:=[.$AC$131] * [.W71]" office:value-type="float" office:value="13.7736574114433" calcext:value-type="float">
            <text:p>13.77</text:p>
          </table:table-cell>
          <table:table-cell table:number-columns-repeated="2"/>
          <table:table-cell table:formula="of:=[.W71]*[.Z71]/[.AA71]^2" office:value-type="string" office:string-value="" calcext:value-type="error">
            <text:p>#DIV/0!</text:p>
          </table:table-cell>
          <table:table-cell table:formula="of:=IFERROR([.AB71];0)" office:value-type="float" office:value="0" calcext:value-type="float">
            <text:p>0</text:p>
          </table:table-cell>
          <table:table-cell table:formula="of:=[.W71]^2/[.AA71]^2" office:value-type="string" office:string-value="" calcext:value-type="error">
            <text:p>#DIV/0!</text:p>
          </table:table-cell>
          <table:table-cell table:formula="of:=IFERROR([.AD71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5.493" calcext:value-type="float">
            <text:p>15.49</text:p>
          </table:table-cell>
          <table:table-cell office:value-type="float" office:value="6" calcext:value-type="float">
            <text:p>6</text:p>
          </table:table-cell>
          <table:table-cell table:formula="of:=[.$AC$131] * [.W72]" office:value-type="float" office:value="11.8658404290197" calcext:value-type="float">
            <text:p>11.87</text:p>
          </table:table-cell>
          <table:table-cell table:number-columns-repeated="2"/>
          <table:table-cell table:formula="of:=[.W72]*[.Z72]/[.AA72]^2" office:value-type="string" office:string-value="" calcext:value-type="error">
            <text:p>#DIV/0!</text:p>
          </table:table-cell>
          <table:table-cell table:formula="of:=IFERROR([.AB72];0)" office:value-type="float" office:value="0" calcext:value-type="float">
            <text:p>0</text:p>
          </table:table-cell>
          <table:table-cell table:formula="of:=[.W72]^2/[.AA72]^2" office:value-type="string" office:string-value="" calcext:value-type="error">
            <text:p>#DIV/0!</text:p>
          </table:table-cell>
          <table:table-cell table:formula="of:=IFERROR([.AD72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2.888" calcext:value-type="float">
            <text:p>12.89</text:p>
          </table:table-cell>
          <table:table-cell office:value-type="float" office:value="7" calcext:value-type="float">
            <text:p>7</text:p>
          </table:table-cell>
          <table:table-cell table:formula="of:=[.$AC$131] * [.W73]" office:value-type="float" office:value="9.87071267341421" calcext:value-type="float">
            <text:p>9.87</text:p>
          </table:table-cell>
          <table:table-cell table:number-columns-repeated="2"/>
          <table:table-cell table:formula="of:=[.W73]*[.Z73]/[.AA73]^2" office:value-type="string" office:string-value="" calcext:value-type="error">
            <text:p>#DIV/0!</text:p>
          </table:table-cell>
          <table:table-cell table:formula="of:=IFERROR([.AB73];0)" office:value-type="float" office:value="0" calcext:value-type="float">
            <text:p>0</text:p>
          </table:table-cell>
          <table:table-cell table:formula="of:=[.W73]^2/[.AA73]^2" office:value-type="string" office:string-value="" calcext:value-type="error">
            <text:p>#DIV/0!</text:p>
          </table:table-cell>
          <table:table-cell table:formula="of:=IFERROR([.AD73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0.3" calcext:value-type="float">
            <text:p>10.3</text:p>
          </table:table-cell>
          <table:table-cell office:value-type="float" office:value="8" calcext:value-type="float">
            <text:p>8</text:p>
          </table:table-cell>
          <table:table-cell table:formula="of:=[.$AC$131] * [.W74]" office:value-type="float" office:value="7.88860494538845" calcext:value-type="float">
            <text:p>7.89</text:p>
          </table:table-cell>
          <table:table-cell table:number-columns-repeated="2"/>
          <table:table-cell table:formula="of:=[.W74]*[.Z74]/[.AA74]^2" office:value-type="string" office:string-value="" calcext:value-type="error">
            <text:p>#DIV/0!</text:p>
          </table:table-cell>
          <table:table-cell table:formula="of:=IFERROR([.AB74];0)" office:value-type="float" office:value="0" calcext:value-type="float">
            <text:p>0</text:p>
          </table:table-cell>
          <table:table-cell table:formula="of:=[.W74]^2/[.AA74]^2" office:value-type="string" office:string-value="" calcext:value-type="error">
            <text:p>#DIV/0!</text:p>
          </table:table-cell>
          <table:table-cell table:formula="of:=IFERROR([.AD74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7.8543" calcext:value-type="float">
            <text:p>7.85</text:p>
          </table:table-cell>
          <table:table-cell office:value-type="float" office:value="9" calcext:value-type="float">
            <text:p>9</text:p>
          </table:table-cell>
          <table:table-cell table:formula="of:=[.$AC$131] * [.W75]" office:value-type="float" office:value="6.0154825070451" calcext:value-type="float">
            <text:p>6.02</text:p>
          </table:table-cell>
          <table:table-cell table:number-columns-repeated="2"/>
          <table:table-cell table:formula="of:=[.W75]*[.Z75]/[.AA75]^2" office:value-type="string" office:string-value="" calcext:value-type="error">
            <text:p>#DIV/0!</text:p>
          </table:table-cell>
          <table:table-cell table:formula="of:=IFERROR([.AB75];0)" office:value-type="float" office:value="0" calcext:value-type="float">
            <text:p>0</text:p>
          </table:table-cell>
          <table:table-cell table:formula="of:=[.W75]^2/[.AA75]^2" office:value-type="string" office:string-value="" calcext:value-type="error">
            <text:p>#DIV/0!</text:p>
          </table:table-cell>
          <table:table-cell table:formula="of:=IFERROR([.AD75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5.6649" calcext:value-type="float">
            <text:p>5.66</text:p>
          </table:table-cell>
          <table:table-cell office:value-type="float" office:value="10" calcext:value-type="float">
            <text:p>10</text:p>
          </table:table-cell>
          <table:table-cell table:formula="of:=[.$AC$131] * [.W76]" office:value-type="float" office:value="4.33865613156612" calcext:value-type="float">
            <text:p>4.34</text:p>
          </table:table-cell>
          <table:table-cell table:style-name="ce3" table:number-columns-repeated="2"/>
          <table:table-cell table:formula="of:=[.W76]*[.Z76]/[.AA76]^2" office:value-type="string" office:string-value="" calcext:value-type="error">
            <text:p>#DIV/0!</text:p>
          </table:table-cell>
          <table:table-cell table:formula="of:=IFERROR([.AB76];0)" office:value-type="float" office:value="0" calcext:value-type="float">
            <text:p>0</text:p>
          </table:table-cell>
          <table:table-cell table:formula="of:=[.W76]^2/[.AA76]^2" office:value-type="string" office:string-value="" calcext:value-type="error">
            <text:p>#DIV/0!</text:p>
          </table:table-cell>
          <table:table-cell table:formula="of:=IFERROR([.AD76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8255" calcext:value-type="float">
            <text:p>3.83</text:p>
          </table:table-cell>
          <table:table-cell office:value-type="float" office:value="11" calcext:value-type="float">
            <text:p>11</text:p>
          </table:table-cell>
          <table:table-cell table:formula="of:=[.$AC$131] * [.W77]" office:value-type="float" office:value="2.92988914743529" calcext:value-type="float">
            <text:p>2.93</text:p>
          </table:table-cell>
          <table:table-cell table:number-columns-repeated="2"/>
          <table:table-cell table:formula="of:=[.W77]*[.Z77]/[.AA77]^2" office:value-type="string" office:string-value="" calcext:value-type="error">
            <text:p>#DIV/0!</text:p>
          </table:table-cell>
          <table:table-cell table:formula="of:=IFERROR([.AB77];0)" office:value-type="float" office:value="0" calcext:value-type="float">
            <text:p>0</text:p>
          </table:table-cell>
          <table:table-cell table:formula="of:=[.W77]^2/[.AA77]^2" office:value-type="string" office:string-value="" calcext:value-type="error">
            <text:p>#DIV/0!</text:p>
          </table:table-cell>
          <table:table-cell table:formula="of:=IFERROR([.AD77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4053" calcext:value-type="float">
            <text:p>2.41</text:p>
          </table:table-cell>
          <table:table-cell office:value-type="float" office:value="12" calcext:value-type="float">
            <text:p>12</text:p>
          </table:table-cell>
          <table:table-cell table:formula="of:=[.$AC$131] * [.W78]" office:value-type="float" office:value="1.84218072574202" calcext:value-type="float">
            <text:p>1.84</text:p>
          </table:table-cell>
          <table:table-cell table:style-name="ce3" table:formula="of:=[.V8]" office:value-type="float" office:value="8.14683341647294" calcext:value-type="float">
            <text:p>8.15</text:p>
          </table:table-cell>
          <table:table-cell office:value-type="float" office:value="0.1" calcext:value-type="float">
            <text:p>0.1</text:p>
          </table:table-cell>
          <table:table-cell table:formula="of:=[.W78]*[.Z78]/[.AA78]^2" office:value-type="float" office:value="1959.55784166423" calcext:value-type="float">
            <text:p>1959.56</text:p>
          </table:table-cell>
          <table:table-cell table:formula="of:=IFERROR([.AB78];0)" office:value-type="float" office:value="1959.55784166423" calcext:value-type="float">
            <text:p>1959.56</text:p>
          </table:table-cell>
          <table:table-cell table:formula="of:=[.W78]^2/[.AA78]^2" office:value-type="float" office:value="578.546809" calcext:value-type="float">
            <text:p>578.55</text:p>
          </table:table-cell>
          <table:table-cell table:formula="of:=IFERROR([.AD78];0)" office:value-type="float" office:value="578.546809" calcext:value-type="float">
            <text:p>578.55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.4457" calcext:value-type="float">
            <text:p>1.45</text:p>
          </table:table-cell>
          <table:table-cell office:value-type="float" office:value="13" calcext:value-type="float">
            <text:p>13</text:p>
          </table:table-cell>
          <table:table-cell table:formula="of:=[.$AC$131] * [.W79]" office:value-type="float" office:value="1.10723846306292" calcext:value-type="float">
            <text:p>1.11</text:p>
          </table:table-cell>
          <table:table-cell table:number-columns-repeated="2"/>
          <table:table-cell table:formula="of:=[.W79]*[.Z79]/[.AA79]^2" office:value-type="string" office:string-value="" calcext:value-type="error">
            <text:p>#DIV/0!</text:p>
          </table:table-cell>
          <table:table-cell table:formula="of:=IFERROR([.AB79];0)" office:value-type="float" office:value="0" calcext:value-type="float">
            <text:p>0</text:p>
          </table:table-cell>
          <table:table-cell table:formula="of:=[.W79]^2/[.AA79]^2" office:value-type="string" office:string-value="" calcext:value-type="error">
            <text:p>#DIV/0!</text:p>
          </table:table-cell>
          <table:table-cell table:formula="of:=IFERROR([.AD79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0.96258" calcext:value-type="float">
            <text:p>0.96</text:p>
          </table:table-cell>
          <table:table-cell office:value-type="float" office:value="14" calcext:value-type="float">
            <text:p>14</text:p>
          </table:table-cell>
          <table:table-cell table:formula="of:=[.$AC$131] * [.W80]" office:value-type="float" office:value="0.737224596925438" calcext:value-type="float">
            <text:p>0.74</text:p>
          </table:table-cell>
          <table:table-cell table:number-columns-repeated="2"/>
          <table:table-cell table:formula="of:=[.W80]*[.Z80]/[.AA80]^2" office:value-type="string" office:string-value="" calcext:value-type="error">
            <text:p>#DIV/0!</text:p>
          </table:table-cell>
          <table:table-cell table:formula="of:=IFERROR([.AB80];0)" office:value-type="float" office:value="0" calcext:value-type="float">
            <text:p>0</text:p>
          </table:table-cell>
          <table:table-cell table:formula="of:=[.W80]^2/[.AA80]^2" office:value-type="string" office:string-value="" calcext:value-type="error">
            <text:p>#DIV/0!</text:p>
          </table:table-cell>
          <table:table-cell table:formula="of:=IFERROR([.AD80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0.92638" calcext:value-type="float">
            <text:p>0.93</text:p>
          </table:table-cell>
          <table:table-cell office:value-type="float" office:value="15" calcext:value-type="float">
            <text:p>15</text:p>
          </table:table-cell>
          <table:table-cell table:formula="of:=[.$AC$131] * [.W81]" office:value-type="float" office:value="0.709499597020287" calcext:value-type="float">
            <text:p>0.71</text:p>
          </table:table-cell>
          <table:table-cell table:number-columns-repeated="2"/>
          <table:table-cell table:formula="of:=[.W81]*[.Z81]/[.AA81]^2" office:value-type="string" office:string-value="" calcext:value-type="error">
            <text:p>#DIV/0!</text:p>
          </table:table-cell>
          <table:table-cell table:formula="of:=IFERROR([.AB81];0)" office:value-type="float" office:value="0" calcext:value-type="float">
            <text:p>0</text:p>
          </table:table-cell>
          <table:table-cell table:formula="of:=[.W81]^2/[.AA81]^2" office:value-type="string" office:string-value="" calcext:value-type="error">
            <text:p>#DIV/0!</text:p>
          </table:table-cell>
          <table:table-cell table:formula="of:=IFERROR([.AD81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.3073" calcext:value-type="float">
            <text:p>1.31</text:p>
          </table:table-cell>
          <table:table-cell office:value-type="float" office:value="16" calcext:value-type="float">
            <text:p>16</text:p>
          </table:table-cell>
          <table:table-cell table:formula="of:=[.$AC$131] * [.W82]" office:value-type="float" office:value="1.00124012088411" calcext:value-type="float">
            <text:p>1</text:p>
          </table:table-cell>
          <table:table-cell table:number-columns-repeated="2"/>
          <table:table-cell table:formula="of:=[.W82]*[.Z82]/[.AA82]^2" office:value-type="string" office:string-value="" calcext:value-type="error">
            <text:p>#DIV/0!</text:p>
          </table:table-cell>
          <table:table-cell table:formula="of:=IFERROR([.AB82];0)" office:value-type="float" office:value="0" calcext:value-type="float">
            <text:p>0</text:p>
          </table:table-cell>
          <table:table-cell table:formula="of:=[.W82]^2/[.AA82]^2" office:value-type="string" office:string-value="" calcext:value-type="error">
            <text:p>#DIV/0!</text:p>
          </table:table-cell>
          <table:table-cell table:formula="of:=IFERROR([.AD82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0361" calcext:value-type="float">
            <text:p>2.04</text:p>
          </table:table-cell>
          <table:table-cell office:value-type="float" office:value="17" calcext:value-type="float">
            <text:p>17</text:p>
          </table:table-cell>
          <table:table-cell table:formula="of:=[.$AC$131] * [.W83]" office:value-type="float" office:value="1.55941636206849" calcext:value-type="float">
            <text:p>1.56</text:p>
          </table:table-cell>
          <table:table-cell table:number-columns-repeated="2"/>
          <table:table-cell table:formula="of:=[.W83]*[.Z83]/[.AA83]^2" office:value-type="string" office:string-value="" calcext:value-type="error">
            <text:p>#DIV/0!</text:p>
          </table:table-cell>
          <table:table-cell table:formula="of:=IFERROR([.AB83];0)" office:value-type="float" office:value="0" calcext:value-type="float">
            <text:p>0</text:p>
          </table:table-cell>
          <table:table-cell table:formula="of:=[.W83]^2/[.AA83]^2" office:value-type="string" office:string-value="" calcext:value-type="error">
            <text:p>#DIV/0!</text:p>
          </table:table-cell>
          <table:table-cell table:formula="of:=IFERROR([.AD83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0319" calcext:value-type="float">
            <text:p>3.03</text:p>
          </table:table-cell>
          <table:table-cell office:value-type="float" office:value="18" calcext:value-type="float">
            <text:p>18</text:p>
          </table:table-cell>
          <table:table-cell table:formula="of:=[.$AC$131] * [.W84]" office:value-type="float" office:value="2.32208362465274" calcext:value-type="float">
            <text:p>2.32</text:p>
          </table:table-cell>
          <table:table-cell table:style-name="ce3" table:formula="of:=[.V9]" office:value-type="float" office:value="1.59457791952975" calcext:value-type="float">
            <text:p>1.59</text:p>
          </table:table-cell>
          <table:table-cell table:style-name="ce3" office:value-type="float" office:value="0.04" calcext:value-type="float">
            <text:p>0.04</text:p>
          </table:table-cell>
          <table:table-cell table:formula="of:=[.W84]*[.Z84]/[.AA84]^2" office:value-type="float" office:value="3021.62549638891" calcext:value-type="float">
            <text:p>3021.63</text:p>
          </table:table-cell>
          <table:table-cell table:formula="of:=IFERROR([.AB84];0)" office:value-type="float" office:value="3021.62549638891" calcext:value-type="float">
            <text:p>3021.63</text:p>
          </table:table-cell>
          <table:table-cell table:formula="of:=[.W84]^2/[.AA84]^2" office:value-type="float" office:value="5745.26100625" calcext:value-type="float">
            <text:p>5745.26</text:p>
          </table:table-cell>
          <table:table-cell table:formula="of:=IFERROR([.AD84];0)" office:value-type="float" office:value="5745.26100625" calcext:value-type="float">
            <text:p>5745.26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4.2045" calcext:value-type="float">
            <text:p>4.2</text:p>
          </table:table-cell>
          <table:table-cell office:value-type="float" office:value="19" calcext:value-type="float">
            <text:p>19</text:p>
          </table:table-cell>
          <table:table-cell table:formula="of:=[.$AC$131] * [.W85]" office:value-type="float" office:value="3.22015917406658" calcext:value-type="float">
            <text:p>3.22</text:p>
          </table:table-cell>
          <table:table-cell table:number-columns-repeated="2"/>
          <table:table-cell table:formula="of:=[.W85]*[.Z85]/[.AA85]^2" office:value-type="string" office:string-value="" calcext:value-type="error">
            <text:p>#DIV/0!</text:p>
          </table:table-cell>
          <table:table-cell table:formula="of:=IFERROR([.AB85];0)" office:value-type="float" office:value="0" calcext:value-type="float">
            <text:p>0</text:p>
          </table:table-cell>
          <table:table-cell table:formula="of:=[.W85]^2/[.AA85]^2" office:value-type="string" office:string-value="" calcext:value-type="error">
            <text:p>#DIV/0!</text:p>
          </table:table-cell>
          <table:table-cell table:formula="of:=IFERROR([.AD85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5.4604" calcext:value-type="float">
            <text:p>5.46</text:p>
          </table:table-cell>
          <table:table-cell office:value-type="float" office:value="20" calcext:value-type="float">
            <text:p>20</text:p>
          </table:table-cell>
          <table:table-cell table:formula="of:=[.$AC$131] * [.W86]" office:value-type="float" office:value="4.18203285862127" calcext:value-type="float">
            <text:p>4.18</text:p>
          </table:table-cell>
          <table:table-cell table:number-columns-repeated="2"/>
          <table:table-cell table:formula="of:=[.W86]*[.Z86]/[.AA86]^2" office:value-type="string" office:string-value="" calcext:value-type="error">
            <text:p>#DIV/0!</text:p>
          </table:table-cell>
          <table:table-cell table:formula="of:=IFERROR([.AB86];0)" office:value-type="float" office:value="0" calcext:value-type="float">
            <text:p>0</text:p>
          </table:table-cell>
          <table:table-cell table:formula="of:=[.W86]^2/[.AA86]^2" office:value-type="string" office:string-value="" calcext:value-type="error">
            <text:p>#DIV/0!</text:p>
          </table:table-cell>
          <table:table-cell table:formula="of:=IFERROR([.AD86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6.7093" calcext:value-type="float">
            <text:p>6.71</text:p>
          </table:table-cell>
          <table:table-cell office:value-type="float" office:value="21" calcext:value-type="float">
            <text:p>21</text:p>
          </table:table-cell>
          <table:table-cell table:formula="of:=[.$AC$131] * [.W87]" office:value-type="float" office:value="5.138545355349" calcext:value-type="float">
            <text:p>5.14</text:p>
          </table:table-cell>
          <table:table-cell table:number-columns-repeated="2"/>
          <table:table-cell table:formula="of:=[.W87]*[.Z87]/[.AA87]^2" office:value-type="string" office:string-value="" calcext:value-type="error">
            <text:p>#DIV/0!</text:p>
          </table:table-cell>
          <table:table-cell table:formula="of:=IFERROR([.AB87];0)" office:value-type="float" office:value="0" calcext:value-type="float">
            <text:p>0</text:p>
          </table:table-cell>
          <table:table-cell table:formula="of:=[.W87]^2/[.AA87]^2" office:value-type="string" office:string-value="" calcext:value-type="error">
            <text:p>#DIV/0!</text:p>
          </table:table-cell>
          <table:table-cell table:formula="of:=IFERROR([.AD87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7.8691" calcext:value-type="float">
            <text:p>7.87</text:p>
          </table:table-cell>
          <table:table-cell office:value-type="float" office:value="22" calcext:value-type="float">
            <text:p>22</text:p>
          </table:table-cell>
          <table:table-cell table:formula="of:=[.$AC$131] * [.W88]" office:value-type="float" office:value="6.02681758987925" calcext:value-type="float">
            <text:p>6.03</text:p>
          </table:table-cell>
          <table:table-cell table:number-columns-repeated="2"/>
          <table:table-cell table:formula="of:=[.W88]*[.Z88]/[.AA88]^2" office:value-type="string" office:string-value="" calcext:value-type="error">
            <text:p>#DIV/0!</text:p>
          </table:table-cell>
          <table:table-cell table:formula="of:=IFERROR([.AB88];0)" office:value-type="float" office:value="0" calcext:value-type="float">
            <text:p>0</text:p>
          </table:table-cell>
          <table:table-cell table:formula="of:=[.W88]^2/[.AA88]^2" office:value-type="string" office:string-value="" calcext:value-type="error">
            <text:p>#DIV/0!</text:p>
          </table:table-cell>
          <table:table-cell table:formula="of:=IFERROR([.AD88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8.8692" calcext:value-type="float">
            <text:p>8.87</text:p>
          </table:table-cell>
          <table:table-cell office:value-type="float" office:value="23" calcext:value-type="float">
            <text:p>23</text:p>
          </table:table-cell>
          <table:table-cell table:formula="of:=[.$AC$131] * [.W89]" office:value-type="float" office:value="6.79277815355721" calcext:value-type="float">
            <text:p>6.79</text:p>
          </table:table-cell>
          <table:table-cell table:number-columns-repeated="2"/>
          <table:table-cell table:formula="of:=[.W89]*[.Z89]/[.AA89]^2" office:value-type="string" office:string-value="" calcext:value-type="error">
            <text:p>#DIV/0!</text:p>
          </table:table-cell>
          <table:table-cell table:formula="of:=IFERROR([.AB89];0)" office:value-type="float" office:value="0" calcext:value-type="float">
            <text:p>0</text:p>
          </table:table-cell>
          <table:table-cell table:formula="of:=[.W89]^2/[.AA89]^2" office:value-type="string" office:string-value="" calcext:value-type="error">
            <text:p>#DIV/0!</text:p>
          </table:table-cell>
          <table:table-cell table:formula="of:=IFERROR([.AD89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9.658" calcext:value-type="float">
            <text:p>9.66</text:p>
          </table:table-cell>
          <table:table-cell office:value-type="float" office:value="24" calcext:value-type="float">
            <text:p>24</text:p>
          </table:table-cell>
          <table:table-cell table:formula="of:=[.$AC$131] * [.W90]" office:value-type="float" office:value="7.39690743325841" calcext:value-type="float">
            <text:p>7.4</text:p>
          </table:table-cell>
          <table:table-cell table:number-columns-repeated="2"/>
          <table:table-cell table:formula="of:=[.W90]*[.Z90]/[.AA90]^2" office:value-type="string" office:string-value="" calcext:value-type="error">
            <text:p>#DIV/0!</text:p>
          </table:table-cell>
          <table:table-cell table:formula="of:=IFERROR([.AB90];0)" office:value-type="float" office:value="0" calcext:value-type="float">
            <text:p>0</text:p>
          </table:table-cell>
          <table:table-cell table:formula="of:=[.W90]^2/[.AA90]^2" office:value-type="string" office:string-value="" calcext:value-type="error">
            <text:p>#DIV/0!</text:p>
          </table:table-cell>
          <table:table-cell table:formula="of:=IFERROR([.AD90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0.2" calcext:value-type="float">
            <text:p>10.2</text:p>
          </table:table-cell>
          <table:table-cell office:value-type="float" office:value="25" calcext:value-type="float">
            <text:p>25</text:p>
          </table:table-cell>
          <table:table-cell table:formula="of:=[.$AC$131] * [.W91]" office:value-type="float" office:value="7.81201654786041" calcext:value-type="float">
            <text:p>7.81</text:p>
          </table:table-cell>
          <table:table-cell table:style-name="ce3" table:formula="of:=[.V10]" office:value-type="float" office:value="5.23861659678349" calcext:value-type="float">
            <text:p>5.24</text:p>
          </table:table-cell>
          <table:table-cell table:style-name="ce3" office:value-type="float" office:value="0.06" calcext:value-type="float">
            <text:p>0.06</text:p>
          </table:table-cell>
          <table:table-cell table:formula="of:=[.W91]*[.Z91]/[.AA91]^2" office:value-type="float" office:value="14842.7470242199" calcext:value-type="float">
            <text:p>14842.75</text:p>
          </table:table-cell>
          <table:table-cell table:formula="of:=IFERROR([.AB91];0)" office:value-type="float" office:value="14842.7470242199" calcext:value-type="float">
            <text:p>14842.75</text:p>
          </table:table-cell>
          <table:table-cell table:formula="of:=[.W91]^2/[.AA91]^2" office:value-type="float" office:value="28900" calcext:value-type="float">
            <text:p>28900</text:p>
          </table:table-cell>
          <table:table-cell table:formula="of:=IFERROR([.AD91];0)" office:value-type="float" office:value="28900" calcext:value-type="float">
            <text:p>2890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0.479" calcext:value-type="float">
            <text:p>10.48</text:p>
          </table:table-cell>
          <table:table-cell office:value-type="float" office:value="26" calcext:value-type="float">
            <text:p>26</text:p>
          </table:table-cell>
          <table:table-cell table:formula="of:=[.$AC$131] * [.W92]" office:value-type="float" office:value="8.02569817696365" calcext:value-type="float">
            <text:p>8.03</text:p>
          </table:table-cell>
          <table:table-cell table:number-columns-repeated="2"/>
          <table:table-cell table:formula="of:=[.W92]*[.Z92]/[.AA92]^2" office:value-type="string" office:string-value="" calcext:value-type="error">
            <text:p>#DIV/0!</text:p>
          </table:table-cell>
          <table:table-cell table:formula="of:=IFERROR([.AB92];0)" office:value-type="float" office:value="0" calcext:value-type="float">
            <text:p>0</text:p>
          </table:table-cell>
          <table:table-cell table:formula="of:=[.W92]^2/[.AA92]^2" office:value-type="string" office:string-value="" calcext:value-type="error">
            <text:p>#DIV/0!</text:p>
          </table:table-cell>
          <table:table-cell table:formula="of:=IFERROR([.AD92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0.494" calcext:value-type="float">
            <text:p>10.49</text:p>
          </table:table-cell>
          <table:table-cell office:value-type="float" office:value="27" calcext:value-type="float">
            <text:p>27</text:p>
          </table:table-cell>
          <table:table-cell table:formula="of:=[.$AC$131] * [.W93]" office:value-type="float" office:value="8.03718643659285" calcext:value-type="float">
            <text:p>8.04</text:p>
          </table:table-cell>
          <table:table-cell table:number-columns-repeated="2"/>
          <table:table-cell table:formula="of:=[.W93]*[.Z93]/[.AA93]^2" office:value-type="string" office:string-value="" calcext:value-type="error">
            <text:p>#DIV/0!</text:p>
          </table:table-cell>
          <table:table-cell table:formula="of:=IFERROR([.AB93];0)" office:value-type="float" office:value="0" calcext:value-type="float">
            <text:p>0</text:p>
          </table:table-cell>
          <table:table-cell table:formula="of:=[.W93]^2/[.AA93]^2" office:value-type="string" office:string-value="" calcext:value-type="error">
            <text:p>#DIV/0!</text:p>
          </table:table-cell>
          <table:table-cell table:formula="of:=IFERROR([.AD93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0.258" calcext:value-type="float">
            <text:p>10.26</text:p>
          </table:table-cell>
          <table:table-cell office:value-type="float" office:value="28" calcext:value-type="float">
            <text:p>28</text:p>
          </table:table-cell>
          <table:table-cell table:formula="of:=[.$AC$131] * [.W94]" office:value-type="float" office:value="7.85643781842667" calcext:value-type="float">
            <text:p>7.86</text:p>
          </table:table-cell>
          <table:table-cell table:number-columns-repeated="2"/>
          <table:table-cell table:formula="of:=[.W94]*[.Z94]/[.AA94]^2" office:value-type="string" office:string-value="" calcext:value-type="error">
            <text:p>#DIV/0!</text:p>
          </table:table-cell>
          <table:table-cell table:formula="of:=IFERROR([.AB94];0)" office:value-type="float" office:value="0" calcext:value-type="float">
            <text:p>0</text:p>
          </table:table-cell>
          <table:table-cell table:formula="of:=[.W94]^2/[.AA94]^2" office:value-type="string" office:string-value="" calcext:value-type="error">
            <text:p>#DIV/0!</text:p>
          </table:table-cell>
          <table:table-cell table:formula="of:=IFERROR([.AD94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9.8013" calcext:value-type="float">
            <text:p>9.8</text:p>
          </table:table-cell>
          <table:table-cell office:value-type="float" office:value="29" calcext:value-type="float">
            <text:p>29</text:p>
          </table:table-cell>
          <table:table-cell table:formula="of:=[.$AC$131] * [.W95]" office:value-type="float" office:value="7.5066586069161" calcext:value-type="float">
            <text:p>7.51</text:p>
          </table:table-cell>
          <table:table-cell table:number-columns-repeated="2"/>
          <table:table-cell table:formula="of:=[.W95]*[.Z95]/[.AA95]^2" office:value-type="string" office:string-value="" calcext:value-type="error">
            <text:p>#DIV/0!</text:p>
          </table:table-cell>
          <table:table-cell table:formula="of:=IFERROR([.AB95];0)" office:value-type="float" office:value="0" calcext:value-type="float">
            <text:p>0</text:p>
          </table:table-cell>
          <table:table-cell table:formula="of:=[.W95]^2/[.AA95]^2" office:value-type="string" office:string-value="" calcext:value-type="error">
            <text:p>#DIV/0!</text:p>
          </table:table-cell>
          <table:table-cell table:formula="of:=IFERROR([.AD95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9.1593" calcext:value-type="float">
            <text:p>9.16</text:p>
          </table:table-cell>
          <table:table-cell office:value-type="float" office:value="30" calcext:value-type="float">
            <text:p>30</text:p>
          </table:table-cell>
          <table:table-cell table:formula="of:=[.$AC$131] * [.W96]" office:value-type="float" office:value="7.01496109478606" calcext:value-type="float">
            <text:p>7.01</text:p>
          </table:table-cell>
          <table:table-cell table:number-columns-repeated="2"/>
          <table:table-cell table:formula="of:=[.W96]*[.Z96]/[.AA96]^2" office:value-type="string" office:string-value="" calcext:value-type="error">
            <text:p>#DIV/0!</text:p>
          </table:table-cell>
          <table:table-cell table:formula="of:=IFERROR([.AB96];0)" office:value-type="float" office:value="0" calcext:value-type="float">
            <text:p>0</text:p>
          </table:table-cell>
          <table:table-cell table:formula="of:=[.W96]^2/[.AA96]^2" office:value-type="string" office:string-value="" calcext:value-type="error">
            <text:p>#DIV/0!</text:p>
          </table:table-cell>
          <table:table-cell table:formula="of:=IFERROR([.AD96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8.3739" calcext:value-type="float">
            <text:p>8.37</text:p>
          </table:table-cell>
          <table:table-cell office:value-type="float" office:value="31" calcext:value-type="float">
            <text:p>31</text:p>
          </table:table-cell>
          <table:table-cell table:formula="of:=[.$AC$131] * [.W97]" office:value-type="float" office:value="6.41343582060081" calcext:value-type="float">
            <text:p>6.41</text:p>
          </table:table-cell>
          <table:table-cell table:style-name="ce3" table:formula="of:=[.V11]" office:value-type="float" office:value="6.62382801474195" calcext:value-type="float">
            <text:p>6.62</text:p>
          </table:table-cell>
          <table:table-cell table:style-name="ce3" office:value-type="float" office:value="0.05" calcext:value-type="float">
            <text:p>0.05</text:p>
          </table:table-cell>
          <table:table-cell table:formula="of:=[.W97]*[.Z97]/[.AA97]^2" office:value-type="float" office:value="22186.9093650591" calcext:value-type="float">
            <text:p>22186.91</text:p>
          </table:table-cell>
          <table:table-cell table:formula="of:=IFERROR([.AB97];0)" office:value-type="float" office:value="22186.9093650591" calcext:value-type="float">
            <text:p>22186.91</text:p>
          </table:table-cell>
          <table:table-cell table:formula="of:=[.W97]^2/[.AA97]^2" office:value-type="float" office:value="28048.880484" calcext:value-type="float">
            <text:p>28048.88</text:p>
          </table:table-cell>
          <table:table-cell table:formula="of:=IFERROR([.AD97];0)" office:value-type="float" office:value="28048.880484" calcext:value-type="float">
            <text:p>28048.88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7.489" calcext:value-type="float">
            <text:p>7.49</text:p>
          </table:table-cell>
          <table:table-cell office:value-type="float" office:value="32" calcext:value-type="float">
            <text:p>32</text:p>
          </table:table-cell>
          <table:table-cell table:formula="of:=[.$AC$131] * [.W98]" office:value-type="float" office:value="5.73570509087516" calcext:value-type="float">
            <text:p>5.74</text:p>
          </table:table-cell>
          <table:table-cell table:number-columns-repeated="2"/>
          <table:table-cell table:formula="of:=[.W98]*[.Z98]/[.AA98]^2" office:value-type="string" office:string-value="" calcext:value-type="error">
            <text:p>#DIV/0!</text:p>
          </table:table-cell>
          <table:table-cell table:formula="of:=IFERROR([.AB98];0)" office:value-type="float" office:value="0" calcext:value-type="float">
            <text:p>0</text:p>
          </table:table-cell>
          <table:table-cell table:formula="of:=[.W98]^2/[.AA98]^2" office:value-type="string" office:string-value="" calcext:value-type="error">
            <text:p>#DIV/0!</text:p>
          </table:table-cell>
          <table:table-cell table:formula="of:=IFERROR([.AD98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6.5497" calcext:value-type="float">
            <text:p>6.55</text:p>
          </table:table-cell>
          <table:table-cell office:value-type="float" office:value="33" calcext:value-type="float">
            <text:p>33</text:p>
          </table:table-cell>
          <table:table-cell table:formula="of:=[.$AC$131] * [.W99]" office:value-type="float" office:value="5.01631027289425" calcext:value-type="float">
            <text:p>5.02</text:p>
          </table:table-cell>
          <table:table-cell table:number-columns-repeated="2"/>
          <table:table-cell table:formula="of:=[.W99]*[.Z99]/[.AA99]^2" office:value-type="string" office:string-value="" calcext:value-type="error">
            <text:p>#DIV/0!</text:p>
          </table:table-cell>
          <table:table-cell table:formula="of:=IFERROR([.AB99];0)" office:value-type="float" office:value="0" calcext:value-type="float">
            <text:p>0</text:p>
          </table:table-cell>
          <table:table-cell table:formula="of:=[.W99]^2/[.AA99]^2" office:value-type="string" office:string-value="" calcext:value-type="error">
            <text:p>#DIV/0!</text:p>
          </table:table-cell>
          <table:table-cell table:formula="of:=IFERROR([.AD99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5.5993" calcext:value-type="float">
            <text:p>5.6</text:p>
          </table:table-cell>
          <table:table-cell office:value-type="float" office:value="34" calcext:value-type="float">
            <text:p>34</text:p>
          </table:table-cell>
          <table:table-cell table:formula="of:=[.$AC$131] * [.W100]" office:value-type="float" office:value="4.28841414278772" calcext:value-type="float">
            <text:p>4.29</text:p>
          </table:table-cell>
          <table:table-cell table:number-columns-repeated="2"/>
          <table:table-cell table:formula="of:=[.W100]*[.Z100]/[.AA100]^2" office:value-type="string" office:string-value="" calcext:value-type="error">
            <text:p>#DIV/0!</text:p>
          </table:table-cell>
          <table:table-cell table:formula="of:=IFERROR([.AB100];0)" office:value-type="float" office:value="0" calcext:value-type="float">
            <text:p>0</text:p>
          </table:table-cell>
          <table:table-cell table:formula="of:=[.W100]^2/[.AA100]^2" office:value-type="string" office:string-value="" calcext:value-type="error">
            <text:p>#DIV/0!</text:p>
          </table:table-cell>
          <table:table-cell table:formula="of:=IFERROR([.AD100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4.6747" calcext:value-type="float">
            <text:p>4.67</text:p>
          </table:table-cell>
          <table:table-cell office:value-type="float" office:value="35" calcext:value-type="float">
            <text:p>35</text:p>
          </table:table-cell>
          <table:table-cell table:formula="of:=[.$AC$131] * [.W101]" office:value-type="float" office:value="3.58027781924343" calcext:value-type="float">
            <text:p>3.58</text:p>
          </table:table-cell>
          <table:table-cell table:style-name="ce3" table:formula="of:=[.V12]" office:value-type="float" office:value="5.8498436417068" calcext:value-type="float">
            <text:p>5.85</text:p>
          </table:table-cell>
          <table:table-cell office:value-type="float" office:value="0.06" calcext:value-type="float">
            <text:p>0.06</text:p>
          </table:table-cell>
          <table:table-cell table:formula="of:=[.W101]*[.Z101]/[.AA101]^2" office:value-type="float" office:value="7596.184464413" calcext:value-type="float">
            <text:p>7596.18</text:p>
          </table:table-cell>
          <table:table-cell table:formula="of:=IFERROR([.AB101];0)" office:value-type="float" office:value="7596.184464413" calcext:value-type="float">
            <text:p>7596.18</text:p>
          </table:table-cell>
          <table:table-cell table:formula="of:=[.W101]^2/[.AA101]^2" office:value-type="float" office:value="6070.22780277778" calcext:value-type="float">
            <text:p>6070.23</text:p>
          </table:table-cell>
          <table:table-cell table:formula="of:=IFERROR([.AD101];0)" office:value-type="float" office:value="6070.22780277778" calcext:value-type="float">
            <text:p>6070.23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8089" calcext:value-type="float">
            <text:p>3.81</text:p>
          </table:table-cell>
          <table:table-cell office:value-type="float" office:value="36" calcext:value-type="float">
            <text:p>36</text:p>
          </table:table-cell>
          <table:table-cell table:formula="of:=[.$AC$131] * [.W102]" office:value-type="float" office:value="2.91717547344564" calcext:value-type="float">
            <text:p>2.92</text:p>
          </table:table-cell>
          <table:table-cell table:number-columns-repeated="2"/>
          <table:table-cell table:formula="of:=[.W102]*[.Z102]/[.AA102]^2" office:value-type="string" office:string-value="" calcext:value-type="error">
            <text:p>#DIV/0!</text:p>
          </table:table-cell>
          <table:table-cell table:formula="of:=IFERROR([.AB102];0)" office:value-type="float" office:value="0" calcext:value-type="float">
            <text:p>0</text:p>
          </table:table-cell>
          <table:table-cell table:formula="of:=[.W102]^2/[.AA102]^2" office:value-type="string" office:string-value="" calcext:value-type="error">
            <text:p>#DIV/0!</text:p>
          </table:table-cell>
          <table:table-cell table:formula="of:=IFERROR([.AD102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0214" calcext:value-type="float">
            <text:p>3.02</text:p>
          </table:table-cell>
          <table:table-cell office:value-type="float" office:value="37" calcext:value-type="float">
            <text:p>37</text:p>
          </table:table-cell>
          <table:table-cell table:formula="of:=[.$AC$131] * [.W103]" office:value-type="float" office:value="2.3140418429123" calcext:value-type="float">
            <text:p>2.31</text:p>
          </table:table-cell>
          <table:table-cell table:number-columns-repeated="2"/>
          <table:table-cell table:formula="of:=[.W103]*[.Z103]/[.AA103]^2" office:value-type="string" office:string-value="" calcext:value-type="error">
            <text:p>#DIV/0!</text:p>
          </table:table-cell>
          <table:table-cell table:formula="of:=IFERROR([.AB103];0)" office:value-type="float" office:value="0" calcext:value-type="float">
            <text:p>0</text:p>
          </table:table-cell>
          <table:table-cell table:formula="of:=[.W103]^2/[.AA103]^2" office:value-type="string" office:string-value="" calcext:value-type="error">
            <text:p>#DIV/0!</text:p>
          </table:table-cell>
          <table:table-cell table:formula="of:=IFERROR([.AD103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3373" calcext:value-type="float">
            <text:p>2.34</text:p>
          </table:table-cell>
          <table:table-cell office:value-type="float" office:value="38" calcext:value-type="float">
            <text:p>38</text:p>
          </table:table-cell>
          <table:table-cell table:formula="of:=[.$AC$131] * [.W104]" office:value-type="float" office:value="1.79010061542295" calcext:value-type="float">
            <text:p>1.79</text:p>
          </table:table-cell>
          <table:table-cell table:number-columns-repeated="2"/>
          <table:table-cell table:formula="of:=[.W104]*[.Z104]/[.AA104]^2" office:value-type="string" office:string-value="" calcext:value-type="error">
            <text:p>#DIV/0!</text:p>
          </table:table-cell>
          <table:table-cell table:formula="of:=IFERROR([.AB104];0)" office:value-type="float" office:value="0" calcext:value-type="float">
            <text:p>0</text:p>
          </table:table-cell>
          <table:table-cell table:formula="of:=[.W104]^2/[.AA104]^2" office:value-type="string" office:string-value="" calcext:value-type="error">
            <text:p>#DIV/0!</text:p>
          </table:table-cell>
          <table:table-cell table:formula="of:=IFERROR([.AD104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.765" calcext:value-type="float">
            <text:p>1.77</text:p>
          </table:table-cell>
          <table:table-cell office:value-type="float" office:value="39" calcext:value-type="float">
            <text:p>39</text:p>
          </table:table-cell>
          <table:table-cell table:formula="of:=[.$AC$131] * [.W105]" office:value-type="float" office:value="1.35178521636996" calcext:value-type="float">
            <text:p>1.35</text:p>
          </table:table-cell>
          <table:table-cell table:number-columns-repeated="2"/>
          <table:table-cell table:formula="of:=[.W105]*[.Z105]/[.AA105]^2" office:value-type="string" office:string-value="" calcext:value-type="error">
            <text:p>#DIV/0!</text:p>
          </table:table-cell>
          <table:table-cell table:formula="of:=IFERROR([.AB105];0)" office:value-type="float" office:value="0" calcext:value-type="float">
            <text:p>0</text:p>
          </table:table-cell>
          <table:table-cell table:formula="of:=[.W105]^2/[.AA105]^2" office:value-type="string" office:string-value="" calcext:value-type="error">
            <text:p>#DIV/0!</text:p>
          </table:table-cell>
          <table:table-cell table:formula="of:=IFERROR([.AD105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.3096" calcext:value-type="float">
            <text:p>1.31</text:p>
          </table:table-cell>
          <table:table-cell office:value-type="float" office:value="40" calcext:value-type="float">
            <text:p>40</text:p>
          </table:table-cell>
          <table:table-cell table:formula="of:=[.$AC$131] * [.W106]" office:value-type="float" office:value="1.00300165402725" calcext:value-type="float">
            <text:p>1</text:p>
          </table:table-cell>
          <table:table-cell table:style-name="ce3" table:formula="of:=[.V13]" office:value-type="float" office:value="3.40941860959542" calcext:value-type="float">
            <text:p>3.41</text:p>
          </table:table-cell>
          <table:table-cell table:style-name="ce3" office:value-type="float" office:value="0.03" calcext:value-type="float">
            <text:p>0.03</text:p>
          </table:table-cell>
          <table:table-cell table:formula="of:=[.W106]*[.Z106]/[.AA106]^2" office:value-type="float" office:value="4961.08290125129" calcext:value-type="float">
            <text:p>4961.08</text:p>
          </table:table-cell>
          <table:table-cell table:formula="of:=IFERROR([.AB106];0)" office:value-type="float" office:value="4961.08290125129" calcext:value-type="float">
            <text:p>4961.08</text:p>
          </table:table-cell>
          <table:table-cell table:formula="of:=[.W106]^2/[.AA106]^2" office:value-type="float" office:value="1905.61351111111" calcext:value-type="float">
            <text:p>1905.61</text:p>
          </table:table-cell>
          <table:table-cell table:formula="of:=IFERROR([.AD106];0)" office:value-type="float" office:value="1905.61351111111" calcext:value-type="float">
            <text:p>1905.61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0.97052" calcext:value-type="float">
            <text:p>0.97</text:p>
          </table:table-cell>
          <table:table-cell office:value-type="float" office:value="41" calcext:value-type="float">
            <text:p>41</text:p>
          </table:table-cell>
          <table:table-cell table:formula="of:=[.$AC$131] * [.W107]" office:value-type="float" office:value="0.743305715689165" calcext:value-type="float">
            <text:p>0.74</text:p>
          </table:table-cell>
          <table:table-cell table:number-columns-repeated="2"/>
          <table:table-cell table:formula="of:=[.W107]*[.Z107]/[.AA107]^2" office:value-type="string" office:string-value="" calcext:value-type="error">
            <text:p>#DIV/0!</text:p>
          </table:table-cell>
          <table:table-cell table:formula="of:=IFERROR([.AB107];0)" office:value-type="float" office:value="0" calcext:value-type="float">
            <text:p>0</text:p>
          </table:table-cell>
          <table:table-cell table:formula="of:=[.W107]^2/[.AA107]^2" office:value-type="string" office:string-value="" calcext:value-type="error">
            <text:p>#DIV/0!</text:p>
          </table:table-cell>
          <table:table-cell table:formula="of:=IFERROR([.AD107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0.74255" calcext:value-type="float">
            <text:p>0.74</text:p>
          </table:table-cell>
          <table:table-cell office:value-type="float" office:value="42" calcext:value-type="float">
            <text:p>42</text:p>
          </table:table-cell>
          <table:table-cell table:formula="of:=[.$AC$131] * [.W108]" office:value-type="float" office:value="0.568707145844485" calcext:value-type="float">
            <text:p>0.57</text:p>
          </table:table-cell>
          <table:table-cell table:number-columns-repeated="2"/>
          <table:table-cell table:formula="of:=[.W108]*[.Z108]/[.AA108]^2" office:value-type="string" office:string-value="" calcext:value-type="error">
            <text:p>#DIV/0!</text:p>
          </table:table-cell>
          <table:table-cell table:formula="of:=IFERROR([.AB108];0)" office:value-type="float" office:value="0" calcext:value-type="float">
            <text:p>0</text:p>
          </table:table-cell>
          <table:table-cell table:formula="of:=[.W108]^2/[.AA108]^2" office:value-type="string" office:string-value="" calcext:value-type="error">
            <text:p>#DIV/0!</text:p>
          </table:table-cell>
          <table:table-cell table:formula="of:=IFERROR([.AD108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0.61686" calcext:value-type="float">
            <text:p>0.62</text:p>
          </table:table-cell>
          <table:table-cell office:value-type="float" office:value="43" calcext:value-type="float">
            <text:p>43</text:p>
          </table:table-cell>
          <table:table-cell table:formula="of:=[.$AC$131] * [.W109]" office:value-type="float" office:value="0.472443188991487" calcext:value-type="float">
            <text:p>0.47</text:p>
          </table:table-cell>
          <table:table-cell table:number-columns-repeated="2"/>
          <table:table-cell table:formula="of:=[.W109]*[.Z109]/[.AA109]^2" office:value-type="string" office:string-value="" calcext:value-type="error">
            <text:p>#DIV/0!</text:p>
          </table:table-cell>
          <table:table-cell table:formula="of:=IFERROR([.AB109];0)" office:value-type="float" office:value="0" calcext:value-type="float">
            <text:p>0</text:p>
          </table:table-cell>
          <table:table-cell table:formula="of:=[.W109]^2/[.AA109]^2" office:value-type="string" office:string-value="" calcext:value-type="error">
            <text:p>#DIV/0!</text:p>
          </table:table-cell>
          <table:table-cell table:formula="of:=IFERROR([.AD109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0.58186" calcext:value-type="float">
            <text:p>0.58</text:p>
          </table:table-cell>
          <table:table-cell office:value-type="float" office:value="44" calcext:value-type="float">
            <text:p>44</text:p>
          </table:table-cell>
          <table:table-cell table:formula="of:=[.$AC$131] * [.W110]" office:value-type="float" office:value="0.445637249856672" calcext:value-type="float">
            <text:p>0.45</text:p>
          </table:table-cell>
          <table:table-cell table:number-columns-repeated="2"/>
          <table:table-cell table:formula="of:=[.W110]*[.Z110]/[.AA110]^2" office:value-type="string" office:string-value="" calcext:value-type="error">
            <text:p>#DIV/0!</text:p>
          </table:table-cell>
          <table:table-cell table:formula="of:=IFERROR([.AB110];0)" office:value-type="float" office:value="0" calcext:value-type="float">
            <text:p>0</text:p>
          </table:table-cell>
          <table:table-cell table:formula="of:=[.W110]^2/[.AA110]^2" office:value-type="string" office:string-value="" calcext:value-type="error">
            <text:p>#DIV/0!</text:p>
          </table:table-cell>
          <table:table-cell table:formula="of:=IFERROR([.AD110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0.6241" calcext:value-type="float">
            <text:p>0.62</text:p>
          </table:table-cell>
          <table:table-cell office:value-type="float" office:value="45" calcext:value-type="float">
            <text:p>45</text:p>
          </table:table-cell>
          <table:table-cell table:formula="of:=[.$AC$131] * [.W111]" office:value-type="float" office:value="0.477988188972518" calcext:value-type="float">
            <text:p>0.48</text:p>
          </table:table-cell>
          <table:table-cell table:number-columns-repeated="2"/>
          <table:table-cell table:formula="of:=[.W111]*[.Z111]/[.AA111]^2" office:value-type="string" office:string-value="" calcext:value-type="error">
            <text:p>#DIV/0!</text:p>
          </table:table-cell>
          <table:table-cell table:formula="of:=IFERROR([.AB111];0)" office:value-type="float" office:value="0" calcext:value-type="float">
            <text:p>0</text:p>
          </table:table-cell>
          <table:table-cell table:formula="of:=[.W111]^2/[.AA111]^2" office:value-type="string" office:string-value="" calcext:value-type="error">
            <text:p>#DIV/0!</text:p>
          </table:table-cell>
          <table:table-cell table:formula="of:=IFERROR([.AD111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0.72911" calcext:value-type="float">
            <text:p>0.73</text:p>
          </table:table-cell>
          <table:table-cell office:value-type="float" office:value="46" calcext:value-type="float">
            <text:p>46</text:p>
          </table:table-cell>
          <table:table-cell table:formula="of:=[.$AC$131] * [.W112]" office:value-type="float" office:value="0.558413665216716" calcext:value-type="float">
            <text:p>0.56</text:p>
          </table:table-cell>
          <table:table-cell table:number-columns-repeated="2"/>
          <table:table-cell table:formula="of:=[.W112]*[.Z112]/[.AA112]^2" office:value-type="string" office:string-value="" calcext:value-type="error">
            <text:p>#DIV/0!</text:p>
          </table:table-cell>
          <table:table-cell table:formula="of:=IFERROR([.AB112];0)" office:value-type="float" office:value="0" calcext:value-type="float">
            <text:p>0</text:p>
          </table:table-cell>
          <table:table-cell table:formula="of:=[.W112]^2/[.AA112]^2" office:value-type="string" office:string-value="" calcext:value-type="error">
            <text:p>#DIV/0!</text:p>
          </table:table-cell>
          <table:table-cell table:formula="of:=IFERROR([.AD112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0.88217" calcext:value-type="float">
            <text:p>0.88</text:p>
          </table:table-cell>
          <table:table-cell office:value-type="float" office:value="47" calcext:value-type="float">
            <text:p>47</text:p>
          </table:table-cell>
          <table:table-cell table:formula="of:=[.$AC$131] * [.W113]" office:value-type="float" office:value="0.675639866473139" calcext:value-type="float">
            <text:p>0.68</text:p>
          </table:table-cell>
          <table:table-cell table:number-columns-repeated="2"/>
          <table:table-cell table:formula="of:=[.W113]*[.Z113]/[.AA113]^2" office:value-type="string" office:string-value="" calcext:value-type="error">
            <text:p>#DIV/0!</text:p>
          </table:table-cell>
          <table:table-cell table:formula="of:=IFERROR([.AB113];0)" office:value-type="float" office:value="0" calcext:value-type="float">
            <text:p>0</text:p>
          </table:table-cell>
          <table:table-cell table:formula="of:=[.W113]^2/[.AA113]^2" office:value-type="string" office:string-value="" calcext:value-type="error">
            <text:p>#DIV/0!</text:p>
          </table:table-cell>
          <table:table-cell table:formula="of:=IFERROR([.AD113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.0687" calcext:value-type="float">
            <text:p>1.07</text:p>
          </table:table-cell>
          <table:table-cell office:value-type="float" office:value="48" calcext:value-type="float">
            <text:p>48</text:p>
          </table:table-cell>
          <table:table-cell table:formula="of:=[.$AC$131] * [.W114]" office:value-type="float" office:value="0.818500204382198" calcext:value-type="float">
            <text:p>0.82</text:p>
          </table:table-cell>
          <table:table-cell table:number-columns-repeated="2"/>
          <table:table-cell table:formula="of:=[.W114]*[.Z114]/[.AA114]^2" office:value-type="string" office:string-value="" calcext:value-type="error">
            <text:p>#DIV/0!</text:p>
          </table:table-cell>
          <table:table-cell table:formula="of:=IFERROR([.AB114];0)" office:value-type="float" office:value="0" calcext:value-type="float">
            <text:p>0</text:p>
          </table:table-cell>
          <table:table-cell table:formula="of:=[.W114]^2/[.AA114]^2" office:value-type="string" office:string-value="" calcext:value-type="error">
            <text:p>#DIV/0!</text:p>
          </table:table-cell>
          <table:table-cell table:formula="of:=IFERROR([.AD114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.2751" calcext:value-type="float">
            <text:p>1.28</text:p>
          </table:table-cell>
          <table:table-cell office:value-type="float" office:value="49" calcext:value-type="float">
            <text:p>49</text:p>
          </table:table-cell>
          <table:table-cell table:formula="of:=[.$AC$131] * [.W115]" office:value-type="float" office:value="0.976578656880079" calcext:value-type="float">
            <text:p>0.98</text:p>
          </table:table-cell>
          <table:table-cell table:number-columns-repeated="2"/>
          <table:table-cell table:formula="of:=[.W115]*[.Z115]/[.AA115]^2" office:value-type="string" office:string-value="" calcext:value-type="error">
            <text:p>#DIV/0!</text:p>
          </table:table-cell>
          <table:table-cell table:formula="of:=IFERROR([.AB115];0)" office:value-type="float" office:value="0" calcext:value-type="float">
            <text:p>0</text:p>
          </table:table-cell>
          <table:table-cell table:formula="of:=[.W115]^2/[.AA115]^2" office:value-type="string" office:string-value="" calcext:value-type="error">
            <text:p>#DIV/0!</text:p>
          </table:table-cell>
          <table:table-cell table:formula="of:=IFERROR([.AD115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.4891" calcext:value-type="float">
            <text:p>1.49</text:p>
          </table:table-cell>
          <table:table-cell office:value-type="float" office:value="50" calcext:value-type="float">
            <text:p>50</text:p>
          </table:table-cell>
          <table:table-cell table:formula="of:=[.$AC$131] * [.W116]" office:value-type="float" office:value="1.14047782759009" calcext:value-type="float">
            <text:p>1.14</text:p>
          </table:table-cell>
          <table:table-cell table:number-columns-repeated="2"/>
          <table:table-cell table:formula="of:=[.W116]*[.Z116]/[.AA116]^2" office:value-type="string" office:string-value="" calcext:value-type="error">
            <text:p>#DIV/0!</text:p>
          </table:table-cell>
          <table:table-cell table:formula="of:=IFERROR([.AB116];0)" office:value-type="float" office:value="0" calcext:value-type="float">
            <text:p>0</text:p>
          </table:table-cell>
          <table:table-cell table:formula="of:=[.W116]^2/[.AA116]^2" office:value-type="string" office:string-value="" calcext:value-type="error">
            <text:p>#DIV/0!</text:p>
          </table:table-cell>
          <table:table-cell table:formula="of:=IFERROR([.AD116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.6996" calcext:value-type="float">
            <text:p>1.7</text:p>
          </table:table-cell>
          <table:table-cell office:value-type="float" office:value="51" calcext:value-type="float">
            <text:p>51</text:p>
          </table:table-cell>
          <table:table-cell table:formula="of:=[.$AC$131] * [.W117]" office:value-type="float" office:value="1.30169640438662" calcext:value-type="float">
            <text:p>1.3</text:p>
          </table:table-cell>
          <table:table-cell table:number-columns-repeated="2"/>
          <table:table-cell table:formula="of:=[.W117]*[.Z117]/[.AA117]^2" office:value-type="string" office:string-value="" calcext:value-type="error">
            <text:p>#DIV/0!</text:p>
          </table:table-cell>
          <table:table-cell table:formula="of:=IFERROR([.AB117];0)" office:value-type="float" office:value="0" calcext:value-type="float">
            <text:p>0</text:p>
          </table:table-cell>
          <table:table-cell table:formula="of:=[.W117]^2/[.AA117]^2" office:value-type="string" office:string-value="" calcext:value-type="error">
            <text:p>#DIV/0!</text:p>
          </table:table-cell>
          <table:table-cell table:formula="of:=IFERROR([.AD117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.8973" calcext:value-type="float">
            <text:p>1.9</text:p>
          </table:table-cell>
          <table:table-cell office:value-type="float" office:value="52" calcext:value-type="float">
            <text:p>52</text:p>
          </table:table-cell>
          <table:table-cell table:formula="of:=[.$AC$131] * [.W118]" office:value-type="float" office:value="1.45311166629956" calcext:value-type="float">
            <text:p>1.45</text:p>
          </table:table-cell>
          <table:table-cell table:number-columns-repeated="2"/>
          <table:table-cell table:formula="of:=[.W118]*[.Z118]/[.AA118]^2" office:value-type="string" office:string-value="" calcext:value-type="error">
            <text:p>#DIV/0!</text:p>
          </table:table-cell>
          <table:table-cell table:formula="of:=IFERROR([.AB118];0)" office:value-type="float" office:value="0" calcext:value-type="float">
            <text:p>0</text:p>
          </table:table-cell>
          <table:table-cell table:formula="of:=[.W118]^2/[.AA118]^2" office:value-type="string" office:string-value="" calcext:value-type="error">
            <text:p>#DIV/0!</text:p>
          </table:table-cell>
          <table:table-cell table:formula="of:=IFERROR([.AD118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0739" calcext:value-type="float">
            <text:p>2.07</text:p>
          </table:table-cell>
          <table:table-cell office:value-type="float" office:value="53" calcext:value-type="float">
            <text:p>53</text:p>
          </table:table-cell>
          <table:table-cell table:formula="of:=[.$AC$131] * [.W119]" office:value-type="float" office:value="1.58836677633409" calcext:value-type="float">
            <text:p>1.59</text:p>
          </table:table-cell>
          <table:table-cell table:number-columns-repeated="2"/>
          <table:table-cell table:formula="of:=[.W119]*[.Z119]/[.AA119]^2" office:value-type="string" office:string-value="" calcext:value-type="error">
            <text:p>#DIV/0!</text:p>
          </table:table-cell>
          <table:table-cell table:formula="of:=IFERROR([.AB119];0)" office:value-type="float" office:value="0" calcext:value-type="float">
            <text:p>0</text:p>
          </table:table-cell>
          <table:table-cell table:formula="of:=[.W119]^2/[.AA119]^2" office:value-type="string" office:string-value="" calcext:value-type="error">
            <text:p>#DIV/0!</text:p>
          </table:table-cell>
          <table:table-cell table:formula="of:=IFERROR([.AD119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2234" calcext:value-type="float">
            <text:p>2.22</text:p>
          </table:table-cell>
          <table:table-cell office:value-type="float" office:value="54" calcext:value-type="float">
            <text:p>54</text:p>
          </table:table-cell>
          <table:table-cell table:formula="of:=[.$AC$131] * [.W120]" office:value-type="float" office:value="1.70286643063851" calcext:value-type="float">
            <text:p>1.7</text:p>
          </table:table-cell>
          <table:table-cell table:number-columns-repeated="2"/>
          <table:table-cell table:formula="of:=[.W120]*[.Z120]/[.AA120]^2" office:value-type="string" office:string-value="" calcext:value-type="error">
            <text:p>#DIV/0!</text:p>
          </table:table-cell>
          <table:table-cell table:formula="of:=IFERROR([.AB120];0)" office:value-type="float" office:value="0" calcext:value-type="float">
            <text:p>0</text:p>
          </table:table-cell>
          <table:table-cell table:formula="of:=[.W120]^2/[.AA120]^2" office:value-type="string" office:string-value="" calcext:value-type="error">
            <text:p>#DIV/0!</text:p>
          </table:table-cell>
          <table:table-cell table:formula="of:=IFERROR([.AD120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3412" calcext:value-type="float">
            <text:p>2.34</text:p>
          </table:table-cell>
          <table:table-cell office:value-type="float" office:value="55" calcext:value-type="float">
            <text:p>55</text:p>
          </table:table-cell>
          <table:table-cell table:formula="of:=[.$AC$131] * [.W121]" office:value-type="float" office:value="1.79308756292655" calcext:value-type="float">
            <text:p>1.79</text:p>
          </table:table-cell>
          <table:table-cell table:number-columns-repeated="2"/>
          <table:table-cell table:formula="of:=[.W121]*[.Z121]/[.AA121]^2" office:value-type="string" office:string-value="" calcext:value-type="error">
            <text:p>#DIV/0!</text:p>
          </table:table-cell>
          <table:table-cell table:formula="of:=IFERROR([.AB121];0)" office:value-type="float" office:value="0" calcext:value-type="float">
            <text:p>0</text:p>
          </table:table-cell>
          <table:table-cell table:formula="of:=[.W121]^2/[.AA121]^2" office:value-type="string" office:string-value="" calcext:value-type="error">
            <text:p>#DIV/0!</text:p>
          </table:table-cell>
          <table:table-cell table:formula="of:=IFERROR([.AD121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4243" calcext:value-type="float">
            <text:p>2.42</text:p>
          </table:table-cell>
          <table:table-cell office:value-type="float" office:value="56" calcext:value-type="float">
            <text:p>56</text:p>
          </table:table-cell>
          <table:table-cell table:formula="of:=[.$AC$131] * [.W122]" office:value-type="float" office:value="1.85673252127235" calcext:value-type="float">
            <text:p>1.86</text:p>
          </table:table-cell>
          <table:table-cell table:number-columns-repeated="2"/>
          <table:table-cell table:formula="of:=[.W122]*[.Z122]/[.AA122]^2" office:value-type="string" office:string-value="" calcext:value-type="error">
            <text:p>#DIV/0!</text:p>
          </table:table-cell>
          <table:table-cell table:formula="of:=IFERROR([.AB122];0)" office:value-type="float" office:value="0" calcext:value-type="float">
            <text:p>0</text:p>
          </table:table-cell>
          <table:table-cell table:formula="of:=[.W122]^2/[.AA122]^2" office:value-type="string" office:string-value="" calcext:value-type="error">
            <text:p>#DIV/0!</text:p>
          </table:table-cell>
          <table:table-cell table:formula="of:=IFERROR([.AD122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4712" calcext:value-type="float">
            <text:p>2.47</text:p>
          </table:table-cell>
          <table:table-cell office:value-type="float" office:value="57" calcext:value-type="float">
            <text:p>57</text:p>
          </table:table-cell>
          <table:table-cell table:formula="of:=[.$AC$131] * [.W123]" office:value-type="float" office:value="1.892652479713" calcext:value-type="float">
            <text:p>1.89</text:p>
          </table:table-cell>
          <table:table-cell table:number-columns-repeated="2"/>
          <table:table-cell table:formula="of:=[.W123]*[.Z123]/[.AA123]^2" office:value-type="string" office:string-value="" calcext:value-type="error">
            <text:p>#DIV/0!</text:p>
          </table:table-cell>
          <table:table-cell table:formula="of:=IFERROR([.AB123];0)" office:value-type="float" office:value="0" calcext:value-type="float">
            <text:p>0</text:p>
          </table:table-cell>
          <table:table-cell table:formula="of:=[.W123]^2/[.AA123]^2" office:value-type="string" office:string-value="" calcext:value-type="error">
            <text:p>#DIV/0!</text:p>
          </table:table-cell>
          <table:table-cell table:formula="of:=IFERROR([.AD123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4817" calcext:value-type="float">
            <text:p>2.48</text:p>
          </table:table-cell>
          <table:table-cell office:value-type="float" office:value="58" calcext:value-type="float">
            <text:p>58</text:p>
          </table:table-cell>
          <table:table-cell table:formula="of:=[.$AC$131] * [.W124]" office:value-type="float" office:value="1.90069426145345" calcext:value-type="float">
            <text:p>1.9</text:p>
          </table:table-cell>
          <table:table-cell table:number-columns-repeated="2"/>
          <table:table-cell table:formula="of:=[.W124]*[.Z124]/[.AA124]^2" office:value-type="string" office:string-value="" calcext:value-type="error">
            <text:p>#DIV/0!</text:p>
          </table:table-cell>
          <table:table-cell table:formula="of:=IFERROR([.AB124];0)" office:value-type="float" office:value="0" calcext:value-type="float">
            <text:p>0</text:p>
          </table:table-cell>
          <table:table-cell table:formula="of:=[.W124]^2/[.AA124]^2" office:value-type="string" office:string-value="" calcext:value-type="error">
            <text:p>#DIV/0!</text:p>
          </table:table-cell>
          <table:table-cell table:formula="of:=IFERROR([.AD124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457" calcext:value-type="float">
            <text:p>2.46</text:p>
          </table:table-cell>
          <table:table-cell office:value-type="float" office:value="59" calcext:value-type="float">
            <text:p>59</text:p>
          </table:table-cell>
          <table:table-cell table:formula="of:=[.$AC$131] * [.W125]" office:value-type="float" office:value="1.88177692726402" calcext:value-type="float">
            <text:p>1.88</text:p>
          </table:table-cell>
          <table:table-cell table:number-columns-repeated="2"/>
          <table:table-cell table:formula="of:=[.W125]*[.Z125]/[.AA125]^2" office:value-type="string" office:string-value="" calcext:value-type="error">
            <text:p>#DIV/0!</text:p>
          </table:table-cell>
          <table:table-cell table:formula="of:=IFERROR([.AB125];0)" office:value-type="float" office:value="0" calcext:value-type="float">
            <text:p>0</text:p>
          </table:table-cell>
          <table:table-cell table:formula="of:=[.W125]^2/[.AA125]^2" office:value-type="string" office:string-value="" calcext:value-type="error">
            <text:p>#DIV/0!</text:p>
          </table:table-cell>
          <table:table-cell table:formula="of:=IFERROR([.AD125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3988" calcext:value-type="float">
            <text:p>2.4</text:p>
          </table:table-cell>
          <table:table-cell office:value-type="float" office:value="60" calcext:value-type="float">
            <text:p>60</text:p>
          </table:table-cell>
          <table:table-cell table:formula="of:=[.$AC$131] * [.W126]" office:value-type="float" office:value="1.8372024799027" calcext:value-type="float">
            <text:p>1.84</text:p>
          </table:table-cell>
          <table:table-cell table:number-columns-repeated="2"/>
          <table:table-cell table:formula="of:=[.W126]*[.Z126]/[.AA126]^2" office:value-type="string" office:string-value="" calcext:value-type="error">
            <text:p>#DIV/0!</text:p>
          </table:table-cell>
          <table:table-cell table:formula="of:=IFERROR([.AB126];0)" office:value-type="float" office:value="0" calcext:value-type="float">
            <text:p>0</text:p>
          </table:table-cell>
          <table:table-cell table:formula="of:=[.W126]^2/[.AA126]^2" office:value-type="string" office:string-value="" calcext:value-type="error">
            <text:p>#DIV/0!</text:p>
          </table:table-cell>
          <table:table-cell table:formula="of:=IFERROR([.AD126]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27"/>
          <table:table-cell office:value-type="string" calcext:value-type="string">
            <text:p>num</text:p>
          </table:table-cell>
          <table:table-cell table:formula="of:=SUM([.AC66:.AC126])" office:value-type="float" office:value="54568.1070929964" calcext:value-type="float">
            <text:p>54568.11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denom</text:p>
          </table:table-cell>
          <table:table-cell table:formula="of:=SUM([.AE66:.AE126])" office:value-type="float" office:value="71248.5296131389" calcext:value-type="float">
            <text:p>71248.53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norm</text:p>
          </table:table-cell>
          <table:table-cell table:formula="of:=[.AC129]/[.AC130]" office:value-type="float" office:value="0.765883975280432" calcext:value-type="float">
            <text:p>0.7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5" loext:min-decimal-places="5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12" loext:min-decimal-places="12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0" loext:min-decimal-places="0" number:min-integer-digits="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/>
      <number:text>.</number:text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8">00/00/0000</text:date>, <text:time style:data-style-name="N2" text:time-value="12:28:53.081224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09:37:39.405907227</meta:creation-date>
    <dc:date>2019-10-18T11:57:23.166129923</dc:date>
    <meta:editing-duration>P1DT20H55M19S</meta:editing-duration>
    <meta:editing-cycles>9</meta:editing-cycles>
    <meta:generator>LibreOffice/5.1.4.2$Linux_X86_64 LibreOffice_project/10m0$Build-2</meta:generator>
    <meta:document-statistic meta:table-count="3" meta:cell-count="35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symbol-type="named-symbol" chart:symbol-name="diamond" chart:symbol-width="0.25cm" chart:symbol-height="0.25cm" chart:link-data-style-to-source="true" chart:error-category="cell-range" chart:error-upper-range="'114Cd (p,d) Strongest States'.AA54:'114Cd (p,d) Strongest States'.AA114" chart:error-lower-range="'114Cd (p,d) Strongest States'.AA54:'114Cd (p,d) Strongest States'.AA114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chart-properties chart:error-upper-indicator="true" chart:error-lower-indicator="true" chart:error-category="cell-range" chart:error-upper-range="'114Cd (p,d) Strongest States'.AA54:'114Cd (p,d) Strongest States'.AA114" chart:error-lower-range="'114Cd (p,d) Strongest States'.AA54:'114Cd (p,d) Strongest States'.AA114" loext:std-weight="1"/>
      <style:graphic-properties draw:stroke="solid" svg:stroke-width="0cm" svg:stroke-color="#000000" svg:stroke-opacity="100%" draw:stroke-linejoin="roun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9.009cm" xlink:href=".." xlink:type="simple" chart:class="chart:scatter" chart:column-mapping="0 2 1" chart:style-name="ch1">
        <chart:plot-area chart:style-name="ch2" table:cell-range-address="'114Cd (p,d) Strongest States'.X54:'114Cd (p,d) Strongest States'.Z114" svg:x="0.319cm" svg:y="0.18cm" svg:width="15.351cm" svg:height="8.649cm">
          <chartooo:coordinate-region svg:x="0.755cm" svg:y="0.379cm" svg:width="14.728cm" svg:height="7.80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114Cd (p,d) Strongest States'.Z54:'114Cd (p,d) Strongest States'.Z114" chart:class="chart:scatter">
            <chart:domain table:cell-range-address="'114Cd (p,d) Strongest States'.X54:'114Cd (p,d) Strongest States'.X114"/>
            <chart:error-indicator chart:style-name="ch6" chart:dimension="y"/>
            <chart:data-point chart:repeated="61"/>
          </chart:series>
          <chart:series chart:style-name="ch7" chart:values-cell-range-address="'114Cd (p,d) Strongest States'.Y54:'114Cd (p,d) Strongest States'.Y114" chart:class="chart:scatter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4Cd (p,d) Strongest States'.X54:'114Cd (p,d) Strongest States'.X114</svg:desc>
                </draw:g>
              </table:table-cell>
              <table:table-cell office:value-type="float" office:value="NaN">
                <text:p>NaN</text:p>
                <draw:g>
                  <svg:desc>'114Cd (p,d) Strongest States'.Z54:'114Cd (p,d) Strongest States'.Z114</svg:desc>
                </draw:g>
              </table:table-cell>
              <table:table-cell office:value-type="float" office:value="NaN">
                <text:p>NaN</text:p>
                <draw:g>
                  <svg:desc>'114Cd (p,d) Strongest States'.AA54:'114Cd (p,d) Strongest States'.AA114</svg:desc>
                </draw:g>
              </table:table-cell>
              <table:table-cell office:value-type="float" office:value="NaN">
                <text:p>NaN</text:p>
                <draw:g>
                  <svg:desc>'114Cd (p,d) Strongest States'.AA54:'114Cd (p,d) Strongest States'.AA114</svg:desc>
                </draw:g>
              </table:table-cell>
              <table:table-cell office:value-type="float" office:value="2.63618581016992">
                <text:p>2.63618581016992</text:p>
                <draw:g>
                  <svg:desc>'114Cd (p,d) Strongest States'.Y54:'114Cd (p,d) Strongest States'.Y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4348525825046">
                <text:p>2.64348525825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6587680844349">
                <text:p>2.66587680844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0439619324691">
                <text:p>2.70439619324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6057235111002">
                <text:p>2.76057235111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3613150286269">
                <text:p>2.836131502862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3210938100284">
                <text:p>2.932109381002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89498708867">
                <text:p>3.0489498708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859131635872">
                <text:p>3.1859131635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4028662637171">
                <text:p>3.34028662637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92149484201898">
                <text:p>1.92149484201898</text:p>
              </table:table-cell>
              <table:table-cell office:value-type="float" office:value="0.0755807800862263">
                <text:p>0.0755807800862263</text:p>
              </table:table-cell>
              <table:table-cell office:value-type="float" office:value="0.0755807800862263">
                <text:p>0.0755807800862263</text:p>
              </table:table-cell>
              <table:table-cell office:value-type="float" office:value="3.50763140567773">
                <text:p>3.507631405677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128922116151">
                <text:p>3.681289221161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5499635724043">
                <text:p>3.854996357240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583081798813">
                <text:p>4.01583081798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5654247591918">
                <text:p>4.15654247591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598487653222">
                <text:p>4.26598487653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3483642734601">
                <text:p>4.334836427346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673477158765">
                <text:p>4.35673477158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.31089021643448">
                <text:p>4.31089021643448</text:p>
              </table:table-cell>
              <table:table-cell office:value-type="float" office:value="0.0284167929680132">
                <text:p>0.0284167929680132</text:p>
              </table:table-cell>
              <table:table-cell office:value-type="float" office:value="0.0284167929680132">
                <text:p>0.0284167929680132</text:p>
              </table:table-cell>
              <table:table-cell office:value-type="float" office:value="4.32615600260158">
                <text:p>4.32615600260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4078205241628">
                <text:p>4.240782052416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169797412481">
                <text:p>4.101697974124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275077414799">
                <text:p>3.912750774147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02534886636">
                <text:p>3.6802534886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1476072503133">
                <text:p>3.414760725031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766554072826">
                <text:p>3.127665540728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.36613163645576">
                <text:p>7.36613163645576</text:p>
              </table:table-cell>
              <table:table-cell office:value-type="float" office:value="0.0907184862993397">
                <text:p>0.0907184862993397</text:p>
              </table:table-cell>
              <table:table-cell office:value-type="float" office:value="0.0907184862993397">
                <text:p>0.0907184862993397</text:p>
              </table:table-cell>
              <table:table-cell office:value-type="float" office:value="2.83144604632451">
                <text:p>2.831446046324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3606500203811">
                <text:p>2.536065002038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6465376698919">
                <text:p>2.264653766989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1839603546106">
                <text:p>2.018396035461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0858622374052">
                <text:p>1.808586223740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168532979076">
                <text:p>1.641685329790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05660631869713">
                <text:p>2.05660631869713</text:p>
              </table:table-cell>
              <table:table-cell office:value-type="float" office:value="0.0304912166507533">
                <text:p>0.0304912166507533</text:p>
              </table:table-cell>
              <table:table-cell office:value-type="float" office:value="0.0304912166507533">
                <text:p>0.0304912166507533</text:p>
              </table:table-cell>
              <table:table-cell office:value-type="float" office:value="1.52119511586662">
                <text:p>1.52119511586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4765810851464">
                <text:p>1.447658108514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890420154871">
                <text:p>1.418904201548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3059318259661">
                <text:p>1.430593182596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7626405369515">
                <text:p>1.476264053695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4763095486103">
                <text:p>1.547630954861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3630938492062">
                <text:p>1.636309384920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248454544132">
                <text:p>1.732484545441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2791989703494">
                <text:p>1.827919897034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97402431388988">
                <text:p>1.97402431388988</text:p>
              </table:table-cell>
              <table:table-cell office:value-type="float" office:value="0.0251173559257175">
                <text:p>0.0251173559257175</text:p>
              </table:table-cell>
              <table:table-cell office:value-type="float" office:value="0.0251173559257175">
                <text:p>0.0251173559257175</text:p>
              </table:table-cell>
              <table:table-cell office:value-type="float" office:value="1.91482278566954">
                <text:p>1.914822785669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8663357219166">
                <text:p>1.98663357219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3812427351659">
                <text:p>2.038124273516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460943310614">
                <text:p>2.064609433106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391894477419">
                <text:p>2.063918944774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3605280852076">
                <text:p>2.036052808520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8106034494098">
                <text:p>1.981060344940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0352836938275">
                <text:p>1.903528369382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0478853791483">
                <text:p>1.804788537914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972358945597">
                <text:p>1.689723589455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153936269017">
                <text:p>1.561539362690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926152652786">
                <text:p>1.429261526527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362988989611">
                <text:p>1.293629889896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893534457199">
                <text:p>1.158935344571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006062947425">
                <text:p>1.030060629474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0408865667475">
                <text:p>0.9104088656674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2002197552349">
                <text:p>0.8020021975523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7750540242064">
                <text:p>0.7077505402420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8147099688009">
                <text:p>0.6281470996880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4967417315181">
                <text:p>0.5649674173151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85769265414">
                <text:p>0.51485769265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2">
      <style:chart-properties chart:symbol-type="named-symbol" chart:symbol-name="diamond" chart:symbol-width="0.25cm" chart:symbol-height="0.25cm" chart:link-data-style-to-source="true" chart:error-category="cell-range" chart:error-upper-range="'114Cd_d,p_may'.AA66:'114Cd_d,p_may'.AA126" chart:error-lower-range="'114Cd_d,p_may'.AA66:'114Cd_d,p_may'.AA126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114Cd_d,p_may'.AA66:'114Cd_d,p_may'.AA126" chart:error-lower-range="'114Cd_d,p_may'.AA66:'114Cd_d,p_may'.AA126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05cm" svg:height="9.032cm" xlink:href=".." xlink:type="simple" chart:class="chart:scatter" chart:style-name="ch1">
        <chart:plot-area chart:style-name="ch2" table:cell-range-address="'114Cd_d,p_may'.X66:'114Cd_d,p_may'.Z126" svg:x="0.001cm" svg:y="0.091cm" svg:width="14.869cm" svg:height="8.666cm">
          <chartooo:coordinate-region svg:x="0.622cm" svg:y="0.29cm" svg:width="14.061cm" svg:height="7.8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114Cd_d,p_may'.Y66:'114Cd_d,p_may'.Y126" chart:class="chart:scatter">
            <chart:domain table:cell-range-address="'114Cd_d,p_may'.X66:'114Cd_d,p_may'.X126"/>
            <chart:data-point chart:repeated="61"/>
          </chart:series>
          <chart:series chart:style-name="ch6" chart:values-cell-range-address="'114Cd_d,p_may'.Z66:'114Cd_d,p_may'.Z126" chart:class="chart:scatter">
            <chart:error-indicator chart:style-name="ch7" chart:dimension="y"/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14Cd_d,p_may'.X66:'114Cd_d,p_may'.X126</svg:desc>
                </draw:g>
              </table:table-cell>
              <table:table-cell office:value-type="float" office:value="18.9403107086851">
                <text:p>18.9403107086851</text:p>
                <draw:g>
                  <svg:desc>'114Cd_d,p_may'.Y66:'114Cd_d,p_may'.Y126</svg:desc>
                </draw:g>
              </table:table-cell>
              <table:table-cell office:value-type="float" office:value="NaN">
                <text:p>NaN</text:p>
                <draw:g>
                  <svg:desc>'114Cd_d,p_may'.Z66:'114Cd_d,p_may'.Z126</svg:desc>
                </draw:g>
              </table:table-cell>
              <table:table-cell office:value-type="float" office:value="NaN">
                <text:p>NaN</text:p>
                <draw:g>
                  <svg:desc>'114Cd_d,p_may'.AA66:'114Cd_d,p_may'.AA126</svg:desc>
                </draw:g>
              </table:table-cell>
              <table:table-cell office:value-type="float" office:value="NaN">
                <text:p>NaN</text:p>
                <draw:g>
                  <svg:desc>'114Cd_d,p_may'.AA66:'114Cd_d,p_may'.AA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7097796321257">
                <text:p>18.709779632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8.0312064300272">
                <text:p>18.0312064300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6.9398217652526">
                <text:p>16.9398217652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5.4953645878737">
                <text:p>15.4953645878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3.7736574114433">
                <text:p>13.7736574114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.8658404290197">
                <text:p>11.8658404290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.87071267341421">
                <text:p>9.8707126734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88860494538845">
                <text:p>7.88860494538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.0154825070451">
                <text:p>6.0154825070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.33865613156612">
                <text:p>4.33865613156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92988914743529">
                <text:p>2.9298891474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84218072574202">
                <text:p>1.84218072574202</text:p>
              </table:table-cell>
              <table:table-cell office:value-type="float" office:value="8.14683341647294">
                <text:p>8.14683341647294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10723846306292">
                <text:p>1.10723846306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737224596925438">
                <text:p>0.737224596925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709499597020287">
                <text:p>0.709499597020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.00124012088411">
                <text:p>1.00124012088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.55941636206849">
                <text:p>1.55941636206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.32208362465274">
                <text:p>2.32208362465274</text:p>
              </table:table-cell>
              <table:table-cell office:value-type="float" office:value="1.59457791952975">
                <text:p>1.59457791952975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.22015917406658">
                <text:p>3.22015917406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.18203285862127">
                <text:p>4.1820328586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.138545355349">
                <text:p>5.138545355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.02681758987925">
                <text:p>6.02681758987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.79277815355721">
                <text:p>6.79277815355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.39690743325841">
                <text:p>7.39690743325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.81201654786041">
                <text:p>7.81201654786041</text:p>
              </table:table-cell>
              <table:table-cell office:value-type="float" office:value="5.23861659678349">
                <text:p>5.23861659678349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.02569817696365">
                <text:p>8.02569817696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8.03718643659285">
                <text:p>8.03718643659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7.85643781842667">
                <text:p>7.85643781842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.5066586069161">
                <text:p>7.5066586069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7.01496109478606">
                <text:p>7.01496109478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6.41343582060081">
                <text:p>6.41343582060081</text:p>
              </table:table-cell>
              <table:table-cell office:value-type="float" office:value="6.62382801474195">
                <text:p>6.6238280147419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.73570509087516">
                <text:p>5.7357050908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.01631027289425">
                <text:p>5.0163102728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.28841414278772">
                <text:p>4.2884141427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.58027781924343">
                <text:p>3.58027781924343</text:p>
              </table:table-cell>
              <table:table-cell office:value-type="float" office:value="5.8498436417068">
                <text:p>5.8498436417068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.91717547344564">
                <text:p>2.91717547344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.3140418429123">
                <text:p>2.314041842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79010061542295">
                <text:p>1.7901006154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35178521636996">
                <text:p>1.35178521636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.00300165402725">
                <text:p>1.00300165402725</text:p>
              </table:table-cell>
              <table:table-cell office:value-type="float" office:value="3.40941860959542">
                <text:p>3.4094186095954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743305715689165">
                <text:p>0.743305715689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568707145844485">
                <text:p>0.568707145844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472443188991487">
                <text:p>0.47244318899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445637249856672">
                <text:p>0.44563724985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477988188972518">
                <text:p>0.477988188972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558413665216716">
                <text:p>0.558413665216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675639866473139">
                <text:p>0.675639866473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818500204382198">
                <text:p>0.81850020438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976578656880079">
                <text:p>0.976578656880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14047782759009">
                <text:p>1.14047782759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30169640438662">
                <text:p>1.30169640438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45311166629956">
                <text:p>1.45311166629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58836677633409">
                <text:p>1.58836677633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70286643063851">
                <text:p>1.70286643063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.79308756292655">
                <text:p>1.79308756292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.85673252127235">
                <text:p>1.85673252127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.892652479713">
                <text:p>1.892652479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.90069426145345">
                <text:p>1.90069426145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.88177692726402">
                <text:p>1.88177692726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.8372024799027">
                <text:p>1.837202479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